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5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7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8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9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/>
    </style:style>
    <style:style style:name="ce1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" style:family="table-cell" style:parent-style-name="Normal_32_2" style:data-style-name="N22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1" style:family="table-cell" style:parent-style-name="Normal_32_2" style:data-style-name="N4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" style:family="table-cell" style:parent-style-name="Normal_32_2" style:data-style-name="N40">
      <style:table-cell-properties style:vertical-align="automatic" fo:background-color="transparent" style:cell-protect="protected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2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6" style:family="table-cell" style:parent-style-name="Normal_32_3" style:data-style-name="N3">
      <style:table-cell-properties style:vertical-align="automatic" fo:background-color="transparent" style:cell-protect="protected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8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9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1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2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4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5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40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41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2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3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4" style:family="table-cell" style:parent-style-name="Default" style:data-style-name="N0">
      <style:table-cell-properties style:vertical-align="automatic" fo:wrap-option="wrap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45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6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7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4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5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5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4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5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5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6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63" style:family="table-cell" style:parent-style-name="Normal_32_2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4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6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0"/>
    <style:style style:name="ce70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71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2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3" style:family="table-cell" style:parent-style-name="Default" style:data-style-name="N0">
      <style:text-properties fo:font-size="9pt" style:font-size-asian="9pt" style:font-size-complex="9pt"/>
    </style:style>
    <style:style style:name="ce74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5" style:family="table-cell" style:parent-style-name="Normal_32_2" style:data-style-name="N38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6" style:family="table-cell" style:parent-style-name="Normal_32_2" style:data-style-name="N4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7" style:family="table-cell" style:parent-style-name="Normal_32_2" style:data-style-name="N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78" style:family="table-cell" style:parent-style-name="Default" style:data-style-name="N36">
      <style:text-properties fo:color="#FFFFFF" fo:font-size="9pt" style:font-size-asian="9pt" style:font-size-complex="9pt"/>
    </style:style>
    <style:style style:name="ce79" style:family="table-cell" style:parent-style-name="Default" style:data-style-name="N0">
      <style:text-properties fo:color="#FFFFFF" fo:font-size="9pt" style:font-size-asian="9pt" style:font-size-complex="9pt"/>
    </style:style>
    <style:style style:name="ce80" style:family="table-cell" style:parent-style-name="Normal_32_2" style:data-style-name="N42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81" style:family="table-cell" style:parent-style-name="Normal_32_2" style:data-style-name="N39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2" style:family="table-cell" style:parent-style-name="Normal_32_2" style:data-style-name="N1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8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8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85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86" style:family="table-cell" style:parent-style-name="Default" style:data-style-name="N40">
      <style:table-cell-properties style:vertical-align="middle" fo:background-color="#F3FCFF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87" style:family="table-cell" style:parent-style-name="Normal_32_2" style:data-style-name="N38">
      <style:table-cell-properties style:vertical-align="automatic" fo:background-color="#F3FCFF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8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89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1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2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3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4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5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96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97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8" style:family="table-cell" style:parent-style-name="Default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99" style:family="table-cell" style:parent-style-name="Default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0" style:family="table-cell" style:parent-style-name="Default" style:data-style-name="N37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1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02" style:family="table-cell" style:parent-style-name="Default" style:data-style-name="N37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04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6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7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8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09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0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1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4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5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6" style:family="table-cell" style:parent-style-name="Normal_32_2" style:data-style-name="N4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7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18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19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2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3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2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5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7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0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1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6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7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38" style:family="table-cell" style:parent-style-name="Normal_32_2" style:data-style-name="N4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0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3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4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5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47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9" style:family="table-cell" style:parent-style-name="Normal_32_2" style:data-style-name="N40">
      <style:table-cell-properties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0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1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2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3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55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#EBF1DE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6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7" style:family="table-cell" style:parent-style-name="Normal_32_2" style:data-style-name="N4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59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1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62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3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4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5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66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7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69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0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7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6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78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3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185" style:family="table-cell" style:parent-style-name="Normal_32_3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7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8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89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0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1" style:family="table-cell" style:parent-style-name="Default" style:data-style-name="N0">
      <style:text-properties fo:font-weight="bold" style:font-weight-asian="bold" style:font-weight-complex="bold"/>
    </style:style>
    <style:style style:name="ce192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93" style:family="table-cell" style:parent-style-name="Normal_32_2" style:data-style-name="N41">
      <style:table-cell-properties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194" style:family="table-cell" style:parent-style-name="Normal_32_2" style:data-style-name="N41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95" style:family="table-cell" style:parent-style-name="Normal_32_2" style:data-style-name="N41">
      <style:table-cell-properties style:vertical-align="middle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6" style:family="table-cell" style:parent-style-name="Normal_32_2" style:data-style-name="N39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7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198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99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0" style:family="table-cell" style:parent-style-name="Normal_32_2" style:data-style-name="N38">
      <style:table-cell-properties fo:border-top="none" fo:border-bottom="thin solid #000000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01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2" style:family="table-cell" style:parent-style-name="Normal_32_2" style:data-style-name="N38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/>
    </style:style>
    <style:style style:name="ce204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05" style:family="table-cell" style:parent-style-name="Normal_32_2" style:data-style-name="N3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6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7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8" style:family="table-cell" style:parent-style-name="Normal_32_2" style:data-style-name="N38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09" style:family="table-cell" style:parent-style-name="Normal_32_2" style:data-style-name="N3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0" style:family="table-cell" style:parent-style-name="Normal_32_2" style:data-style-name="N38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1" style:family="table-cell" style:parent-style-name="Normal_32_2" style:data-style-name="N3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2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3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4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5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#EBF1DE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6" style:family="table-cell" style:parent-style-name="Normal_32_2" style:data-style-name="N38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7" style:family="table-cell" style:parent-style-name="Normal_32_2" style:data-style-name="N3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0">
      <style:table-cell-properties style:vertical-align="automatic" fo:background-color="transparent" style:cell-protect="none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19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2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7pt" style:font-size-asian="7pt" style:font-size-complex="7pt"/>
    </style:style>
    <style:style style:name="ce225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27" style:family="table-cell" style:parent-style-name="Normal_32_2" style:data-style-name="N41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28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2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30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1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#EBF1DE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2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3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fo:color="#000000"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34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5" style:family="table-cell" style:parent-style-name="Normal_32_2" style:data-style-name="N4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6" style:family="table-cell" style:parent-style-name="Default" style:data-style-name="N4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37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.353cm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8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1.059cm"/>
      <style:text-properties fo:color="#000000" style:font-name="ConduitITC TT" style:font-name-asian="ConduitITC TT" style:font-name-complex="ConduitITC TT" fo:font-size="10pt" style:font-size-asian="10pt" style:font-size-complex="10pt"/>
    </style:style>
    <style:style style:name="ce23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4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4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42" style:family="table-cell" style:parent-style-name="Default" style:data-style-name="N1"/>
    <style:style style:name="ce243" style:family="table-cell" style:parent-style-name="Normal_32_3" style:data-style-name="N0">
      <style:table-cell-properties style:vertical-align="middle" fo:background-color="transparent" style:cell-protect="protected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44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5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6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7" style:family="table-cell" style:parent-style-name="Normal_32_3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ConduitITC TT" style:font-name-asian="ConduitITC TT" style:font-name-complex="ConduitITC TT" fo:font-size="9pt" style:font-size-asian="9pt" style:font-size-complex="9pt"/>
    </style:style>
    <style:style style:name="ce248" style:family="table-cell" style:parent-style-name="Normal_32_2" style:data-style-name="N40">
      <style:table-cell-properties style:vertical-align="automatic" fo:background-color="transparent" style:cell-protect="protected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49" style:family="table-cell" style:parent-style-name="Default" style:data-style-name="N38"/>
    <style:style style:name="ce250" style:family="table-cell" style:parent-style-name="Default" style:data-style-name="N36"/>
    <style:style style:name="ce251" style:family="table-cell" style:parent-style-name="Normal_32_2" style:data-style-name="N39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2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53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4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6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7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8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9" style:family="table-cell" style:parent-style-name="Normal_32_2" style:data-style-name="N1">
      <style:table-cell-properties fo:border-top="thin solid #000000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0" style:family="table-cell" style:parent-style-name="Normal_32_2" style:data-style-name="N1">
      <style:table-cell-properties fo:border-top="thin solid #000000" fo:border-bottom="none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1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Normal_32_2" style:data-style-name="N1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3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4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5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fo:color="#000000"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8.59895833333333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5875cm"/>
    </style:style>
    <style:style style:name="co16" style:family="table-column">
      <style:table-column-properties fo:break-before="auto" style:column-width="1.56104166666667cm"/>
    </style:style>
    <style:style style:name="co17" style:family="table-column">
      <style:table-column-properties fo:break-before="auto" style:column-width="2.51354166666667cm"/>
    </style:style>
    <style:style style:name="co18" style:family="table-column">
      <style:table-column-properties fo:break-before="auto" style:column-width="8.969375cm"/>
    </style:style>
    <style:style style:name="co19" style:family="table-column">
      <style:table-column-properties fo:break-before="auto" style:column-width="2.8575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5.82083333333333cm"/>
    </style:style>
    <style:style style:name="co22" style:family="table-column">
      <style:table-column-properties fo:break-before="auto" style:column-width="9.525cm"/>
    </style:style>
    <style:style style:name="co23" style:family="table-column">
      <style:table-column-properties fo:break-before="auto" style:column-width="7.43479166666667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1.64041666666667cm"/>
    </style:style>
    <style:style style:name="co26" style:family="table-column">
      <style:table-column-properties fo:break-before="auto" style:column-width="1.85208333333333cm"/>
    </style:style>
    <style:style style:name="co27" style:family="table-column">
      <style:table-column-properties fo:break-before="auto" style:column-width="8.810625cm"/>
    </style:style>
    <style:style style:name="co28" style:family="table-column">
      <style:table-column-properties fo:break-before="auto" style:column-width="2.06375cm"/>
    </style:style>
    <style:style style:name="co29" style:family="table-column">
      <style:table-column-properties fo:break-before="auto" style:column-width="1.957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3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0.3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2.3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paragraph" style:name="a1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 style:parent-style-name="Graphics">
      <style:graphic-properties draw:fill="none" fo:clip="rect(0in, 0in, 0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draw:fill="none" fo:clip="rect(0in, 0in, 0in, 0in)" draw:stroke="none"/>
    </style:style>
    <style:style style:family="graphic" style:name="a9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1">
      <style:graphic-properties draw:fill="none" draw:stroke="none"/>
    </style:style>
    <style:style style:family="graphic" style:name="a92" style:parent-style-name="Graphics">
      <style:graphic-properties draw:fill="none" fo:clip="rect(0in, 0in, 0in, 0in)" draw:stroke="non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3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 style:parent-style-name="Graphics">
      <style:graphic-properties draw:fill="none" fo:clip="rect(0in, 0in, 0in, 0in)" draw:stroke="non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" style:parent-style-name="Graphics">
      <style:graphic-properties draw:fill="none" fo:clip="rect(0in, 0in, 0in, 0in)" draw:stroke="non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1" style:parent-style-name="Graphics">
      <style:graphic-properties draw:fill="none" fo:clip="rect(0in, 0in, 0in, 0in)" draw:stroke="non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2" style:parent-style-name="Graphics">
      <style:graphic-properties draw:fill="none" fo:clip="rect(0in, 0in, 0in, 0in)" draw:stroke="none"/>
    </style:style>
    <style:style style:family="paragraph" style:name="a1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" style:parent-style-name="Graphics">
      <style:graphic-properties draw:fill="none" fo:clip="rect(0in, 0in, 0in, 0in)" draw:stroke="non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3" style:parent-style-name="Graphics">
      <style:graphic-properties draw:fill="none" fo:clip="rect(0in, 0in, 0in, 0in)" draw:stroke="non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10" draw:name="Picture 184" svg:x="0in" svg:y="0.11905in" svg:width="2.48924in" svg:height="0.663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4" draw:name="CaixaDeTexto 10" svg:x="0.46323in" svg:y="0.2438in" svg:width="1.89938in" svg:height="0.52298in">
                <draw:text-box>
                  <text:p text:style-name="a13" text:class-names="" text:cond-style-name=""><text:span text:style-name="a11" text:class-names="">ABRIL 2022</text:span><text:span text:style-name="a1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0" draw:style-name="a6" draw:name="Text Box 122" svg:x="0in" svg:y="0in" svg:width="0.97917in" svg:height="0.32292in">
              <draw:text-box>
                <text:p text:style-name="a3" text:class-names="" text:cond-style-name=""><text:span text:style-name="a0" text:class-names="">Página <text:s text:c="1"/>5</text:span><text:span text:style-name="a1" text:class-names="">/14</text:span><text:span text:style-name="a2" text:class-names=""/></text:p>
                <text:p text:style-name="a5" text:class-names="" text:cond-style-name=""><text:span text:style-name="a4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9" draw:name="CaixaDeTexto 4" svg:x="0.21875in" svg:y="0.04167in" svg:width="1.40179in" svg:height="0.25813in">
              <draw:text-box>
                <text:p text:style-name="a8" text:class-names="" text:cond-style-name=""><text:span text:style-name="a7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158">
            <text:p>Quadro 1 - PEDIDOS DE EMPREGO <text:s text:c="2"/>E <text:s text:c="3"/>DESEMPREGO REGISTADO</text:p>
          </table:table-cell>
          <table:table-cell table:number-columns-repeated="2" table:style-name="ce159"/>
          <table:table-cell table:number-columns-repeated="6" table:style-name="ce158"/>
          <table:table-cell office:value-type="string" table:number-columns-spanned="2" table:number-rows-spanned="1" table:style-name="ce252">
            <text:p>TOTAL <text:s/>PAÍS</text:p>
          </table:table-cell>
          <table:covered-table-cell/>
          <table:table-cell table:number-columns-repeated="2" table:style-name="ce12"/>
          <table:table-cell table:number-columns-repeated="16370" table:style-name="ce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office:value-type="string" table:number-columns-spanned="4" table:number-rows-spanned="1" table:style-name="ce253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3">
          <table:table-cell/>
          <table:table-cell table:style-name="ce28"/>
          <table:table-cell office:value-type="string" table:style-name="ce176">
            <text:p>ABRIL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MARÇ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ABRIL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263">
            <text:p>Mês <text:s/>anterior</text:p>
          </table:table-cell>
          <table:covered-table-cell/>
          <table:table-cell office:value-type="string" table:number-columns-spanned="2" table:number-rows-spanned="1" table:style-name="ce255">
            <text:p>Mês <text:s/>homólogo<text:span text:style-name="T1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69"/>
          <table:table-cell table:style-name="ce170"/>
          <table:table-cell table:style-name="ce171"/>
          <table:table-cell table:style-name="ce172"/>
          <table:table-cell table:style-name="ce171"/>
          <table:table-cell table:style-name="ce172"/>
          <table:table-cell office:value-type="string" table:style-name="ce173">
            <text:p>Var. Abs.</text:p>
          </table:table-cell>
          <table:table-cell office:value-type="string" table:style-name="ce174">
            <text:p>Var. %</text:p>
          </table:table-cell>
          <table:table-cell office:value-type="string" table:style-name="ce173">
            <text:p>Var. Abs.</text:p>
          </table:table-cell>
          <table:table-cell office:value-type="string" table:style-name="ce175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4">
          <table:table-cell/>
          <table:table-cell table:style-name="ce40"/>
          <table:table-cell table:style-name="ce142"/>
          <table:table-cell table:style-name="ce143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4" table:style-name="ce146"/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office:value-type="string" table:style-name="ce106">
            <text:p>PEDIDOS DE EMPREGO</text:p>
          </table:table-cell>
          <table:table-cell office:value-type="float" office:value="490741" table:style-name="ce107">
            <text:p>490 741</text:p>
          </table:table-cell>
          <table:table-cell office:value-type="float" office:value="100" table:style-name="ce108">
            <text:p>100,0<text:s text:c="5"/></text:p>
          </table:table-cell>
          <table:table-cell office:value-type="float" office:value="502643" table:style-name="ce109">
            <text:p>502 643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608121" table:style-name="ce109">
            <text:p>608 121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-11902" table:style-name="ce111">
            <text:p><text:s/>-11 902</text:p>
          </table:table-cell>
          <table:table-cell office:value-type="float" office:value="-2.3678833685140348" table:style-name="ce112">
            <text:p>-2,4<text:s text:c="3"/></text:p>
          </table:table-cell>
          <table:table-cell office:value-type="float" office:value="-117380" table:style-name="ce111">
            <text:p><text:s/>-117 380</text:p>
          </table:table-cell>
          <table:table-cell office:value-type="float" office:value="-19.302079684799573" table:style-name="ce112">
            <text:p>-19,3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5">
          <table:table-cell/>
          <table:table-cell office:value-type="string" table:style-name="ce113">
            <text:p><text:s text:c="7"/>DESEMPREGO REGISTADO</text:p>
          </table:table-cell>
          <table:table-cell office:value-type="float" office:value="314435" table:style-name="ce114">
            <text:p>314 435</text:p>
          </table:table-cell>
          <table:table-cell office:value-type="float" office:value="64.073513319653344" table:style-name="ce115">
            <text:p>64,1<text:s text:c="5"/></text:p>
          </table:table-cell>
          <table:table-cell office:value-type="float" office:value="326251" table:style-name="ce116">
            <text:p>326 251</text:p>
          </table:table-cell>
          <table:table-cell office:value-type="float" office:value="64.907101063776878" table:style-name="ce117">
            <text:p>64,9<text:s text:c="5"/></text:p>
          </table:table-cell>
          <table:table-cell office:value-type="float" office:value="423888" table:style-name="ce116">
            <text:p>423 888</text:p>
          </table:table-cell>
          <table:table-cell office:value-type="float" office:value="69.70454893022935" table:style-name="ce117">
            <text:p>69,7<text:s text:c="5"/></text:p>
          </table:table-cell>
          <table:table-cell office:value-type="float" office:value="-11816" table:style-name="ce118">
            <text:p><text:s/>-11 816</text:p>
          </table:table-cell>
          <table:table-cell office:value-type="float" office:value="-3.6217513509537134" table:style-name="ce119">
            <text:p>-3,6<text:s text:c="3"/></text:p>
          </table:table-cell>
          <table:table-cell office:value-type="float" office:value="-109453" table:style-name="ce118">
            <text:p><text:s/>-109 453</text:p>
          </table:table-cell>
          <table:table-cell office:value-type="float" office:value="-25.821207488770622" table:style-name="ce119">
            <text:p>-25,8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0">
            <text:p><text:s text:c="7"/>EMPREGADOS</text:p>
          </table:table-cell>
          <table:table-cell office:value-type="float" office:value="47174" table:style-name="ce114">
            <text:p>47 174</text:p>
          </table:table-cell>
          <table:table-cell office:value-type="float" office:value="9.6128100158739542" table:style-name="ce115">
            <text:p>9,6<text:s text:c="5"/></text:p>
          </table:table-cell>
          <table:table-cell office:value-type="float" office:value="47366" table:style-name="ce116">
            <text:p>47 366</text:p>
          </table:table-cell>
          <table:table-cell office:value-type="float" office:value="9.4233879711843205" table:style-name="ce117">
            <text:p>9,4<text:s text:c="5"/></text:p>
          </table:table-cell>
          <table:table-cell office:value-type="float" office:value="47110" table:style-name="ce116">
            <text:p>47 110</text:p>
          </table:table-cell>
          <table:table-cell office:value-type="float" office:value="7.7468135453306166" table:style-name="ce117">
            <text:p>7,7<text:s text:c="5"/></text:p>
          </table:table-cell>
          <table:table-cell office:value-type="float" office:value="-192" table:style-name="ce118">
            <text:p><text:s/>- 192</text:p>
          </table:table-cell>
          <table:table-cell office:value-type="float" office:value="-0.40535405142929526" table:style-name="ce119">
            <text:p>-0,4<text:s text:c="3"/></text:p>
          </table:table-cell>
          <table:table-cell office:value-type="float" office:value="64" table:style-name="ce118">
            <text:p>+ 64</text:p>
          </table:table-cell>
          <table:table-cell office:value-type="float" office:value="0.13585226066652514" table:style-name="ce119">
            <text:p>+0,1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0">
            <text:p><text:s text:c="7"/>OCUPADOS</text:p>
          </table:table-cell>
          <table:table-cell office:value-type="float" office:value="109844" table:style-name="ce114">
            <text:p>109 844</text:p>
          </table:table-cell>
          <table:table-cell office:value-type="float" office:value="22.383293835240991" table:style-name="ce115">
            <text:p>22,4<text:s text:c="5"/></text:p>
          </table:table-cell>
          <table:table-cell office:value-type="float" office:value="108100" table:style-name="ce116">
            <text:p>108 100</text:p>
          </table:table-cell>
          <table:table-cell office:value-type="float" office:value="21.506317605139234" table:style-name="ce117">
            <text:p>21,5<text:s text:c="5"/></text:p>
          </table:table-cell>
          <table:table-cell office:value-type="float" office:value="118679" table:style-name="ce116">
            <text:p>118 679</text:p>
          </table:table-cell>
          <table:table-cell office:value-type="float" office:value="19.515688489626243" table:style-name="ce117">
            <text:p>19,5<text:s text:c="5"/></text:p>
          </table:table-cell>
          <table:table-cell office:value-type="float" office:value="1744" table:style-name="ce118">
            <text:p>+1 744</text:p>
          </table:table-cell>
          <table:table-cell office:value-type="float" office:value="1.6133209990749304" table:style-name="ce119">
            <text:p>+1,6<text:s text:c="3"/></text:p>
          </table:table-cell>
          <table:table-cell office:value-type="float" office:value="-8835" table:style-name="ce118">
            <text:p><text:s/>-8 835</text:p>
          </table:table-cell>
          <table:table-cell office:value-type="float" office:value="-7.4444509980704243" table:style-name="ce119">
            <text:p>-7,4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13">
            <text:p><text:s text:c="7"/>INDISPONIVEIS TEMPORÁRIAMENTE</text:p>
          </table:table-cell>
          <table:table-cell office:value-type="float" office:value="19288" table:style-name="ce114">
            <text:p>19 288</text:p>
          </table:table-cell>
          <table:table-cell office:value-type="float" office:value="3.9303828292317129" table:style-name="ce115">
            <text:p>3,9<text:s text:c="5"/></text:p>
          </table:table-cell>
          <table:table-cell office:value-type="float" office:value="20926" table:style-name="ce116">
            <text:p>20 926</text:p>
          </table:table-cell>
          <table:table-cell office:value-type="float" office:value="4.1631933598995712" table:style-name="ce117">
            <text:p>4,2<text:s text:c="5"/></text:p>
          </table:table-cell>
          <table:table-cell office:value-type="float" office:value="18444" table:style-name="ce116">
            <text:p>18 444</text:p>
          </table:table-cell>
          <table:table-cell office:value-type="float" office:value="3.0329490348137953" table:style-name="ce117">
            <text:p>3,0<text:s text:c="5"/></text:p>
          </table:table-cell>
          <table:table-cell office:value-type="float" office:value="-1638" table:style-name="ce118">
            <text:p><text:s/>-1 638</text:p>
          </table:table-cell>
          <table:table-cell office:value-type="float" office:value="-7.8275829112109339" table:style-name="ce119">
            <text:p>-7,8<text:s text:c="3"/></text:p>
          </table:table-cell>
          <table:table-cell office:value-type="float" office:value="844" table:style-name="ce118">
            <text:p>+ 844</text:p>
          </table:table-cell>
          <table:table-cell office:value-type="float" office:value="4.5760138798525265" table:style-name="ce119">
            <text:p>+4,6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table:style-name="ce113"/>
          <table:table-cell table:style-name="ce121"/>
          <table:table-cell table:style-name="ce122"/>
          <table:table-cell table:style-name="ce123"/>
          <table:table-cell table:style-name="ce124"/>
          <table:table-cell table:style-name="ce123"/>
          <table:table-cell table:style-name="ce124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6" table:style-name="ce17"/>
          <table:table-cell table:number-columns-repeated="16366"/>
        </table:table-row>
        <table:table-row table:style-name="ro5">
          <table:table-cell/>
          <table:table-cell office:value-type="string" table:style-name="ce106">
            <text:p><text:s text:c="5"/>DESEMPREGO REGISTADO</text:p>
          </table:table-cell>
          <table:table-cell office:value-type="float" office:value="314435" table:style-name="ce125">
            <text:p>314 435</text:p>
          </table:table-cell>
          <table:table-cell office:value-type="float" office:value="100" table:style-name="ce126">
            <text:p>100,0<text:s text:c="5"/></text:p>
          </table:table-cell>
          <table:table-cell office:value-type="float" office:value="326251" table:style-name="ce127">
            <text:p>326 251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423888" table:style-name="ce127">
            <text:p>423 888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-11816" table:style-name="ce111">
            <text:p><text:s/>-11 816</text:p>
          </table:table-cell>
          <table:table-cell office:value-type="float" office:value="-3.6217513509537134" table:style-name="ce112">
            <text:p>-3,6<text:s text:c="3"/></text:p>
          </table:table-cell>
          <table:table-cell office:value-type="float" office:value="-109453" table:style-name="ce111">
            <text:p><text:s/>-109 453</text:p>
          </table:table-cell>
          <table:table-cell office:value-type="float" office:value="-25.821207488770622" table:style-name="ce112">
            <text:p>-25,8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Homens<text:s/></text:p>
          </table:table-cell>
          <table:table-cell office:value-type="float" office:value="136998" table:style-name="ce130">
            <text:p>136 998</text:p>
          </table:table-cell>
          <table:table-cell office:value-type="float" office:value="43.569577178113121" table:style-name="ce131">
            <text:p>43,6<text:s text:c="5"/></text:p>
          </table:table-cell>
          <table:table-cell office:value-type="float" office:value="142949" table:style-name="ce132">
            <text:p>142 949</text:p>
          </table:table-cell>
          <table:table-cell office:value-type="float" office:value="43.815651139766622" table:style-name="ce133">
            <text:p>43,8<text:s text:c="5"/></text:p>
          </table:table-cell>
          <table:table-cell office:value-type="float" office:value="186390" table:style-name="ce132">
            <text:p>186 390</text:p>
          </table:table-cell>
          <table:table-cell office:value-type="float" office:value="43.971520779073721" table:style-name="ce133">
            <text:p>44,0<text:s text:c="5"/></text:p>
          </table:table-cell>
          <table:table-cell office:value-type="float" office:value="-5951" table:style-name="ce118">
            <text:p><text:s/>-5 951</text:p>
          </table:table-cell>
          <table:table-cell office:value-type="float" office:value="-4.1630231760977692" table:style-name="ce119">
            <text:p>-4,2<text:s text:c="3"/></text:p>
          </table:table-cell>
          <table:table-cell office:value-type="float" office:value="-49392" table:style-name="ce118">
            <text:p><text:s/>-49 392</text:p>
          </table:table-cell>
          <table:table-cell office:value-type="float" office:value="-26.49927571221632" table:style-name="ce119">
            <text:p>-26,5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Mulheres</text:p>
          </table:table-cell>
          <table:table-cell office:value-type="float" office:value="177437" table:style-name="ce130">
            <text:p>177 437</text:p>
          </table:table-cell>
          <table:table-cell office:value-type="float" office:value="56.430422821886872" table:style-name="ce131">
            <text:p>56,4<text:s text:c="5"/></text:p>
          </table:table-cell>
          <table:table-cell office:value-type="float" office:value="183302" table:style-name="ce132">
            <text:p>183 302</text:p>
          </table:table-cell>
          <table:table-cell office:value-type="float" office:value="56.184348860233378" table:style-name="ce133">
            <text:p>56,2<text:s text:c="5"/></text:p>
          </table:table-cell>
          <table:table-cell office:value-type="float" office:value="237498" table:style-name="ce132">
            <text:p>237 498</text:p>
          </table:table-cell>
          <table:table-cell office:value-type="float" office:value="56.028479220926286" table:style-name="ce133">
            <text:p>56,0<text:s text:c="5"/></text:p>
          </table:table-cell>
          <table:table-cell office:value-type="float" office:value="-5865" table:style-name="ce118">
            <text:p><text:s/>-5 865</text:p>
          </table:table-cell>
          <table:table-cell office:value-type="float" office:value="-3.1996377562710716" table:style-name="ce119">
            <text:p>-3,2<text:s text:c="3"/></text:p>
          </table:table-cell>
          <table:table-cell office:value-type="float" office:value="-60061" table:style-name="ce118">
            <text:p><text:s/>-60 061</text:p>
          </table:table-cell>
          <table:table-cell office:value-type="float" office:value="-25.289055065726867" table:style-name="ce119">
            <text:p>-25,3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&lt; 25 anos</text:p>
          </table:table-cell>
          <table:table-cell office:value-type="float" office:value="32433" table:style-name="ce130">
            <text:p>32 433</text:p>
          </table:table-cell>
          <table:table-cell office:value-type="float" office:value="10.314691430661345" table:style-name="ce131">
            <text:p>10,3<text:s text:c="5"/></text:p>
          </table:table-cell>
          <table:table-cell office:value-type="float" office:value="34648" table:style-name="ce132">
            <text:p>34 648</text:p>
          </table:table-cell>
          <table:table-cell office:value-type="float" office:value="10.620044076493253" table:style-name="ce133">
            <text:p>10,6<text:s text:c="5"/></text:p>
          </table:table-cell>
          <table:table-cell office:value-type="float" office:value="49168" table:style-name="ce132">
            <text:p>49 168</text:p>
          </table:table-cell>
          <table:table-cell office:value-type="float" office:value="11.59929037859057" table:style-name="ce133">
            <text:p>11,6<text:s text:c="5"/></text:p>
          </table:table-cell>
          <table:table-cell office:value-type="float" office:value="-2215" table:style-name="ce118">
            <text:p><text:s/>-2 215</text:p>
          </table:table-cell>
          <table:table-cell office:value-type="float" office:value="-6.3928653890556451" table:style-name="ce119">
            <text:p>-6,4<text:s text:c="3"/></text:p>
          </table:table-cell>
          <table:table-cell office:value-type="float" office:value="-16735" table:style-name="ce118">
            <text:p><text:s/>-16 735</text:p>
          </table:table-cell>
          <table:table-cell office:value-type="float" office:value="-34.036365115522294" table:style-name="ce119">
            <text:p>-34,0<text:s text:c="3"/></text:p>
          </table:table-cell>
          <table:table-cell table:style-name="ce20"/>
          <table:table-cell table:number-columns-repeated="2" table:style-name="ce248"/>
          <table:table-cell table:number-columns-repeated="3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&gt;= 25 anos</text:p>
          </table:table-cell>
          <table:table-cell office:value-type="float" office:value="282002" table:style-name="ce130">
            <text:p>282 002</text:p>
          </table:table-cell>
          <table:table-cell office:value-type="float" office:value="89.685308569338645" table:style-name="ce131">
            <text:p>89,7<text:s text:c="5"/></text:p>
          </table:table-cell>
          <table:table-cell office:value-type="float" office:value="291603" table:style-name="ce132">
            <text:p>291 603</text:p>
          </table:table-cell>
          <table:table-cell office:value-type="float" office:value="89.379955923506742" table:style-name="ce133">
            <text:p>89,4<text:s text:c="5"/></text:p>
          </table:table-cell>
          <table:table-cell office:value-type="float" office:value="374720" table:style-name="ce132">
            <text:p>374 720</text:p>
          </table:table-cell>
          <table:table-cell office:value-type="float" office:value="88.400709621409419" table:style-name="ce133">
            <text:p>88,4<text:s text:c="5"/></text:p>
          </table:table-cell>
          <table:table-cell office:value-type="float" office:value="-9601" table:style-name="ce118">
            <text:p><text:s/>-9 601</text:p>
          </table:table-cell>
          <table:table-cell office:value-type="float" office:value="-3.2924901321316993" table:style-name="ce119">
            <text:p>-3,3<text:s text:c="3"/></text:p>
          </table:table-cell>
          <table:table-cell office:value-type="float" office:value="-92718" table:style-name="ce118">
            <text:p><text:s/>-92 718</text:p>
          </table:table-cell>
          <table:table-cell office:value-type="float" office:value="-24.743274978650724" table:style-name="ce119">
            <text:p>-24,7<text:s text:c="3"/></text:p>
          </table:table-cell>
          <table:table-cell table:style-name="ce19"/>
          <table:table-cell table:style-name="ce248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style-name="ce19"/>
          <table:table-cell table:style-name="ce248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159942" table:style-name="ce130">
            <text:p>159 942</text:p>
          </table:table-cell>
          <table:table-cell office:value-type="float" office:value="50.866474788112015" table:style-name="ce131">
            <text:p>50,9<text:s text:c="5"/></text:p>
          </table:table-cell>
          <table:table-cell office:value-type="float" office:value="165893" table:style-name="ce132">
            <text:p>165 893</text:p>
          </table:table-cell>
          <table:table-cell office:value-type="float" office:value="50.848273261997669" table:style-name="ce133">
            <text:p>50,8<text:s text:c="5"/></text:p>
          </table:table-cell>
          <table:table-cell office:value-type="float" office:value="245993" table:style-name="ce132">
            <text:p>245 993</text:p>
          </table:table-cell>
          <table:table-cell office:value-type="float" office:value="58.032546332993618" table:style-name="ce133">
            <text:p>58,0<text:s text:c="5"/></text:p>
          </table:table-cell>
          <table:table-cell office:value-type="float" office:value="-5951" table:style-name="ce118">
            <text:p><text:s/>-5 951</text:p>
          </table:table-cell>
          <table:table-cell office:value-type="float" office:value="-3.5872520238949206" table:style-name="ce119">
            <text:p>-3,6<text:s text:c="3"/></text:p>
          </table:table-cell>
          <table:table-cell office:value-type="float" office:value="-86051" table:style-name="ce118">
            <text:p><text:s/>-86 051</text:p>
          </table:table-cell>
          <table:table-cell office:value-type="float" office:value="-34.981076697304395" table:style-name="ce119">
            <text:p>-35,0<text:s text:c="3"/></text:p>
          </table:table-cell>
          <table:table-cell table:style-name="ce20"/>
          <table:table-cell table:style-name="ce248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154493" table:style-name="ce130">
            <text:p>154 493</text:p>
          </table:table-cell>
          <table:table-cell office:value-type="float" office:value="49.133525211887992" table:style-name="ce131">
            <text:p>49,1<text:s text:c="5"/></text:p>
          </table:table-cell>
          <table:table-cell office:value-type="float" office:value="160358" table:style-name="ce132">
            <text:p>160 358</text:p>
          </table:table-cell>
          <table:table-cell office:value-type="float" office:value="49.151726738002338" table:style-name="ce133">
            <text:p>49,2<text:s text:c="5"/></text:p>
          </table:table-cell>
          <table:table-cell office:value-type="float" office:value="177895" table:style-name="ce132">
            <text:p>177 895</text:p>
          </table:table-cell>
          <table:table-cell office:value-type="float" office:value="41.967453667006374" table:style-name="ce133">
            <text:p>42,0<text:s text:c="5"/></text:p>
          </table:table-cell>
          <table:table-cell office:value-type="float" office:value="-5865" table:style-name="ce118">
            <text:p><text:s/>-5 865</text:p>
          </table:table-cell>
          <table:table-cell office:value-type="float" office:value="-3.6574414747003576" table:style-name="ce119">
            <text:p>-3,7<text:s text:c="3"/></text:p>
          </table:table-cell>
          <table:table-cell office:value-type="float" office:value="-23402" table:style-name="ce118">
            <text:p><text:s/>-23 402</text:p>
          </table:table-cell>
          <table:table-cell office:value-type="float" office:value="-13.154950954214565" table:style-name="ce119">
            <text:p>-13,2<text:s text:c="3"/></text:p>
          </table:table-cell>
          <table:table-cell table:style-name="ce19"/>
          <table:table-cell table:style-name="ce248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style-name="ce19"/>
          <table:table-cell table:style-name="ce248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Primeiro Emprego</text:p>
          </table:table-cell>
          <table:table-cell office:value-type="float" office:value="30028" table:style-name="ce130">
            <text:p>30 028</text:p>
          </table:table-cell>
          <table:table-cell office:value-type="float" office:value="9.5498274683161863" table:style-name="ce131">
            <text:p>9,5<text:s text:c="5"/></text:p>
          </table:table-cell>
          <table:table-cell office:value-type="float" office:value="30957" table:style-name="ce132">
            <text:p>30 957</text:p>
          </table:table-cell>
          <table:table-cell office:value-type="float" office:value="9.4887065480259061" table:style-name="ce133">
            <text:p>9,5<text:s text:c="5"/></text:p>
          </table:table-cell>
          <table:table-cell office:value-type="float" office:value="33955" table:style-name="ce132">
            <text:p>33 955</text:p>
          </table:table-cell>
          <table:table-cell office:value-type="float" office:value="8.0103706639489687" table:style-name="ce133">
            <text:p>8,0<text:s text:c="5"/></text:p>
          </table:table-cell>
          <table:table-cell office:value-type="float" office:value="-929" table:style-name="ce118">
            <text:p><text:s/>- 929</text:p>
          </table:table-cell>
          <table:table-cell office:value-type="float" office:value="-3.0009367832800335" table:style-name="ce119">
            <text:p>-3,0<text:s text:c="3"/></text:p>
          </table:table-cell>
          <table:table-cell office:value-type="float" office:value="-3927" table:style-name="ce118">
            <text:p><text:s/>-3 927</text:p>
          </table:table-cell>
          <table:table-cell office:value-type="float" office:value="-11.565307024002356" table:style-name="ce119">
            <text:p>-11,6<text:s text:c="3"/></text:p>
          </table:table-cell>
          <table:table-cell table:style-name="ce20"/>
          <table:table-cell table:style-name="ce248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Novo Emprego</text:p>
          </table:table-cell>
          <table:table-cell office:value-type="float" office:value="284407" table:style-name="ce130">
            <text:p>284 407</text:p>
          </table:table-cell>
          <table:table-cell office:value-type="float" office:value="90.450172531683819" table:style-name="ce131">
            <text:p>90,5<text:s text:c="5"/></text:p>
          </table:table-cell>
          <table:table-cell office:value-type="float" office:value="295294" table:style-name="ce132">
            <text:p>295 294</text:p>
          </table:table-cell>
          <table:table-cell office:value-type="float" office:value="90.511293451974097" table:style-name="ce133">
            <text:p>90,5<text:s text:c="5"/></text:p>
          </table:table-cell>
          <table:table-cell office:value-type="float" office:value="389933" table:style-name="ce132">
            <text:p>389 933</text:p>
          </table:table-cell>
          <table:table-cell office:value-type="float" office:value="91.989629336051038" table:style-name="ce133">
            <text:p>92,0<text:s text:c="5"/></text:p>
          </table:table-cell>
          <table:table-cell office:value-type="float" office:value="-10887" table:style-name="ce118">
            <text:p><text:s/>-10 887</text:p>
          </table:table-cell>
          <table:table-cell office:value-type="float" office:value="-3.6868341381809313" table:style-name="ce119">
            <text:p>-3,7<text:s text:c="3"/></text:p>
          </table:table-cell>
          <table:table-cell office:value-type="float" office:value="-105526" table:style-name="ce118">
            <text:p><text:s/>-105 526</text:p>
          </table:table-cell>
          <table:table-cell office:value-type="float" office:value="-27.062597933491141" table:style-name="ce119">
            <text:p>-27,1<text:s text:c="3"/></text:p>
          </table:table-cell>
          <table:table-cell table:style-name="ce19"/>
          <table:table-cell table:style-name="ce248"/>
          <table:table-cell table:number-columns-repeated="4" table:style-name="ce18"/>
          <table:table-cell table:number-columns-repeated="16366"/>
        </table:table-row>
        <table:table-row table:style-name="ro6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29276" table:style-name="ce130">
            <text:p>29 276</text:p>
          </table:table-cell>
          <table:table-cell office:value-type="float" office:value="9.3106683416286344" table:style-name="ce131">
            <text:p>9,3<text:s text:c="5"/></text:p>
          </table:table-cell>
          <table:table-cell office:value-type="float" office:value="30267" table:style-name="ce132">
            <text:p>30 267</text:p>
          </table:table-cell>
          <table:table-cell office:value-type="float" office:value="9.2772129434086033" table:style-name="ce133">
            <text:p>9,3<text:s text:c="5"/></text:p>
          </table:table-cell>
          <table:table-cell office:value-type="float" office:value="31513" table:style-name="ce132">
            <text:p>31 513</text:p>
          </table:table-cell>
          <table:table-cell office:value-type="float" office:value="7.4342750915336122" table:style-name="ce133">
            <text:p>7,4<text:s text:c="5"/></text:p>
          </table:table-cell>
          <table:table-cell office:value-type="float" office:value="-991" table:style-name="ce118">
            <text:p><text:s/>- 991</text:p>
          </table:table-cell>
          <table:table-cell office:value-type="float" office:value="-3.274193015495424" table:style-name="ce119">
            <text:p>-3,3<text:s text:c="3"/></text:p>
          </table:table-cell>
          <table:table-cell office:value-type="float" office:value="-2237" table:style-name="ce118">
            <text:p><text:s/>-2 237</text:p>
          </table:table-cell>
          <table:table-cell office:value-type="float" office:value="-7.0986576968235333" table:style-name="ce119">
            <text:p>-7,1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46051" table:style-name="ce130">
            <text:p>46 051</text:p>
          </table:table-cell>
          <table:table-cell office:value-type="float" office:value="14.645634232830314" table:style-name="ce131">
            <text:p>14,6<text:s text:c="5"/></text:p>
          </table:table-cell>
          <table:table-cell office:value-type="float" office:value="47294" table:style-name="ce132">
            <text:p>47 294</text:p>
          </table:table-cell>
          <table:table-cell office:value-type="float" office:value="14.496200777928649" table:style-name="ce133">
            <text:p>14,5<text:s text:c="5"/></text:p>
          </table:table-cell>
          <table:table-cell office:value-type="float" office:value="58800" table:style-name="ce132">
            <text:p>58 800</text:p>
          </table:table-cell>
          <table:table-cell office:value-type="float" office:value="13.871588721549088" table:style-name="ce133">
            <text:p>13,9<text:s text:c="5"/></text:p>
          </table:table-cell>
          <table:table-cell office:value-type="float" office:value="-1243" table:style-name="ce118">
            <text:p><text:s/>-1 243</text:p>
          </table:table-cell>
          <table:table-cell office:value-type="float" office:value="-2.6282403687571363" table:style-name="ce119">
            <text:p>-2,6<text:s text:c="3"/></text:p>
          </table:table-cell>
          <table:table-cell office:value-type="float" office:value="-12749" table:style-name="ce118">
            <text:p><text:s/>-12 749</text:p>
          </table:table-cell>
          <table:table-cell office:value-type="float" office:value="-21.681972789115648" table:style-name="ce119">
            <text:p>-21,7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43422" table:style-name="ce130">
            <text:p>43 422</text:p>
          </table:table-cell>
          <table:table-cell office:value-type="float" office:value="13.809531381684609" table:style-name="ce131">
            <text:p>13,8<text:s text:c="5"/></text:p>
          </table:table-cell>
          <table:table-cell office:value-type="float" office:value="45183" table:style-name="ce132">
            <text:p>45 183</text:p>
          </table:table-cell>
          <table:table-cell office:value-type="float" office:value="13.849152952787886" table:style-name="ce133">
            <text:p>13,8<text:s text:c="5"/></text:p>
          </table:table-cell>
          <table:table-cell office:value-type="float" office:value="60456" table:style-name="ce132">
            <text:p>60 456</text:p>
          </table:table-cell>
          <table:table-cell office:value-type="float" office:value="14.262257954931492" table:style-name="ce133">
            <text:p>14,3<text:s text:c="5"/></text:p>
          </table:table-cell>
          <table:table-cell office:value-type="float" office:value="-1761" table:style-name="ce118">
            <text:p><text:s/>-1 761</text:p>
          </table:table-cell>
          <table:table-cell office:value-type="float" office:value="-3.8974835668282317" table:style-name="ce119">
            <text:p>-3,9<text:s text:c="3"/></text:p>
          </table:table-cell>
          <table:table-cell office:value-type="float" office:value="-17034" table:style-name="ce118">
            <text:p><text:s/>-17 034</text:p>
          </table:table-cell>
          <table:table-cell office:value-type="float" office:value="-28.175863437872174" table:style-name="ce119">
            <text:p>-28,2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0">
            <text:p><text:s text:c="13"/>Básico - 3º Ciclo</text:p>
          </table:table-cell>
          <table:table-cell office:value-type="float" office:value="59271" table:style-name="ce130">
            <text:p>59 271</text:p>
          </table:table-cell>
          <table:table-cell office:value-type="float" office:value="18.850000795076884" table:style-name="ce131">
            <text:p>18,9<text:s text:c="5"/></text:p>
          </table:table-cell>
          <table:table-cell office:value-type="float" office:value="61949" table:style-name="ce132">
            <text:p>61 949</text:p>
          </table:table-cell>
          <table:table-cell office:value-type="float" office:value="18.988141032517909" table:style-name="ce133">
            <text:p>19,0<text:s text:c="5"/></text:p>
          </table:table-cell>
          <table:table-cell office:value-type="float" office:value="86376" table:style-name="ce132">
            <text:p>86 376</text:p>
          </table:table-cell>
          <table:table-cell office:value-type="float" office:value="20.37708073830823" table:style-name="ce133">
            <text:p>20,4<text:s text:c="5"/></text:p>
          </table:table-cell>
          <table:table-cell office:value-type="float" office:value="-2678" table:style-name="ce118">
            <text:p><text:s/>-2 678</text:p>
          </table:table-cell>
          <table:table-cell office:value-type="float" office:value="-4.3229107814492567" table:style-name="ce119">
            <text:p>-4,3<text:s text:c="3"/></text:p>
          </table:table-cell>
          <table:table-cell office:value-type="float" office:value="-27105" table:style-name="ce118">
            <text:p><text:s/>-27 105</text:p>
          </table:table-cell>
          <table:table-cell office:value-type="float" office:value="-31.380244512364548" table:style-name="ce119">
            <text:p>-31,4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0">
            <text:p><text:s text:c="13"/>Secundário</text:p>
          </table:table-cell>
          <table:table-cell office:value-type="float" office:value="95403" table:style-name="ce130">
            <text:p>95 403</text:p>
          </table:table-cell>
          <table:table-cell office:value-type="float" office:value="30.341087983207977" table:style-name="ce131">
            <text:p>30,3<text:s text:c="5"/></text:p>
          </table:table-cell>
          <table:table-cell office:value-type="float" office:value="98672" table:style-name="ce132">
            <text:p>98 672</text:p>
          </table:table-cell>
          <table:table-cell office:value-type="float" office:value="30.244198485215374" table:style-name="ce133">
            <text:p>30,2<text:s text:c="5"/></text:p>
          </table:table-cell>
          <table:table-cell office:value-type="float" office:value="133106" table:style-name="ce132">
            <text:p>133 106</text:p>
          </table:table-cell>
          <table:table-cell office:value-type="float" office:value="31.401219189974711" table:style-name="ce133">
            <text:p>31,4<text:s text:c="5"/></text:p>
          </table:table-cell>
          <table:table-cell office:value-type="float" office:value="-3269" table:style-name="ce118">
            <text:p><text:s/>-3 269</text:p>
          </table:table-cell>
          <table:table-cell office:value-type="float" office:value="-3.3129965947786602" table:style-name="ce119">
            <text:p>-3,3<text:s text:c="3"/></text:p>
          </table:table-cell>
          <table:table-cell office:value-type="float" office:value="-37703" table:style-name="ce118">
            <text:p><text:s/>-37 703</text:p>
          </table:table-cell>
          <table:table-cell office:value-type="float" office:value="-28.325545054317615" table:style-name="ce119">
            <text:p>-28,3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5">
          <table:table-cell/>
          <table:table-cell office:value-type="string" table:style-name="ce120">
            <text:p><text:s text:c="13"/>Superior</text:p>
          </table:table-cell>
          <table:table-cell office:value-type="float" office:value="41012" table:style-name="ce130">
            <text:p>41 012</text:p>
          </table:table-cell>
          <table:table-cell office:value-type="float" office:value="13.043077265571581" table:style-name="ce131">
            <text:p>13,0<text:s text:c="5"/></text:p>
          </table:table-cell>
          <table:table-cell office:value-type="float" office:value="42886" table:style-name="ce132">
            <text:p>42 886</text:p>
          </table:table-cell>
          <table:table-cell office:value-type="float" office:value="13.145093808141583" table:style-name="ce133">
            <text:p>13,1<text:s text:c="5"/></text:p>
          </table:table-cell>
          <table:table-cell office:value-type="float" office:value="53637" table:style-name="ce132">
            <text:p>53 637</text:p>
          </table:table-cell>
          <table:table-cell office:value-type="float" office:value="12.653578303702865" table:style-name="ce133">
            <text:p>12,7<text:s text:c="5"/></text:p>
          </table:table-cell>
          <table:table-cell office:value-type="float" office:value="-1874" table:style-name="ce118">
            <text:p><text:s/>-1 874</text:p>
          </table:table-cell>
          <table:table-cell office:value-type="float" office:value="-4.3697243855803762" table:style-name="ce119">
            <text:p>-4,4<text:s text:c="3"/></text:p>
          </table:table-cell>
          <table:table-cell office:value-type="float" office:value="-12625" table:style-name="ce118">
            <text:p><text:s/>-12 625</text:p>
          </table:table-cell>
          <table:table-cell office:value-type="float" office:value="-23.53785633051811" table:style-name="ce119">
            <text:p>-23,5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129"/>
          <table:table-cell table:style-name="ce130"/>
          <table:table-cell table:style-name="ce122"/>
          <table:table-cell table:style-name="ce132"/>
          <table:table-cell table:style-name="ce124"/>
          <table:table-cell table:style-name="ce132"/>
          <table:table-cell table:style-name="ce124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5">
          <table:table-cell/>
          <table:table-cell office:value-type="string" table:style-name="ce134">
            <text:p><text:s text:c="9"/>Homens</text:p>
          </table:table-cell>
          <table:table-cell office:value-type="float" office:value="136998" table:style-name="ce125">
            <text:p>136 998</text:p>
          </table:table-cell>
          <table:table-cell office:value-type="float" office:value="100" table:style-name="ce126">
            <text:p>100,0<text:s text:c="5"/></text:p>
          </table:table-cell>
          <table:table-cell office:value-type="float" office:value="142949" table:style-name="ce127">
            <text:p>142 949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86390" table:style-name="ce127">
            <text:p>186 390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-5951" table:style-name="ce111">
            <text:p><text:s/>-5 951</text:p>
          </table:table-cell>
          <table:table-cell office:value-type="float" office:value="-4.1630231760977692" table:style-name="ce112">
            <text:p>-4,2<text:s text:c="3"/></text:p>
          </table:table-cell>
          <table:table-cell office:value-type="float" office:value="-49392" table:style-name="ce111">
            <text:p><text:s/>-49 392</text:p>
          </table:table-cell>
          <table:table-cell office:value-type="float" office:value="-26.49927571221632" table:style-name="ce112">
            <text:p>-26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&lt; 25 anos</text:p>
          </table:table-cell>
          <table:table-cell office:value-type="float" office:value="14610" table:style-name="ce130">
            <text:p>14 610</text:p>
          </table:table-cell>
          <table:table-cell office:value-type="float" office:value="10.664389261157098" table:style-name="ce131">
            <text:p>10,7<text:s text:c="5"/></text:p>
          </table:table-cell>
          <table:table-cell office:value-type="float" office:value="15754" table:style-name="ce132">
            <text:p>15 754</text:p>
          </table:table-cell>
          <table:table-cell office:value-type="float" office:value="11.02071368110305" table:style-name="ce133">
            <text:p>11,0<text:s text:c="5"/></text:p>
          </table:table-cell>
          <table:table-cell office:value-type="float" office:value="22273" table:style-name="ce132">
            <text:p>22 273</text:p>
          </table:table-cell>
          <table:table-cell office:value-type="float" office:value="11.949675411771016" table:style-name="ce133">
            <text:p>11,9<text:s text:c="5"/></text:p>
          </table:table-cell>
          <table:table-cell office:value-type="float" office:value="-1144" table:style-name="ce118">
            <text:p><text:s/>-1 144</text:p>
          </table:table-cell>
          <table:table-cell office:value-type="float" office:value="-7.2616478354703569" table:style-name="ce119">
            <text:p>-7,3<text:s text:c="3"/></text:p>
          </table:table-cell>
          <table:table-cell office:value-type="float" office:value="-7663" table:style-name="ce118">
            <text:p><text:s/>-7 663</text:p>
          </table:table-cell>
          <table:table-cell office:value-type="float" office:value="-34.404884838144838" table:style-name="ce119">
            <text:p>-34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&gt;= 25 anos</text:p>
          </table:table-cell>
          <table:table-cell office:value-type="float" office:value="122388" table:style-name="ce130">
            <text:p>122 388</text:p>
          </table:table-cell>
          <table:table-cell office:value-type="float" office:value="89.335610738842902" table:style-name="ce131">
            <text:p>89,3<text:s text:c="5"/></text:p>
          </table:table-cell>
          <table:table-cell office:value-type="float" office:value="127195" table:style-name="ce132">
            <text:p>127 195</text:p>
          </table:table-cell>
          <table:table-cell office:value-type="float" office:value="88.979286318896939" table:style-name="ce133">
            <text:p>89,0<text:s text:c="5"/></text:p>
          </table:table-cell>
          <table:table-cell office:value-type="float" office:value="164117" table:style-name="ce132">
            <text:p>164 117</text:p>
          </table:table-cell>
          <table:table-cell office:value-type="float" office:value="88.050324588228975" table:style-name="ce133">
            <text:p>88,1<text:s text:c="5"/></text:p>
          </table:table-cell>
          <table:table-cell office:value-type="float" office:value="-4807" table:style-name="ce118">
            <text:p><text:s/>-4 807</text:p>
          </table:table-cell>
          <table:table-cell office:value-type="float" office:value="-3.7792366052124686" table:style-name="ce119">
            <text:p>-3,8<text:s text:c="3"/></text:p>
          </table:table-cell>
          <table:table-cell office:value-type="float" office:value="-41729" table:style-name="ce118">
            <text:p><text:s/>-41 729</text:p>
          </table:table-cell>
          <table:table-cell office:value-type="float" office:value="-25.426372648781054" table:style-name="ce119">
            <text:p>-25,4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71578" table:style-name="ce130">
            <text:p>71 578</text:p>
          </table:table-cell>
          <table:table-cell office:value-type="float" office:value="52.247478065373222" table:style-name="ce131">
            <text:p>52,2<text:s text:c="5"/></text:p>
          </table:table-cell>
          <table:table-cell office:value-type="float" office:value="75056" table:style-name="ce132">
            <text:p>75 056</text:p>
          </table:table-cell>
          <table:table-cell office:value-type="float" office:value="52.505439002721253" table:style-name="ce133">
            <text:p>52,5<text:s text:c="5"/></text:p>
          </table:table-cell>
          <table:table-cell office:value-type="float" office:value="110521" table:style-name="ce132">
            <text:p>110 521</text:p>
          </table:table-cell>
          <table:table-cell office:value-type="float" office:value="59.295563066688132" table:style-name="ce133">
            <text:p>59,3<text:s text:c="5"/></text:p>
          </table:table-cell>
          <table:table-cell office:value-type="float" office:value="-3478" table:style-name="ce118">
            <text:p><text:s/>-3 478</text:p>
          </table:table-cell>
          <table:table-cell office:value-type="float" office:value="-4.6338733745470044" table:style-name="ce119">
            <text:p>-4,6<text:s text:c="3"/></text:p>
          </table:table-cell>
          <table:table-cell office:value-type="float" office:value="-38943" table:style-name="ce118">
            <text:p><text:s/>-38 943</text:p>
          </table:table-cell>
          <table:table-cell office:value-type="float" office:value="-35.235837533138501" table:style-name="ce119">
            <text:p>-35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65420" table:style-name="ce130">
            <text:p>65 420</text:p>
          </table:table-cell>
          <table:table-cell office:value-type="float" office:value="47.752521934626785" table:style-name="ce131">
            <text:p>47,8<text:s text:c="5"/></text:p>
          </table:table-cell>
          <table:table-cell office:value-type="float" office:value="67893" table:style-name="ce132">
            <text:p>67 893</text:p>
          </table:table-cell>
          <table:table-cell office:value-type="float" office:value="47.494560997278754" table:style-name="ce133">
            <text:p>47,5<text:s text:c="5"/></text:p>
          </table:table-cell>
          <table:table-cell office:value-type="float" office:value="75869" table:style-name="ce132">
            <text:p>75 869</text:p>
          </table:table-cell>
          <table:table-cell office:value-type="float" office:value="40.704436933311868" table:style-name="ce133">
            <text:p>40,7<text:s text:c="5"/></text:p>
          </table:table-cell>
          <table:table-cell office:value-type="float" office:value="-2473" table:style-name="ce118">
            <text:p><text:s/>-2 473</text:p>
          </table:table-cell>
          <table:table-cell office:value-type="float" office:value="-3.6424962809126127" table:style-name="ce119">
            <text:p>-3,6<text:s text:c="3"/></text:p>
          </table:table-cell>
          <table:table-cell office:value-type="float" office:value="-10449" table:style-name="ce118">
            <text:p><text:s/>-10 449</text:p>
          </table:table-cell>
          <table:table-cell office:value-type="float" office:value="-13.772423519487537" table:style-name="ce119">
            <text:p>-13,8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Primeiro Emprego</text:p>
          </table:table-cell>
          <table:table-cell office:value-type="float" office:value="11792" table:style-name="ce130">
            <text:p>11 792</text:p>
          </table:table-cell>
          <table:table-cell office:value-type="float" office:value="8.607424925911328" table:style-name="ce131">
            <text:p>8,6<text:s text:c="5"/></text:p>
          </table:table-cell>
          <table:table-cell office:value-type="float" office:value="12256" table:style-name="ce132">
            <text:p>12 256</text:p>
          </table:table-cell>
          <table:table-cell office:value-type="float" office:value="8.5736871191823667" table:style-name="ce133">
            <text:p>8,6<text:s text:c="5"/></text:p>
          </table:table-cell>
          <table:table-cell office:value-type="float" office:value="13565" table:style-name="ce132">
            <text:p>13 565</text:p>
          </table:table-cell>
          <table:table-cell office:value-type="float" office:value="7.2777509523043085" table:style-name="ce133">
            <text:p>7,3<text:s text:c="5"/></text:p>
          </table:table-cell>
          <table:table-cell office:value-type="float" office:value="-464" table:style-name="ce118">
            <text:p><text:s/>- 464</text:p>
          </table:table-cell>
          <table:table-cell office:value-type="float" office:value="-3.7859007832898173" table:style-name="ce119">
            <text:p>-3,8<text:s text:c="3"/></text:p>
          </table:table-cell>
          <table:table-cell office:value-type="float" office:value="-1773" table:style-name="ce118">
            <text:p><text:s/>-1 773</text:p>
          </table:table-cell>
          <table:table-cell office:value-type="float" office:value="-13.070401769259124" table:style-name="ce119">
            <text:p>-13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Novo Emprego</text:p>
          </table:table-cell>
          <table:table-cell office:value-type="float" office:value="125206" table:style-name="ce130">
            <text:p>125 206</text:p>
          </table:table-cell>
          <table:table-cell office:value-type="float" office:value="91.392575074088683" table:style-name="ce131">
            <text:p>91,4<text:s text:c="5"/></text:p>
          </table:table-cell>
          <table:table-cell office:value-type="float" office:value="130693" table:style-name="ce132">
            <text:p>130 693</text:p>
          </table:table-cell>
          <table:table-cell office:value-type="float" office:value="91.426312880817633" table:style-name="ce133">
            <text:p>91,4<text:s text:c="5"/></text:p>
          </table:table-cell>
          <table:table-cell office:value-type="float" office:value="172825" table:style-name="ce132">
            <text:p>172 825</text:p>
          </table:table-cell>
          <table:table-cell office:value-type="float" office:value="92.722249047695698" table:style-name="ce133">
            <text:p>92,7<text:s text:c="5"/></text:p>
          </table:table-cell>
          <table:table-cell office:value-type="float" office:value="-5487" table:style-name="ce118">
            <text:p><text:s/>-5 487</text:p>
          </table:table-cell>
          <table:table-cell office:value-type="float" office:value="-4.198388590054555" table:style-name="ce119">
            <text:p>-4,2<text:s text:c="3"/></text:p>
          </table:table-cell>
          <table:table-cell office:value-type="float" office:value="-47619" table:style-name="ce118">
            <text:p><text:s/>-47 619</text:p>
          </table:table-cell>
          <table:table-cell office:value-type="float" office:value="-27.553305366700421" table:style-name="ce119">
            <text:p>-27,6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13625" table:style-name="ce130">
            <text:p>13 625</text:p>
          </table:table-cell>
          <table:table-cell office:value-type="float" office:value="9.9454006627833973" table:style-name="ce131">
            <text:p>9,9<text:s text:c="5"/></text:p>
          </table:table-cell>
          <table:table-cell office:value-type="float" office:value="14172" table:style-name="ce132">
            <text:p>14 172</text:p>
          </table:table-cell>
          <table:table-cell office:value-type="float" office:value="9.9140252817438395" table:style-name="ce133">
            <text:p>9,9<text:s text:c="5"/></text:p>
          </table:table-cell>
          <table:table-cell office:value-type="float" office:value="14737" table:style-name="ce132">
            <text:p>14 737</text:p>
          </table:table-cell>
          <table:table-cell office:value-type="float" office:value="7.9065400504318903" table:style-name="ce133">
            <text:p>7,9<text:s text:c="5"/></text:p>
          </table:table-cell>
          <table:table-cell office:value-type="float" office:value="-547" table:style-name="ce118">
            <text:p><text:s/>- 547</text:p>
          </table:table-cell>
          <table:table-cell office:value-type="float" office:value="-3.8597233982500709" table:style-name="ce119">
            <text:p>-3,9<text:s text:c="3"/></text:p>
          </table:table-cell>
          <table:table-cell office:value-type="float" office:value="-1112" table:style-name="ce118">
            <text:p><text:s/>-1 112</text:p>
          </table:table-cell>
          <table:table-cell office:value-type="float" office:value="-7.5456334396417173" table:style-name="ce119">
            <text:p>-7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21613" table:style-name="ce130">
            <text:p>21 613</text:p>
          </table:table-cell>
          <table:table-cell office:value-type="float" office:value="15.776142717411934" table:style-name="ce131">
            <text:p>15,8<text:s text:c="5"/></text:p>
          </table:table-cell>
          <table:table-cell office:value-type="float" office:value="22251" table:style-name="ce132">
            <text:p>22 251</text:p>
          </table:table-cell>
          <table:table-cell office:value-type="float" office:value="15.565691260519484" table:style-name="ce133">
            <text:p>15,6<text:s text:c="5"/></text:p>
          </table:table-cell>
          <table:table-cell office:value-type="float" office:value="27476" table:style-name="ce132">
            <text:p>27 476</text:p>
          </table:table-cell>
          <table:table-cell office:value-type="float" office:value="14.741134181018294" table:style-name="ce133">
            <text:p>14,7<text:s text:c="5"/></text:p>
          </table:table-cell>
          <table:table-cell office:value-type="float" office:value="-638" table:style-name="ce118">
            <text:p><text:s/>- 638</text:p>
          </table:table-cell>
          <table:table-cell office:value-type="float" office:value="-2.8672868635117523" table:style-name="ce119">
            <text:p>-2,9<text:s text:c="3"/></text:p>
          </table:table-cell>
          <table:table-cell office:value-type="float" office:value="-5863" table:style-name="ce118">
            <text:p><text:s/>-5 863</text:p>
          </table:table-cell>
          <table:table-cell office:value-type="float" office:value="-21.338622798078323" table:style-name="ce119">
            <text:p>-21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21245" table:style-name="ce130">
            <text:p>21 245</text:p>
          </table:table-cell>
          <table:table-cell office:value-type="float" office:value="15.507525657308866" table:style-name="ce131">
            <text:p>15,5<text:s text:c="5"/></text:p>
          </table:table-cell>
          <table:table-cell office:value-type="float" office:value="22026" table:style-name="ce132">
            <text:p>22 026</text:p>
          </table:table-cell>
          <table:table-cell office:value-type="float" office:value="15.408292467943113" table:style-name="ce133">
            <text:p>15,4<text:s text:c="5"/></text:p>
          </table:table-cell>
          <table:table-cell office:value-type="float" office:value="29293" table:style-name="ce132">
            <text:p>29 293</text:p>
          </table:table-cell>
          <table:table-cell office:value-type="float" office:value="15.715971886903803" table:style-name="ce133">
            <text:p>15,7<text:s text:c="5"/></text:p>
          </table:table-cell>
          <table:table-cell office:value-type="float" office:value="-781" table:style-name="ce118">
            <text:p><text:s/>- 781</text:p>
          </table:table-cell>
          <table:table-cell office:value-type="float" office:value="-3.5458094978661583" table:style-name="ce119">
            <text:p>-3,5<text:s text:c="3"/></text:p>
          </table:table-cell>
          <table:table-cell office:value-type="float" office:value="-8048" table:style-name="ce118">
            <text:p><text:s/>-8 048</text:p>
          </table:table-cell>
          <table:table-cell office:value-type="float" office:value="-27.474140579660673" table:style-name="ce119">
            <text:p>-27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Básico - 3º Ciclo</text:p>
          </table:table-cell>
          <table:table-cell office:value-type="float" office:value="26479" table:style-name="ce130">
            <text:p>26 479</text:p>
          </table:table-cell>
          <table:table-cell office:value-type="float" office:value="19.328019387144337" table:style-name="ce131">
            <text:p>19,3<text:s text:c="5"/></text:p>
          </table:table-cell>
          <table:table-cell office:value-type="float" office:value="27797" table:style-name="ce132">
            <text:p>27 797</text:p>
          </table:table-cell>
          <table:table-cell office:value-type="float" office:value="19.445396609979785" table:style-name="ce133">
            <text:p>19,4<text:s text:c="5"/></text:p>
          </table:table-cell>
          <table:table-cell office:value-type="float" office:value="38820" table:style-name="ce132">
            <text:p>38 820</text:p>
          </table:table-cell>
          <table:table-cell office:value-type="float" office:value="20.827297601802673" table:style-name="ce133">
            <text:p>20,8<text:s text:c="5"/></text:p>
          </table:table-cell>
          <table:table-cell office:value-type="float" office:value="-1318" table:style-name="ce118">
            <text:p><text:s/>-1 318</text:p>
          </table:table-cell>
          <table:table-cell office:value-type="float" office:value="-4.7415188689426913" table:style-name="ce119">
            <text:p>-4,7<text:s text:c="3"/></text:p>
          </table:table-cell>
          <table:table-cell office:value-type="float" office:value="-12341" table:style-name="ce118">
            <text:p><text:s/>-12 341</text:p>
          </table:table-cell>
          <table:table-cell office:value-type="float" office:value="-31.790314270994337" table:style-name="ce119">
            <text:p>-31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Secundário</text:p>
          </table:table-cell>
          <table:table-cell office:value-type="float" office:value="39255" table:style-name="ce130">
            <text:p>39 255</text:p>
          </table:table-cell>
          <table:table-cell office:value-type="float" office:value="28.653702973766045" table:style-name="ce131">
            <text:p>28,7<text:s text:c="5"/></text:p>
          </table:table-cell>
          <table:table-cell office:value-type="float" office:value="41193" table:style-name="ce132">
            <text:p>41 193</text:p>
          </table:table-cell>
          <table:table-cell office:value-type="float" office:value="28.816570944882443" table:style-name="ce133">
            <text:p>28,8<text:s text:c="5"/></text:p>
          </table:table-cell>
          <table:table-cell office:value-type="float" office:value="56505" table:style-name="ce132">
            <text:p>56 505</text:p>
          </table:table-cell>
          <table:table-cell office:value-type="float" office:value="30.315467568002575" table:style-name="ce133">
            <text:p>30,3<text:s text:c="5"/></text:p>
          </table:table-cell>
          <table:table-cell office:value-type="float" office:value="-1938" table:style-name="ce118">
            <text:p><text:s/>-1 938</text:p>
          </table:table-cell>
          <table:table-cell office:value-type="float" office:value="-4.7046828344621661" table:style-name="ce119">
            <text:p>-4,7<text:s text:c="3"/></text:p>
          </table:table-cell>
          <table:table-cell office:value-type="float" office:value="-17250" table:style-name="ce118">
            <text:p><text:s/>-17 250</text:p>
          </table:table-cell>
          <table:table-cell office:value-type="float" office:value="-30.528271834350946" table:style-name="ce119">
            <text:p>-30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Superior</text:p>
          </table:table-cell>
          <table:table-cell office:value-type="float" office:value="14781" table:style-name="ce130">
            <text:p>14 781</text:p>
          </table:table-cell>
          <table:table-cell office:value-type="float" office:value="10.789208601585425" table:style-name="ce131">
            <text:p>10,8<text:s text:c="5"/></text:p>
          </table:table-cell>
          <table:table-cell office:value-type="float" office:value="15510" table:style-name="ce132">
            <text:p>15 510</text:p>
          </table:table-cell>
          <table:table-cell office:value-type="float" office:value="10.850023434931339" table:style-name="ce133">
            <text:p>10,9<text:s text:c="5"/></text:p>
          </table:table-cell>
          <table:table-cell office:value-type="float" office:value="19559" table:style-name="ce132">
            <text:p>19 559</text:p>
          </table:table-cell>
          <table:table-cell office:value-type="float" office:value="10.493588711840763" table:style-name="ce133">
            <text:p>10,5<text:s text:c="5"/></text:p>
          </table:table-cell>
          <table:table-cell office:value-type="float" office:value="-729" table:style-name="ce118">
            <text:p><text:s/>- 729</text:p>
          </table:table-cell>
          <table:table-cell office:value-type="float" office:value="-4.7001934235976792" table:style-name="ce119">
            <text:p>-4,7<text:s text:c="3"/></text:p>
          </table:table-cell>
          <table:table-cell office:value-type="float" office:value="-4778" table:style-name="ce118">
            <text:p><text:s/>-4 778</text:p>
          </table:table-cell>
          <table:table-cell office:value-type="float" office:value="-24.428651771562961" table:style-name="ce119">
            <text:p>-24,4<text:s text:c="3"/></text:p>
          </table:table-cell>
          <table:table-cell table:number-columns-repeated="16372" table:style-name="ce1"/>
        </table:table-row>
        <table:table-row table:style-name="ro9">
          <table:table-cell/>
          <table:table-cell table:style-name="ce129"/>
          <table:table-cell table:style-name="ce130"/>
          <table:table-cell table:style-name="ce122"/>
          <table:table-cell table:style-name="ce132"/>
          <table:table-cell table:style-name="ce124"/>
          <table:table-cell table:style-name="ce132"/>
          <table:table-cell office:value-type="float" office:value="0" table:style-name="ce124">
            <text:p>0,0<text:s text:c="5"/></text:p>
          </table:table-cell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5">
          <table:table-cell/>
          <table:table-cell office:value-type="string" table:style-name="ce134">
            <text:p><text:s text:c="9"/>Mulheres</text:p>
          </table:table-cell>
          <table:table-cell office:value-type="float" office:value="177437" table:style-name="ce125">
            <text:p>177 437</text:p>
          </table:table-cell>
          <table:table-cell office:value-type="float" office:value="100" table:style-name="ce126">
            <text:p>100,0<text:s text:c="5"/></text:p>
          </table:table-cell>
          <table:table-cell office:value-type="float" office:value="183302" table:style-name="ce127">
            <text:p>183 302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37498" table:style-name="ce127">
            <text:p>237 498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-5865" table:style-name="ce111">
            <text:p><text:s/>-5 865</text:p>
          </table:table-cell>
          <table:table-cell office:value-type="float" office:value="-3.1996377562710716" table:style-name="ce112">
            <text:p>-3,2<text:s text:c="3"/></text:p>
          </table:table-cell>
          <table:table-cell office:value-type="float" office:value="-60061" table:style-name="ce111">
            <text:p><text:s/>-60 061</text:p>
          </table:table-cell>
          <table:table-cell office:value-type="float" office:value="-25.289055065726867" table:style-name="ce112">
            <text:p>-25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&lt; 25 anos</text:p>
          </table:table-cell>
          <table:table-cell office:value-type="float" office:value="17823" table:style-name="ce130">
            <text:p>17 823</text:p>
          </table:table-cell>
          <table:table-cell office:value-type="float" office:value="10.044691918821892" table:style-name="ce131">
            <text:p>10,0<text:s text:c="5"/></text:p>
          </table:table-cell>
          <table:table-cell office:value-type="float" office:value="18894" table:style-name="ce132">
            <text:p>18 894</text:p>
          </table:table-cell>
          <table:table-cell office:value-type="float" office:value="10.307579840918265" table:style-name="ce133">
            <text:p>10,3<text:s text:c="5"/></text:p>
          </table:table-cell>
          <table:table-cell office:value-type="float" office:value="26895" table:style-name="ce132">
            <text:p>26 895</text:p>
          </table:table-cell>
          <table:table-cell office:value-type="float" office:value="11.324305888891697" table:style-name="ce133">
            <text:p>11,3<text:s text:c="5"/></text:p>
          </table:table-cell>
          <table:table-cell office:value-type="float" office:value="-1071" table:style-name="ce118">
            <text:p><text:s/>-1 071</text:p>
          </table:table-cell>
          <table:table-cell office:value-type="float" office:value="-5.6684661797395997" table:style-name="ce119">
            <text:p>-5,7<text:s text:c="3"/></text:p>
          </table:table-cell>
          <table:table-cell office:value-type="float" office:value="-9072" table:style-name="ce118">
            <text:p><text:s/>-9 072</text:p>
          </table:table-cell>
          <table:table-cell office:value-type="float" office:value="-33.731176798661458" table:style-name="ce119">
            <text:p>-33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&gt;= 25 anos</text:p>
          </table:table-cell>
          <table:table-cell office:value-type="float" office:value="159614" table:style-name="ce130">
            <text:p>159 614</text:p>
          </table:table-cell>
          <table:table-cell office:value-type="float" office:value="89.955308081178103" table:style-name="ce131">
            <text:p>90,0<text:s text:c="5"/></text:p>
          </table:table-cell>
          <table:table-cell office:value-type="float" office:value="164408" table:style-name="ce132">
            <text:p>164 408</text:p>
          </table:table-cell>
          <table:table-cell office:value-type="float" office:value="89.692420159081735" table:style-name="ce133">
            <text:p>89,7<text:s text:c="5"/></text:p>
          </table:table-cell>
          <table:table-cell office:value-type="float" office:value="210603" table:style-name="ce132">
            <text:p>210 603</text:p>
          </table:table-cell>
          <table:table-cell office:value-type="float" office:value="88.675694111108299" table:style-name="ce133">
            <text:p>88,7<text:s text:c="5"/></text:p>
          </table:table-cell>
          <table:table-cell office:value-type="float" office:value="-4794" table:style-name="ce118">
            <text:p><text:s/>-4 794</text:p>
          </table:table-cell>
          <table:table-cell office:value-type="float" office:value="-2.9159165004136054" table:style-name="ce119">
            <text:p>-2,9<text:s text:c="3"/></text:p>
          </table:table-cell>
          <table:table-cell office:value-type="float" office:value="-50989" table:style-name="ce118">
            <text:p><text:s/>-50 989</text:p>
          </table:table-cell>
          <table:table-cell office:value-type="float" office:value="-24.210956159219005" table:style-name="ce119">
            <text:p>-24,2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style-name="ce1"/>
          <table:table-cell table:style-name="ce69"/>
          <table:table-cell table:number-columns-repeated="16370"/>
        </table:table-row>
        <table:table-row table:style-name="ro5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88364" table:style-name="ce130">
            <text:p>88 364</text:p>
          </table:table-cell>
          <table:table-cell office:value-type="float" office:value="49.800210779037066" table:style-name="ce131">
            <text:p>49,8<text:s text:c="5"/></text:p>
          </table:table-cell>
          <table:table-cell office:value-type="float" office:value="90837" table:style-name="ce132">
            <text:p>90 837</text:p>
          </table:table-cell>
          <table:table-cell office:value-type="float" office:value="49.555924103392215" table:style-name="ce133">
            <text:p>49,6<text:s text:c="5"/></text:p>
          </table:table-cell>
          <table:table-cell office:value-type="float" office:value="135472" table:style-name="ce132">
            <text:p>135 472</text:p>
          </table:table-cell>
          <table:table-cell office:value-type="float" office:value="57.041322453241719" table:style-name="ce133">
            <text:p>57,0<text:s text:c="5"/></text:p>
          </table:table-cell>
          <table:table-cell office:value-type="float" office:value="-2473" table:style-name="ce118">
            <text:p><text:s/>-2 473</text:p>
          </table:table-cell>
          <table:table-cell office:value-type="float" office:value="-2.7224589099155634" table:style-name="ce119">
            <text:p>-2,7<text:s text:c="3"/></text:p>
          </table:table-cell>
          <table:table-cell office:value-type="float" office:value="-47108" table:style-name="ce118">
            <text:p><text:s/>-47 108</text:p>
          </table:table-cell>
          <table:table-cell office:value-type="float" office:value="-34.773237274123062" table:style-name="ce119">
            <text:p>-34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89073" table:style-name="ce130">
            <text:p>89 073</text:p>
          </table:table-cell>
          <table:table-cell office:value-type="float" office:value="50.199789220962934" table:style-name="ce131">
            <text:p>50,2<text:s text:c="5"/></text:p>
          </table:table-cell>
          <table:table-cell office:value-type="float" office:value="92465" table:style-name="ce132">
            <text:p>92 465</text:p>
          </table:table-cell>
          <table:table-cell office:value-type="float" office:value="50.444075896607785" table:style-name="ce133">
            <text:p>50,4<text:s text:c="5"/></text:p>
          </table:table-cell>
          <table:table-cell office:value-type="float" office:value="102026" table:style-name="ce132">
            <text:p>102 026</text:p>
          </table:table-cell>
          <table:table-cell office:value-type="float" office:value="42.958677546758288" table:style-name="ce133">
            <text:p>43,0<text:s text:c="5"/></text:p>
          </table:table-cell>
          <table:table-cell office:value-type="float" office:value="-3392" table:style-name="ce118">
            <text:p><text:s/>-3 392</text:p>
          </table:table-cell>
          <table:table-cell office:value-type="float" office:value="-3.6684150759746932" table:style-name="ce119">
            <text:p>-3,7<text:s text:c="3"/></text:p>
          </table:table-cell>
          <table:table-cell office:value-type="float" office:value="-12953" table:style-name="ce118">
            <text:p><text:s/>-12 953</text:p>
          </table:table-cell>
          <table:table-cell office:value-type="float" office:value="-12.69578342775371" table:style-name="ce119">
            <text:p>-12,7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Primeiro Emprego</text:p>
          </table:table-cell>
          <table:table-cell office:value-type="float" office:value="18236" table:style-name="ce130">
            <text:p>18 236</text:p>
          </table:table-cell>
          <table:table-cell office:value-type="float" office:value="10.277450588096057" table:style-name="ce131">
            <text:p>10,3<text:s text:c="5"/></text:p>
          </table:table-cell>
          <table:table-cell office:value-type="float" office:value="18701" table:style-name="ce132">
            <text:p>18 701</text:p>
          </table:table-cell>
          <table:table-cell office:value-type="float" office:value="10.20228911850389" table:style-name="ce133">
            <text:p>10,2<text:s text:c="5"/></text:p>
          </table:table-cell>
          <table:table-cell office:value-type="float" office:value="20390" table:style-name="ce132">
            <text:p>20 390</text:p>
          </table:table-cell>
          <table:table-cell office:value-type="float" office:value="8.585335455456466" table:style-name="ce133">
            <text:p>8,6<text:s text:c="5"/></text:p>
          </table:table-cell>
          <table:table-cell office:value-type="float" office:value="-465" table:style-name="ce118">
            <text:p><text:s/>- 465</text:p>
          </table:table-cell>
          <table:table-cell office:value-type="float" office:value="-2.4864980482327148" table:style-name="ce119">
            <text:p>-2,5<text:s text:c="3"/></text:p>
          </table:table-cell>
          <table:table-cell office:value-type="float" office:value="-2154" table:style-name="ce118">
            <text:p><text:s/>-2 154</text:p>
          </table:table-cell>
          <table:table-cell office:value-type="float" office:value="-10.564001961745955" table:style-name="ce119">
            <text:p>-10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Novo Emprego</text:p>
          </table:table-cell>
          <table:table-cell office:value-type="float" office:value="159201" table:style-name="ce130">
            <text:p>159 201</text:p>
          </table:table-cell>
          <table:table-cell office:value-type="float" office:value="89.722549411903941" table:style-name="ce131">
            <text:p>89,7<text:s text:c="5"/></text:p>
          </table:table-cell>
          <table:table-cell office:value-type="float" office:value="164601" table:style-name="ce132">
            <text:p>164 601</text:p>
          </table:table-cell>
          <table:table-cell office:value-type="float" office:value="89.797710881496101" table:style-name="ce133">
            <text:p>89,8<text:s text:c="5"/></text:p>
          </table:table-cell>
          <table:table-cell office:value-type="float" office:value="217108" table:style-name="ce132">
            <text:p>217 108</text:p>
          </table:table-cell>
          <table:table-cell office:value-type="float" office:value="91.414664544543527" table:style-name="ce133">
            <text:p>91,4<text:s text:c="5"/></text:p>
          </table:table-cell>
          <table:table-cell office:value-type="float" office:value="-5400" table:style-name="ce118">
            <text:p><text:s/>-5 400</text:p>
          </table:table-cell>
          <table:table-cell office:value-type="float" office:value="-3.2806605063152716" table:style-name="ce119">
            <text:p>-3,3<text:s text:c="3"/></text:p>
          </table:table-cell>
          <table:table-cell office:value-type="float" office:value="-57907" table:style-name="ce118">
            <text:p><text:s/>-57 907</text:p>
          </table:table-cell>
          <table:table-cell office:value-type="float" office:value="-26.671978922932364" table:style-name="ce119">
            <text:p>-26,7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15651" table:style-name="ce130">
            <text:p>15 651</text:p>
          </table:table-cell>
          <table:table-cell office:value-type="float" office:value="8.8205954789587295" table:style-name="ce131">
            <text:p>8,8<text:s text:c="5"/></text:p>
          </table:table-cell>
          <table:table-cell office:value-type="float" office:value="16095" table:style-name="ce132">
            <text:p>16 095</text:p>
          </table:table-cell>
          <table:table-cell office:value-type="float" office:value="8.7805915920175455" table:style-name="ce133">
            <text:p>8,8<text:s text:c="5"/></text:p>
          </table:table-cell>
          <table:table-cell office:value-type="float" office:value="16776" table:style-name="ce132">
            <text:p>16 776</text:p>
          </table:table-cell>
          <table:table-cell office:value-type="float" office:value="7.0636384306394158" table:style-name="ce133">
            <text:p>7,1<text:s text:c="5"/></text:p>
          </table:table-cell>
          <table:table-cell office:value-type="float" office:value="-444" table:style-name="ce118">
            <text:p><text:s/>- 444</text:p>
          </table:table-cell>
          <table:table-cell office:value-type="float" office:value="-2.7586206896551726" table:style-name="ce119">
            <text:p>-2,8<text:s text:c="3"/></text:p>
          </table:table-cell>
          <table:table-cell office:value-type="float" office:value="-1125" table:style-name="ce118">
            <text:p><text:s/>-1 125</text:p>
          </table:table-cell>
          <table:table-cell office:value-type="float" office:value="-6.7060085836909868" table:style-name="ce119">
            <text:p>-6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24438" table:style-name="ce130">
            <text:p>24 438</text:p>
          </table:table-cell>
          <table:table-cell office:value-type="float" office:value="13.772775689399619" table:style-name="ce131">
            <text:p>13,8<text:s text:c="5"/></text:p>
          </table:table-cell>
          <table:table-cell office:value-type="float" office:value="25043" table:style-name="ce132">
            <text:p>25 043</text:p>
          </table:table-cell>
          <table:table-cell office:value-type="float" office:value="13.662153167995985" table:style-name="ce133">
            <text:p>13,7<text:s text:c="5"/></text:p>
          </table:table-cell>
          <table:table-cell office:value-type="float" office:value="31324" table:style-name="ce132">
            <text:p>31 324</text:p>
          </table:table-cell>
          <table:table-cell office:value-type="float" office:value="13.189163698220616" table:style-name="ce133">
            <text:p>13,2<text:s text:c="5"/></text:p>
          </table:table-cell>
          <table:table-cell office:value-type="float" office:value="-605" table:style-name="ce118">
            <text:p><text:s/>- 605</text:p>
          </table:table-cell>
          <table:table-cell office:value-type="float" office:value="-2.4158447470350999" table:style-name="ce119">
            <text:p>-2,4<text:s text:c="3"/></text:p>
          </table:table-cell>
          <table:table-cell office:value-type="float" office:value="-6886" table:style-name="ce118">
            <text:p><text:s/>-6 886</text:p>
          </table:table-cell>
          <table:table-cell office:value-type="float" office:value="-21.983143915208785" table:style-name="ce119">
            <text:p>-22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22177" table:style-name="ce130">
            <text:p>22 177</text:p>
          </table:table-cell>
          <table:table-cell office:value-type="float" office:value="12.498520601678342" table:style-name="ce131">
            <text:p>12,5<text:s text:c="5"/></text:p>
          </table:table-cell>
          <table:table-cell office:value-type="float" office:value="23157" table:style-name="ce132">
            <text:p>23 157</text:p>
          </table:table-cell>
          <table:table-cell office:value-type="float" office:value="12.633250046371561" table:style-name="ce133">
            <text:p>12,6<text:s text:c="5"/></text:p>
          </table:table-cell>
          <table:table-cell office:value-type="float" office:value="31163" table:style-name="ce132">
            <text:p>31 163</text:p>
          </table:table-cell>
          <table:table-cell office:value-type="float" office:value="13.121373653672874" table:style-name="ce133">
            <text:p>13,1<text:s text:c="5"/></text:p>
          </table:table-cell>
          <table:table-cell office:value-type="float" office:value="-980" table:style-name="ce118">
            <text:p><text:s/>- 980</text:p>
          </table:table-cell>
          <table:table-cell office:value-type="float" office:value="-4.2319816902016667" table:style-name="ce119">
            <text:p>-4,2<text:s text:c="3"/></text:p>
          </table:table-cell>
          <table:table-cell office:value-type="float" office:value="-8986" table:style-name="ce118">
            <text:p><text:s/>-8 986</text:p>
          </table:table-cell>
          <table:table-cell office:value-type="float" office:value="-28.835477970670347" table:style-name="ce119">
            <text:p>-28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Básico - 3º Ciclo</text:p>
          </table:table-cell>
          <table:table-cell office:value-type="float" office:value="32792" table:style-name="ce130">
            <text:p>32 792</text:p>
          </table:table-cell>
          <table:table-cell office:value-type="float" office:value="18.480925624306092" table:style-name="ce131">
            <text:p>18,5<text:s text:c="5"/></text:p>
          </table:table-cell>
          <table:table-cell office:value-type="float" office:value="34152" table:style-name="ce132">
            <text:p>34 152</text:p>
          </table:table-cell>
          <table:table-cell office:value-type="float" office:value="18.631547937283827" table:style-name="ce133">
            <text:p>18,6<text:s text:c="5"/></text:p>
          </table:table-cell>
          <table:table-cell office:value-type="float" office:value="47556" table:style-name="ce132">
            <text:p>47 556</text:p>
          </table:table-cell>
          <table:table-cell office:value-type="float" office:value="20.023747568400577" table:style-name="ce133">
            <text:p>20,0<text:s text:c="5"/></text:p>
          </table:table-cell>
          <table:table-cell office:value-type="float" office:value="-1360" table:style-name="ce118">
            <text:p><text:s/>-1 360</text:p>
          </table:table-cell>
          <table:table-cell office:value-type="float" office:value="-3.9821972358866247" table:style-name="ce119">
            <text:p>-4,0<text:s text:c="3"/></text:p>
          </table:table-cell>
          <table:table-cell office:value-type="float" office:value="-14764" table:style-name="ce118">
            <text:p><text:s/>-14 764</text:p>
          </table:table-cell>
          <table:table-cell office:value-type="float" office:value="-31.045504247623857" table:style-name="ce119">
            <text:p>-31,0<text:s text:c="3"/></text:p>
          </table:table-cell>
          <table:table-cell table:style-name="ce1"/>
          <table:table-cell table:style-name="ce69"/>
          <table:table-cell table:number-columns-repeated="16370"/>
        </table:table-row>
        <table:table-row table:style-name="ro5">
          <table:table-cell/>
          <table:table-cell office:value-type="string" table:style-name="ce129">
            <text:p><text:s text:c="13"/>Secundário</text:p>
          </table:table-cell>
          <table:table-cell office:value-type="float" office:value="56148" table:style-name="ce130">
            <text:p>56 148</text:p>
          </table:table-cell>
          <table:table-cell office:value-type="float" office:value="31.643907415026177" table:style-name="ce131">
            <text:p>31,6<text:s text:c="5"/></text:p>
          </table:table-cell>
          <table:table-cell office:value-type="float" office:value="57479" table:style-name="ce132">
            <text:p>57 479</text:p>
          </table:table-cell>
          <table:table-cell office:value-type="float" office:value="31.357541107025565" table:style-name="ce133">
            <text:p>31,4<text:s text:c="5"/></text:p>
          </table:table-cell>
          <table:table-cell office:value-type="float" office:value="76601" table:style-name="ce132">
            <text:p>76 601</text:p>
          </table:table-cell>
          <table:table-cell office:value-type="float" office:value="32.253324238519902" table:style-name="ce133">
            <text:p>32,3<text:s text:c="5"/></text:p>
          </table:table-cell>
          <table:table-cell office:value-type="float" office:value="-1331" table:style-name="ce118">
            <text:p><text:s/>-1 331</text:p>
          </table:table-cell>
          <table:table-cell office:value-type="float" office:value="-2.3156283164286089" table:style-name="ce119">
            <text:p>-2,3<text:s text:c="3"/></text:p>
          </table:table-cell>
          <table:table-cell office:value-type="float" office:value="-20453" table:style-name="ce118">
            <text:p><text:s/>-20 453</text:p>
          </table:table-cell>
          <table:table-cell office:value-type="float" office:value="-26.700695813370583" table:style-name="ce119">
            <text:p>-26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Superior</text:p>
          </table:table-cell>
          <table:table-cell office:value-type="float" office:value="26231" table:style-name="ce130">
            <text:p>26 231</text:p>
          </table:table-cell>
          <table:table-cell office:value-type="float" office:value="14.78327519063104" table:style-name="ce131">
            <text:p>14,8<text:s text:c="5"/></text:p>
          </table:table-cell>
          <table:table-cell office:value-type="float" office:value="27376" table:style-name="ce132">
            <text:p>27 376</text:p>
          </table:table-cell>
          <table:table-cell office:value-type="float" office:value="14.934916149305518" table:style-name="ce133">
            <text:p>14,9<text:s text:c="5"/></text:p>
          </table:table-cell>
          <table:table-cell office:value-type="float" office:value="34078" table:style-name="ce132">
            <text:p>34 078</text:p>
          </table:table-cell>
          <table:table-cell office:value-type="float" office:value="14.348752410546615" table:style-name="ce133">
            <text:p>14,3<text:s text:c="5"/></text:p>
          </table:table-cell>
          <table:table-cell office:value-type="float" office:value="-1145" table:style-name="ce118">
            <text:p><text:s/>-1 145</text:p>
          </table:table-cell>
          <table:table-cell office:value-type="float" office:value="-4.1824956165984801" table:style-name="ce119">
            <text:p>-4,2<text:s text:c="3"/></text:p>
          </table:table-cell>
          <table:table-cell office:value-type="float" office:value="-7847" table:style-name="ce118">
            <text:p><text:s/>-7 847</text:p>
          </table:table-cell>
          <table:table-cell office:value-type="float" office:value="-23.026586067257469" table:style-name="ce119">
            <text:p>-23,0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135"/>
          <table:table-cell table:style-name="ce136"/>
          <table:table-cell table:style-name="ce137"/>
          <table:table-cell table:style-name="ce138"/>
          <table:table-cell table:style-name="ce139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1">
          <table:table-cell/>
          <table:table-cell office:value-type="string" table:style-name="ce160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69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38"/>
          <table:table-cell table:number-columns-repeated="16372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2" draw:name="Picture 184" svg:x="0.00916in" svg:y="0.11447in" svg:width="2.47441in" svg:height="0.670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6" draw:name="CaixaDeTexto 9" svg:x="0.46962in" svg:y="0.24054in" svg:width="1.88806in" svg:height="0.52852in">
                <draw:text-box>
                  <text:p text:style-name="a25" text:class-names="" text:cond-style-name=""><text:span text:style-name="a23" text:class-names="">ABRIL 2022</text:span><text:span text:style-name="a2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5" draw:style-name="a21" draw:name="Text Box 122" svg:x="0in" svg:y="0in" svg:width="0.97917in" svg:height="0.32526in">
              <draw:text-box>
                <text:p text:style-name="a18" text:class-names="" text:cond-style-name=""><text:span text:style-name="a15" text:class-names="">Página <text:s text:c="1"/></text:span><text:span text:style-name="a16" text:class-names="">6/14</text:span><text:span text:style-name="a17" text:class-names=""/></text:p>
                <text:p text:style-name="a20" text:class-names="" text:cond-style-name=""><text:span text:style-name="a19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style-name="ce3"/>
          <table:table-cell table:number-columns-repeated="10" table:style-name="ce13"/>
          <table:table-cell table:number-columns-repeated="6" table:style-name="ce2"/>
          <table:table-cell table:number-columns-repeated="16366"/>
        </table:table-row>
        <table:table-row table:style-name="ro2">
          <table:table-cell/>
          <table:table-cell office:value-type="string" table:style-name="ce158">
            <text:p>Quadro 2 - PEDIDOS DE EMPREGO <text:s text:c="2"/>E <text:s text:c="3"/>DESEMPREGO REGISTADO</text:p>
          </table:table-cell>
          <table:table-cell table:number-columns-repeated="8" table:style-name="ce158"/>
          <table:table-cell office:value-type="string" table:number-columns-spanned="2" table:number-rows-spanned="1" table:style-name="ce252">
            <text:p>CONTINENTE</text:p>
          </table:table-cell>
          <table:covered-table-cell/>
          <table:table-cell table:number-columns-repeated="6" table:style-name="ce2"/>
          <table:table-cell table:number-columns-repeated="16366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2"/>
          <table:table-cell table:number-columns-repeated="16366"/>
        </table:table-row>
        <table:table-row table:style-name="ro1">
          <table:table-cell/>
          <table:table-cell table:style-name="ce3"/>
          <table:table-cell table:style-name="ce14"/>
          <table:table-cell table:number-columns-repeated="9" table:style-name="ce13"/>
          <table:table-cell table:number-columns-repeated="6" table:style-name="ce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office:value-type="string" table:number-columns-spanned="4" table:number-rows-spanned="1" table:style-name="ce253">
            <text:p>Variação</text:p>
          </table:table-cell>
          <table:covered-table-cell table:number-columns-repeated="3"/>
          <table:table-cell table:number-columns-repeated="6" table:style-name="ce4"/>
          <table:table-cell table:number-columns-repeated="16366"/>
        </table:table-row>
        <table:table-row table:style-name="ro3">
          <table:table-cell/>
          <table:table-cell table:style-name="ce28"/>
          <table:table-cell office:value-type="string" table:style-name="ce176">
            <text:p>ABRIL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MARÇ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ABRIL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263">
            <text:p>Mês <text:s/>anterior</text:p>
          </table:table-cell>
          <table:covered-table-cell/>
          <table:table-cell office:value-type="string" table:number-columns-spanned="2" table:number-rows-spanned="1" table:style-name="ce255">
            <text:p>Mês <text:s/>homólogo<text:span text:style-name="T1">(1)<text:s/></text:span></text:p>
          </table:table-cell>
          <table:covered-table-cell/>
          <table:table-cell table:number-columns-repeated="6" table:style-name="ce4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69"/>
          <table:table-cell table:style-name="ce170"/>
          <table:table-cell table:style-name="ce171"/>
          <table:table-cell table:style-name="ce172"/>
          <table:table-cell table:style-name="ce171"/>
          <table:table-cell table:style-name="ce172"/>
          <table:table-cell office:value-type="string" table:style-name="ce173">
            <text:p>Var. Abs.</text:p>
          </table:table-cell>
          <table:table-cell office:value-type="string" table:style-name="ce174">
            <text:p>Var. %</text:p>
          </table:table-cell>
          <table:table-cell office:value-type="string" table:style-name="ce173">
            <text:p>Var. Abs.</text:p>
          </table:table-cell>
          <table:table-cell office:value-type="string" table:style-name="ce175">
            <text:p>Var. %</text:p>
          </table:table-cell>
          <table:table-cell table:number-columns-repeated="6" table:style-name="ce5"/>
          <table:table-cell table:number-columns-repeated="16366"/>
        </table:table-row>
        <table:table-row table:style-name="ro7">
          <table:table-cell/>
          <table:table-cell table:style-name="ce28"/>
          <table:table-cell table:style-name="ce93"/>
          <table:table-cell table:style-name="ce94"/>
          <table:table-cell table:style-name="ce52"/>
          <table:table-cell table:style-name="ce97"/>
          <table:table-cell table:style-name="ce52"/>
          <table:table-cell table:style-name="ce97"/>
          <table:table-cell table:number-columns-repeated="4" table:style-name="ce66"/>
          <table:table-cell table:number-columns-repeated="6" table:style-name="ce5"/>
          <table:table-cell table:number-columns-repeated="16366"/>
        </table:table-row>
        <table:table-row table:style-name="ro5">
          <table:table-cell/>
          <table:table-cell office:value-type="string" table:style-name="ce106">
            <text:p>PEDIDOS DE EMPREGO</text:p>
          </table:table-cell>
          <table:table-cell office:value-type="float" office:value="462230" table:style-name="ce107">
            <text:p>462 230</text:p>
          </table:table-cell>
          <table:table-cell office:value-type="float" office:value="100" table:style-name="ce108">
            <text:p>100,0<text:s text:c="5"/></text:p>
          </table:table-cell>
          <table:table-cell office:value-type="float" office:value="472851" table:style-name="ce109">
            <text:p>472 851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570535" table:style-name="ce109">
            <text:p>570 535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-10621" table:style-name="ce111">
            <text:p><text:s/>-10 621</text:p>
          </table:table-cell>
          <table:table-cell office:value-type="float" office:value="-2.2461621102630636" table:style-name="ce112">
            <text:p>-2,2<text:s text:c="3"/></text:p>
          </table:table-cell>
          <table:table-cell office:value-type="float" office:value="-108305" table:style-name="ce111">
            <text:p><text:s/>-108 305</text:p>
          </table:table-cell>
          <table:table-cell office:value-type="float" office:value="-18.983059759699231" table:style-name="ce112">
            <text:p>-19,0<text:s text:c="3"/></text:p>
          </table:table-cell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5">
          <table:table-cell/>
          <table:table-cell office:value-type="string" table:style-name="ce113">
            <text:p><text:s text:c="7"/>DESEMPREGO REGISTADO</text:p>
          </table:table-cell>
          <table:table-cell office:value-type="float" office:value="295021" table:style-name="ce114">
            <text:p>295 021</text:p>
          </table:table-cell>
          <table:table-cell office:value-type="float" office:value="63.825584665642644" table:style-name="ce115">
            <text:p>63,8<text:s text:c="5"/></text:p>
          </table:table-cell>
          <table:table-cell office:value-type="float" office:value="305802" table:style-name="ce116">
            <text:p>305 802</text:p>
          </table:table-cell>
          <table:table-cell office:value-type="float" office:value="64.671957974076406" table:style-name="ce117">
            <text:p>64,7<text:s text:c="5"/></text:p>
          </table:table-cell>
          <table:table-cell office:value-type="float" office:value="396707" table:style-name="ce116">
            <text:p>396 707</text:p>
          </table:table-cell>
          <table:table-cell office:value-type="float" office:value="69.532456378662133" table:style-name="ce117">
            <text:p>69,5<text:s text:c="5"/></text:p>
          </table:table-cell>
          <table:table-cell office:value-type="float" office:value="-10781" table:style-name="ce118">
            <text:p><text:s/>-10 781</text:p>
          </table:table-cell>
          <table:table-cell office:value-type="float" office:value="-3.5254838097854164" table:style-name="ce119">
            <text:p>-3,5<text:s text:c="3"/></text:p>
          </table:table-cell>
          <table:table-cell office:value-type="float" office:value="-101686" table:style-name="ce118">
            <text:p><text:s/>-101 686</text:p>
          </table:table-cell>
          <table:table-cell office:value-type="float" office:value="-25.632519718583236" table:style-name="ce119">
            <text:p>-25,6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0">
            <text:p><text:s text:c="7"/>EMPREGADOS</text:p>
          </table:table-cell>
          <table:table-cell office:value-type="float" office:value="46047" table:style-name="ce114">
            <text:p>46 047</text:p>
          </table:table-cell>
          <table:table-cell office:value-type="float" office:value="9.9619237176297517" table:style-name="ce115">
            <text:p>10,0<text:s text:c="5"/></text:p>
          </table:table-cell>
          <table:table-cell office:value-type="float" office:value="46226" table:style-name="ce116">
            <text:p>46 226</text:p>
          </table:table-cell>
          <table:table-cell office:value-type="float" office:value="9.7760182383033989" table:style-name="ce117">
            <text:p>9,8<text:s text:c="5"/></text:p>
          </table:table-cell>
          <table:table-cell office:value-type="float" office:value="45735" table:style-name="ce116">
            <text:p>45 735</text:p>
          </table:table-cell>
          <table:table-cell office:value-type="float" office:value="8.0161602706231871" table:style-name="ce117">
            <text:p>8,0<text:s text:c="5"/></text:p>
          </table:table-cell>
          <table:table-cell office:value-type="float" office:value="-179" table:style-name="ce118">
            <text:p><text:s/>- 179</text:p>
          </table:table-cell>
          <table:table-cell office:value-type="float" office:value="-0.38722796694500933" table:style-name="ce119">
            <text:p>-0,4<text:s text:c="3"/></text:p>
          </table:table-cell>
          <table:table-cell office:value-type="float" office:value="312" table:style-name="ce118">
            <text:p>+ 312</text:p>
          </table:table-cell>
          <table:table-cell office:value-type="float" office:value="0.68219088225647762" table:style-name="ce119">
            <text:p>+0,7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20">
            <text:p><text:s text:c="7"/>OCUPADOS</text:p>
          </table:table-cell>
          <table:table-cell office:value-type="float" office:value="103212" table:style-name="ce114">
            <text:p>103 212</text:p>
          </table:table-cell>
          <table:table-cell office:value-type="float" office:value="22.329143499989183" table:style-name="ce115">
            <text:p>22,3<text:s text:c="5"/></text:p>
          </table:table-cell>
          <table:table-cell office:value-type="float" office:value="101269" table:style-name="ce116">
            <text:p>101 269</text:p>
          </table:table-cell>
          <table:table-cell office:value-type="float" office:value="21.416683056607681" table:style-name="ce117">
            <text:p>21,4<text:s text:c="5"/></text:p>
          </table:table-cell>
          <table:table-cell office:value-type="float" office:value="110625" table:style-name="ce116">
            <text:p>110 625</text:p>
          </table:table-cell>
          <table:table-cell office:value-type="float" office:value="19.389695636551657" table:style-name="ce117">
            <text:p>19,4<text:s text:c="5"/></text:p>
          </table:table-cell>
          <table:table-cell office:value-type="float" office:value="1943" table:style-name="ce118">
            <text:p>+1 943</text:p>
          </table:table-cell>
          <table:table-cell office:value-type="float" office:value="1.9186523022840158" table:style-name="ce119">
            <text:p>+1,9<text:s text:c="3"/></text:p>
          </table:table-cell>
          <table:table-cell office:value-type="float" office:value="-7413" table:style-name="ce118">
            <text:p><text:s/>-7 413</text:p>
          </table:table-cell>
          <table:table-cell office:value-type="float" office:value="-6.7010169491525424" table:style-name="ce119">
            <text:p>-6,7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113">
            <text:p><text:s text:c="7"/>INDISPONIVEIS TEMPORÁRIAMENTE</text:p>
          </table:table-cell>
          <table:table-cell office:value-type="float" office:value="17950" table:style-name="ce114">
            <text:p>17 950</text:p>
          </table:table-cell>
          <table:table-cell office:value-type="float" office:value="3.8833481167384201" table:style-name="ce115">
            <text:p>3,9<text:s text:c="5"/></text:p>
          </table:table-cell>
          <table:table-cell office:value-type="float" office:value="19554" table:style-name="ce116">
            <text:p>19 554</text:p>
          </table:table-cell>
          <table:table-cell office:value-type="float" office:value="4.1353407310125174" table:style-name="ce117">
            <text:p>4,1<text:s text:c="5"/></text:p>
          </table:table-cell>
          <table:table-cell office:value-type="float" office:value="17468" table:style-name="ce116">
            <text:p>17 468</text:p>
          </table:table-cell>
          <table:table-cell office:value-type="float" office:value="3.0616877141630225" table:style-name="ce117">
            <text:p>3,1<text:s text:c="5"/></text:p>
          </table:table-cell>
          <table:table-cell office:value-type="float" office:value="-1604" table:style-name="ce118">
            <text:p><text:s/>-1 604</text:p>
          </table:table-cell>
          <table:table-cell office:value-type="float" office:value="-8.2029252326889637" table:style-name="ce119">
            <text:p>-8,2<text:s text:c="3"/></text:p>
          </table:table-cell>
          <table:table-cell office:value-type="float" office:value="482" table:style-name="ce118">
            <text:p>+ 482</text:p>
          </table:table-cell>
          <table:table-cell office:value-type="float" office:value="2.7593313487520037" table:style-name="ce119">
            <text:p>+2,8<text:s text:c="3"/></text:p>
          </table:table-cell>
          <table:table-cell table:style-name="ce17"/>
          <table:table-cell table:number-columns-repeated="3" table:style-name="ce9"/>
          <table:table-cell table:number-columns-repeated="2" table:style-name="ce17"/>
          <table:table-cell table:number-columns-repeated="16366"/>
        </table:table-row>
        <table:table-row table:style-name="ro11">
          <table:table-cell/>
          <table:table-cell table:style-name="ce113"/>
          <table:table-cell table:style-name="ce121"/>
          <table:table-cell table:style-name="ce122"/>
          <table:table-cell table:style-name="ce123"/>
          <table:table-cell table:style-name="ce124"/>
          <table:table-cell table:style-name="ce123"/>
          <table:table-cell table:style-name="ce124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6" table:style-name="ce17"/>
          <table:table-cell table:number-columns-repeated="16366"/>
        </table:table-row>
        <table:table-row table:style-name="ro5">
          <table:table-cell/>
          <table:table-cell office:value-type="string" table:style-name="ce106">
            <text:p><text:s text:c="5"/>DESEMPREGO REGISTADO</text:p>
          </table:table-cell>
          <table:table-cell office:value-type="float" office:value="295021" table:style-name="ce125">
            <text:p>295 021</text:p>
          </table:table-cell>
          <table:table-cell office:value-type="float" office:value="100" table:style-name="ce126">
            <text:p>100,0<text:s text:c="5"/></text:p>
          </table:table-cell>
          <table:table-cell office:value-type="float" office:value="305802" table:style-name="ce127">
            <text:p>305 802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396707" table:style-name="ce127">
            <text:p>396 707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-10781" table:style-name="ce111">
            <text:p><text:s/>-10 781</text:p>
          </table:table-cell>
          <table:table-cell office:value-type="float" office:value="-3.5254838097854164" table:style-name="ce112">
            <text:p>-3,5<text:s text:c="3"/></text:p>
          </table:table-cell>
          <table:table-cell office:value-type="float" office:value="-101686" table:style-name="ce111">
            <text:p><text:s/>-101 686</text:p>
          </table:table-cell>
          <table:table-cell office:value-type="float" office:value="-25.632519718583236" table:style-name="ce112">
            <text:p>-25,6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Homens<text:s/></text:p>
          </table:table-cell>
          <table:table-cell office:value-type="float" office:value="128172" table:style-name="ce130">
            <text:p>128 172</text:p>
          </table:table-cell>
          <table:table-cell office:value-type="float" office:value="43.445042895251525" table:style-name="ce131">
            <text:p>43,4<text:s text:c="5"/></text:p>
          </table:table-cell>
          <table:table-cell office:value-type="float" office:value="133554" table:style-name="ce132">
            <text:p>133 554</text:p>
          </table:table-cell>
          <table:table-cell office:value-type="float" office:value="43.673357270390646" table:style-name="ce133">
            <text:p>43,7<text:s text:c="5"/></text:p>
          </table:table-cell>
          <table:table-cell office:value-type="float" office:value="173601" table:style-name="ce132">
            <text:p>173 601</text:p>
          </table:table-cell>
          <table:table-cell office:value-type="float" office:value="43.760508385281831" table:style-name="ce133">
            <text:p>43,8<text:s text:c="5"/></text:p>
          </table:table-cell>
          <table:table-cell office:value-type="float" office:value="-5382" table:style-name="ce118">
            <text:p><text:s/>-5 382</text:p>
          </table:table-cell>
          <table:table-cell office:value-type="float" office:value="-4.0298306303068427" table:style-name="ce119">
            <text:p>-4,0<text:s text:c="3"/></text:p>
          </table:table-cell>
          <table:table-cell office:value-type="float" office:value="-45429" table:style-name="ce118">
            <text:p><text:s/>-45 429</text:p>
          </table:table-cell>
          <table:table-cell office:value-type="float" office:value="-26.168628060898268" table:style-name="ce119">
            <text:p>-26,2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Mulheres</text:p>
          </table:table-cell>
          <table:table-cell office:value-type="float" office:value="166849" table:style-name="ce130">
            <text:p>166 849</text:p>
          </table:table-cell>
          <table:table-cell office:value-type="float" office:value="56.554957104748468" table:style-name="ce131">
            <text:p>56,6<text:s text:c="5"/></text:p>
          </table:table-cell>
          <table:table-cell office:value-type="float" office:value="172248" table:style-name="ce132">
            <text:p>172 248</text:p>
          </table:table-cell>
          <table:table-cell office:value-type="float" office:value="56.326642729609354" table:style-name="ce133">
            <text:p>56,3<text:s text:c="5"/></text:p>
          </table:table-cell>
          <table:table-cell office:value-type="float" office:value="223106" table:style-name="ce132">
            <text:p>223 106</text:p>
          </table:table-cell>
          <table:table-cell office:value-type="float" office:value="56.239491614718162" table:style-name="ce133">
            <text:p>56,2<text:s text:c="5"/></text:p>
          </table:table-cell>
          <table:table-cell office:value-type="float" office:value="-5399" table:style-name="ce118">
            <text:p><text:s/>-5 399</text:p>
          </table:table-cell>
          <table:table-cell office:value-type="float" office:value="-3.1344340718034465" table:style-name="ce119">
            <text:p>-3,1<text:s text:c="3"/></text:p>
          </table:table-cell>
          <table:table-cell office:value-type="float" office:value="-56257" table:style-name="ce118">
            <text:p><text:s/>-56 257</text:p>
          </table:table-cell>
          <table:table-cell office:value-type="float" office:value="-25.215368479556805" table:style-name="ce119">
            <text:p>-25,2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2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&lt; 25 anos</text:p>
          </table:table-cell>
          <table:table-cell office:value-type="float" office:value="30141" table:style-name="ce130">
            <text:p>30 141</text:p>
          </table:table-cell>
          <table:table-cell office:value-type="float" office:value="10.216560854989984" table:style-name="ce131">
            <text:p>10,2<text:s text:c="5"/></text:p>
          </table:table-cell>
          <table:table-cell office:value-type="float" office:value="32204" table:style-name="ce132">
            <text:p>32 204</text:p>
          </table:table-cell>
          <table:table-cell office:value-type="float" office:value="10.530997181182595" table:style-name="ce133">
            <text:p>10,5<text:s text:c="5"/></text:p>
          </table:table-cell>
          <table:table-cell office:value-type="float" office:value="45331" table:style-name="ce132">
            <text:p>45 331</text:p>
          </table:table-cell>
          <table:table-cell office:value-type="float" office:value="11.426821306404978" table:style-name="ce133">
            <text:p>11,4<text:s text:c="5"/></text:p>
          </table:table-cell>
          <table:table-cell office:value-type="float" office:value="-2063" table:style-name="ce118">
            <text:p><text:s/>-2 063</text:p>
          </table:table-cell>
          <table:table-cell office:value-type="float" office:value="-6.406036517202832" table:style-name="ce119">
            <text:p>-6,4<text:s text:c="3"/></text:p>
          </table:table-cell>
          <table:table-cell office:value-type="float" office:value="-15190" table:style-name="ce118">
            <text:p><text:s/>-15 190</text:p>
          </table:table-cell>
          <table:table-cell office:value-type="float" office:value="-33.509077673115527" table:style-name="ce119">
            <text:p>-33,5<text:s text:c="3"/></text:p>
          </table:table-cell>
          <table:table-cell table:style-name="ce20"/>
          <table:table-cell table:number-columns-repeated="5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&gt;= 25 anos</text:p>
          </table:table-cell>
          <table:table-cell office:value-type="float" office:value="264880" table:style-name="ce130">
            <text:p>264 880</text:p>
          </table:table-cell>
          <table:table-cell office:value-type="float" office:value="89.783439145010007" table:style-name="ce131">
            <text:p>89,8<text:s text:c="5"/></text:p>
          </table:table-cell>
          <table:table-cell office:value-type="float" office:value="273598" table:style-name="ce132">
            <text:p>273 598</text:p>
          </table:table-cell>
          <table:table-cell office:value-type="float" office:value="89.469002818817401" table:style-name="ce133">
            <text:p>89,5<text:s text:c="5"/></text:p>
          </table:table-cell>
          <table:table-cell office:value-type="float" office:value="351376" table:style-name="ce132">
            <text:p>351 376</text:p>
          </table:table-cell>
          <table:table-cell office:value-type="float" office:value="88.573178693595025" table:style-name="ce133">
            <text:p>88,6<text:s text:c="5"/></text:p>
          </table:table-cell>
          <table:table-cell office:value-type="float" office:value="-8718" table:style-name="ce118">
            <text:p><text:s/>-8 718</text:p>
          </table:table-cell>
          <table:table-cell office:value-type="float" office:value="-3.1864268013655073" table:style-name="ce119">
            <text:p>-3,2<text:s text:c="3"/></text:p>
          </table:table-cell>
          <table:table-cell office:value-type="float" office:value="-86496" table:style-name="ce118">
            <text:p><text:s/>-86 496</text:p>
          </table:table-cell>
          <table:table-cell office:value-type="float" office:value="-24.616365374982923" table:style-name="ce119">
            <text:p>-24,6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150681" table:style-name="ce130">
            <text:p>150 681</text:p>
          </table:table-cell>
          <table:table-cell office:value-type="float" office:value="51.07466926083228" table:style-name="ce131">
            <text:p>51,1<text:s text:c="5"/></text:p>
          </table:table-cell>
          <table:table-cell office:value-type="float" office:value="156200" table:style-name="ce132">
            <text:p>156 200</text:p>
          </table:table-cell>
          <table:table-cell office:value-type="float" office:value="51.078802623920048" table:style-name="ce133">
            <text:p>51,1<text:s text:c="5"/></text:p>
          </table:table-cell>
          <table:table-cell office:value-type="float" office:value="231904" table:style-name="ce132">
            <text:p>231 904</text:p>
          </table:table-cell>
          <table:table-cell office:value-type="float" office:value="58.457249304902618" table:style-name="ce133">
            <text:p>58,5<text:s text:c="5"/></text:p>
          </table:table-cell>
          <table:table-cell office:value-type="float" office:value="-5519" table:style-name="ce118">
            <text:p><text:s/>-5 519</text:p>
          </table:table-cell>
          <table:table-cell office:value-type="float" office:value="-3.5332906530089629" table:style-name="ce119">
            <text:p>-3,5<text:s text:c="3"/></text:p>
          </table:table-cell>
          <table:table-cell office:value-type="float" office:value="-81223" table:style-name="ce118">
            <text:p><text:s/>-81 223</text:p>
          </table:table-cell>
          <table:table-cell office:value-type="float" office:value="-35.024406651028009" table:style-name="ce119">
            <text:p>-35,0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144340" table:style-name="ce130">
            <text:p>144 340</text:p>
          </table:table-cell>
          <table:table-cell office:value-type="float" office:value="48.92533073916772" table:style-name="ce131">
            <text:p>48,9<text:s text:c="5"/></text:p>
          </table:table-cell>
          <table:table-cell office:value-type="float" office:value="149602" table:style-name="ce132">
            <text:p>149 602</text:p>
          </table:table-cell>
          <table:table-cell office:value-type="float" office:value="48.921197376079945" table:style-name="ce133">
            <text:p>48,9<text:s text:c="5"/></text:p>
          </table:table-cell>
          <table:table-cell office:value-type="float" office:value="164803" table:style-name="ce132">
            <text:p>164 803</text:p>
          </table:table-cell>
          <table:table-cell office:value-type="float" office:value="41.542750695097389" table:style-name="ce133">
            <text:p>41,5<text:s text:c="5"/></text:p>
          </table:table-cell>
          <table:table-cell office:value-type="float" office:value="-5262" table:style-name="ce118">
            <text:p><text:s/>-5 262</text:p>
          </table:table-cell>
          <table:table-cell office:value-type="float" office:value="-3.5173326559805353" table:style-name="ce119">
            <text:p>-3,5<text:s text:c="3"/></text:p>
          </table:table-cell>
          <table:table-cell office:value-type="float" office:value="-20463" table:style-name="ce118">
            <text:p><text:s/>-20 463</text:p>
          </table:table-cell>
          <table:table-cell office:value-type="float" office:value="-12.416642900918067" table:style-name="ce119">
            <text:p>-12,4<text:s text:c="3"/></text:p>
          </table:table-cell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3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Primeiro Emprego</text:p>
          </table:table-cell>
          <table:table-cell office:value-type="float" office:value="28174" table:style-name="ce130">
            <text:p>28 174</text:p>
          </table:table-cell>
          <table:table-cell office:value-type="float" office:value="9.5498286562651469" table:style-name="ce131">
            <text:p>9,5<text:s text:c="5"/></text:p>
          </table:table-cell>
          <table:table-cell office:value-type="float" office:value="28967" table:style-name="ce132">
            <text:p>28 967</text:p>
          </table:table-cell>
          <table:table-cell office:value-type="float" office:value="9.4724691140018713" table:style-name="ce133">
            <text:p>9,5<text:s text:c="5"/></text:p>
          </table:table-cell>
          <table:table-cell office:value-type="float" office:value="31481" table:style-name="ce132">
            <text:p>31 481</text:p>
          </table:table-cell>
          <table:table-cell office:value-type="float" office:value="7.9355796595472219" table:style-name="ce133">
            <text:p>7,9<text:s text:c="5"/></text:p>
          </table:table-cell>
          <table:table-cell office:value-type="float" office:value="-793" table:style-name="ce118">
            <text:p><text:s/>- 793</text:p>
          </table:table-cell>
          <table:table-cell office:value-type="float" office:value="-2.7375979562950943" table:style-name="ce119">
            <text:p>-2,7<text:s text:c="3"/></text:p>
          </table:table-cell>
          <table:table-cell office:value-type="float" office:value="-3307" table:style-name="ce118">
            <text:p><text:s/>-3 307</text:p>
          </table:table-cell>
          <table:table-cell office:value-type="float" office:value="-10.504748896159589" table:style-name="ce119">
            <text:p>-10,5<text:s text:c="3"/></text:p>
          </table:table-cell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Novo Emprego</text:p>
          </table:table-cell>
          <table:table-cell office:value-type="float" office:value="266847" table:style-name="ce130">
            <text:p>266 847</text:p>
          </table:table-cell>
          <table:table-cell office:value-type="float" office:value="90.450171343734851" table:style-name="ce131">
            <text:p>90,5<text:s text:c="5"/></text:p>
          </table:table-cell>
          <table:table-cell office:value-type="float" office:value="276835" table:style-name="ce132">
            <text:p>276 835</text:p>
          </table:table-cell>
          <table:table-cell office:value-type="float" office:value="90.527530885998132" table:style-name="ce133">
            <text:p>90,5<text:s text:c="5"/></text:p>
          </table:table-cell>
          <table:table-cell office:value-type="float" office:value="365226" table:style-name="ce132">
            <text:p>365 226</text:p>
          </table:table-cell>
          <table:table-cell office:value-type="float" office:value="92.064420340452784" table:style-name="ce133">
            <text:p>92,1<text:s text:c="5"/></text:p>
          </table:table-cell>
          <table:table-cell office:value-type="float" office:value="-9988" table:style-name="ce118">
            <text:p><text:s/>-9 988</text:p>
          </table:table-cell>
          <table:table-cell office:value-type="float" office:value="-3.6079252984629835" table:style-name="ce119">
            <text:p>-3,6<text:s text:c="3"/></text:p>
          </table:table-cell>
          <table:table-cell office:value-type="float" office:value="-98379" table:style-name="ce118">
            <text:p><text:s/>-98 379</text:p>
          </table:table-cell>
          <table:table-cell office:value-type="float" office:value="-26.936472211726436" table:style-name="ce119">
            <text:p>-26,9<text:s text:c="3"/></text:p>
          </table:table-cell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2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28185" table:style-name="ce130">
            <text:p>28 185</text:p>
          </table:table-cell>
          <table:table-cell office:value-type="float" office:value="9.5535572044023986" table:style-name="ce131">
            <text:p>9,6<text:s text:c="5"/></text:p>
          </table:table-cell>
          <table:table-cell office:value-type="float" office:value="29136" table:style-name="ce132">
            <text:p>29 136</text:p>
          </table:table-cell>
          <table:table-cell office:value-type="float" office:value="9.527733631565523" table:style-name="ce133">
            <text:p>9,5<text:s text:c="5"/></text:p>
          </table:table-cell>
          <table:table-cell office:value-type="float" office:value="30279" table:style-name="ce132">
            <text:p>30 279</text:p>
          </table:table-cell>
          <table:table-cell office:value-type="float" office:value="7.6325852581376186" table:style-name="ce133">
            <text:p>7,6<text:s text:c="5"/></text:p>
          </table:table-cell>
          <table:table-cell office:value-type="float" office:value="-951" table:style-name="ce118">
            <text:p><text:s/>- 951</text:p>
          </table:table-cell>
          <table:table-cell office:value-type="float" office:value="-3.2640032948929156" table:style-name="ce119">
            <text:p>-3,3<text:s text:c="3"/></text:p>
          </table:table-cell>
          <table:table-cell office:value-type="float" office:value="-2094" table:style-name="ce118">
            <text:p><text:s/>-2 094</text:p>
          </table:table-cell>
          <table:table-cell office:value-type="float" office:value="-6.9156841375210538" table:style-name="ce119">
            <text:p>-6,9<text:s text:c="3"/></text:p>
          </table:table-cell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42304" table:style-name="ce130">
            <text:p>42 304</text:p>
          </table:table-cell>
          <table:table-cell office:value-type="float" office:value="14.339318218025157" table:style-name="ce131">
            <text:p>14,3<text:s text:c="5"/></text:p>
          </table:table-cell>
          <table:table-cell office:value-type="float" office:value="43397" table:style-name="ce132">
            <text:p>43 397</text:p>
          </table:table-cell>
          <table:table-cell office:value-type="float" office:value="14.191208690590642" table:style-name="ce133">
            <text:p>14,2<text:s text:c="5"/></text:p>
          </table:table-cell>
          <table:table-cell office:value-type="float" office:value="54111" table:style-name="ce132">
            <text:p>54 111</text:p>
          </table:table-cell>
          <table:table-cell office:value-type="float" office:value="13.640041642824553" table:style-name="ce133">
            <text:p>13,6<text:s text:c="5"/></text:p>
          </table:table-cell>
          <table:table-cell office:value-type="float" office:value="-1093" table:style-name="ce118">
            <text:p><text:s/>-1 093</text:p>
          </table:table-cell>
          <table:table-cell office:value-type="float" office:value="-2.5186072770007142" table:style-name="ce119">
            <text:p>-2,5<text:s text:c="3"/></text:p>
          </table:table-cell>
          <table:table-cell office:value-type="float" office:value="-11807" table:style-name="ce118">
            <text:p><text:s/>-11 807</text:p>
          </table:table-cell>
          <table:table-cell office:value-type="float" office:value="-21.819962669327865" table:style-name="ce119">
            <text:p>-21,8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39854" table:style-name="ce130">
            <text:p>39 854</text:p>
          </table:table-cell>
          <table:table-cell office:value-type="float" office:value="13.508868860182835" table:style-name="ce131">
            <text:p>13,5<text:s text:c="5"/></text:p>
          </table:table-cell>
          <table:table-cell office:value-type="float" office:value="41319" table:style-name="ce132">
            <text:p>41 319</text:p>
          </table:table-cell>
          <table:table-cell office:value-type="float" office:value="13.511684030843488" table:style-name="ce133">
            <text:p>13,5<text:s text:c="5"/></text:p>
          </table:table-cell>
          <table:table-cell office:value-type="float" office:value="55471" table:style-name="ce132">
            <text:p>55 471</text:p>
          </table:table-cell>
          <table:table-cell office:value-type="float" office:value="13.982863927281345" table:style-name="ce133">
            <text:p>14,0<text:s text:c="5"/></text:p>
          </table:table-cell>
          <table:table-cell office:value-type="float" office:value="-1465" table:style-name="ce118">
            <text:p><text:s/>-1 465</text:p>
          </table:table-cell>
          <table:table-cell office:value-type="float" office:value="-3.5455843558653402" table:style-name="ce119">
            <text:p>-3,5<text:s text:c="3"/></text:p>
          </table:table-cell>
          <table:table-cell office:value-type="float" office:value="-15617" table:style-name="ce118">
            <text:p><text:s/>-15 617</text:p>
          </table:table-cell>
          <table:table-cell office:value-type="float" office:value="-28.153449550215427" table:style-name="ce119">
            <text:p>-28,2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0">
            <text:p><text:s text:c="13"/>Básico - 3º Ciclo</text:p>
          </table:table-cell>
          <table:table-cell office:value-type="float" office:value="55430" table:style-name="ce130">
            <text:p>55 430</text:p>
          </table:table-cell>
          <table:table-cell office:value-type="float" office:value="18.788493022530599" table:style-name="ce131">
            <text:p>18,8<text:s text:c="5"/></text:p>
          </table:table-cell>
          <table:table-cell office:value-type="float" office:value="57971" table:style-name="ce132">
            <text:p>57 971</text:p>
          </table:table-cell>
          <table:table-cell office:value-type="float" office:value="18.957037560251404" table:style-name="ce133">
            <text:p>19,0<text:s text:c="5"/></text:p>
          </table:table-cell>
          <table:table-cell office:value-type="float" office:value="80899" table:style-name="ce132">
            <text:p>80 899</text:p>
          </table:table-cell>
          <table:table-cell office:value-type="float" office:value="20.392632345786687" table:style-name="ce133">
            <text:p>20,4<text:s text:c="5"/></text:p>
          </table:table-cell>
          <table:table-cell office:value-type="float" office:value="-2541" table:style-name="ce118">
            <text:p><text:s/>-2 541</text:p>
          </table:table-cell>
          <table:table-cell office:value-type="float" office:value="-4.3832260958065232" table:style-name="ce119">
            <text:p>-4,4<text:s text:c="3"/></text:p>
          </table:table-cell>
          <table:table-cell office:value-type="float" office:value="-25469" table:style-name="ce118">
            <text:p><text:s/>-25 469</text:p>
          </table:table-cell>
          <table:table-cell office:value-type="float" office:value="-31.482465790677267" table:style-name="ce119">
            <text:p>-31,5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120">
            <text:p><text:s text:c="13"/>Secundário</text:p>
          </table:table-cell>
          <table:table-cell office:value-type="float" office:value="89739" table:style-name="ce130">
            <text:p>89 739</text:p>
          </table:table-cell>
          <table:table-cell office:value-type="float" office:value="30.417834662617238" table:style-name="ce131">
            <text:p>30,4<text:s text:c="5"/></text:p>
          </table:table-cell>
          <table:table-cell office:value-type="float" office:value="92799" table:style-name="ce132">
            <text:p>92 799</text:p>
          </table:table-cell>
          <table:table-cell office:value-type="float" office:value="30.346106304079111" table:style-name="ce133">
            <text:p>30,3<text:s text:c="5"/></text:p>
          </table:table-cell>
          <table:table-cell office:value-type="float" office:value="124719" table:style-name="ce132">
            <text:p>124 719</text:p>
          </table:table-cell>
          <table:table-cell office:value-type="float" office:value="31.438568011151808" table:style-name="ce133">
            <text:p>31,4<text:s text:c="5"/></text:p>
          </table:table-cell>
          <table:table-cell office:value-type="float" office:value="-3060" table:style-name="ce118">
            <text:p><text:s/>-3 060</text:p>
          </table:table-cell>
          <table:table-cell office:value-type="float" office:value="-3.2974493259625639" table:style-name="ce119">
            <text:p>-3,3<text:s text:c="3"/></text:p>
          </table:table-cell>
          <table:table-cell office:value-type="float" office:value="-34980" table:style-name="ce118">
            <text:p><text:s/>-34 980</text:p>
          </table:table-cell>
          <table:table-cell office:value-type="float" office:value="-28.047049767878189" table:style-name="ce119">
            <text:p>-28,0<text:s text:c="3"/></text:p>
          </table:table-cell>
          <table:table-cell table:style-name="ce19"/>
          <table:table-cell table:style-name="ce20"/>
          <table:table-cell table:number-columns-repeated="4" table:style-name="ce19"/>
          <table:table-cell table:number-columns-repeated="16366"/>
        </table:table-row>
        <table:table-row table:style-name="ro5">
          <table:table-cell/>
          <table:table-cell office:value-type="string" table:style-name="ce120">
            <text:p><text:s text:c="13"/>Superior</text:p>
          </table:table-cell>
          <table:table-cell office:value-type="float" office:value="39509" table:style-name="ce130">
            <text:p>39 509</text:p>
          </table:table-cell>
          <table:table-cell office:value-type="float" office:value="13.391928032241774" table:style-name="ce131">
            <text:p>13,4<text:s text:c="5"/></text:p>
          </table:table-cell>
          <table:table-cell office:value-type="float" office:value="41180" table:style-name="ce132">
            <text:p>41 180</text:p>
          </table:table-cell>
          <table:table-cell office:value-type="float" office:value="13.466229782669831" table:style-name="ce133">
            <text:p>13,5<text:s text:c="5"/></text:p>
          </table:table-cell>
          <table:table-cell office:value-type="float" office:value="51228" table:style-name="ce132">
            <text:p>51 228</text:p>
          </table:table-cell>
          <table:table-cell office:value-type="float" office:value="12.91330881481799" table:style-name="ce133">
            <text:p>12,9<text:s text:c="5"/></text:p>
          </table:table-cell>
          <table:table-cell office:value-type="float" office:value="-1671" table:style-name="ce118">
            <text:p><text:s/>-1 671</text:p>
          </table:table-cell>
          <table:table-cell office:value-type="float" office:value="-4.057795046138903" table:style-name="ce119">
            <text:p>-4,1<text:s text:c="3"/></text:p>
          </table:table-cell>
          <table:table-cell office:value-type="float" office:value="-11719" table:style-name="ce118">
            <text:p><text:s/>-11 719</text:p>
          </table:table-cell>
          <table:table-cell office:value-type="float" office:value="-22.8761614741938" table:style-name="ce119">
            <text:p>-22,9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129"/>
          <table:table-cell table:style-name="ce130"/>
          <table:table-cell table:style-name="ce122"/>
          <table:table-cell table:style-name="ce132"/>
          <table:table-cell table:style-name="ce124"/>
          <table:table-cell table:style-name="ce132"/>
          <table:table-cell table:style-name="ce124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5">
          <table:table-cell/>
          <table:table-cell office:value-type="string" table:style-name="ce134">
            <text:p><text:s text:c="9"/>Homens</text:p>
          </table:table-cell>
          <table:table-cell office:value-type="float" office:value="128172" table:style-name="ce125">
            <text:p>128 172</text:p>
          </table:table-cell>
          <table:table-cell office:value-type="float" office:value="100" table:style-name="ce126">
            <text:p>100,0<text:s text:c="5"/></text:p>
          </table:table-cell>
          <table:table-cell office:value-type="float" office:value="133554" table:style-name="ce127">
            <text:p>133 554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173601" table:style-name="ce127">
            <text:p>173 601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-5382" table:style-name="ce111">
            <text:p><text:s/>-5 382</text:p>
          </table:table-cell>
          <table:table-cell office:value-type="float" office:value="-4.0298306303068427" table:style-name="ce112">
            <text:p>-4,0<text:s text:c="3"/></text:p>
          </table:table-cell>
          <table:table-cell office:value-type="float" office:value="-45429" table:style-name="ce111">
            <text:p><text:s/>-45 429</text:p>
          </table:table-cell>
          <table:table-cell office:value-type="float" office:value="-26.168628060898268" table:style-name="ce112">
            <text:p>-26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&lt; 25 anos</text:p>
          </table:table-cell>
          <table:table-cell office:value-type="float" office:value="13495" table:style-name="ce130">
            <text:p>13 495</text:p>
          </table:table-cell>
          <table:table-cell office:value-type="float" office:value="10.52882064725525" table:style-name="ce131">
            <text:p>10,5<text:s text:c="5"/></text:p>
          </table:table-cell>
          <table:table-cell office:value-type="float" office:value="14559" table:style-name="ce132">
            <text:p>14 559</text:p>
          </table:table-cell>
          <table:table-cell office:value-type="float" office:value="10.901208499932611" table:style-name="ce133">
            <text:p>10,9<text:s text:c="5"/></text:p>
          </table:table-cell>
          <table:table-cell office:value-type="float" office:value="20391" table:style-name="ce132">
            <text:p>20 391</text:p>
          </table:table-cell>
          <table:table-cell office:value-type="float" office:value="11.74590008122073" table:style-name="ce133">
            <text:p>11,7<text:s text:c="5"/></text:p>
          </table:table-cell>
          <table:table-cell office:value-type="float" office:value="-1064" table:style-name="ce118">
            <text:p><text:s/>-1 064</text:p>
          </table:table-cell>
          <table:table-cell office:value-type="float" office:value="-7.3081942441101724" table:style-name="ce119">
            <text:p>-7,3<text:s text:c="3"/></text:p>
          </table:table-cell>
          <table:table-cell office:value-type="float" office:value="-6896" table:style-name="ce118">
            <text:p><text:s/>-6 896</text:p>
          </table:table-cell>
          <table:table-cell office:value-type="float" office:value="-33.818841645824136" table:style-name="ce119">
            <text:p>-33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&gt;= 25 anos</text:p>
          </table:table-cell>
          <table:table-cell office:value-type="float" office:value="114677" table:style-name="ce130">
            <text:p>114 677</text:p>
          </table:table-cell>
          <table:table-cell office:value-type="float" office:value="89.471179352744741" table:style-name="ce131">
            <text:p>89,5<text:s text:c="5"/></text:p>
          </table:table-cell>
          <table:table-cell office:value-type="float" office:value="118995" table:style-name="ce132">
            <text:p>118 995</text:p>
          </table:table-cell>
          <table:table-cell office:value-type="float" office:value="89.098791500067392" table:style-name="ce133">
            <text:p>89,1<text:s text:c="5"/></text:p>
          </table:table-cell>
          <table:table-cell office:value-type="float" office:value="153210" table:style-name="ce132">
            <text:p>153 210</text:p>
          </table:table-cell>
          <table:table-cell office:value-type="float" office:value="88.254099918779275" table:style-name="ce133">
            <text:p>88,3<text:s text:c="5"/></text:p>
          </table:table-cell>
          <table:table-cell office:value-type="float" office:value="-4318" table:style-name="ce118">
            <text:p><text:s/>-4 318</text:p>
          </table:table-cell>
          <table:table-cell office:value-type="float" office:value="-3.6287238959620152" table:style-name="ce119">
            <text:p>-3,6<text:s text:c="3"/></text:p>
          </table:table-cell>
          <table:table-cell office:value-type="float" office:value="-38533" table:style-name="ce118">
            <text:p><text:s/>-38 533</text:p>
          </table:table-cell>
          <table:table-cell office:value-type="float" office:value="-25.150447098753343" table:style-name="ce119">
            <text:p>-25,2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67300" table:style-name="ce130">
            <text:p>67 300</text:p>
          </table:table-cell>
          <table:table-cell office:value-type="float" office:value="52.507567955559722" table:style-name="ce131">
            <text:p>52,5<text:s text:c="5"/></text:p>
          </table:table-cell>
          <table:table-cell office:value-type="float" office:value="70531" table:style-name="ce132">
            <text:p>70 531</text:p>
          </table:table-cell>
          <table:table-cell office:value-type="float" office:value="52.810848046483073" table:style-name="ce133">
            <text:p>52,8<text:s text:c="5"/></text:p>
          </table:table-cell>
          <table:table-cell office:value-type="float" office:value="103734" table:style-name="ce132">
            <text:p>103 734</text:p>
          </table:table-cell>
          <table:table-cell office:value-type="float" office:value="59.754264088340506" table:style-name="ce133">
            <text:p>59,8<text:s text:c="5"/></text:p>
          </table:table-cell>
          <table:table-cell office:value-type="float" office:value="-3231" table:style-name="ce118">
            <text:p><text:s/>-3 231</text:p>
          </table:table-cell>
          <table:table-cell office:value-type="float" office:value="-4.5809643986332249" table:style-name="ce119">
            <text:p>-4,6<text:s text:c="3"/></text:p>
          </table:table-cell>
          <table:table-cell office:value-type="float" office:value="-36434" table:style-name="ce118">
            <text:p><text:s/>-36 434</text:p>
          </table:table-cell>
          <table:table-cell office:value-type="float" office:value="-35.122524919505658" table:style-name="ce119">
            <text:p>-35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60872" table:style-name="ce130">
            <text:p>60 872</text:p>
          </table:table-cell>
          <table:table-cell office:value-type="float" office:value="47.492432044440285" table:style-name="ce131">
            <text:p>47,5<text:s text:c="5"/></text:p>
          </table:table-cell>
          <table:table-cell office:value-type="float" office:value="63023" table:style-name="ce132">
            <text:p>63 023</text:p>
          </table:table-cell>
          <table:table-cell office:value-type="float" office:value="47.189151953516927" table:style-name="ce133">
            <text:p>47,2<text:s text:c="5"/></text:p>
          </table:table-cell>
          <table:table-cell office:value-type="float" office:value="69867" table:style-name="ce132">
            <text:p>69 867</text:p>
          </table:table-cell>
          <table:table-cell office:value-type="float" office:value="40.245735911659494" table:style-name="ce133">
            <text:p>40,2<text:s text:c="5"/></text:p>
          </table:table-cell>
          <table:table-cell office:value-type="float" office:value="-2151" table:style-name="ce118">
            <text:p><text:s/>-2 151</text:p>
          </table:table-cell>
          <table:table-cell office:value-type="float" office:value="-3.4130396839249162" table:style-name="ce119">
            <text:p>-3,4<text:s text:c="3"/></text:p>
          </table:table-cell>
          <table:table-cell office:value-type="float" office:value="-8995" table:style-name="ce118">
            <text:p><text:s/>-8 995</text:p>
          </table:table-cell>
          <table:table-cell office:value-type="float" office:value="-12.874461476805932" table:style-name="ce119">
            <text:p>-12,9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Primeiro Emprego</text:p>
          </table:table-cell>
          <table:table-cell office:value-type="float" office:value="11002" table:style-name="ce130">
            <text:p>11 002</text:p>
          </table:table-cell>
          <table:table-cell office:value-type="float" office:value="8.5837780482476678" table:style-name="ce131">
            <text:p>8,6<text:s text:c="5"/></text:p>
          </table:table-cell>
          <table:table-cell office:value-type="float" office:value="11383" table:style-name="ce132">
            <text:p>11 383</text:p>
          </table:table-cell>
          <table:table-cell office:value-type="float" office:value="8.5231441963550321" table:style-name="ce133">
            <text:p>8,5<text:s text:c="5"/></text:p>
          </table:table-cell>
          <table:table-cell office:value-type="float" office:value="12428" table:style-name="ce132">
            <text:p>12 428</text:p>
          </table:table-cell>
          <table:table-cell office:value-type="float" office:value="7.1589449369531284" table:style-name="ce133">
            <text:p>7,2<text:s text:c="5"/></text:p>
          </table:table-cell>
          <table:table-cell office:value-type="float" office:value="-381" table:style-name="ce118">
            <text:p><text:s/>- 381</text:p>
          </table:table-cell>
          <table:table-cell office:value-type="float" office:value="-3.3470965474830887" table:style-name="ce119">
            <text:p>-3,3<text:s text:c="3"/></text:p>
          </table:table-cell>
          <table:table-cell office:value-type="float" office:value="-1426" table:style-name="ce118">
            <text:p><text:s/>-1 426</text:p>
          </table:table-cell>
          <table:table-cell office:value-type="float" office:value="-11.474090762793692" table:style-name="ce119">
            <text:p>-11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Novo Emprego</text:p>
          </table:table-cell>
          <table:table-cell office:value-type="float" office:value="117170" table:style-name="ce130">
            <text:p>117 170</text:p>
          </table:table-cell>
          <table:table-cell office:value-type="float" office:value="91.416221951752334" table:style-name="ce131">
            <text:p>91,4<text:s text:c="5"/></text:p>
          </table:table-cell>
          <table:table-cell office:value-type="float" office:value="122171" table:style-name="ce132">
            <text:p>122 171</text:p>
          </table:table-cell>
          <table:table-cell office:value-type="float" office:value="91.476855803644966" table:style-name="ce133">
            <text:p>91,5<text:s text:c="5"/></text:p>
          </table:table-cell>
          <table:table-cell office:value-type="float" office:value="161173" table:style-name="ce132">
            <text:p>161 173</text:p>
          </table:table-cell>
          <table:table-cell office:value-type="float" office:value="92.841055063046866" table:style-name="ce133">
            <text:p>92,8<text:s text:c="5"/></text:p>
          </table:table-cell>
          <table:table-cell office:value-type="float" office:value="-5001" table:style-name="ce118">
            <text:p><text:s/>-5 001</text:p>
          </table:table-cell>
          <table:table-cell office:value-type="float" office:value="-4.0934427973905434" table:style-name="ce119">
            <text:p>-4,1<text:s text:c="3"/></text:p>
          </table:table-cell>
          <table:table-cell office:value-type="float" office:value="-44003" table:style-name="ce118">
            <text:p><text:s/>-44 003</text:p>
          </table:table-cell>
          <table:table-cell office:value-type="float" office:value="-27.301719270597431" table:style-name="ce119">
            <text:p>-27,3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12968" table:style-name="ce130">
            <text:p>12 968</text:p>
          </table:table-cell>
          <table:table-cell office:value-type="float" office:value="10.11765440189745" table:style-name="ce131">
            <text:p>10,1<text:s text:c="5"/></text:p>
          </table:table-cell>
          <table:table-cell office:value-type="float" office:value="13491" table:style-name="ce132">
            <text:p>13 491</text:p>
          </table:table-cell>
          <table:table-cell office:value-type="float" office:value="10.101531964598589" table:style-name="ce133">
            <text:p>10,1<text:s text:c="5"/></text:p>
          </table:table-cell>
          <table:table-cell office:value-type="float" office:value="13963" table:style-name="ce132">
            <text:p>13 963</text:p>
          </table:table-cell>
          <table:table-cell office:value-type="float" office:value="8.0431564334306831" table:style-name="ce133">
            <text:p>8,0<text:s text:c="5"/></text:p>
          </table:table-cell>
          <table:table-cell office:value-type="float" office:value="-523" table:style-name="ce118">
            <text:p><text:s/>- 523</text:p>
          </table:table-cell>
          <table:table-cell office:value-type="float" office:value="-3.8766585130827957" table:style-name="ce119">
            <text:p>-3,9<text:s text:c="3"/></text:p>
          </table:table-cell>
          <table:table-cell office:value-type="float" office:value="-995" table:style-name="ce118">
            <text:p><text:s/>- 995</text:p>
          </table:table-cell>
          <table:table-cell office:value-type="float" office:value="-7.1259757931676573" table:style-name="ce119">
            <text:p>-7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19709" table:style-name="ce130">
            <text:p>19 709</text:p>
          </table:table-cell>
          <table:table-cell office:value-type="float" office:value="15.376993415098461" table:style-name="ce131">
            <text:p>15,4<text:s text:c="5"/></text:p>
          </table:table-cell>
          <table:table-cell office:value-type="float" office:value="20242" table:style-name="ce132">
            <text:p>20 242</text:p>
          </table:table-cell>
          <table:table-cell office:value-type="float" office:value="15.156416131302693" table:style-name="ce133">
            <text:p>15,2<text:s text:c="5"/></text:p>
          </table:table-cell>
          <table:table-cell office:value-type="float" office:value="24970" table:style-name="ce132">
            <text:p>24 970</text:p>
          </table:table-cell>
          <table:table-cell office:value-type="float" office:value="14.383557698400354" table:style-name="ce133">
            <text:p>14,4<text:s text:c="5"/></text:p>
          </table:table-cell>
          <table:table-cell office:value-type="float" office:value="-533" table:style-name="ce118">
            <text:p><text:s/>- 533</text:p>
          </table:table-cell>
          <table:table-cell office:value-type="float" office:value="-2.6331390178836083" table:style-name="ce119">
            <text:p>-2,6<text:s text:c="3"/></text:p>
          </table:table-cell>
          <table:table-cell office:value-type="float" office:value="-5261" table:style-name="ce118">
            <text:p><text:s/>-5 261</text:p>
          </table:table-cell>
          <table:table-cell office:value-type="float" office:value="-21.069283139767723" table:style-name="ce119">
            <text:p>-21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19494" table:style-name="ce130">
            <text:p>19 494</text:p>
          </table:table-cell>
          <table:table-cell office:value-type="float" office:value="15.209250070218145" table:style-name="ce131">
            <text:p>15,2<text:s text:c="5"/></text:p>
          </table:table-cell>
          <table:table-cell office:value-type="float" office:value="20129" table:style-name="ce132">
            <text:p>20 129</text:p>
          </table:table-cell>
          <table:table-cell office:value-type="float" office:value="15.071806160803868" table:style-name="ce133">
            <text:p>15,1<text:s text:c="5"/></text:p>
          </table:table-cell>
          <table:table-cell office:value-type="float" office:value="26778" table:style-name="ce132">
            <text:p>26 778</text:p>
          </table:table-cell>
          <table:table-cell office:value-type="float" office:value="15.425026353534829" table:style-name="ce133">
            <text:p>15,4<text:s text:c="5"/></text:p>
          </table:table-cell>
          <table:table-cell office:value-type="float" office:value="-635" table:style-name="ce118">
            <text:p><text:s/>- 635</text:p>
          </table:table-cell>
          <table:table-cell office:value-type="float" office:value="-3.1546524914302743" table:style-name="ce119">
            <text:p>-3,2<text:s text:c="3"/></text:p>
          </table:table-cell>
          <table:table-cell office:value-type="float" office:value="-7284" table:style-name="ce118">
            <text:p><text:s/>-7 284</text:p>
          </table:table-cell>
          <table:table-cell office:value-type="float" office:value="-27.201434012995744" table:style-name="ce119">
            <text:p>-27,2<text:s text:c="3"/></text:p>
          </table:table-cell>
          <table:table-cell table:style-name="ce1"/>
          <table:table-cell table:style-name="ce249"/>
          <table:table-cell table:number-columns-repeated="16370"/>
        </table:table-row>
        <table:table-row table:style-name="ro5">
          <table:table-cell/>
          <table:table-cell office:value-type="string" table:style-name="ce129">
            <text:p><text:s text:c="13"/>Básico - 3º Ciclo</text:p>
          </table:table-cell>
          <table:table-cell office:value-type="float" office:value="24729" table:style-name="ce130">
            <text:p>24 729</text:p>
          </table:table-cell>
          <table:table-cell office:value-type="float" office:value="19.293605467652842" table:style-name="ce131">
            <text:p>19,3<text:s text:c="5"/></text:p>
          </table:table-cell>
          <table:table-cell office:value-type="float" office:value="25989" table:style-name="ce132">
            <text:p>25 989</text:p>
          </table:table-cell>
          <table:table-cell office:value-type="float" office:value="19.45954445392875" table:style-name="ce133">
            <text:p>19,5<text:s text:c="5"/></text:p>
          </table:table-cell>
          <table:table-cell office:value-type="float" office:value="36216" table:style-name="ce132">
            <text:p>36 216</text:p>
          </table:table-cell>
          <table:table-cell office:value-type="float" office:value="20.861630981388359" table:style-name="ce133">
            <text:p>20,9<text:s text:c="5"/></text:p>
          </table:table-cell>
          <table:table-cell office:value-type="float" office:value="-1260" table:style-name="ce118">
            <text:p><text:s/>-1 260</text:p>
          </table:table-cell>
          <table:table-cell office:value-type="float" office:value="-4.8482050098118439" table:style-name="ce119">
            <text:p>-4,8<text:s text:c="3"/></text:p>
          </table:table-cell>
          <table:table-cell office:value-type="float" office:value="-11487" table:style-name="ce118">
            <text:p><text:s/>-11 487</text:p>
          </table:table-cell>
          <table:table-cell office:value-type="float" office:value="-31.718025182239895" table:style-name="ce119">
            <text:p>-31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Secundário</text:p>
          </table:table-cell>
          <table:table-cell office:value-type="float" office:value="37028" table:style-name="ce130">
            <text:p>37 028</text:p>
          </table:table-cell>
          <table:table-cell office:value-type="float" office:value="28.889304996411074" table:style-name="ce131">
            <text:p>28,9<text:s text:c="5"/></text:p>
          </table:table-cell>
          <table:table-cell office:value-type="float" office:value="38826" table:style-name="ce132">
            <text:p>38 826</text:p>
          </table:table-cell>
          <table:table-cell office:value-type="float" office:value="29.071386854755382" table:style-name="ce133">
            <text:p>29,1<text:s text:c="5"/></text:p>
          </table:table-cell>
          <table:table-cell office:value-type="float" office:value="53000" table:style-name="ce132">
            <text:p>53 000</text:p>
          </table:table-cell>
          <table:table-cell office:value-type="float" office:value="30.529778054273883" table:style-name="ce133">
            <text:p>30,5<text:s text:c="5"/></text:p>
          </table:table-cell>
          <table:table-cell office:value-type="float" office:value="-1798" table:style-name="ce118">
            <text:p><text:s/>-1 798</text:p>
          </table:table-cell>
          <table:table-cell office:value-type="float" office:value="-4.6309174264668007" table:style-name="ce119">
            <text:p>-4,6<text:s text:c="3"/></text:p>
          </table:table-cell>
          <table:table-cell office:value-type="float" office:value="-15972" table:style-name="ce118">
            <text:p><text:s/>-15 972</text:p>
          </table:table-cell>
          <table:table-cell office:value-type="float" office:value="-30.135849056603774" table:style-name="ce119">
            <text:p>-30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Superior</text:p>
          </table:table-cell>
          <table:table-cell office:value-type="float" office:value="14244" table:style-name="ce130">
            <text:p>14 244</text:p>
          </table:table-cell>
          <table:table-cell office:value-type="float" office:value="11.113191648722029" table:style-name="ce131">
            <text:p>11,1<text:s text:c="5"/></text:p>
          </table:table-cell>
          <table:table-cell office:value-type="float" office:value="14877" table:style-name="ce132">
            <text:p>14 877</text:p>
          </table:table-cell>
          <table:table-cell office:value-type="float" office:value="11.13931443461072" table:style-name="ce133">
            <text:p>11,1<text:s text:c="5"/></text:p>
          </table:table-cell>
          <table:table-cell office:value-type="float" office:value="18674" table:style-name="ce132">
            <text:p>18 674</text:p>
          </table:table-cell>
          <table:table-cell office:value-type="float" office:value="10.756850478971895" table:style-name="ce133">
            <text:p>10,8<text:s text:c="5"/></text:p>
          </table:table-cell>
          <table:table-cell office:value-type="float" office:value="-633" table:style-name="ce118">
            <text:p><text:s/>- 633</text:p>
          </table:table-cell>
          <table:table-cell office:value-type="float" office:value="-4.254890098810244" table:style-name="ce119">
            <text:p>-4,3<text:s text:c="3"/></text:p>
          </table:table-cell>
          <table:table-cell office:value-type="float" office:value="-4430" table:style-name="ce118">
            <text:p><text:s/>-4 430</text:p>
          </table:table-cell>
          <table:table-cell office:value-type="float" office:value="-23.722823176609189" table:style-name="ce119">
            <text:p>-23,7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129"/>
          <table:table-cell table:style-name="ce130"/>
          <table:table-cell table:style-name="ce122"/>
          <table:table-cell table:style-name="ce132"/>
          <table:table-cell table:style-name="ce124"/>
          <table:table-cell table:style-name="ce132"/>
          <table:table-cell office:value-type="float" office:value="0" table:style-name="ce124">
            <text:p>0,0<text:s text:c="5"/></text:p>
          </table:table-cell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5">
          <table:table-cell/>
          <table:table-cell office:value-type="string" table:style-name="ce134">
            <text:p><text:s text:c="9"/>Mulheres</text:p>
          </table:table-cell>
          <table:table-cell office:value-type="float" office:value="166849" table:style-name="ce125">
            <text:p>166 849</text:p>
          </table:table-cell>
          <table:table-cell office:value-type="float" office:value="100" table:style-name="ce126">
            <text:p>100,0<text:s text:c="5"/></text:p>
          </table:table-cell>
          <table:table-cell office:value-type="float" office:value="172248" table:style-name="ce127">
            <text:p>172 248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223106" table:style-name="ce127">
            <text:p>223 106</text:p>
          </table:table-cell>
          <table:table-cell office:value-type="float" office:value="100" table:style-name="ce128">
            <text:p>100,0<text:s text:c="5"/></text:p>
          </table:table-cell>
          <table:table-cell office:value-type="float" office:value="-5399" table:style-name="ce111">
            <text:p><text:s/>-5 399</text:p>
          </table:table-cell>
          <table:table-cell office:value-type="float" office:value="-3.1344340718034465" table:style-name="ce112">
            <text:p>-3,1<text:s text:c="3"/></text:p>
          </table:table-cell>
          <table:table-cell office:value-type="float" office:value="-56257" table:style-name="ce111">
            <text:p><text:s/>-56 257</text:p>
          </table:table-cell>
          <table:table-cell office:value-type="float" office:value="-25.215368479556805" table:style-name="ce112">
            <text:p>-25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&lt; 25 anos</text:p>
          </table:table-cell>
          <table:table-cell office:value-type="float" office:value="16646" table:style-name="ce130">
            <text:p>16 646</text:p>
          </table:table-cell>
          <table:table-cell office:value-type="float" office:value="9.9766855060563753" table:style-name="ce131">
            <text:p>10,0<text:s text:c="5"/></text:p>
          </table:table-cell>
          <table:table-cell office:value-type="float" office:value="17645" table:style-name="ce132">
            <text:p>17 645</text:p>
          </table:table-cell>
          <table:table-cell office:value-type="float" office:value="10.243950582880498" table:style-name="ce133">
            <text:p>10,2<text:s text:c="5"/></text:p>
          </table:table-cell>
          <table:table-cell office:value-type="float" office:value="24940" table:style-name="ce132">
            <text:p>24 940</text:p>
          </table:table-cell>
          <table:table-cell office:value-type="float" office:value="11.178542934748505" table:style-name="ce133">
            <text:p>11,2<text:s text:c="5"/></text:p>
          </table:table-cell>
          <table:table-cell office:value-type="float" office:value="-999" table:style-name="ce118">
            <text:p><text:s/>- 999</text:p>
          </table:table-cell>
          <table:table-cell office:value-type="float" office:value="-5.6616605270614908" table:style-name="ce119">
            <text:p>-5,7<text:s text:c="3"/></text:p>
          </table:table-cell>
          <table:table-cell office:value-type="float" office:value="-8294" table:style-name="ce118">
            <text:p><text:s/>-8 294</text:p>
          </table:table-cell>
          <table:table-cell office:value-type="float" office:value="-33.255813953488371" table:style-name="ce119">
            <text:p>-33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&gt;= 25 anos</text:p>
          </table:table-cell>
          <table:table-cell office:value-type="float" office:value="150203" table:style-name="ce130">
            <text:p>150 203</text:p>
          </table:table-cell>
          <table:table-cell office:value-type="float" office:value="90.02331449394363" table:style-name="ce131">
            <text:p>90,0<text:s text:c="5"/></text:p>
          </table:table-cell>
          <table:table-cell office:value-type="float" office:value="154603" table:style-name="ce132">
            <text:p>154 603</text:p>
          </table:table-cell>
          <table:table-cell office:value-type="float" office:value="89.756049417119499" table:style-name="ce133">
            <text:p>89,8<text:s text:c="5"/></text:p>
          </table:table-cell>
          <table:table-cell office:value-type="float" office:value="198166" table:style-name="ce132">
            <text:p>198 166</text:p>
          </table:table-cell>
          <table:table-cell office:value-type="float" office:value="88.821457065251494" table:style-name="ce133">
            <text:p>88,8<text:s text:c="5"/></text:p>
          </table:table-cell>
          <table:table-cell office:value-type="float" office:value="-4400" table:style-name="ce118">
            <text:p><text:s/>-4 400</text:p>
          </table:table-cell>
          <table:table-cell office:value-type="float" office:value="-2.8459991073911892" table:style-name="ce119">
            <text:p>-2,8<text:s text:c="3"/></text:p>
          </table:table-cell>
          <table:table-cell office:value-type="float" office:value="-47963" table:style-name="ce118">
            <text:p><text:s/>-47 963</text:p>
          </table:table-cell>
          <table:table-cell office:value-type="float" office:value="-24.203445596116389" table:style-name="ce119">
            <text:p>-24,2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Inscritos &lt; 1 ano</text:p>
          </table:table-cell>
          <table:table-cell office:value-type="float" office:value="83381" table:style-name="ce130">
            <text:p>83 381</text:p>
          </table:table-cell>
          <table:table-cell office:value-type="float" office:value="49.973928522196715" table:style-name="ce131">
            <text:p>50,0<text:s text:c="5"/></text:p>
          </table:table-cell>
          <table:table-cell office:value-type="float" office:value="85669" table:style-name="ce132">
            <text:p>85 669</text:p>
          </table:table-cell>
          <table:table-cell office:value-type="float" office:value="49.73584598950351" table:style-name="ce133">
            <text:p>49,7<text:s text:c="5"/></text:p>
          </table:table-cell>
          <table:table-cell office:value-type="float" office:value="128170" table:style-name="ce132">
            <text:p>128 170</text:p>
          </table:table-cell>
          <table:table-cell office:value-type="float" office:value="57.448029187919644" table:style-name="ce133">
            <text:p>57,4<text:s text:c="5"/></text:p>
          </table:table-cell>
          <table:table-cell office:value-type="float" office:value="-2288" table:style-name="ce118">
            <text:p><text:s/>-2 288</text:p>
          </table:table-cell>
          <table:table-cell office:value-type="float" office:value="-2.6707443766123102" table:style-name="ce119">
            <text:p>-2,7<text:s text:c="3"/></text:p>
          </table:table-cell>
          <table:table-cell office:value-type="float" office:value="-44789" table:style-name="ce118">
            <text:p><text:s/>-44 789</text:p>
          </table:table-cell>
          <table:table-cell office:value-type="float" office:value="-34.944994928610441" table:style-name="ce119">
            <text:p>-34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Inscritos &gt;= 1 ano</text:p>
          </table:table-cell>
          <table:table-cell office:value-type="float" office:value="83468" table:style-name="ce130">
            <text:p>83 468</text:p>
          </table:table-cell>
          <table:table-cell office:value-type="float" office:value="50.026071477803278" table:style-name="ce131">
            <text:p>50,0<text:s text:c="5"/></text:p>
          </table:table-cell>
          <table:table-cell office:value-type="float" office:value="86579" table:style-name="ce132">
            <text:p>86 579</text:p>
          </table:table-cell>
          <table:table-cell office:value-type="float" office:value="50.264154010496497" table:style-name="ce133">
            <text:p>50,3<text:s text:c="5"/></text:p>
          </table:table-cell>
          <table:table-cell office:value-type="float" office:value="94936" table:style-name="ce132">
            <text:p>94 936</text:p>
          </table:table-cell>
          <table:table-cell office:value-type="float" office:value="42.551970812080356" table:style-name="ce133">
            <text:p>42,6<text:s text:c="5"/></text:p>
          </table:table-cell>
          <table:table-cell office:value-type="float" office:value="-3111" table:style-name="ce118">
            <text:p><text:s/>-3 111</text:p>
          </table:table-cell>
          <table:table-cell office:value-type="float" office:value="-3.5932500952886954" table:style-name="ce119">
            <text:p>-3,6<text:s text:c="3"/></text:p>
          </table:table-cell>
          <table:table-cell office:value-type="float" office:value="-11468" table:style-name="ce118">
            <text:p><text:s/>-11 468</text:p>
          </table:table-cell>
          <table:table-cell office:value-type="float" office:value="-12.079716861885901" table:style-name="ce119">
            <text:p>-12,1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Primeiro Emprego</text:p>
          </table:table-cell>
          <table:table-cell office:value-type="float" office:value="17172" table:style-name="ce130">
            <text:p>17 172</text:p>
          </table:table-cell>
          <table:table-cell office:value-type="float" office:value="10.291940616965039" table:style-name="ce131">
            <text:p>10,3<text:s text:c="5"/></text:p>
          </table:table-cell>
          <table:table-cell office:value-type="float" office:value="17584" table:style-name="ce132">
            <text:p>17 584</text:p>
          </table:table-cell>
          <table:table-cell office:value-type="float" office:value="10.208536528726023" table:style-name="ce133">
            <text:p>10,2<text:s text:c="5"/></text:p>
          </table:table-cell>
          <table:table-cell office:value-type="float" office:value="19053" table:style-name="ce132">
            <text:p>19 053</text:p>
          </table:table-cell>
          <table:table-cell office:value-type="float" office:value="8.5398868699183357" table:style-name="ce133">
            <text:p>8,5<text:s text:c="5"/></text:p>
          </table:table-cell>
          <table:table-cell office:value-type="float" office:value="-412" table:style-name="ce118">
            <text:p><text:s/>- 412</text:p>
          </table:table-cell>
          <table:table-cell office:value-type="float" office:value="-2.343039126478617" table:style-name="ce119">
            <text:p>-2,3<text:s text:c="3"/></text:p>
          </table:table-cell>
          <table:table-cell office:value-type="float" office:value="-1881" table:style-name="ce118">
            <text:p><text:s/>-1 881</text:p>
          </table:table-cell>
          <table:table-cell office:value-type="float" office:value="-9.8724610297590925" table:style-name="ce119">
            <text:p>-9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Novo Emprego</text:p>
          </table:table-cell>
          <table:table-cell office:value-type="float" office:value="149677" table:style-name="ce130">
            <text:p>149 677</text:p>
          </table:table-cell>
          <table:table-cell office:value-type="float" office:value="89.70805938303495" table:style-name="ce131">
            <text:p>89,7<text:s text:c="5"/></text:p>
          </table:table-cell>
          <table:table-cell office:value-type="float" office:value="154664" table:style-name="ce132">
            <text:p>154 664</text:p>
          </table:table-cell>
          <table:table-cell office:value-type="float" office:value="89.791463471273985" table:style-name="ce133">
            <text:p>89,8<text:s text:c="5"/></text:p>
          </table:table-cell>
          <table:table-cell office:value-type="float" office:value="204053" table:style-name="ce132">
            <text:p>204 053</text:p>
          </table:table-cell>
          <table:table-cell office:value-type="float" office:value="91.460113130081666" table:style-name="ce133">
            <text:p>91,5<text:s text:c="5"/></text:p>
          </table:table-cell>
          <table:table-cell office:value-type="float" office:value="-4987" table:style-name="ce118">
            <text:p><text:s/>-4 987</text:p>
          </table:table-cell>
          <table:table-cell office:value-type="float" office:value="-3.2244090415351994" table:style-name="ce119">
            <text:p>-3,2<text:s text:c="3"/></text:p>
          </table:table-cell>
          <table:table-cell office:value-type="float" office:value="-54376" table:style-name="ce118">
            <text:p><text:s/>-54 376</text:p>
          </table:table-cell>
          <table:table-cell office:value-type="float" office:value="-26.647978711413213" table:style-name="ce119">
            <text:p>-26,6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2"/>
          <table:table-cell table:style-name="ce133"/>
          <table:table-cell table:style-name="ce118"/>
          <table:table-cell table:style-name="ce119"/>
          <table:table-cell table:style-name="ce118"/>
          <table:table-cell table:style-name="ce119"/>
          <table:table-cell table:style-name="ce1"/>
          <table:table-cell table:style-name="ce249"/>
          <table:table-cell table:number-columns-repeated="16370"/>
        </table:table-row>
        <table:table-row table:style-name="ro5">
          <table:table-cell/>
          <table:table-cell office:value-type="string" table:style-name="ce129">
            <text:p><text:s text:c="13"/>Nenhum <text:s/>Nível de Instrução</text:p>
          </table:table-cell>
          <table:table-cell office:value-type="float" office:value="15217" table:style-name="ce130">
            <text:p>15 217</text:p>
          </table:table-cell>
          <table:table-cell office:value-type="float" office:value="9.1202224766105893" table:style-name="ce131">
            <text:p>9,1<text:s text:c="5"/></text:p>
          </table:table-cell>
          <table:table-cell office:value-type="float" office:value="15645" table:style-name="ce132">
            <text:p>15 645</text:p>
          </table:table-cell>
          <table:table-cell office:value-type="float" office:value="9.0828340532255822" table:style-name="ce133">
            <text:p>9,1<text:s text:c="5"/></text:p>
          </table:table-cell>
          <table:table-cell office:value-type="float" office:value="16316" table:style-name="ce132">
            <text:p>16 316</text:p>
          </table:table-cell>
          <table:table-cell office:value-type="float" office:value="7.313115738707161" table:style-name="ce133">
            <text:p>7,3<text:s text:c="5"/></text:p>
          </table:table-cell>
          <table:table-cell office:value-type="float" office:value="-428" table:style-name="ce118">
            <text:p><text:s/>- 428</text:p>
          </table:table-cell>
          <table:table-cell office:value-type="float" office:value="-2.7356983061681048" table:style-name="ce119">
            <text:p>-2,7<text:s text:c="3"/></text:p>
          </table:table-cell>
          <table:table-cell office:value-type="float" office:value="-1099" table:style-name="ce118">
            <text:p><text:s/>-1 099</text:p>
          </table:table-cell>
          <table:table-cell office:value-type="float" office:value="-6.735719539102722" table:style-name="ce119">
            <text:p>-6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Básico - 1º Ciclo</text:p>
          </table:table-cell>
          <table:table-cell office:value-type="float" office:value="22595" table:style-name="ce130">
            <text:p>22 595</text:p>
          </table:table-cell>
          <table:table-cell office:value-type="float" office:value="13.542184849774348" table:style-name="ce131">
            <text:p>13,5<text:s text:c="5"/></text:p>
          </table:table-cell>
          <table:table-cell office:value-type="float" office:value="23155" table:style-name="ce132">
            <text:p>23 155</text:p>
          </table:table-cell>
          <table:table-cell office:value-type="float" office:value="13.442826622079792" table:style-name="ce133">
            <text:p>13,4<text:s text:c="5"/></text:p>
          </table:table-cell>
          <table:table-cell office:value-type="float" office:value="29141" table:style-name="ce132">
            <text:p>29 141</text:p>
          </table:table-cell>
          <table:table-cell office:value-type="float" office:value="13.06150439701308" table:style-name="ce133">
            <text:p>13,1<text:s text:c="5"/></text:p>
          </table:table-cell>
          <table:table-cell office:value-type="float" office:value="-560" table:style-name="ce118">
            <text:p><text:s/>- 560</text:p>
          </table:table-cell>
          <table:table-cell office:value-type="float" office:value="-2.4184841286979055" table:style-name="ce119">
            <text:p>-2,4<text:s text:c="3"/></text:p>
          </table:table-cell>
          <table:table-cell office:value-type="float" office:value="-6546" table:style-name="ce118">
            <text:p><text:s/>-6 546</text:p>
          </table:table-cell>
          <table:table-cell office:value-type="float" office:value="-22.463196184070551" table:style-name="ce119">
            <text:p>-22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Básico - 2º Ciclo</text:p>
          </table:table-cell>
          <table:table-cell office:value-type="float" office:value="20360" table:style-name="ce130">
            <text:p>20 360</text:p>
          </table:table-cell>
          <table:table-cell office:value-type="float" office:value="12.202650300571175" table:style-name="ce131">
            <text:p>12,2<text:s text:c="5"/></text:p>
          </table:table-cell>
          <table:table-cell office:value-type="float" office:value="21190" table:style-name="ce132">
            <text:p>21 190</text:p>
          </table:table-cell>
          <table:table-cell office:value-type="float" office:value="12.302029631693836" table:style-name="ce133">
            <text:p>12,3<text:s text:c="5"/></text:p>
          </table:table-cell>
          <table:table-cell office:value-type="float" office:value="28693" table:style-name="ce132">
            <text:p>28 693</text:p>
          </table:table-cell>
          <table:table-cell office:value-type="float" office:value="12.860702984231711" table:style-name="ce133">
            <text:p>12,9<text:s text:c="5"/></text:p>
          </table:table-cell>
          <table:table-cell office:value-type="float" office:value="-830" table:style-name="ce118">
            <text:p><text:s/>- 830</text:p>
          </table:table-cell>
          <table:table-cell office:value-type="float" office:value="-3.9169419537517696" table:style-name="ce119">
            <text:p>-3,9<text:s text:c="3"/></text:p>
          </table:table-cell>
          <table:table-cell office:value-type="float" office:value="-8333" table:style-name="ce118">
            <text:p><text:s/>-8 333</text:p>
          </table:table-cell>
          <table:table-cell office:value-type="float" office:value="-29.041926602307182" table:style-name="ce119">
            <text:p>-29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Básico - 3º Ciclo</text:p>
          </table:table-cell>
          <table:table-cell office:value-type="float" office:value="30701" table:style-name="ce130">
            <text:p>30 701</text:p>
          </table:table-cell>
          <table:table-cell office:value-type="float" office:value="18.400469885944776" table:style-name="ce131">
            <text:p>18,4<text:s text:c="5"/></text:p>
          </table:table-cell>
          <table:table-cell office:value-type="float" office:value="31982" table:style-name="ce132">
            <text:p>31 982</text:p>
          </table:table-cell>
          <table:table-cell office:value-type="float" office:value="18.567414425711764" table:style-name="ce133">
            <text:p>18,6<text:s text:c="5"/></text:p>
          </table:table-cell>
          <table:table-cell office:value-type="float" office:value="44683" table:style-name="ce132">
            <text:p>44 683</text:p>
          </table:table-cell>
          <table:table-cell office:value-type="float" office:value="20.027699837745285" table:style-name="ce133">
            <text:p>20,0<text:s text:c="5"/></text:p>
          </table:table-cell>
          <table:table-cell office:value-type="float" office:value="-1281" table:style-name="ce118">
            <text:p><text:s/>-1 281</text:p>
          </table:table-cell>
          <table:table-cell office:value-type="float" office:value="-4.0053780251391409" table:style-name="ce119">
            <text:p>-4,0<text:s text:c="3"/></text:p>
          </table:table-cell>
          <table:table-cell office:value-type="float" office:value="-13982" table:style-name="ce118">
            <text:p><text:s/>-13 982</text:p>
          </table:table-cell>
          <table:table-cell office:value-type="float" office:value="-31.291542644853749" table:style-name="ce119">
            <text:p>-31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Secundário</text:p>
          </table:table-cell>
          <table:table-cell office:value-type="float" office:value="52711" table:style-name="ce130">
            <text:p>52 711</text:p>
          </table:table-cell>
          <table:table-cell office:value-type="float" office:value="31.592038310088761" table:style-name="ce131">
            <text:p>31,6<text:s text:c="5"/></text:p>
          </table:table-cell>
          <table:table-cell office:value-type="float" office:value="53973" table:style-name="ce132">
            <text:p>53 973</text:p>
          </table:table-cell>
          <table:table-cell office:value-type="float" office:value="31.334471227532397" table:style-name="ce133">
            <text:p>31,3<text:s text:c="5"/></text:p>
          </table:table-cell>
          <table:table-cell office:value-type="float" office:value="71719" table:style-name="ce132">
            <text:p>71 719</text:p>
          </table:table-cell>
          <table:table-cell office:value-type="float" office:value="32.145706525149478" table:style-name="ce133">
            <text:p>32,1<text:s text:c="5"/></text:p>
          </table:table-cell>
          <table:table-cell office:value-type="float" office:value="-1262" table:style-name="ce118">
            <text:p><text:s/>-1 262</text:p>
          </table:table-cell>
          <table:table-cell office:value-type="float" office:value="-2.3382061401070904" table:style-name="ce119">
            <text:p>-2,3<text:s text:c="3"/></text:p>
          </table:table-cell>
          <table:table-cell office:value-type="float" office:value="-19008" table:style-name="ce118">
            <text:p><text:s/>-19 008</text:p>
          </table:table-cell>
          <table:table-cell office:value-type="float" office:value="-26.503437025056119" table:style-name="ce119">
            <text:p>-26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9">
            <text:p><text:s text:c="13"/>Superior</text:p>
          </table:table-cell>
          <table:table-cell office:value-type="float" office:value="25265" table:style-name="ce130">
            <text:p>25 265</text:p>
          </table:table-cell>
          <table:table-cell office:value-type="float" office:value="15.142434177010349" table:style-name="ce131">
            <text:p>15,1<text:s text:c="5"/></text:p>
          </table:table-cell>
          <table:table-cell office:value-type="float" office:value="26303" table:style-name="ce132">
            <text:p>26 303</text:p>
          </table:table-cell>
          <table:table-cell office:value-type="float" office:value="15.27042403975663" table:style-name="ce133">
            <text:p>15,3<text:s text:c="5"/></text:p>
          </table:table-cell>
          <table:table-cell office:value-type="float" office:value="32554" table:style-name="ce132">
            <text:p>32 554</text:p>
          </table:table-cell>
          <table:table-cell office:value-type="float" office:value="14.591270517153282" table:style-name="ce133">
            <text:p>14,6<text:s text:c="5"/></text:p>
          </table:table-cell>
          <table:table-cell office:value-type="float" office:value="-1038" table:style-name="ce118">
            <text:p><text:s/>-1 038</text:p>
          </table:table-cell>
          <table:table-cell office:value-type="float" office:value="-3.9463179105045052" table:style-name="ce119">
            <text:p>-3,9<text:s text:c="3"/></text:p>
          </table:table-cell>
          <table:table-cell office:value-type="float" office:value="-7289" table:style-name="ce118">
            <text:p><text:s/>-7 289</text:p>
          </table:table-cell>
          <table:table-cell office:value-type="float" office:value="-22.390489647969527" table:style-name="ce119">
            <text:p>-22,4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135"/>
          <table:table-cell table:style-name="ce136"/>
          <table:table-cell table:style-name="ce137"/>
          <table:table-cell table:style-name="ce138"/>
          <table:table-cell table:style-name="ce139"/>
          <table:table-cell table:style-name="ce138"/>
          <table:table-cell table:style-name="ce139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1">
          <table:table-cell/>
          <table:table-cell office:value-type="string" table:style-name="ce160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58"/>
        <table:table-column table:style-name="co16" table:default-cell-style-name="ce58"/>
        <table:table-column table:style-name="co17" table:default-cell-style-name="ce1"/>
        <table:table-column table:style-name="co15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4" draw:name="Picture 184" svg:x="0.22749in" svg:y="0.1171in" svg:width="2.45896in" svg:height="0.6632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8" draw:name="CaixaDeTexto 8" svg:x="0.68508in" svg:y="0.24186in" svg:width="1.87628in" svg:height="0.52305in">
                <draw:text-box>
                  <text:p text:style-name="a37" text:class-names="" text:cond-style-name=""><text:span text:style-name="a35" text:class-names="">ABRIL 2022</text:span><text:span text:style-name="a3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9" draw:style-name="a33" draw:name="Text Box 122" svg:x="0in" svg:y="0in" svg:width="0.97917in" svg:height="0.32292in">
              <draw:text-box>
                <text:p text:style-name="a30" text:class-names="" text:cond-style-name=""><text:span text:style-name="a27" text:class-names="">Página 7</text:span><text:span text:style-name="a28" text:class-names="">/14</text:span><text:span text:style-name="a29" text:class-names=""/></text:p>
                <text:p text:style-name="a32" text:class-names="" text:cond-style-name=""><text:span text:style-name="a3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number-columns-repeated="3" table:style-name="ce3"/>
          <table:table-cell table:number-columns-repeated="4" table:style-name="ce13"/>
          <table:table-cell table:number-columns-repeated="4" table:style-name="ce3"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158">
            <text:p>Quadro 3 - <text:s/>DESEMPREGO REGISTADO, <text:s text:c="2"/>POR <text:s/>REGIÕES<text:s text:c="3"/></text:p>
          </table:table-cell>
          <table:table-cell table:number-columns-repeated="8" table:style-name="ce158"/>
          <table:table-cell table:number-columns-spanned="2" table:number-rows-spanned="1" table:style-name="ce252"/>
          <table:covered-table-cell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5">
          <table:table-cell/>
          <table:table-cell table:style-name="ce31"/>
          <table:table-cell table:style-name="ce88"/>
          <table:table-cell table:style-name="ce89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4">
            <text:p>Variação</text:p>
          </table:table-cell>
          <table:covered-table-cell table:number-columns-repeated="3"/>
          <table:table-cell table:style-name="ce15"/>
          <table:table-cell table:number-columns-repeated="16371"/>
        </table:table-row>
        <table:table-row table:style-name="ro5">
          <table:table-cell/>
          <table:table-cell table:style-name="ce28"/>
          <table:table-cell office:value-type="string" table:style-name="ce176">
            <text:p>ABRIL 2022</text:p>
          </table:table-cell>
          <table:table-cell office:value-type="string" table:style-name="ce90">
            <text:p>%</text:p>
          </table:table-cell>
          <table:table-cell office:value-type="string" table:style-name="ce167">
            <text:p>MARÇO 2022</text:p>
          </table:table-cell>
          <table:table-cell office:value-type="string" table:style-name="ce56">
            <text:p>%</text:p>
          </table:table-cell>
          <table:table-cell office:value-type="string" table:style-name="ce167">
            <text:p>ABRIL 2021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66">
            <text:p>Mês <text:s/>homólogo<text:span text:style-name="T2">(1)<text:s/></text:span></text:p>
          </table:table-cell>
          <table:covered-table-cell/>
          <table:table-cell table:style-name="ce15"/>
          <table:table-cell table:number-columns-repeated="16371"/>
        </table:table-row>
        <table:table-row table:style-name="ro5">
          <table:table-cell/>
          <table:table-cell table:style-name="ce33"/>
          <table:table-cell table:style-name="ce91"/>
          <table:table-cell table:style-name="ce92"/>
          <table:table-cell table:style-name="ce49"/>
          <table:table-cell table:style-name="ce51"/>
          <table:table-cell table:style-name="ce49"/>
          <table:table-cell table:style-name="ce203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style-name="ce16"/>
          <table:table-cell table:number-columns-repeated="16371"/>
        </table:table-row>
        <table:table-row table:style-name="ro10">
          <table:table-cell/>
          <table:table-cell table:style-name="ce218"/>
          <table:table-cell table:style-name="ce229"/>
          <table:table-cell table:style-name="ce219"/>
          <table:table-cell table:style-name="ce233"/>
          <table:table-cell table:style-name="ce220"/>
          <table:table-cell table:style-name="ce233"/>
          <table:table-cell table:style-name="ce220"/>
          <table:table-cell table:style-name="ce221"/>
          <table:table-cell table:number-columns-repeated="3" table:style-name="ce222"/>
          <table:table-cell table:style-name="ce5"/>
          <table:table-cell table:number-columns-repeated="16371"/>
        </table:table-row>
        <table:table-row table:style-name="ro17">
          <table:table-cell/>
          <table:table-cell office:value-type="string" table:style-name="ce223">
            <text:p>PORTUGAL</text:p>
          </table:table-cell>
          <table:table-cell office:value-type="float" office:value="314435" table:style-name="ce230">
            <text:p>314 435</text:p>
          </table:table-cell>
          <table:table-cell office:value-type="float" office:value="100" table:style-name="ce212">
            <text:p>100,0<text:s text:c="5"/></text:p>
          </table:table-cell>
          <table:table-cell office:value-type="float" office:value="326251" table:style-name="ce234">
            <text:p>326 251</text:p>
          </table:table-cell>
          <table:table-cell office:value-type="float" office:value="100" table:style-name="ce213">
            <text:p>100,0<text:s text:c="5"/></text:p>
          </table:table-cell>
          <table:table-cell office:value-type="float" office:value="423888" table:style-name="ce234">
            <text:p>423 888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-11816" table:style-name="ce111">
            <text:p><text:s/>-11 816</text:p>
          </table:table-cell>
          <table:table-cell office:value-type="float" office:value="-3.6217513509537134" table:style-name="ce112">
            <text:p>-3,6<text:s text:c="3"/></text:p>
          </table:table-cell>
          <table:table-cell office:value-type="float" office:value="-109453" table:style-name="ce111">
            <text:p><text:s/>-109 453</text:p>
          </table:table-cell>
          <table:table-cell office:value-type="float" office:value="-25.821207488770622" table:style-name="ce112">
            <text:p>-25,8<text:s text:c="3"/></text:p>
          </table:table-cell>
          <table:table-cell table:style-name="ce8"/>
          <table:table-cell table:number-columns-repeated="16371"/>
        </table:table-row>
        <table:table-row table:style-name="ro18">
          <table:table-cell/>
          <table:table-cell office:value-type="string" table:style-name="ce237">
            <text:p>CONTINENTE</text:p>
          </table:table-cell>
          <table:table-cell office:value-type="float" office:value="295021" table:style-name="ce230">
            <text:p>295 021</text:p>
          </table:table-cell>
          <table:table-cell office:value-type="float" office:value="93.825750950116884" table:style-name="ce212">
            <text:p>93,8<text:s text:c="5"/></text:p>
          </table:table-cell>
          <table:table-cell office:value-type="float" office:value="305802" table:style-name="ce234">
            <text:p>305 802</text:p>
          </table:table-cell>
          <table:table-cell office:value-type="float" office:value="93.732126491566319" table:style-name="ce213">
            <text:p>93,7<text:s text:c="5"/></text:p>
          </table:table-cell>
          <table:table-cell office:value-type="float" office:value="396707" table:style-name="ce234">
            <text:p>396 707</text:p>
          </table:table-cell>
          <table:table-cell office:value-type="float" office:value="93.587692975502961" table:style-name="ce214">
            <text:p>93,6<text:s text:c="5"/></text:p>
          </table:table-cell>
          <table:table-cell office:value-type="float" office:value="-10781" table:style-name="ce111">
            <text:p><text:s/>-10 781</text:p>
          </table:table-cell>
          <table:table-cell office:value-type="float" office:value="-3.5254838097854164" table:style-name="ce112">
            <text:p>-3,5<text:s text:c="3"/></text:p>
          </table:table-cell>
          <table:table-cell office:value-type="float" office:value="-101686" table:style-name="ce111">
            <text:p><text:s/>-101 686</text:p>
          </table:table-cell>
          <table:table-cell office:value-type="float" office:value="-25.632519718583236" table:style-name="ce112">
            <text:p>-25,6<text:s text:c="3"/></text:p>
          </table:table-cell>
          <table:table-cell table:style-name="ce6"/>
          <table:table-cell table:number-columns-repeated="16371"/>
        </table:table-row>
        <table:table-row table:style-name="ro17">
          <table:table-cell/>
          <table:table-cell office:value-type="string" table:style-name="ce238">
            <text:p>Norte</text:p>
          </table:table-cell>
          <table:table-cell office:value-type="float" office:value="119590" table:style-name="ce231">
            <text:p>119 590</text:p>
          </table:table-cell>
          <table:table-cell office:value-type="float" office:value="38.03329781989919" table:style-name="ce215">
            <text:p>38,0<text:s text:c="5"/></text:p>
          </table:table-cell>
          <table:table-cell office:value-type="float" office:value="122072" table:style-name="ce235">
            <text:p>122 072</text:p>
          </table:table-cell>
          <table:table-cell office:value-type="float" office:value="37.416590293976107" table:style-name="ce216">
            <text:p>37,4<text:s text:c="5"/></text:p>
          </table:table-cell>
          <table:table-cell office:value-type="float" office:value="156362" table:style-name="ce235">
            <text:p>156 362</text:p>
          </table:table-cell>
          <table:table-cell office:value-type="float" office:value="36.887574076171063" table:style-name="ce217">
            <text:p>36,9<text:s text:c="5"/></text:p>
          </table:table-cell>
          <table:table-cell office:value-type="float" office:value="-2482" table:style-name="ce118">
            <text:p><text:s/>-2 482</text:p>
          </table:table-cell>
          <table:table-cell office:value-type="float" office:value="-2.0332262926797298" table:style-name="ce119">
            <text:p>-2,0<text:s text:c="3"/></text:p>
          </table:table-cell>
          <table:table-cell office:value-type="float" office:value="-36772" table:style-name="ce118">
            <text:p><text:s/>-36 772</text:p>
          </table:table-cell>
          <table:table-cell office:value-type="float" office:value="-23.517222854657781" table:style-name="ce119">
            <text:p>-23,5<text:s text:c="3"/>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238">
            <text:p>Centro</text:p>
          </table:table-cell>
          <table:table-cell office:value-type="float" office:value="40634" table:style-name="ce231">
            <text:p>40 634</text:p>
          </table:table-cell>
          <table:table-cell office:value-type="float" office:value="12.922861640720656" table:style-name="ce215">
            <text:p>12,9<text:s text:c="5"/></text:p>
          </table:table-cell>
          <table:table-cell office:value-type="float" office:value="41140" table:style-name="ce235">
            <text:p>41 140</text:p>
          </table:table-cell>
          <table:table-cell office:value-type="float" office:value="12.609923034718667" table:style-name="ce216">
            <text:p>12,6<text:s text:c="5"/></text:p>
          </table:table-cell>
          <table:table-cell office:value-type="float" office:value="50187" table:style-name="ce235">
            <text:p>50 187</text:p>
          </table:table-cell>
          <table:table-cell office:value-type="float" office:value="11.839684067489525" table:style-name="ce217">
            <text:p>11,8<text:s text:c="5"/></text:p>
          </table:table-cell>
          <table:table-cell office:value-type="float" office:value="-506" table:style-name="ce118">
            <text:p><text:s/>- 506</text:p>
          </table:table-cell>
          <table:table-cell office:value-type="float" office:value="-1.2299465240641712" table:style-name="ce119">
            <text:p>-1,2<text:s text:c="3"/></text:p>
          </table:table-cell>
          <table:table-cell office:value-type="float" office:value="-9553" table:style-name="ce118">
            <text:p><text:s/>-9 553</text:p>
          </table:table-cell>
          <table:table-cell office:value-type="float" office:value="-19.034809811305717" table:style-name="ce119">
            <text:p>-19,0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38">
            <text:p>Lisboa V. Tejo</text:p>
          </table:table-cell>
          <table:table-cell office:value-type="float" office:value="105748" table:style-name="ce231">
            <text:p>105 748</text:p>
          </table:table-cell>
          <table:table-cell office:value-type="float" office:value="33.631116128929669" table:style-name="ce215">
            <text:p>33,6<text:s text:c="5"/></text:p>
          </table:table-cell>
          <table:table-cell office:value-type="float" office:value="109451" table:style-name="ce235">
            <text:p>109 451</text:p>
          </table:table-cell>
          <table:table-cell office:value-type="float" office:value="33.548096404302207" table:style-name="ce216">
            <text:p>33,5<text:s text:c="5"/></text:p>
          </table:table-cell>
          <table:table-cell office:value-type="float" office:value="140134" table:style-name="ce235">
            <text:p>140 134</text:p>
          </table:table-cell>
          <table:table-cell office:value-type="float" office:value="33.059204318121765" table:style-name="ce217">
            <text:p>33,1<text:s text:c="5"/></text:p>
          </table:table-cell>
          <table:table-cell office:value-type="float" office:value="-3703" table:style-name="ce118">
            <text:p><text:s/>-3 703</text:p>
          </table:table-cell>
          <table:table-cell office:value-type="float" office:value="-3.3832491251793035" table:style-name="ce119">
            <text:p>-3,4<text:s text:c="3"/></text:p>
          </table:table-cell>
          <table:table-cell office:value-type="float" office:value="-34386" table:style-name="ce118">
            <text:p><text:s/>-34 386</text:p>
          </table:table-cell>
          <table:table-cell office:value-type="float" office:value="-24.537942255269957" table:style-name="ce119">
            <text:p>-24,5<text:s text:c="3"/></text:p>
          </table:table-cell>
          <table:table-cell table:style-name="ce7"/>
          <table:table-cell table:number-columns-repeated="16371"/>
        </table:table-row>
        <table:table-row table:style-name="ro1">
          <table:table-cell/>
          <table:table-cell office:value-type="string" table:style-name="ce238">
            <text:p>Alentejo</text:p>
          </table:table-cell>
          <table:table-cell office:value-type="float" office:value="14120" table:style-name="ce231">
            <text:p>14 120</text:p>
          </table:table-cell>
          <table:table-cell office:value-type="float" office:value="4.4905942404630528" table:style-name="ce215">
            <text:p>4,5<text:s text:c="5"/></text:p>
          </table:table-cell>
          <table:table-cell office:value-type="float" office:value="14550" table:style-name="ce235">
            <text:p>14 550</text:p>
          </table:table-cell>
          <table:table-cell office:value-type="float" office:value="4.4597564451909726" table:style-name="ce216">
            <text:p>4,5<text:s text:c="5"/></text:p>
          </table:table-cell>
          <table:table-cell office:value-type="float" office:value="17753" table:style-name="ce235">
            <text:p>17 753</text:p>
          </table:table-cell>
          <table:table-cell office:value-type="float" office:value="4.188134601592874" table:style-name="ce217">
            <text:p>4,2<text:s text:c="5"/></text:p>
          </table:table-cell>
          <table:table-cell office:value-type="float" office:value="-430" table:style-name="ce118">
            <text:p><text:s/>- 430</text:p>
          </table:table-cell>
          <table:table-cell office:value-type="float" office:value="-2.9553264604810994" table:style-name="ce119">
            <text:p>-3,0<text:s text:c="3"/></text:p>
          </table:table-cell>
          <table:table-cell office:value-type="float" office:value="-3633" table:style-name="ce118">
            <text:p><text:s/>-3 633</text:p>
          </table:table-cell>
          <table:table-cell office:value-type="float" office:value="-20.464146904748493" table:style-name="ce119">
            <text:p>-20,5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38">
            <text:p>Algarve</text:p>
          </table:table-cell>
          <table:table-cell office:value-type="float" office:value="14929" table:style-name="ce231">
            <text:p>14 929</text:p>
          </table:table-cell>
          <table:table-cell office:value-type="float" office:value="4.7478811201043145" table:style-name="ce215">
            <text:p>4,7<text:s text:c="5"/></text:p>
          </table:table-cell>
          <table:table-cell office:value-type="float" office:value="18589" table:style-name="ce235">
            <text:p>18 589</text:p>
          </table:table-cell>
          <table:table-cell office:value-type="float" office:value="5.6977603133783497" table:style-name="ce216">
            <text:p>5,7<text:s text:c="5"/></text:p>
          </table:table-cell>
          <table:table-cell office:value-type="float" office:value="32271" table:style-name="ce235">
            <text:p>32 271</text:p>
          </table:table-cell>
          <table:table-cell office:value-type="float" office:value="7.613095912127732" table:style-name="ce217">
            <text:p>7,6<text:s text:c="5"/></text:p>
          </table:table-cell>
          <table:table-cell office:value-type="float" office:value="-3660" table:style-name="ce118">
            <text:p><text:s/>-3 660</text:p>
          </table:table-cell>
          <table:table-cell office:value-type="float" office:value="-19.689063424605948" table:style-name="ce119">
            <text:p>-19,7<text:s text:c="3"/></text:p>
          </table:table-cell>
          <table:table-cell office:value-type="float" office:value="-17342" table:style-name="ce118">
            <text:p><text:s/>-17 342</text:p>
          </table:table-cell>
          <table:table-cell office:value-type="float" office:value="-53.73865080102879" table:style-name="ce119">
            <text:p>-53,7<text:s text:c="3"/></text:p>
          </table:table-cell>
          <table:table-cell table:style-name="ce7"/>
          <table:table-cell table:number-columns-repeated="16371"/>
        </table:table-row>
        <table:table-row table:style-name="ro18">
          <table:table-cell/>
          <table:table-cell office:value-type="string" table:style-name="ce237">
            <text:p>REG.AUTÓNOMAS</text:p>
          </table:table-cell>
          <table:table-cell office:value-type="float" office:value="19414" table:style-name="ce230">
            <text:p>19 414</text:p>
          </table:table-cell>
          <table:table-cell office:value-type="float" office:value="6.174249049883124" table:style-name="ce212">
            <text:p>6,2<text:s text:c="5"/></text:p>
          </table:table-cell>
          <table:table-cell office:value-type="float" office:value="20449" table:style-name="ce234">
            <text:p>20 449</text:p>
          </table:table-cell>
          <table:table-cell office:value-type="float" office:value="6.2678735084336914" table:style-name="ce213">
            <text:p>6,3<text:s text:c="5"/></text:p>
          </table:table-cell>
          <table:table-cell office:value-type="float" office:value="27181" table:style-name="ce234">
            <text:p>27 181</text:p>
          </table:table-cell>
          <table:table-cell office:value-type="float" office:value="6.4123070244970366" table:style-name="ce214">
            <text:p>6,4<text:s text:c="5"/></text:p>
          </table:table-cell>
          <table:table-cell office:value-type="float" office:value="-1035" table:style-name="ce111">
            <text:p><text:s/>-1 035</text:p>
          </table:table-cell>
          <table:table-cell office:value-type="float" office:value="-5.0613721942393264" table:style-name="ce112">
            <text:p>-5,1<text:s text:c="3"/></text:p>
          </table:table-cell>
          <table:table-cell office:value-type="float" office:value="-7767" table:style-name="ce111">
            <text:p><text:s/>-7 767</text:p>
          </table:table-cell>
          <table:table-cell office:value-type="float" office:value="-28.575107611934808" table:style-name="ce112">
            <text:p>-28,6<text:s text:c="3"/></text:p>
          </table:table-cell>
          <table:table-cell table:style-name="ce6"/>
          <table:table-cell table:number-columns-repeated="16371"/>
        </table:table-row>
        <table:table-row table:style-name="ro17">
          <table:table-cell/>
          <table:table-cell office:value-type="string" table:style-name="ce238">
            <text:p>Açores</text:p>
          </table:table-cell>
          <table:table-cell office:value-type="float" office:value="6334" table:style-name="ce231">
            <text:p>6 334</text:p>
          </table:table-cell>
          <table:table-cell office:value-type="float" office:value="2.0144067931368963" table:style-name="ce215">
            <text:p>2,0<text:s text:c="5"/></text:p>
          </table:table-cell>
          <table:table-cell office:value-type="float" office:value="6393" table:style-name="ce235">
            <text:p>6 393</text:p>
          </table:table-cell>
          <table:table-cell office:value-type="float" office:value="1.9595342236498892" table:style-name="ce216">
            <text:p>2,0<text:s text:c="5"/></text:p>
          </table:table-cell>
          <table:table-cell office:value-type="float" office:value="6993" table:style-name="ce235">
            <text:p>6 993</text:p>
          </table:table-cell>
          <table:table-cell office:value-type="float" office:value="1.6497282300985165" table:style-name="ce217">
            <text:p>1,6<text:s text:c="5"/></text:p>
          </table:table-cell>
          <table:table-cell office:value-type="float" office:value="-59" table:style-name="ce118">
            <text:p><text:s/>- 59</text:p>
          </table:table-cell>
          <table:table-cell office:value-type="float" office:value="-0.92288440481776945" table:style-name="ce119">
            <text:p>-0,9<text:s text:c="3"/></text:p>
          </table:table-cell>
          <table:table-cell office:value-type="float" office:value="-659" table:style-name="ce118">
            <text:p><text:s/>- 659</text:p>
          </table:table-cell>
          <table:table-cell office:value-type="float" office:value="-9.4237094237094237" table:style-name="ce119">
            <text:p>-9,4<text:s text:c="3"/></text:p>
          </table:table-cell>
          <table:table-cell table:style-name="ce6"/>
          <table:table-cell table:number-columns-repeated="16371"/>
        </table:table-row>
        <table:table-row table:style-name="ro1">
          <table:table-cell/>
          <table:table-cell office:value-type="string" table:style-name="ce238">
            <text:p>Madeira</text:p>
          </table:table-cell>
          <table:table-cell office:value-type="float" office:value="13080" table:style-name="ce231">
            <text:p>13 080</text:p>
          </table:table-cell>
          <table:table-cell office:value-type="float" office:value="4.1598422567462272" table:style-name="ce215">
            <text:p>4,2<text:s text:c="5"/></text:p>
          </table:table-cell>
          <table:table-cell office:value-type="float" office:value="14056" table:style-name="ce235">
            <text:p>14 056</text:p>
          </table:table-cell>
          <table:table-cell office:value-type="float" office:value="4.3083392847838011" table:style-name="ce216">
            <text:p>4,3<text:s text:c="5"/></text:p>
          </table:table-cell>
          <table:table-cell office:value-type="float" office:value="20188" table:style-name="ce235">
            <text:p>20 188</text:p>
          </table:table-cell>
          <table:table-cell office:value-type="float" office:value="4.7625787943985207" table:style-name="ce217">
            <text:p>4,8<text:s text:c="5"/></text:p>
          </table:table-cell>
          <table:table-cell office:value-type="float" office:value="-976" table:style-name="ce118">
            <text:p><text:s/>- 976</text:p>
          </table:table-cell>
          <table:table-cell office:value-type="float" office:value="-6.9436539556061465" table:style-name="ce119">
            <text:p>-6,9<text:s text:c="3"/></text:p>
          </table:table-cell>
          <table:table-cell office:value-type="float" office:value="-7108" table:style-name="ce118">
            <text:p><text:s/>-7 108</text:p>
          </table:table-cell>
          <table:table-cell office:value-type="float" office:value="-35.209035070338821" table:style-name="ce119">
            <text:p>-35,2<text:s text:c="3"/></text:p>
          </table:table-cell>
          <table:table-cell table:style-name="ce6"/>
          <table:table-cell table:number-columns-repeated="16371"/>
        </table:table-row>
        <table:table-row table:style-name="ro4">
          <table:table-cell/>
          <table:table-cell table:style-name="ce224"/>
          <table:table-cell table:style-name="ce232"/>
          <table:table-cell table:style-name="ce200"/>
          <table:table-cell table:style-name="ce236"/>
          <table:table-cell table:style-name="ce225"/>
          <table:table-cell table:style-name="ce236"/>
          <table:table-cell table:style-name="ce226"/>
          <table:table-cell table:style-name="ce227"/>
          <table:table-cell table:style-name="ce228"/>
          <table:table-cell table:style-name="ce227"/>
          <table:table-cell table:style-name="ce228"/>
          <table:table-cell table:style-name="ce19"/>
          <table:table-cell table:number-columns-repeated="16371"/>
        </table:table-row>
        <table:table-row table:style-name="ro1">
          <table:table-cell/>
          <table:table-cell office:value-type="string" table:style-name="ce239">
            <text:p><text:s text:c="4"/>(1) - Mês homólogo do ano anterior</text:p>
          </table:table-cell>
          <table:table-cell table:number-columns-repeated="2" table:style-name="ce2"/>
          <table:table-cell table:number-columns-repeated="4" table:style-name="ce24"/>
          <table:table-cell table:style-name="ce2"/>
          <table:table-cell table:style-name="ce10"/>
          <table:table-cell table:number-columns-repeated="2" table:style-name="ce2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158">
            <text:p><text:s/>Quadro 4 - DESEMPREGO REGISTADO, <text:s text:c="2"/>POR <text:s/>GRUPOS <text:s/>DE <text:s/>PROFISSÕES<text:s/></text:p>
          </table:table-cell>
          <table:table-cell table:number-columns-repeated="8" table:style-name="ce158"/>
          <table:table-cell office:value-type="string" table:number-columns-spanned="2" table:number-rows-spanned="1" table:style-name="ce252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8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5">
          <table:table-cell/>
          <table:table-cell table:style-name="ce3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office:value-type="string" table:number-columns-spanned="4" table:number-rows-spanned="1" table:style-name="ce253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6">
            <text:p>ABRIL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MARÇ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ABRIL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263">
            <text:p>Mês <text:s/>anterior</text:p>
          </table:table-cell>
          <table:covered-table-cell/>
          <table:table-cell office:value-type="string" table:number-columns-spanned="2" table:number-rows-spanned="1" table:style-name="ce255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33"/>
          <table:table-cell table:style-name="ce169"/>
          <table:table-cell table:style-name="ce170"/>
          <table:table-cell table:style-name="ce171"/>
          <table:table-cell table:style-name="ce172"/>
          <table:table-cell table:style-name="ce171"/>
          <table:table-cell table:style-name="ce172"/>
          <table:table-cell office:value-type="string" table:style-name="ce173">
            <text:p>Var. Abs.</text:p>
          </table:table-cell>
          <table:table-cell office:value-type="string" table:style-name="ce174">
            <text:p>Var. %</text:p>
          </table:table-cell>
          <table:table-cell office:value-type="string" table:style-name="ce173">
            <text:p>Var. Abs.</text:p>
          </table:table-cell>
          <table:table-cell office:value-type="string" table:style-name="ce175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28"/>
          <table:table-cell table:style-name="ce100"/>
          <table:table-cell table:style-name="ce206"/>
          <table:table-cell table:style-name="ce98"/>
          <table:table-cell table:style-name="ce208"/>
          <table:table-cell table:style-name="ce59"/>
          <table:table-cell table:style-name="ce210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15">
          <table:table-cell/>
          <table:table-cell office:value-type="string" table:style-name="ce187">
            <text:p>Total</text:p>
          </table:table-cell>
          <table:table-cell office:value-type="float" office:value="295021" table:style-name="ce107">
            <text:p>295 021</text:p>
          </table:table-cell>
          <table:table-cell office:value-type="float" office:value="100" table:style-name="ce198">
            <text:p>100,0<text:s text:c="5"/></text:p>
          </table:table-cell>
          <table:table-cell office:value-type="float" office:value="305802" table:style-name="ce147">
            <text:p>305 802</text:p>
          </table:table-cell>
          <table:table-cell office:value-type="float" office:value="100" table:style-name="ce201">
            <text:p>100,0<text:s text:c="5"/></text:p>
          </table:table-cell>
          <table:table-cell office:value-type="float" office:value="396707" table:style-name="ce109">
            <text:p>396 707</text:p>
          </table:table-cell>
          <table:table-cell office:value-type="float" office:value="100" table:style-name="ce204">
            <text:p>100,0<text:s text:c="5"/></text:p>
          </table:table-cell>
          <table:table-cell office:value-type="float" office:value="-10781" table:style-name="ce111">
            <text:p><text:s/>-10 781</text:p>
          </table:table-cell>
          <table:table-cell office:value-type="float" office:value="-3.5254838097854164" table:style-name="ce112">
            <text:p>-3,5<text:s text:c="3"/></text:p>
          </table:table-cell>
          <table:table-cell office:value-type="float" office:value="-101686" table:style-name="ce111">
            <text:p><text:s/>-101 686</text:p>
          </table:table-cell>
          <table:table-cell office:value-type="float" office:value="-25.632519718583236" table:style-name="ce112">
            <text:p>-25,6<text:s text:c="3"/></text:p>
          </table:table-cell>
          <table:table-cell table:style-name="ce12"/>
          <table:table-cell table:style-name="ce250"/>
          <table:table-cell table:number-columns-repeated="16370"/>
        </table:table-row>
        <table:table-row table:style-name="ro5">
          <table:table-cell/>
          <table:table-cell office:value-type="string" table:style-name="ce186">
            <text:p>1- Repres. poder legisla., órgãos exec., dirig., dir. e gestores execu.</text:p>
          </table:table-cell>
          <table:table-cell office:value-type="float" office:value="7414" table:style-name="ce114">
            <text:p>7 414</text:p>
          </table:table-cell>
          <table:table-cell office:value-type="float" office:value="2.5130414445073401" table:style-name="ce199">
            <text:p>2,5<text:s text:c="5"/></text:p>
          </table:table-cell>
          <table:table-cell office:value-type="float" office:value="7730" table:style-name="ce149">
            <text:p>7 730</text:p>
          </table:table-cell>
          <table:table-cell office:value-type="float" office:value="2.5277794128226763" table:style-name="ce202">
            <text:p>2,5<text:s text:c="5"/></text:p>
          </table:table-cell>
          <table:table-cell office:value-type="float" office:value="9436" table:style-name="ce116">
            <text:p>9 436</text:p>
          </table:table-cell>
          <table:table-cell office:value-type="float" office:value="2.3785816736281435" table:style-name="ce205">
            <text:p>2,4<text:s text:c="5"/></text:p>
          </table:table-cell>
          <table:table-cell office:value-type="float" office:value="-316" table:style-name="ce118">
            <text:p><text:s/>- 316</text:p>
          </table:table-cell>
          <table:table-cell office:value-type="float" office:value="-4.087968952134541" table:style-name="ce119">
            <text:p>-4,1<text:s text:c="3"/></text:p>
          </table:table-cell>
          <table:table-cell office:value-type="float" office:value="-2022" table:style-name="ce118">
            <text:p><text:s/>-2 022</text:p>
          </table:table-cell>
          <table:table-cell office:value-type="float" office:value="-21.428571428571427" table:style-name="ce119">
            <text:p>-21,4<text:s text:c="3"/></text:p>
          </table:table-cell>
          <table:table-cell table:style-name="ce12"/>
          <table:table-cell table:style-name="ce250"/>
          <table:table-cell table:number-columns-repeated="16370"/>
        </table:table-row>
        <table:table-row table:style-name="ro5">
          <table:table-cell/>
          <table:table-cell office:value-type="string" table:style-name="ce186">
            <text:p>2- Especialistas das atividades intelectuais e científicas</text:p>
          </table:table-cell>
          <table:table-cell office:value-type="float" office:value="31197" table:style-name="ce114">
            <text:p>31 197</text:p>
          </table:table-cell>
          <table:table-cell office:value-type="float" office:value="10.574501476166104" table:style-name="ce199">
            <text:p>10,6<text:s text:c="5"/></text:p>
          </table:table-cell>
          <table:table-cell office:value-type="float" office:value="32018" table:style-name="ce149">
            <text:p>32 018</text:p>
          </table:table-cell>
          <table:table-cell office:value-type="float" office:value="10.470173510964612" table:style-name="ce202">
            <text:p>10,5<text:s text:c="5"/></text:p>
          </table:table-cell>
          <table:table-cell office:value-type="float" office:value="37801" table:style-name="ce116">
            <text:p>37 801</text:p>
          </table:table-cell>
          <table:table-cell office:value-type="float" office:value="9.5286949814346613" table:style-name="ce205">
            <text:p>9,5<text:s text:c="5"/></text:p>
          </table:table-cell>
          <table:table-cell office:value-type="float" office:value="-821" table:style-name="ce118">
            <text:p><text:s/>- 821</text:p>
          </table:table-cell>
          <table:table-cell office:value-type="float" office:value="-2.5641826472609157" table:style-name="ce119">
            <text:p>-2,6<text:s text:c="3"/></text:p>
          </table:table-cell>
          <table:table-cell office:value-type="float" office:value="-6604" table:style-name="ce118">
            <text:p><text:s/>-6 604</text:p>
          </table:table-cell>
          <table:table-cell office:value-type="float" office:value="-17.470437290018783" table:style-name="ce119">
            <text:p>-17,5<text:s text:c="3"/></text:p>
          </table:table-cell>
          <table:table-cell table:style-name="ce15"/>
          <table:table-cell table:style-name="ce250"/>
          <table:table-cell table:number-columns-repeated="16370"/>
        </table:table-row>
        <table:table-row table:style-name="ro5">
          <table:table-cell/>
          <table:table-cell office:value-type="string" table:style-name="ce186">
            <text:p>3- Técnicos e profissões de nível intermédio</text:p>
          </table:table-cell>
          <table:table-cell office:value-type="float" office:value="27771" table:style-name="ce114">
            <text:p>27 771</text:p>
          </table:table-cell>
          <table:table-cell office:value-type="float" office:value="9.4132282108731236" table:style-name="ce199">
            <text:p>9,4<text:s text:c="5"/></text:p>
          </table:table-cell>
          <table:table-cell office:value-type="float" office:value="28712" table:style-name="ce149">
            <text:p>28 712</text:p>
          </table:table-cell>
          <table:table-cell office:value-type="float" office:value="9.3890818241868921" table:style-name="ce202">
            <text:p>9,4<text:s text:c="5"/></text:p>
          </table:table-cell>
          <table:table-cell office:value-type="float" office:value="35432" table:style-name="ce116">
            <text:p>35 432</text:p>
          </table:table-cell>
          <table:table-cell office:value-type="float" office:value="8.9315288109360313" table:style-name="ce205">
            <text:p>8,9<text:s text:c="5"/></text:p>
          </table:table-cell>
          <table:table-cell office:value-type="float" office:value="-941" table:style-name="ce118">
            <text:p><text:s/>- 941</text:p>
          </table:table-cell>
          <table:table-cell office:value-type="float" office:value="-3.2773753134577879" table:style-name="ce119">
            <text:p>-3,3<text:s text:c="3"/></text:p>
          </table:table-cell>
          <table:table-cell office:value-type="float" office:value="-7661" table:style-name="ce118">
            <text:p><text:s/>-7 661</text:p>
          </table:table-cell>
          <table:table-cell office:value-type="float" office:value="-21.621697900203209" table:style-name="ce119">
            <text:p>-21,6<text:s text:c="3"/></text:p>
          </table:table-cell>
          <table:table-cell table:style-name="ce15"/>
          <table:table-cell table:style-name="ce250"/>
          <table:table-cell table:number-columns-repeated="16370"/>
        </table:table-row>
        <table:table-row table:style-name="ro5">
          <table:table-cell/>
          <table:table-cell office:value-type="string" table:style-name="ce188">
            <text:p>4- Pessoal administrativo</text:p>
          </table:table-cell>
          <table:table-cell office:value-type="float" office:value="34901" table:style-name="ce114">
            <text:p>34 901</text:p>
          </table:table-cell>
          <table:table-cell office:value-type="float" office:value="11.830005321655069" table:style-name="ce199">
            <text:p>11,8<text:s text:c="5"/></text:p>
          </table:table-cell>
          <table:table-cell office:value-type="float" office:value="36285" table:style-name="ce149">
            <text:p>36 285</text:p>
          </table:table-cell>
          <table:table-cell office:value-type="float" office:value="11.865520827201916" table:style-name="ce202">
            <text:p>11,9<text:s text:c="5"/></text:p>
          </table:table-cell>
          <table:table-cell office:value-type="float" office:value="45656" table:style-name="ce116">
            <text:p>45 656</text:p>
          </table:table-cell>
          <table:table-cell office:value-type="float" office:value="11.508745749381784" table:style-name="ce205">
            <text:p>11,5<text:s text:c="5"/></text:p>
          </table:table-cell>
          <table:table-cell office:value-type="float" office:value="-1384" table:style-name="ce118">
            <text:p><text:s/>-1 384</text:p>
          </table:table-cell>
          <table:table-cell office:value-type="float" office:value="-3.8142483119746453" table:style-name="ce119">
            <text:p>-3,8<text:s text:c="3"/></text:p>
          </table:table-cell>
          <table:table-cell office:value-type="float" office:value="-10755" table:style-name="ce118">
            <text:p><text:s/>-10 755</text:p>
          </table:table-cell>
          <table:table-cell office:value-type="float" office:value="-23.556597161380761" table:style-name="ce119">
            <text:p>-23,6<text:s text:c="3"/></text:p>
          </table:table-cell>
          <table:table-cell table:style-name="ce16"/>
          <table:table-cell table:style-name="ce250"/>
          <table:table-cell table:number-columns-repeated="16370"/>
        </table:table-row>
        <table:table-row table:style-name="ro5">
          <table:table-cell/>
          <table:table-cell office:value-type="string" table:style-name="ce189">
            <text:p>5- Trab. serviços pessoais, de proteção e segurança e vendedores</text:p>
          </table:table-cell>
          <table:table-cell office:value-type="float" office:value="61328" table:style-name="ce114">
            <text:p>61 328</text:p>
          </table:table-cell>
          <table:table-cell office:value-type="float" office:value="20.787672741940405" table:style-name="ce199">
            <text:p>20,8<text:s text:c="5"/></text:p>
          </table:table-cell>
          <table:table-cell office:value-type="float" office:value="64750" table:style-name="ce149">
            <text:p>64 750</text:p>
          </table:table-cell>
          <table:table-cell office:value-type="float" office:value="21.173831433411159" table:style-name="ce202">
            <text:p>21,2<text:s text:c="5"/></text:p>
          </table:table-cell>
          <table:table-cell office:value-type="float" office:value="93605" table:style-name="ce116">
            <text:p>93 605</text:p>
          </table:table-cell>
          <table:table-cell office:value-type="float" office:value="23.595499953366087" table:style-name="ce205">
            <text:p>23,6<text:s text:c="5"/></text:p>
          </table:table-cell>
          <table:table-cell office:value-type="float" office:value="-3422" table:style-name="ce118">
            <text:p><text:s/>-3 422</text:p>
          </table:table-cell>
          <table:table-cell office:value-type="float" office:value="-5.2849420849420845" table:style-name="ce119">
            <text:p>-5,3<text:s text:c="3"/></text:p>
          </table:table-cell>
          <table:table-cell office:value-type="float" office:value="-32277" table:style-name="ce118">
            <text:p><text:s/>-32 277</text:p>
          </table:table-cell>
          <table:table-cell office:value-type="float" office:value="-34.482132364724109" table:style-name="ce119">
            <text:p>-34,5<text:s text:c="3"/></text:p>
          </table:table-cell>
          <table:table-cell table:style-name="ce16"/>
          <table:table-cell table:style-name="ce250"/>
          <table:table-cell table:number-columns-repeated="16370"/>
        </table:table-row>
        <table:table-row table:style-name="ro5">
          <table:table-cell/>
          <table:table-cell office:value-type="string" table:style-name="ce186">
            <text:p>6- Agricultores e trab. qualificados da agric., <text:s/>pesca e floresta</text:p>
          </table:table-cell>
          <table:table-cell office:value-type="float" office:value="9608" table:style-name="ce114">
            <text:p>9 608</text:p>
          </table:table-cell>
          <table:table-cell office:value-type="float" office:value="3.2567173184281795" table:style-name="ce199">
            <text:p>3,3<text:s text:c="5"/></text:p>
          </table:table-cell>
          <table:table-cell office:value-type="float" office:value="10144" table:style-name="ce149">
            <text:p>10 144</text:p>
          </table:table-cell>
          <table:table-cell office:value-type="float" office:value="3.3171790897378042" table:style-name="ce202">
            <text:p>3,3<text:s text:c="5"/></text:p>
          </table:table-cell>
          <table:table-cell office:value-type="float" office:value="10694" table:style-name="ce116">
            <text:p>10 694</text:p>
          </table:table-cell>
          <table:table-cell office:value-type="float" office:value="2.695692286750675" table:style-name="ce205">
            <text:p>2,7<text:s text:c="5"/></text:p>
          </table:table-cell>
          <table:table-cell office:value-type="float" office:value="-536" table:style-name="ce118">
            <text:p><text:s/>- 536</text:p>
          </table:table-cell>
          <table:table-cell office:value-type="float" office:value="-5.2839116719242902" table:style-name="ce119">
            <text:p>-5,3<text:s text:c="3"/></text:p>
          </table:table-cell>
          <table:table-cell office:value-type="float" office:value="-1086" table:style-name="ce118">
            <text:p><text:s/>-1 086</text:p>
          </table:table-cell>
          <table:table-cell office:value-type="float" office:value="-10.155227230222556" table:style-name="ce119">
            <text:p>-10,2<text:s text:c="3"/></text:p>
          </table:table-cell>
          <table:table-cell table:style-name="ce21"/>
          <table:table-cell table:style-name="ce250"/>
          <table:table-cell table:number-columns-repeated="16370"/>
        </table:table-row>
        <table:table-row table:style-name="ro5">
          <table:table-cell/>
          <table:table-cell office:value-type="string" table:style-name="ce186">
            <text:p>7- Trabalhadores qualificados da indústria, construção e artífices</text:p>
          </table:table-cell>
          <table:table-cell office:value-type="float" office:value="28906" table:style-name="ce114">
            <text:p>28 906</text:p>
          </table:table-cell>
          <table:table-cell office:value-type="float" office:value="9.7979465868531381" table:style-name="ce199">
            <text:p>9,8<text:s text:c="5"/></text:p>
          </table:table-cell>
          <table:table-cell office:value-type="float" office:value="29567" table:style-name="ce149">
            <text:p>29 567</text:p>
          </table:table-cell>
          <table:table-cell office:value-type="float" office:value="9.668674501801819" table:style-name="ce202">
            <text:p>9,7<text:s text:c="5"/></text:p>
          </table:table-cell>
          <table:table-cell office:value-type="float" office:value="39062" table:style-name="ce116">
            <text:p>39 062</text:p>
          </table:table-cell>
          <table:table-cell office:value-type="float" office:value="9.8465618201846699" table:style-name="ce205">
            <text:p>9,8<text:s text:c="5"/></text:p>
          </table:table-cell>
          <table:table-cell office:value-type="float" office:value="-661" table:style-name="ce118">
            <text:p><text:s/>- 661</text:p>
          </table:table-cell>
          <table:table-cell office:value-type="float" office:value="-2.2356005005580544" table:style-name="ce119">
            <text:p>-2,2<text:s text:c="3"/></text:p>
          </table:table-cell>
          <table:table-cell office:value-type="float" office:value="-10156" table:style-name="ce118">
            <text:p><text:s/>-10 156</text:p>
          </table:table-cell>
          <table:table-cell office:value-type="float" office:value="-25.999692796067791" table:style-name="ce119">
            <text:p>-26,0<text:s text:c="3"/></text:p>
          </table:table-cell>
          <table:table-cell table:style-name="ce19"/>
          <table:table-cell table:style-name="ce250"/>
          <table:table-cell table:number-columns-repeated="16370"/>
        </table:table-row>
        <table:table-row table:style-name="ro5">
          <table:table-cell/>
          <table:table-cell office:value-type="string" table:style-name="ce190">
            <text:p>8- Operadores de instalações e máquinas e trab. da montagem</text:p>
          </table:table-cell>
          <table:table-cell office:value-type="float" office:value="17346" table:style-name="ce114">
            <text:p>17 346</text:p>
          </table:table-cell>
          <table:table-cell office:value-type="float" office:value="5.8795814535236479" table:style-name="ce199">
            <text:p>5,9<text:s text:c="5"/></text:p>
          </table:table-cell>
          <table:table-cell office:value-type="float" office:value="17764" table:style-name="ce149">
            <text:p>17 764</text:p>
          </table:table-cell>
          <table:table-cell office:value-type="float" office:value="5.8089875147971561" table:style-name="ce202">
            <text:p>5,8<text:s text:c="5"/></text:p>
          </table:table-cell>
          <table:table-cell office:value-type="float" office:value="24049" table:style-name="ce116">
            <text:p>24 049</text:p>
          </table:table-cell>
          <table:table-cell office:value-type="float" office:value="6.0621567050745266" table:style-name="ce205">
            <text:p>6,1<text:s text:c="5"/></text:p>
          </table:table-cell>
          <table:table-cell office:value-type="float" office:value="-418" table:style-name="ce118">
            <text:p><text:s/>- 418</text:p>
          </table:table-cell>
          <table:table-cell office:value-type="float" office:value="-2.3530736320648504" table:style-name="ce119">
            <text:p>-2,4<text:s text:c="3"/></text:p>
          </table:table-cell>
          <table:table-cell office:value-type="float" office:value="-6703" table:style-name="ce118">
            <text:p><text:s/>-6 703</text:p>
          </table:table-cell>
          <table:table-cell office:value-type="float" office:value="-27.8722608008649" table:style-name="ce119">
            <text:p>-27,9<text:s text:c="3"/></text:p>
          </table:table-cell>
          <table:table-cell table:style-name="ce20"/>
          <table:table-cell table:style-name="ce250"/>
          <table:table-cell table:number-columns-repeated="16370"/>
        </table:table-row>
        <table:table-row table:style-name="ro5">
          <table:table-cell/>
          <table:table-cell office:value-type="string" table:style-name="ce189">
            <text:p>9- Trabalhadores não qualificados</text:p>
          </table:table-cell>
          <table:table-cell office:value-type="float" office:value="76395" table:style-name="ce114">
            <text:p>76 395</text:p>
          </table:table-cell>
          <table:table-cell office:value-type="float" office:value="25.894766813209909" table:style-name="ce199">
            <text:p>25,9<text:s text:c="5"/></text:p>
          </table:table-cell>
          <table:table-cell office:value-type="float" office:value="78667" table:style-name="ce149">
            <text:p>78 667</text:p>
          </table:table-cell>
          <table:table-cell office:value-type="float" office:value="25.724815403430977" table:style-name="ce202">
            <text:p>25,7<text:s text:c="5"/></text:p>
          </table:table-cell>
          <table:table-cell office:value-type="float" office:value="100781" table:style-name="ce116">
            <text:p>100 781</text:p>
          </table:table-cell>
          <table:table-cell office:value-type="float" office:value="25.404391654293974" table:style-name="ce205">
            <text:p>25,4<text:s text:c="5"/></text:p>
          </table:table-cell>
          <table:table-cell office:value-type="float" office:value="-2272" table:style-name="ce118">
            <text:p><text:s/>-2 272</text:p>
          </table:table-cell>
          <table:table-cell office:value-type="float" office:value="-2.8881233554095109" table:style-name="ce119">
            <text:p>-2,9<text:s text:c="3"/></text:p>
          </table:table-cell>
          <table:table-cell office:value-type="float" office:value="-24386" table:style-name="ce118">
            <text:p><text:s/>-24 386</text:p>
          </table:table-cell>
          <table:table-cell office:value-type="float" office:value="-24.197021263928718" table:style-name="ce119">
            <text:p>-24,2<text:s text:c="3"/></text:p>
          </table:table-cell>
          <table:table-cell table:style-name="ce19"/>
          <table:table-cell table:style-name="ce250"/>
          <table:table-cell table:number-columns-repeated="16370"/>
        </table:table-row>
        <table:table-row table:style-name="ro5">
          <table:table-cell/>
          <table:table-cell office:value-type="string" table:style-name="ce189">
            <text:p>0- Profissões das Forças Armadas</text:p>
          </table:table-cell>
          <table:table-cell office:value-type="float" office:value="151" table:style-name="ce114">
            <text:p><text:s/>151</text:p>
          </table:table-cell>
          <table:table-cell office:value-type="float" office:value="5.1182797156812558E-2" table:style-name="ce199">
            <text:p>0,1<text:s text:c="5"/></text:p>
          </table:table-cell>
          <table:table-cell office:value-type="float" office:value="162" table:style-name="ce149">
            <text:p><text:s/>162</text:p>
          </table:table-cell>
          <table:table-cell office:value-type="float" office:value="5.2975454705986226E-2" table:style-name="ce202">
            <text:p>0,1<text:s text:c="5"/></text:p>
          </table:table-cell>
          <table:table-cell office:value-type="float" office:value="184" table:style-name="ce116">
            <text:p><text:s/>184</text:p>
          </table:table-cell>
          <table:table-cell office:value-type="float" office:value="4.6381838485330486E-2" table:style-name="ce205">
            <text:p>0,0<text:s text:c="5"/></text:p>
          </table:table-cell>
          <table:table-cell office:value-type="float" office:value="-11" table:style-name="ce118">
            <text:p><text:s/>- 11</text:p>
          </table:table-cell>
          <table:table-cell office:value-type="float" office:value="-6.7901234567901234" table:style-name="ce119">
            <text:p>-6,8<text:s text:c="3"/></text:p>
          </table:table-cell>
          <table:table-cell office:value-type="float" office:value="-33" table:style-name="ce118">
            <text:p><text:s/>- 33</text:p>
          </table:table-cell>
          <table:table-cell office:value-type="float" office:value="-17.934782608695652" table:style-name="ce119">
            <text:p>-17,9<text:s text:c="3"/></text:p>
          </table:table-cell>
          <table:table-cell table:style-name="ce20"/>
          <table:table-cell table:style-name="ce250"/>
          <table:table-cell table:number-columns-repeated="16370"/>
        </table:table-row>
        <table:table-row table:style-name="ro5">
          <table:table-cell/>
          <table:table-cell office:value-type="string" table:style-name="ce189">
            <text:p><text:s text:c="5"/>Outros</text:p>
          </table:table-cell>
          <table:table-cell office:value-type="float" office:value="4" table:style-name="ce114">
            <text:p><text:s/>4</text:p>
          </table:table-cell>
          <table:table-cell office:value-type="float" office:value="1.3558356862731805E-3" table:style-name="ce199">
            <text:p>0,0<text:s text:c="5"/></text:p>
          </table:table-cell>
          <table:table-cell office:value-type="float" office:value="3" table:style-name="ce149">
            <text:p><text:s/>3</text:p>
          </table:table-cell>
          <table:table-cell office:value-type="float" office:value="9.8102693899974479E-4" table:style-name="ce202">
            <text:p>0,0<text:s text:c="5"/></text:p>
          </table:table-cell>
          <table:table-cell office:value-type="float" office:value="7" table:style-name="ce116">
            <text:p><text:s/>7</text:p>
          </table:table-cell>
          <table:table-cell office:value-type="float" office:value="1.7645264641158336E-3" table:style-name="ce205">
            <text:p>0,0<text:s text:c="5"/></text:p>
          </table:table-cell>
          <table:table-cell office:value-type="float" office:value="1" table:style-name="ce118">
            <text:p>+ 1</text:p>
          </table:table-cell>
          <table:table-cell office:value-type="float" office:value="33.333333333333329" table:style-name="ce119">
            <text:p>+33,3<text:s text:c="3"/></text:p>
          </table:table-cell>
          <table:table-cell office:value-type="float" office:value="-3" table:style-name="ce118">
            <text:p><text:s/>- 3</text:p>
          </table:table-cell>
          <table:table-cell office:value-type="float" office:value="-42.857142857142854" table:style-name="ce119">
            <text:p>-42,9<text:s text:c="3"/></text:p>
          </table:table-cell>
          <table:table-cell table:style-name="ce19"/>
          <table:table-cell table:style-name="ce250"/>
          <table:table-cell table:number-columns-repeated="16370"/>
        </table:table-row>
        <table:table-row table:style-name="ro20">
          <table:table-cell/>
          <table:table-cell table:style-name="ce177"/>
          <table:table-cell table:style-name="ce155"/>
          <table:table-cell table:style-name="ce207"/>
          <table:table-cell table:style-name="ce156"/>
          <table:table-cell table:style-name="ce209"/>
          <table:table-cell table:style-name="ce157"/>
          <table:table-cell table:style-name="ce211"/>
          <table:table-cell table:style-name="ce140"/>
          <table:table-cell table:style-name="ce141"/>
          <table:table-cell table:style-name="ce140"/>
          <table:table-cell table:style-name="ce141"/>
          <table:table-cell table:style-name="ce19"/>
          <table:table-cell table:number-columns-repeated="16371" table:style-name="ce1"/>
        </table:table-row>
        <table:table-row table:style-name="ro13">
          <table:table-cell/>
          <table:table-cell office:value-type="string" table:style-name="ce240">
            <text:p><text:s text:c="4"/>(1) - Mês homólogo do ano anterior</text:p>
          </table:table-cell>
          <table:table-cell table:number-columns-repeated="10" table:style-name="ce1"/>
          <table:table-cell table:style-name="ce20"/>
          <table:table-cell table:number-columns-repeated="16371" table:style-name="ce1"/>
        </table:table-row>
        <table:table-row table:number-rows-repeated="5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16371" table:style-name="ce1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3" table:style-name="ce85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22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9" draw:name="Picture 184" svg:x="0.10302in" svg:y="0.13736in" svg:width="2.54596in" svg:height="0.670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53" draw:name="CaixaDeTexto 11" svg:x="0.5768in" svg:y="0.26343in" svg:width="1.94266in" svg:height="0.52852in">
                <draw:text-box>
                  <text:p text:style-name="a52" text:class-names="" text:cond-style-name=""><text:span text:style-name="a50" text:class-names="">ABRIL 2022</text:span><text:span text:style-name="a5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3" draw:style-name="a45" draw:name="Text Box 122" svg:x="0in" svg:y="0in" svg:width="0.97917in" svg:height="0.32526in">
              <draw:text-box>
                <text:p text:style-name="a42" text:class-names="" text:cond-style-name=""><text:span text:style-name="a39" text:class-names="">Página 8</text:span><text:span text:style-name="a40" text:class-names="">/14</text:span><text:span text:style-name="a41" text:class-names=""/></text:p>
                <text:p text:style-name="a44" text:class-names="" text:cond-style-name=""><text:span text:style-name="a43" text:class-names=""/></text:p>
              </draw:text-box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4" draw:style-name="a48" draw:name="CaixaDeTexto 9" svg:x="0.43471in" svg:y="0.00966in" svg:width="1.3695in" svg:height="0.30685in">
              <draw:text-box>
                <text:p text:style-name="a47" text:class-names="" text:cond-style-name=""><text:span text:style-name="a4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13"/>
          <table:table-cell table:style-name="ce2"/>
          <table:table-cell table:number-columns-repeated="16371"/>
        </table:table-row>
        <table:table-row table:style-name="ro1">
          <table:table-cell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/>
          <table:table-cell office:value-type="string" table:style-name="ce158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58"/>
          <table:table-cell office:value-type="string" table:number-columns-spanned="2" table:number-rows-spanned="1" table:style-name="ce252">
            <text:p>CONTINENTE</text:p>
          </table:table-cell>
          <table:covered-table-cell/>
          <table:table-cell table:style-name="ce2"/>
          <table:table-cell table:number-columns-repeated="16371"/>
        </table:table-row>
        <table:table-row table:style-name="ro2">
          <table:table-cell/>
          <table:table-cell office:value-type="string" table:style-name="ce2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2"/>
          <table:table-cell table:number-columns-repeated="16371"/>
        </table:table-row>
        <table:table-row table:style-name="ro7">
          <table:table-cell/>
          <table:table-cell table:style-name="ce13"/>
          <table:table-cell table:style-name="ce14"/>
          <table:table-cell table:number-columns-repeated="9" table:style-name="ce13"/>
          <table:table-cell table:style-name="ce2"/>
          <table:table-cell table:number-columns-repeated="16371"/>
        </table:table-row>
        <table:table-row table:style-name="ro1">
          <table:table-cell/>
          <table:table-cell table:style-name="ce3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office:value-type="string" table:number-columns-spanned="4" table:number-rows-spanned="1" table:style-name="ce253">
            <text:p>Variação</text:p>
          </table:table-cell>
          <table:covered-table-cell table:number-columns-repeated="3"/>
          <table:table-cell table:style-name="ce4"/>
          <table:table-cell table:number-columns-repeated="16371"/>
        </table:table-row>
        <table:table-row table:style-name="ro1">
          <table:table-cell/>
          <table:table-cell office:value-type="string" table:style-name="ce28">
            <text:p>CAE <text:s/>Rev.3</text:p>
          </table:table-cell>
          <table:table-cell office:value-type="string" table:style-name="ce176">
            <text:p>ABRIL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MARÇ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ABRIL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263">
            <text:p>Mês <text:s/>anterior</text:p>
          </table:table-cell>
          <table:covered-table-cell/>
          <table:table-cell office:value-type="string" table:number-columns-spanned="2" table:number-rows-spanned="1" table:style-name="ce255">
            <text:p>Mês <text:s/>homólogo<text:span text:style-name="T1">(1)<text:s/></text:span></text:p>
          </table:table-cell>
          <table:covered-table-cell/>
          <table:table-cell table:style-name="ce4"/>
          <table:table-cell table:number-columns-repeated="16371"/>
        </table:table-row>
        <table:table-row table:style-name="ro1">
          <table:table-cell/>
          <table:table-cell table:style-name="ce33"/>
          <table:table-cell table:style-name="ce169"/>
          <table:table-cell table:style-name="ce170"/>
          <table:table-cell table:style-name="ce171"/>
          <table:table-cell table:style-name="ce172"/>
          <table:table-cell table:style-name="ce171"/>
          <table:table-cell table:style-name="ce172"/>
          <table:table-cell office:value-type="string" table:style-name="ce173">
            <text:p>Var. Abs.</text:p>
          </table:table-cell>
          <table:table-cell office:value-type="string" table:style-name="ce174">
            <text:p>Var. %</text:p>
          </table:table-cell>
          <table:table-cell office:value-type="string" table:style-name="ce173">
            <text:p>Var. Abs.</text:p>
          </table:table-cell>
          <table:table-cell office:value-type="string" table:style-name="ce175">
            <text:p>Var. %</text:p>
          </table:table-cell>
          <table:table-cell table:style-name="ce5"/>
          <table:table-cell table:number-columns-repeated="16371"/>
        </table:table-row>
        <table:table-row table:style-name="ro21">
          <table:table-cell/>
          <table:table-cell table:style-name="ce28"/>
          <table:table-cell table:style-name="ce93"/>
          <table:table-cell table:style-name="ce94"/>
          <table:table-cell table:style-name="ce52"/>
          <table:table-cell table:style-name="ce97"/>
          <table:table-cell table:style-name="ce52"/>
          <table:table-cell table:style-name="ce97"/>
          <table:table-cell table:number-columns-repeated="4" table:style-name="ce66"/>
          <table:table-cell table:style-name="ce5"/>
          <table:table-cell table:number-columns-repeated="16371"/>
        </table:table-row>
        <table:table-row table:style-name="ro3">
          <table:table-cell/>
          <table:table-cell office:value-type="string" table:style-name="ce178">
            <text:p><text:s text:c="2"/>Total</text:p>
          </table:table-cell>
          <table:table-cell office:value-type="float" office:value="266847" table:style-name="ce107">
            <text:p>266 847</text:p>
          </table:table-cell>
          <table:table-cell office:value-type="float" office:value="100" table:style-name="ce108">
            <text:p>100,0<text:s text:c="5"/></text:p>
          </table:table-cell>
          <table:table-cell office:value-type="float" office:value="276835" table:style-name="ce109">
            <text:p>276 835</text:p>
          </table:table-cell>
          <table:table-cell office:value-type="float" office:value="99.999999999999986" table:style-name="ce110">
            <text:p>100,0<text:s text:c="5"/></text:p>
          </table:table-cell>
          <table:table-cell office:value-type="float" office:value="365226" table:style-name="ce109">
            <text:p>365 226</text:p>
          </table:table-cell>
          <table:table-cell office:value-type="float" office:value="99.999999999999986" table:style-name="ce110">
            <text:p>100,0<text:s text:c="5"/></text:p>
          </table:table-cell>
          <table:table-cell office:value-type="float" office:value="-9988" table:style-name="ce111">
            <text:p><text:s/>-9 988</text:p>
          </table:table-cell>
          <table:table-cell office:value-type="float" office:value="-3.6079252984629835" table:style-name="ce112">
            <text:p>-3,6<text:s text:c="3"/></text:p>
          </table:table-cell>
          <table:table-cell office:value-type="float" office:value="-98379" table:style-name="ce111">
            <text:p><text:s/>-98 379</text:p>
          </table:table-cell>
          <table:table-cell office:value-type="float" office:value="-26.936472211726436" table:style-name="ce112">
            <text:p>-26,9<text:s text:c="3"/></text:p>
          </table:table-cell>
          <table:table-cell table:style-name="ce8"/>
          <table:table-cell table:number-columns-repeated="16371"/>
        </table:table-row>
        <table:table-row table:style-name="ro9">
          <table:table-cell table:style-name="ce191"/>
          <table:table-cell office:value-type="string" table:style-name="ce179">
            <text:p>Agricultura, produção animal, caça, floresta e pesca</text:p>
          </table:table-cell>
          <table:table-cell office:value-type="float" office:value="12501" table:style-name="ce107">
            <text:p>12 501</text:p>
          </table:table-cell>
          <table:table-cell office:value-type="float" office:value="4.6847069669136241" table:style-name="ce108">
            <text:p>4,7<text:s text:c="5"/></text:p>
          </table:table-cell>
          <table:table-cell office:value-type="float" office:value="13259" table:style-name="ce109">
            <text:p>13 259</text:p>
          </table:table-cell>
          <table:table-cell office:value-type="float" office:value="4.7894955478895369" table:style-name="ce110">
            <text:p>4,8<text:s text:c="5"/></text:p>
          </table:table-cell>
          <table:table-cell office:value-type="float" office:value="14590" table:style-name="ce109">
            <text:p>14 590</text:p>
          </table:table-cell>
          <table:table-cell office:value-type="float" office:value="3.9947867895494844" table:style-name="ce110">
            <text:p>4,0<text:s text:c="5"/></text:p>
          </table:table-cell>
          <table:table-cell office:value-type="float" office:value="-758" table:style-name="ce111">
            <text:p><text:s/>- 758</text:p>
          </table:table-cell>
          <table:table-cell office:value-type="float" office:value="-5.7168715589410963" table:style-name="ce112">
            <text:p>-5,7<text:s text:c="3"/></text:p>
          </table:table-cell>
          <table:table-cell office:value-type="float" office:value="-2089" table:style-name="ce111">
            <text:p><text:s/>-2 089</text:p>
          </table:table-cell>
          <table:table-cell office:value-type="float" office:value="-14.318026045236461" table:style-name="ce112">
            <text:p>-14,3<text:s text:c="3"/></text:p>
          </table:table-cell>
          <table:table-cell table:style-name="ce154"/>
          <table:table-cell table:number-columns-repeated="16371" table:style-name="ce191"/>
        </table:table-row>
        <table:table-row table:style-name="ro22">
          <table:table-cell table:style-name="ce191"/>
          <table:table-cell office:value-type="string" table:style-name="ce180">
            <text:p>Indústria, energia e água e construção</text:p>
          </table:table-cell>
          <table:table-cell office:value-type="float" office:value="52619" table:style-name="ce125">
            <text:p>52 619</text:p>
          </table:table-cell>
          <table:table-cell office:value-type="float" office:value="19.718790168148789" table:style-name="ce126">
            <text:p>19,7<text:s text:c="5"/></text:p>
          </table:table-cell>
          <table:table-cell office:value-type="float" office:value="53606" table:style-name="ce109">
            <text:p>53 606</text:p>
          </table:table-cell>
          <table:table-cell office:value-type="float" office:value="19.363881012155254" table:style-name="ce110">
            <text:p>19,4<text:s text:c="5"/></text:p>
          </table:table-cell>
          <table:table-cell office:value-type="float" office:value="71201" table:style-name="ce109">
            <text:p>71 201</text:p>
          </table:table-cell>
          <table:table-cell office:value-type="float" office:value="19.495052378527266" table:style-name="ce110">
            <text:p>19,5<text:s text:c="5"/></text:p>
          </table:table-cell>
          <table:table-cell office:value-type="float" office:value="-987" table:style-name="ce111">
            <text:p><text:s/>- 987</text:p>
          </table:table-cell>
          <table:table-cell office:value-type="float" office:value="-1.8412118046487334" table:style-name="ce112">
            <text:p>-1,8<text:s text:c="3"/></text:p>
          </table:table-cell>
          <table:table-cell office:value-type="float" office:value="-18582" table:style-name="ce111">
            <text:p><text:s/>-18 582</text:p>
          </table:table-cell>
          <table:table-cell office:value-type="float" office:value="-26.097948062527209" table:style-name="ce112">
            <text:p>-26,1<text:s text:c="3"/></text:p>
          </table:table-cell>
          <table:table-cell table:style-name="ce154"/>
          <table:table-cell table:number-columns-repeated="16371" table:style-name="ce191"/>
        </table:table-row>
        <table:table-row table:style-name="ro23">
          <table:table-cell/>
          <table:table-cell office:value-type="string" table:style-name="ce181">
            <text:p>Indústrias extrativas</text:p>
          </table:table-cell>
          <table:table-cell office:value-type="float" office:value="1479" table:style-name="ce114">
            <text:p>1 479</text:p>
          </table:table-cell>
          <table:table-cell office:value-type="float" office:value="0.55425018831015527" table:style-name="ce115">
            <text:p>0,6<text:s text:c="5"/></text:p>
          </table:table-cell>
          <table:table-cell office:value-type="float" office:value="1501" table:style-name="ce116">
            <text:p>1 501</text:p>
          </table:table-cell>
          <table:table-cell office:value-type="float" office:value="0.54220022757238062" table:style-name="ce117">
            <text:p>0,5<text:s text:c="5"/></text:p>
          </table:table-cell>
          <table:table-cell office:value-type="float" office:value="1992" table:style-name="ce116">
            <text:p>1 992</text:p>
          </table:table-cell>
          <table:table-cell office:value-type="float" office:value="0.54541571520099885" table:style-name="ce117">
            <text:p>0,5<text:s text:c="5"/></text:p>
          </table:table-cell>
          <table:table-cell office:value-type="float" office:value="-22" table:style-name="ce118">
            <text:p><text:s/>- 22</text:p>
          </table:table-cell>
          <table:table-cell office:value-type="float" office:value="-1.4656895403064623" table:style-name="ce119">
            <text:p>-1,5<text:s text:c="3"/></text:p>
          </table:table-cell>
          <table:table-cell office:value-type="float" office:value="-513" table:style-name="ce118">
            <text:p><text:s/>- 513</text:p>
          </table:table-cell>
          <table:table-cell office:value-type="float" office:value="-25.753012048192769" table:style-name="ce119">
            <text:p>-25,8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2">
            <text:p>Indústrias alimentares das bebidas e do tabaco</text:p>
          </table:table-cell>
          <table:table-cell office:value-type="float" office:value="5530" table:style-name="ce114">
            <text:p>5 530</text:p>
          </table:table-cell>
          <table:table-cell office:value-type="float" office:value="2.0723485742766456" table:style-name="ce115">
            <text:p>2,1<text:s text:c="5"/></text:p>
          </table:table-cell>
          <table:table-cell office:value-type="float" office:value="5671" table:style-name="ce116">
            <text:p>5 671</text:p>
          </table:table-cell>
          <table:table-cell office:value-type="float" office:value="2.0485126519406869" table:style-name="ce117">
            <text:p>2,0<text:s text:c="5"/></text:p>
          </table:table-cell>
          <table:table-cell office:value-type="float" office:value="7866" table:style-name="ce116">
            <text:p>7 866</text:p>
          </table:table-cell>
          <table:table-cell office:value-type="float" office:value="2.1537349476762331" table:style-name="ce117">
            <text:p>2,2<text:s text:c="5"/></text:p>
          </table:table-cell>
          <table:table-cell office:value-type="float" office:value="-141" table:style-name="ce118">
            <text:p><text:s/>- 141</text:p>
          </table:table-cell>
          <table:table-cell office:value-type="float" office:value="-2.4863339798977253" table:style-name="ce119">
            <text:p>-2,5<text:s text:c="3"/></text:p>
          </table:table-cell>
          <table:table-cell office:value-type="float" office:value="-2336" table:style-name="ce118">
            <text:p><text:s/>-2 336</text:p>
          </table:table-cell>
          <table:table-cell office:value-type="float" office:value="-29.697431985761508" table:style-name="ce119">
            <text:p>-29,7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2">
            <text:p>Fabricação de têxteis</text:p>
          </table:table-cell>
          <table:table-cell office:value-type="float" office:value="2288" table:style-name="ce114">
            <text:p>2 288</text:p>
          </table:table-cell>
          <table:table-cell office:value-type="float" office:value="0.85742016961030099" table:style-name="ce151">
            <text:p>0,9<text:s text:c="5"/></text:p>
          </table:table-cell>
          <table:table-cell office:value-type="float" office:value="2295" table:style-name="ce152">
            <text:p>2 295</text:p>
          </table:table-cell>
          <table:table-cell office:value-type="float" office:value="0.82901367240413959" table:style-name="ce153">
            <text:p>0,8<text:s text:c="5"/></text:p>
          </table:table-cell>
          <table:table-cell office:value-type="float" office:value="3202" table:style-name="ce116">
            <text:p>3 202</text:p>
          </table:table-cell>
          <table:table-cell office:value-type="float" office:value="0.87671742975582234" table:style-name="ce153">
            <text:p>0,9<text:s text:c="5"/></text:p>
          </table:table-cell>
          <table:table-cell office:value-type="float" office:value="-7" table:style-name="ce118">
            <text:p><text:s/>- 7</text:p>
          </table:table-cell>
          <table:table-cell office:value-type="float" office:value="-0.30501089324618735" table:style-name="ce119">
            <text:p>-0,3<text:s text:c="3"/></text:p>
          </table:table-cell>
          <table:table-cell office:value-type="float" office:value="-914" table:style-name="ce118">
            <text:p><text:s/>- 914</text:p>
          </table:table-cell>
          <table:table-cell office:value-type="float" office:value="-28.544659587757653" table:style-name="ce119">
            <text:p>-28,5<text:s text:c="3"/></text:p>
          </table:table-cell>
          <table:table-cell table:style-name="ce7"/>
          <table:table-cell table:number-columns-repeated="16371"/>
        </table:table-row>
        <table:table-row table:style-name="ro23">
          <table:table-cell/>
          <table:table-cell office:value-type="string" table:style-name="ce183">
            <text:p>Indústria do vestuário</text:p>
          </table:table-cell>
          <table:table-cell office:value-type="float" office:value="6472" table:style-name="ce114">
            <text:p>6 472</text:p>
          </table:table-cell>
          <table:table-cell office:value-type="float" office:value="2.4253598504011662" table:style-name="ce131">
            <text:p>2,4<text:s text:c="5"/></text:p>
          </table:table-cell>
          <table:table-cell office:value-type="float" office:value="6590" table:style-name="ce132">
            <text:p>6 590</text:p>
          </table:table-cell>
          <table:table-cell office:value-type="float" office:value="2.3804793469033898" table:style-name="ce133">
            <text:p>2,4<text:s text:c="5"/></text:p>
          </table:table-cell>
          <table:table-cell office:value-type="float" office:value="9542" table:style-name="ce116">
            <text:p>9 542</text:p>
          </table:table-cell>
          <table:table-cell office:value-type="float" office:value="2.6126288927951458" table:style-name="ce133">
            <text:p>2,6<text:s text:c="5"/></text:p>
          </table:table-cell>
          <table:table-cell office:value-type="float" office:value="-118" table:style-name="ce118">
            <text:p><text:s/>- 118</text:p>
          </table:table-cell>
          <table:table-cell office:value-type="float" office:value="-1.7905918057663128" table:style-name="ce119">
            <text:p>-1,8<text:s text:c="3"/></text:p>
          </table:table-cell>
          <table:table-cell office:value-type="float" office:value="-3070" table:style-name="ce118">
            <text:p><text:s/>-3 070</text:p>
          </table:table-cell>
          <table:table-cell office:value-type="float" office:value="-32.173548522322363" table:style-name="ce119">
            <text:p>-32,2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4">
            <text:p>Indústria do couro e dos produtos do couro</text:p>
          </table:table-cell>
          <table:table-cell office:value-type="float" office:value="2762" table:style-name="ce114">
            <text:p>2 762</text:p>
          </table:table-cell>
          <table:table-cell office:value-type="float" office:value="1.035050047405442" table:style-name="ce131">
            <text:p>1,0<text:s text:c="5"/></text:p>
          </table:table-cell>
          <table:table-cell office:value-type="float" office:value="2656" table:style-name="ce132">
            <text:p>2 656</text:p>
          </table:table-cell>
          <table:table-cell office:value-type="float" office:value="0.95941625878230719" table:style-name="ce133">
            <text:p>1,0<text:s text:c="5"/></text:p>
          </table:table-cell>
          <table:table-cell office:value-type="float" office:value="4481" table:style-name="ce116">
            <text:p>4 481</text:p>
          </table:table-cell>
          <table:table-cell office:value-type="float" office:value="1.2269115561323674" table:style-name="ce133">
            <text:p>1,2<text:s text:c="5"/></text:p>
          </table:table-cell>
          <table:table-cell office:value-type="float" office:value="106" table:style-name="ce118">
            <text:p>+ 106</text:p>
          </table:table-cell>
          <table:table-cell office:value-type="float" office:value="3.9909638554216862" table:style-name="ce119">
            <text:p>+4,0<text:s text:c="3"/></text:p>
          </table:table-cell>
          <table:table-cell office:value-type="float" office:value="-1719" table:style-name="ce118">
            <text:p><text:s/>-1 719</text:p>
          </table:table-cell>
          <table:table-cell office:value-type="float" office:value="-38.36197277393439" table:style-name="ce119">
            <text:p>-38,4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4">
            <text:p>Indústria da madeira e da cortiça</text:p>
          </table:table-cell>
          <table:table-cell office:value-type="float" office:value="1629" table:style-name="ce114">
            <text:p>1 629</text:p>
          </table:table-cell>
          <table:table-cell office:value-type="float" office:value="0.6104621749541872" table:style-name="ce131">
            <text:p>0,6<text:s text:c="5"/></text:p>
          </table:table-cell>
          <table:table-cell office:value-type="float" office:value="1653" table:style-name="ce132">
            <text:p>1 653</text:p>
          </table:table-cell>
          <table:table-cell office:value-type="float" office:value="0.59710657973160908" table:style-name="ce133">
            <text:p>0,6<text:s text:c="5"/></text:p>
          </table:table-cell>
          <table:table-cell office:value-type="float" office:value="2074" table:style-name="ce116">
            <text:p>2 074</text:p>
          </table:table-cell>
          <table:table-cell office:value-type="float" office:value="0.56786756693116047" table:style-name="ce133">
            <text:p>0,6<text:s text:c="5"/></text:p>
          </table:table-cell>
          <table:table-cell office:value-type="float" office:value="-24" table:style-name="ce118">
            <text:p><text:s/>- 24</text:p>
          </table:table-cell>
          <table:table-cell office:value-type="float" office:value="-1.4519056261343013" table:style-name="ce119">
            <text:p>-1,5<text:s text:c="3"/></text:p>
          </table:table-cell>
          <table:table-cell office:value-type="float" office:value="-445" table:style-name="ce118">
            <text:p><text:s/>- 445</text:p>
          </table:table-cell>
          <table:table-cell office:value-type="float" office:value="-21.456123432979748" table:style-name="ce119">
            <text:p>-21,5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4">
            <text:p>Indústrias do papel, impressão e reprodução</text:p>
          </table:table-cell>
          <table:table-cell office:value-type="float" office:value="1088" table:style-name="ce114">
            <text:p>1 088</text:p>
          </table:table-cell>
          <table:table-cell office:value-type="float" office:value="0.40772427645804526" table:style-name="ce131">
            <text:p>0,4<text:s text:c="5"/></text:p>
          </table:table-cell>
          <table:table-cell office:value-type="float" office:value="1061" table:style-name="ce132">
            <text:p>1 061</text:p>
          </table:table-cell>
          <table:table-cell office:value-type="float" office:value="0.38326078711145628" table:style-name="ce133">
            <text:p>0,4<text:s text:c="5"/></text:p>
          </table:table-cell>
          <table:table-cell office:value-type="float" office:value="1366" table:style-name="ce116">
            <text:p>1 366</text:p>
          </table:table-cell>
          <table:table-cell office:value-type="float" office:value="0.37401499345610667" table:style-name="ce133">
            <text:p>0,4<text:s text:c="5"/></text:p>
          </table:table-cell>
          <table:table-cell office:value-type="float" office:value="27" table:style-name="ce118">
            <text:p>+ 27</text:p>
          </table:table-cell>
          <table:table-cell office:value-type="float" office:value="2.5447690857681433" table:style-name="ce119">
            <text:p>+2,5<text:s text:c="3"/></text:p>
          </table:table-cell>
          <table:table-cell office:value-type="float" office:value="-278" table:style-name="ce118">
            <text:p><text:s/>- 278</text:p>
          </table:table-cell>
          <table:table-cell office:value-type="float" office:value="-20.351390922401173" table:style-name="ce119">
            <text:p>-20,4<text:s text:c="3"/></text:p>
          </table:table-cell>
          <table:table-cell table:style-name="ce6"/>
          <table:table-cell table:number-columns-repeated="16371"/>
        </table:table-row>
        <table:table-row table:style-name="ro23">
          <table:table-cell/>
          <table:table-cell office:value-type="string" table:style-name="ce184">
            <text:p>Fab. produtos petrolíferos, químicos, farmacêuticos, borracha e plástico</text:p>
          </table:table-cell>
          <table:table-cell office:value-type="float" office:value="1899" table:style-name="ce114">
            <text:p>1 899</text:p>
          </table:table-cell>
          <table:table-cell office:value-type="float" office:value="0.71164375091344478" table:style-name="ce131">
            <text:p>0,7<text:s text:c="5"/></text:p>
          </table:table-cell>
          <table:table-cell office:value-type="float" office:value="1971" table:style-name="ce132">
            <text:p>1 971</text:p>
          </table:table-cell>
          <table:table-cell office:value-type="float" office:value="0.7119764480647317" table:style-name="ce133">
            <text:p>0,7<text:s text:c="5"/></text:p>
          </table:table-cell>
          <table:table-cell office:value-type="float" office:value="2396" table:style-name="ce116">
            <text:p>2 396</text:p>
          </table:table-cell>
          <table:table-cell office:value-type="float" office:value="0.65603215543252669" table:style-name="ce133">
            <text:p>0,7<text:s text:c="5"/></text:p>
          </table:table-cell>
          <table:table-cell office:value-type="float" office:value="-72" table:style-name="ce118">
            <text:p><text:s/>- 72</text:p>
          </table:table-cell>
          <table:table-cell office:value-type="float" office:value="-3.6529680365296802" table:style-name="ce119">
            <text:p>-3,7<text:s text:c="3"/></text:p>
          </table:table-cell>
          <table:table-cell office:value-type="float" office:value="-497" table:style-name="ce118">
            <text:p><text:s/>- 497</text:p>
          </table:table-cell>
          <table:table-cell office:value-type="float" office:value="-20.742904841402339" table:style-name="ce119">
            <text:p>-20,7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4">
            <text:p>Fabricação de outros produtos minerais não metálicos</text:p>
          </table:table-cell>
          <table:table-cell office:value-type="float" office:value="1475" table:style-name="ce114">
            <text:p>1 475</text:p>
          </table:table-cell>
          <table:table-cell office:value-type="float" office:value="0.55275120199964778" table:style-name="ce131">
            <text:p>0,6<text:s text:c="5"/></text:p>
          </table:table-cell>
          <table:table-cell office:value-type="float" office:value="1464" table:style-name="ce132">
            <text:p>1 464</text:p>
          </table:table-cell>
          <table:table-cell office:value-type="float" office:value="0.52883486553362113" table:style-name="ce133">
            <text:p>0,5<text:s text:c="5"/></text:p>
          </table:table-cell>
          <table:table-cell office:value-type="float" office:value="1813" table:style-name="ce116">
            <text:p>1 813</text:p>
          </table:table-cell>
          <table:table-cell office:value-type="float" office:value="0.49640496569247533" table:style-name="ce133">
            <text:p>0,5<text:s text:c="5"/></text:p>
          </table:table-cell>
          <table:table-cell office:value-type="float" office:value="11" table:style-name="ce118">
            <text:p>+ 11</text:p>
          </table:table-cell>
          <table:table-cell office:value-type="float" office:value="0.75136612021857918" table:style-name="ce119">
            <text:p>+0,8<text:s text:c="3"/></text:p>
          </table:table-cell>
          <table:table-cell office:value-type="float" office:value="-338" table:style-name="ce118">
            <text:p><text:s/>- 338</text:p>
          </table:table-cell>
          <table:table-cell office:value-type="float" office:value="-18.643132928847216" table:style-name="ce119">
            <text:p>-18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4">
            <text:p>Indústria metalúrgica de base e fab. produtos metálicos</text:p>
          </table:table-cell>
          <table:table-cell office:value-type="float" office:value="3097" table:style-name="ce114">
            <text:p>3 097</text:p>
          </table:table-cell>
          <table:table-cell office:value-type="float" office:value="1.1605901509104468" table:style-name="ce131">
            <text:p>1,2<text:s text:c="5"/></text:p>
          </table:table-cell>
          <table:table-cell office:value-type="float" office:value="3133" table:style-name="ce132">
            <text:p>3 133</text:p>
          </table:table-cell>
          <table:table-cell office:value-type="float" office:value="1.131721061281991" table:style-name="ce133">
            <text:p>1,1<text:s text:c="5"/></text:p>
          </table:table-cell>
          <table:table-cell office:value-type="float" office:value="3930" table:style-name="ce116">
            <text:p>3 930</text:p>
          </table:table-cell>
          <table:table-cell office:value-type="float" office:value="1.0760460646284766" table:style-name="ce133">
            <text:p>1,1<text:s text:c="5"/></text:p>
          </table:table-cell>
          <table:table-cell office:value-type="float" office:value="-36" table:style-name="ce118">
            <text:p><text:s/>- 36</text:p>
          </table:table-cell>
          <table:table-cell office:value-type="float" office:value="-1.149058410469199" table:style-name="ce119">
            <text:p>-1,1<text:s text:c="3"/></text:p>
          </table:table-cell>
          <table:table-cell office:value-type="float" office:value="-833" table:style-name="ce118">
            <text:p><text:s/>- 833</text:p>
          </table:table-cell>
          <table:table-cell office:value-type="float" office:value="-21.195928753180663" table:style-name="ce119">
            <text:p>-21,2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4">
            <text:p>Fab. equipamento informático, elétrico, máquinas e equipamentos n.e.</text:p>
          </table:table-cell>
          <table:table-cell office:value-type="float" office:value="1909" table:style-name="ce114">
            <text:p>1 909</text:p>
          </table:table-cell>
          <table:table-cell office:value-type="float" office:value="0.71539121668971362" table:style-name="ce131">
            <text:p>0,7<text:s text:c="5"/></text:p>
          </table:table-cell>
          <table:table-cell office:value-type="float" office:value="1962" table:style-name="ce132">
            <text:p>1 962</text:p>
          </table:table-cell>
          <table:table-cell office:value-type="float" office:value="0.70872541405530376" table:style-name="ce133">
            <text:p>0,7<text:s text:c="5"/></text:p>
          </table:table-cell>
          <table:table-cell office:value-type="float" office:value="2582" table:style-name="ce116">
            <text:p>2 582</text:p>
          </table:table-cell>
          <table:table-cell office:value-type="float" office:value="0.70695952643021032" table:style-name="ce133">
            <text:p>0,7<text:s text:c="5"/></text:p>
          </table:table-cell>
          <table:table-cell office:value-type="float" office:value="-53" table:style-name="ce118">
            <text:p><text:s/>- 53</text:p>
          </table:table-cell>
          <table:table-cell office:value-type="float" office:value="-2.7013251783893986" table:style-name="ce119">
            <text:p>-2,7<text:s text:c="3"/></text:p>
          </table:table-cell>
          <table:table-cell office:value-type="float" office:value="-673" table:style-name="ce118">
            <text:p><text:s/>- 673</text:p>
          </table:table-cell>
          <table:table-cell office:value-type="float" office:value="-26.065065840433771" table:style-name="ce119">
            <text:p>-26,1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4">
            <text:p>Fab. veículos automóveis, componentes e outro equipa. de transporte</text:p>
          </table:table-cell>
          <table:table-cell office:value-type="float" office:value="1873" table:style-name="ce114">
            <text:p>1 873</text:p>
          </table:table-cell>
          <table:table-cell office:value-type="float" office:value="0.70190033989514589" table:style-name="ce131">
            <text:p>0,7<text:s text:c="5"/></text:p>
          </table:table-cell>
          <table:table-cell office:value-type="float" office:value="1938" table:style-name="ce132">
            <text:p>1 938</text:p>
          </table:table-cell>
          <table:table-cell office:value-type="float" office:value="0.70005599003016239" table:style-name="ce133">
            <text:p>0,7<text:s text:c="5"/></text:p>
          </table:table-cell>
          <table:table-cell office:value-type="float" office:value="2621" table:style-name="ce116">
            <text:p>2 621</text:p>
          </table:table-cell>
          <table:table-cell office:value-type="float" office:value="0.71763784615553106" table:style-name="ce133">
            <text:p>0,7<text:s text:c="5"/></text:p>
          </table:table-cell>
          <table:table-cell office:value-type="float" office:value="-65" table:style-name="ce118">
            <text:p><text:s/>- 65</text:p>
          </table:table-cell>
          <table:table-cell office:value-type="float" office:value="-3.3539731682146545" table:style-name="ce119">
            <text:p>-3,4<text:s text:c="3"/></text:p>
          </table:table-cell>
          <table:table-cell office:value-type="float" office:value="-748" table:style-name="ce118">
            <text:p><text:s/>- 748</text:p>
          </table:table-cell>
          <table:table-cell office:value-type="float" office:value="-28.53872567722243" table:style-name="ce119">
            <text:p>-28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4">
            <text:p>Fab. mobiliário, repar. instal. máq. e equipa. e outras ind. transformadoras</text:p>
          </table:table-cell>
          <table:table-cell office:value-type="float" office:value="3095" table:style-name="ce114">
            <text:p>3 095</text:p>
          </table:table-cell>
          <table:table-cell office:value-type="float" office:value="1.159840657755193" table:style-name="ce131">
            <text:p>1,2<text:s text:c="5"/></text:p>
          </table:table-cell>
          <table:table-cell office:value-type="float" office:value="3161" table:style-name="ce132">
            <text:p>3 161</text:p>
          </table:table-cell>
          <table:table-cell office:value-type="float" office:value="1.1418353893113227" table:style-name="ce133">
            <text:p>1,1<text:s text:c="5"/></text:p>
          </table:table-cell>
          <table:table-cell office:value-type="float" office:value="4156" table:style-name="ce116">
            <text:p>4 156</text:p>
          </table:table-cell>
          <table:table-cell office:value-type="float" office:value="1.137925558421361" table:style-name="ce133">
            <text:p>1,1<text:s text:c="5"/></text:p>
          </table:table-cell>
          <table:table-cell office:value-type="float" office:value="-66" table:style-name="ce118">
            <text:p><text:s/>- 66</text:p>
          </table:table-cell>
          <table:table-cell office:value-type="float" office:value="-2.0879468522619424" table:style-name="ce119">
            <text:p>-2,1<text:s text:c="3"/></text:p>
          </table:table-cell>
          <table:table-cell office:value-type="float" office:value="-1061" table:style-name="ce118">
            <text:p><text:s/>-1 061</text:p>
          </table:table-cell>
          <table:table-cell office:value-type="float" office:value="-25.529355149181903" table:style-name="ce119">
            <text:p>-25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4">
            <text:p>Eletricidade, gás e água, saneamento, resíduos e despoluição</text:p>
          </table:table-cell>
          <table:table-cell office:value-type="float" office:value="1046" table:style-name="ce114">
            <text:p>1 046</text:p>
          </table:table-cell>
          <table:table-cell office:value-type="float" office:value="0.3919849201977163" table:style-name="ce131">
            <text:p>0,4<text:s text:c="5"/></text:p>
          </table:table-cell>
          <table:table-cell office:value-type="float" office:value="1105" table:style-name="ce132">
            <text:p>1 105</text:p>
          </table:table-cell>
          <table:table-cell office:value-type="float" office:value="0.39915473115754874" table:style-name="ce133">
            <text:p>0,4<text:s text:c="5"/></text:p>
          </table:table-cell>
          <table:table-cell office:value-type="float" office:value="1315" table:style-name="ce116">
            <text:p>1 315</text:p>
          </table:table-cell>
          <table:table-cell office:value-type="float" office:value="0.36005103689222562" table:style-name="ce133">
            <text:p>0,4<text:s text:c="5"/></text:p>
          </table:table-cell>
          <table:table-cell office:value-type="float" office:value="-59" table:style-name="ce118">
            <text:p><text:s/>- 59</text:p>
          </table:table-cell>
          <table:table-cell office:value-type="float" office:value="-5.3393665158371038" table:style-name="ce119">
            <text:p>-5,3<text:s text:c="3"/></text:p>
          </table:table-cell>
          <table:table-cell office:value-type="float" office:value="-269" table:style-name="ce118">
            <text:p><text:s/>- 269</text:p>
          </table:table-cell>
          <table:table-cell office:value-type="float" office:value="-20.456273764258555" table:style-name="ce119">
            <text:p>-20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4">
            <text:p>Construção</text:p>
          </table:table-cell>
          <table:table-cell office:value-type="float" office:value="16977" table:style-name="ce114">
            <text:p>16 977</text:p>
          </table:table-cell>
          <table:table-cell office:value-type="float" office:value="6.3620726483715391" table:style-name="ce131">
            <text:p>6,4<text:s text:c="5"/></text:p>
          </table:table-cell>
          <table:table-cell office:value-type="float" office:value="17445" table:style-name="ce132">
            <text:p>17 445</text:p>
          </table:table-cell>
          <table:table-cell office:value-type="float" office:value="6.3015875882746037" table:style-name="ce133">
            <text:p>6,3<text:s text:c="5"/></text:p>
          </table:table-cell>
          <table:table-cell office:value-type="float" office:value="21865" table:style-name="ce116">
            <text:p>21 865</text:p>
          </table:table-cell>
          <table:table-cell office:value-type="float" office:value="5.9867041229266258" table:style-name="ce133">
            <text:p>6,0<text:s text:c="5"/></text:p>
          </table:table-cell>
          <table:table-cell office:value-type="float" office:value="-468" table:style-name="ce118">
            <text:p><text:s/>- 468</text:p>
          </table:table-cell>
          <table:table-cell office:value-type="float" office:value="-2.6827171109200343" table:style-name="ce119">
            <text:p>-2,7<text:s text:c="3"/></text:p>
          </table:table-cell>
          <table:table-cell office:value-type="float" office:value="-4888" table:style-name="ce118">
            <text:p><text:s/>-4 888</text:p>
          </table:table-cell>
          <table:table-cell office:value-type="float" office:value="-22.355362451406357" table:style-name="ce119">
            <text:p>-22,4<text:s text:c="3"/></text:p>
          </table:table-cell>
          <table:table-cell table:number-columns-repeated="16372" table:style-name="ce1"/>
        </table:table-row>
        <table:table-row table:style-name="ro15">
          <table:table-cell table:style-name="ce191"/>
          <table:table-cell office:value-type="string" table:style-name="ce180">
            <text:p>Serviços</text:p>
          </table:table-cell>
          <table:table-cell office:value-type="float" office:value="194423" table:style-name="ce125">
            <text:p>194 423</text:p>
          </table:table-cell>
          <table:table-cell office:value-type="float" office:value="72.859353861950865" table:style-name="ce126">
            <text:p>72,9<text:s text:c="5"/></text:p>
          </table:table-cell>
          <table:table-cell office:value-type="float" office:value="202075" table:style-name="ce127">
            <text:p>202 075</text:p>
          </table:table-cell>
          <table:table-cell office:value-type="float" office:value="72.99474416168475" table:style-name="ce128">
            <text:p>73,0<text:s text:c="5"/></text:p>
          </table:table-cell>
          <table:table-cell office:value-type="float" office:value="269164" table:style-name="ce127">
            <text:p>269 164</text:p>
          </table:table-cell>
          <table:table-cell office:value-type="float" office:value="73.69792950118557" table:style-name="ce128">
            <text:p>73,7<text:s text:c="5"/></text:p>
          </table:table-cell>
          <table:table-cell office:value-type="float" office:value="-7652" table:style-name="ce111">
            <text:p><text:s/>-7 652</text:p>
          </table:table-cell>
          <table:table-cell office:value-type="float" office:value="-3.7867128541383148" table:style-name="ce112">
            <text:p>-3,8<text:s text:c="3"/></text:p>
          </table:table-cell>
          <table:table-cell office:value-type="float" office:value="-74741" table:style-name="ce111">
            <text:p><text:s/>-74 741</text:p>
          </table:table-cell>
          <table:table-cell office:value-type="float" office:value="-27.767829278804001" table:style-name="ce112">
            <text:p>-27,8<text:s text:c="3"/></text:p>
          </table:table-cell>
          <table:table-cell table:number-columns-repeated="16372" table:style-name="ce191"/>
        </table:table-row>
        <table:table-row table:style-name="ro23">
          <table:table-cell/>
          <table:table-cell office:value-type="string" table:style-name="ce181">
            <text:p>Comércio, manut. repar. de veículos automóveis e motociclos</text:p>
          </table:table-cell>
          <table:table-cell office:value-type="float" office:value="3426" table:style-name="ce114">
            <text:p>3 426</text:p>
          </table:table-cell>
          <table:table-cell office:value-type="float" office:value="1.2838817749496902" table:style-name="ce131">
            <text:p>1,3<text:s text:c="5"/></text:p>
          </table:table-cell>
          <table:table-cell office:value-type="float" office:value="3483" table:style-name="ce132">
            <text:p>3 483</text:p>
          </table:table-cell>
          <table:table-cell office:value-type="float" office:value="1.2581501616486355" table:style-name="ce133">
            <text:p>1,3<text:s text:c="5"/></text:p>
          </table:table-cell>
          <table:table-cell office:value-type="float" office:value="4443" table:style-name="ce132">
            <text:p>4 443</text:p>
          </table:table-cell>
          <table:table-cell office:value-type="float" office:value="1.2165070394769266" table:style-name="ce133">
            <text:p>1,2<text:s text:c="5"/></text:p>
          </table:table-cell>
          <table:table-cell office:value-type="float" office:value="-57" table:style-name="ce118">
            <text:p><text:s/>- 57</text:p>
          </table:table-cell>
          <table:table-cell office:value-type="float" office:value="-1.6365202411714039" table:style-name="ce119">
            <text:p>-1,6<text:s text:c="3"/></text:p>
          </table:table-cell>
          <table:table-cell office:value-type="float" office:value="-1017" table:style-name="ce118">
            <text:p><text:s/>-1 017</text:p>
          </table:table-cell>
          <table:table-cell office:value-type="float" office:value="-22.88993923024983" table:style-name="ce119">
            <text:p>-22,9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81">
            <text:p>Comércio por grosso e a retalho</text:p>
          </table:table-cell>
          <table:table-cell office:value-type="float" office:value="28176" table:style-name="ce114">
            <text:p>28 176</text:p>
          </table:table-cell>
          <table:table-cell office:value-type="float" office:value="10.558859571214965" table:style-name="ce131">
            <text:p>10,6<text:s text:c="5"/></text:p>
          </table:table-cell>
          <table:table-cell office:value-type="float" office:value="29122" table:style-name="ce132">
            <text:p>29 122</text:p>
          </table:table-cell>
          <table:table-cell office:value-type="float" office:value="10.519623602506908" table:style-name="ce133">
            <text:p>10,5<text:s text:c="5"/></text:p>
          </table:table-cell>
          <table:table-cell office:value-type="float" office:value="39906" table:style-name="ce132">
            <text:p>39 906</text:p>
          </table:table-cell>
          <table:table-cell office:value-type="float" office:value="10.926385306632058" table:style-name="ce133">
            <text:p>10,9<text:s text:c="5"/></text:p>
          </table:table-cell>
          <table:table-cell office:value-type="float" office:value="-946" table:style-name="ce118">
            <text:p><text:s/>- 946</text:p>
          </table:table-cell>
          <table:table-cell office:value-type="float" office:value="-3.2484032690062494" table:style-name="ce119">
            <text:p>-3,2<text:s text:c="3"/></text:p>
          </table:table-cell>
          <table:table-cell office:value-type="float" office:value="-11730" table:style-name="ce118">
            <text:p><text:s/>-11 730</text:p>
          </table:table-cell>
          <table:table-cell office:value-type="float" office:value="-29.394076078785147" table:style-name="ce119">
            <text:p>-29,4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4">
            <text:p>Transportes e armazenagem</text:p>
          </table:table-cell>
          <table:table-cell office:value-type="float" office:value="5112" table:style-name="ce114">
            <text:p>5 112</text:p>
          </table:table-cell>
          <table:table-cell office:value-type="float" office:value="1.9157045048286094" table:style-name="ce151">
            <text:p>1,9<text:s text:c="5"/></text:p>
          </table:table-cell>
          <table:table-cell office:value-type="float" office:value="5346" table:style-name="ce132">
            <text:p>5 346</text:p>
          </table:table-cell>
          <table:table-cell office:value-type="float" office:value="1.931114201600231" table:style-name="ce153">
            <text:p>1,9<text:s text:c="5"/></text:p>
          </table:table-cell>
          <table:table-cell office:value-type="float" office:value="7235" table:style-name="ce132">
            <text:p>7 235</text:p>
          </table:table-cell>
          <table:table-cell office:value-type="float" office:value="1.9809652105819409" table:style-name="ce153">
            <text:p>2,0<text:s text:c="5"/></text:p>
          </table:table-cell>
          <table:table-cell office:value-type="float" office:value="-234" table:style-name="ce118">
            <text:p><text:s/>- 234</text:p>
          </table:table-cell>
          <table:table-cell office:value-type="float" office:value="-4.3771043771043772" table:style-name="ce119">
            <text:p>-4,4<text:s text:c="3"/></text:p>
          </table:table-cell>
          <table:table-cell office:value-type="float" office:value="-2123" table:style-name="ce118">
            <text:p><text:s/>-2 123</text:p>
          </table:table-cell>
          <table:table-cell office:value-type="float" office:value="-29.343469246717348" table:style-name="ce119">
            <text:p>-29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4">
            <text:p>Alojamento, restauração e similares</text:p>
          </table:table-cell>
          <table:table-cell office:value-type="float" office:value="25465" table:style-name="ce114">
            <text:p>25 465</text:p>
          </table:table-cell>
          <table:table-cell office:value-type="float" office:value="9.5429215992684941" table:style-name="ce131">
            <text:p>9,5<text:s text:c="5"/></text:p>
          </table:table-cell>
          <table:table-cell office:value-type="float" office:value="28395" table:style-name="ce132">
            <text:p>28 395</text:p>
          </table:table-cell>
          <table:table-cell office:value-type="float" office:value="10.257012299745336" table:style-name="ce133">
            <text:p>10,3<text:s text:c="5"/></text:p>
          </table:table-cell>
          <table:table-cell office:value-type="float" office:value="48582" table:style-name="ce132">
            <text:p>48 582</text:p>
          </table:table-cell>
          <table:table-cell office:value-type="float" office:value="13.301900740911107" table:style-name="ce133">
            <text:p>13,3<text:s text:c="5"/></text:p>
          </table:table-cell>
          <table:table-cell office:value-type="float" office:value="-2930" table:style-name="ce118">
            <text:p><text:s/>-2 930</text:p>
          </table:table-cell>
          <table:table-cell office:value-type="float" office:value="-10.318718084169747" table:style-name="ce119">
            <text:p>-10,3<text:s text:c="3"/></text:p>
          </table:table-cell>
          <table:table-cell office:value-type="float" office:value="-23117" table:style-name="ce118">
            <text:p><text:s/>-23 117</text:p>
          </table:table-cell>
          <table:table-cell office:value-type="float" office:value="-47.583467127742786" table:style-name="ce119">
            <text:p>-47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4">
            <text:p>Atividades de informação e de comunicação</text:p>
          </table:table-cell>
          <table:table-cell office:value-type="float" office:value="3524" table:style-name="ce114">
            <text:p>3 524</text:p>
          </table:table-cell>
          <table:table-cell office:value-type="float" office:value="1.3206069395571245" table:style-name="ce131">
            <text:p>1,3<text:s text:c="5"/></text:p>
          </table:table-cell>
          <table:table-cell office:value-type="float" office:value="3496" table:style-name="ce132">
            <text:p>3 496</text:p>
          </table:table-cell>
          <table:table-cell office:value-type="float" office:value="1.2628460996622537" table:style-name="ce133">
            <text:p>1,3<text:s text:c="5"/></text:p>
          </table:table-cell>
          <table:table-cell office:value-type="float" office:value="4409" table:style-name="ce132">
            <text:p>4 409</text:p>
          </table:table-cell>
          <table:table-cell office:value-type="float" office:value="1.2071977351010059" table:style-name="ce133">
            <text:p>1,2<text:s text:c="5"/></text:p>
          </table:table-cell>
          <table:table-cell office:value-type="float" office:value="28" table:style-name="ce118">
            <text:p>+ 28</text:p>
          </table:table-cell>
          <table:table-cell office:value-type="float" office:value="0.8009153318077803" table:style-name="ce119">
            <text:p>+0,8<text:s text:c="3"/></text:p>
          </table:table-cell>
          <table:table-cell office:value-type="float" office:value="-885" table:style-name="ce118">
            <text:p><text:s/>- 885</text:p>
          </table:table-cell>
          <table:table-cell office:value-type="float" office:value="-20.072578816058062" table:style-name="ce119">
            <text:p>-20,1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4">
            <text:p>Atividades financeiras e de seguros</text:p>
          </table:table-cell>
          <table:table-cell office:value-type="float" office:value="2257" table:style-name="ce114">
            <text:p>2 257</text:p>
          </table:table-cell>
          <table:table-cell office:value-type="float" office:value="0.84580302570386767" table:style-name="ce131">
            <text:p>0,8<text:s text:c="5"/></text:p>
          </table:table-cell>
          <table:table-cell office:value-type="float" office:value="2366" table:style-name="ce132">
            <text:p>2 366</text:p>
          </table:table-cell>
          <table:table-cell office:value-type="float" office:value="0.8546607184785161" table:style-name="ce133">
            <text:p>0,9<text:s text:c="5"/></text:p>
          </table:table-cell>
          <table:table-cell office:value-type="float" office:value="2661" table:style-name="ce132">
            <text:p>2 661</text:p>
          </table:table-cell>
          <table:table-cell office:value-type="float" office:value="0.72858996895073191" table:style-name="ce133">
            <text:p>0,7<text:s text:c="5"/></text:p>
          </table:table-cell>
          <table:table-cell office:value-type="float" office:value="-109" table:style-name="ce118">
            <text:p><text:s/>- 109</text:p>
          </table:table-cell>
          <table:table-cell office:value-type="float" office:value="-4.6069315300084535" table:style-name="ce119">
            <text:p>-4,6<text:s text:c="3"/></text:p>
          </table:table-cell>
          <table:table-cell office:value-type="float" office:value="-404" table:style-name="ce118">
            <text:p><text:s/>- 404</text:p>
          </table:table-cell>
          <table:table-cell office:value-type="float" office:value="-15.182262307403233" table:style-name="ce119">
            <text:p>-15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4">
            <text:p>Atividades imobiliárias, administrativas e dos serviços de apoio</text:p>
          </table:table-cell>
          <table:table-cell office:value-type="float" office:value="83593" table:style-name="ce114">
            <text:p>83 593</text:p>
          </table:table-cell>
          <table:table-cell office:value-type="float" office:value="31.326190663563764" table:style-name="ce131">
            <text:p>31,3<text:s text:c="5"/></text:p>
          </table:table-cell>
          <table:table-cell office:value-type="float" office:value="85669" table:style-name="ce132">
            <text:p>85 669</text:p>
          </table:table-cell>
          <table:table-cell office:value-type="float" office:value="30.94587028374302" table:style-name="ce133">
            <text:p>30,9<text:s text:c="5"/></text:p>
          </table:table-cell>
          <table:table-cell office:value-type="float" office:value="107404" table:style-name="ce132">
            <text:p>107 404</text:p>
          </table:table-cell>
          <table:table-cell office:value-type="float" office:value="29.407544917393615" table:style-name="ce133">
            <text:p>29,4<text:s text:c="5"/></text:p>
          </table:table-cell>
          <table:table-cell office:value-type="float" office:value="-2076" table:style-name="ce118">
            <text:p><text:s/>-2 076</text:p>
          </table:table-cell>
          <table:table-cell office:value-type="float" office:value="-2.423280299758372" table:style-name="ce119">
            <text:p>-2,4<text:s text:c="3"/></text:p>
          </table:table-cell>
          <table:table-cell office:value-type="float" office:value="-23811" table:style-name="ce118">
            <text:p><text:s/>-23 811</text:p>
          </table:table-cell>
          <table:table-cell office:value-type="float" office:value="-22.169565379315483" table:style-name="ce119">
            <text:p>-22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4">
            <text:p>Atividades de consultoria, científicas, técnicas e similares</text:p>
          </table:table-cell>
          <table:table-cell office:value-type="float" office:value="5407" table:style-name="ce114">
            <text:p>5 407</text:p>
          </table:table-cell>
          <table:table-cell office:value-type="float" office:value="2.0262547452285391" table:style-name="ce131">
            <text:p>2,0<text:s text:c="5"/></text:p>
          </table:table-cell>
          <table:table-cell office:value-type="float" office:value="5542" table:style-name="ce132">
            <text:p>5 542</text:p>
          </table:table-cell>
          <table:table-cell office:value-type="float" office:value="2.0019144978055521" table:style-name="ce133">
            <text:p>2,0<text:s text:c="5"/></text:p>
          </table:table-cell>
          <table:table-cell office:value-type="float" office:value="6914" table:style-name="ce132">
            <text:p>6 914</text:p>
          </table:table-cell>
          <table:table-cell office:value-type="float" office:value="1.893074425150455" table:style-name="ce133">
            <text:p>1,9<text:s text:c="5"/></text:p>
          </table:table-cell>
          <table:table-cell office:value-type="float" office:value="-135" table:style-name="ce118">
            <text:p><text:s/>- 135</text:p>
          </table:table-cell>
          <table:table-cell office:value-type="float" office:value="-2.4359437026344279" table:style-name="ce119">
            <text:p>-2,4<text:s text:c="3"/></text:p>
          </table:table-cell>
          <table:table-cell office:value-type="float" office:value="-1507" table:style-name="ce118">
            <text:p><text:s/>-1 507</text:p>
          </table:table-cell>
          <table:table-cell office:value-type="float" office:value="-21.796355221290138" table:style-name="ce119">
            <text:p>-21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4">
            <text:p>Admin. pública, educação, atividades de saúde e apoio social</text:p>
          </table:table-cell>
          <table:table-cell office:value-type="float" office:value="19455" table:style-name="ce114">
            <text:p>19 455</text:p>
          </table:table-cell>
          <table:table-cell office:value-type="float" office:value="7.2906946677309472" table:style-name="ce131">
            <text:p>7,3<text:s text:c="5"/></text:p>
          </table:table-cell>
          <table:table-cell office:value-type="float" office:value="19640" table:style-name="ce132">
            <text:p>19 640</text:p>
          </table:table-cell>
          <table:table-cell office:value-type="float" office:value="7.0944786605739889" table:style-name="ce133">
            <text:p>7,1<text:s text:c="5"/></text:p>
          </table:table-cell>
          <table:table-cell office:value-type="float" office:value="22601" table:style-name="ce132">
            <text:p>22 601</text:p>
          </table:table-cell>
          <table:table-cell office:value-type="float" office:value="6.1882231823583203" table:style-name="ce133">
            <text:p>6,2<text:s text:c="5"/></text:p>
          </table:table-cell>
          <table:table-cell office:value-type="float" office:value="-185" table:style-name="ce118">
            <text:p><text:s/>- 185</text:p>
          </table:table-cell>
          <table:table-cell office:value-type="float" office:value="-0.94195519348268841" table:style-name="ce119">
            <text:p>-0,9<text:s text:c="3"/></text:p>
          </table:table-cell>
          <table:table-cell office:value-type="float" office:value="-3146" table:style-name="ce118">
            <text:p><text:s/>-3 146</text:p>
          </table:table-cell>
          <table:table-cell office:value-type="float" office:value="-13.919738064687404" table:style-name="ce119">
            <text:p>-13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4">
            <text:p>Outras atividades de serviços</text:p>
          </table:table-cell>
          <table:table-cell office:value-type="float" office:value="18008" table:style-name="ce114">
            <text:p>18 008</text:p>
          </table:table-cell>
          <table:table-cell office:value-type="float" office:value="6.7484363699048515" table:style-name="ce131">
            <text:p>6,7<text:s text:c="5"/></text:p>
          </table:table-cell>
          <table:table-cell office:value-type="float" office:value="19016" table:style-name="ce132">
            <text:p>19 016</text:p>
          </table:table-cell>
          <table:table-cell office:value-type="float" office:value="6.8690736359203139" table:style-name="ce133">
            <text:p>6,9<text:s text:c="5"/></text:p>
          </table:table-cell>
          <table:table-cell office:value-type="float" office:value="25009" table:style-name="ce132">
            <text:p>25 009</text:p>
          </table:table-cell>
          <table:table-cell office:value-type="float" office:value="6.8475409746294069" table:style-name="ce133">
            <text:p>6,8<text:s text:c="5"/></text:p>
          </table:table-cell>
          <table:table-cell office:value-type="float" office:value="-1008" table:style-name="ce118">
            <text:p><text:s/>-1 008</text:p>
          </table:table-cell>
          <table:table-cell office:value-type="float" office:value="-5.3007993268826246" table:style-name="ce119">
            <text:p>-5,3<text:s text:c="3"/></text:p>
          </table:table-cell>
          <table:table-cell office:value-type="float" office:value="-7001" table:style-name="ce118">
            <text:p><text:s/>-7 001</text:p>
          </table:table-cell>
          <table:table-cell office:value-type="float" office:value="-27.993922188012316" table:style-name="ce119">
            <text:p>-28,0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4">
            <text:p>Sem classificação</text:p>
          </table:table-cell>
          <table:table-cell office:value-type="float" office:value="7304" table:style-name="ce114">
            <text:p>7 304</text:p>
          </table:table-cell>
          <table:table-cell office:value-type="float" office:value="2.73714900298673" table:style-name="ce131">
            <text:p>2,7<text:s text:c="5"/></text:p>
          </table:table-cell>
          <table:table-cell office:value-type="float" office:value="7895" table:style-name="ce132">
            <text:p>7 895</text:p>
          </table:table-cell>
          <table:table-cell office:value-type="float" office:value="2.8518792782704501" table:style-name="ce133">
            <text:p>2,9<text:s text:c="5"/></text:p>
          </table:table-cell>
          <table:table-cell office:value-type="float" office:value="10271" table:style-name="ce132">
            <text:p>10 271</text:p>
          </table:table-cell>
          <table:table-cell office:value-type="float" office:value="2.8122313307376805" table:style-name="ce133">
            <text:p>2,8<text:s text:c="5"/></text:p>
          </table:table-cell>
          <table:table-cell office:value-type="float" office:value="-591" table:style-name="ce118">
            <text:p><text:s/>- 591</text:p>
          </table:table-cell>
          <table:table-cell office:value-type="float" office:value="-7.485750474984167" table:style-name="ce119">
            <text:p>-7,5<text:s text:c="3"/></text:p>
          </table:table-cell>
          <table:table-cell office:value-type="float" office:value="-2967" table:style-name="ce118">
            <text:p><text:s/>-2 967</text:p>
          </table:table-cell>
          <table:table-cell office:value-type="float" office:value="-28.887158017719795" table:style-name="ce119">
            <text:p>-28,9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27"/>
          <table:table-cell table:style-name="ce95"/>
          <table:table-cell table:style-name="ce96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16372"/>
        </table:table-row>
        <table:table-row table:style-name="ro1">
          <table:table-cell/>
          <table:table-cell office:value-type="string" table:style-name="ce241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<text:s text:c="4"/>(1) - Mês homólogo do ano anterior</text:p>
          </table:table-cell>
          <table:table-cell table:number-columns-repeated="16382"/>
        </table:table-row>
        <table:table-row table:number-rows-repeated="1048472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4">
        <table:table-column table:style-name="co1" table:default-cell-style-name="ce1" table:visibility="collapse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default-cell-style-name="ce58"/>
        <table:table-column table:style-name="co16" table:default-cell-style-name="ce58"/>
        <table:table-column table:style-name="co7" table:default-cell-style-name="ce1"/>
        <table:table-column table:style-name="co16" table:default-cell-style-name="ce1"/>
        <table:table-column table:style-name="co8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3" table:default-cell-style-name="ce1"/>
        <table:table-column table:style-name="co22" table:default-cell-style-name="ce1"/>
        <table:table-column table:style-name="co1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61" draw:name="Picture 184" svg:x="0.08961in" svg:y="0.12321in" svg:width="2.62189in" svg:height="0.6753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5" draw:name="CaixaDeTexto 7" svg:x="0.57752in" svg:y="0.25024in" svg:width="2.0006in" svg:height="0.53255in">
                <draw:text-box>
                  <text:p text:style-name="a64" text:class-names="" text:cond-style-name=""><text:span text:style-name="a62" text:class-names="">ABRIL 2022</text:span><text:span text:style-name="a6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8" draw:style-name="a60" draw:name="Text Box 122" svg:x="0.0336in" svg:y="0in" svg:width="0.94556in" svg:height="0.29794in">
              <draw:text-box>
                <text:p text:style-name="a57" text:class-names="" text:cond-style-name=""><text:span text:style-name="a54" text:class-names="">Página 9</text:span><text:span text:style-name="a55" text:class-names="">/14</text:span><text:span text:style-name="a56" text:class-names=""/></text:p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158">
            <text:p><text:s/>Quadro 6 - OFERTAS DE EMPREGO, POR <text:s/>REGIÕES<text:s text:c="3"/></text:p>
          </table:table-cell>
          <table:table-cell table:number-columns-repeated="8" table:style-name="ce104"/>
          <table:table-cell table:number-columns-repeated="2" table:style-name="ce105"/>
          <table:table-cell table:number-columns-repeated="16372" table:style-name="ce1"/>
        </table:table-row>
        <table:table-row table:style-name="ro2">
          <table:table-cell/>
          <table:table-cell office:value-type="string" table:style-name="ce185">
            <text:p>Situação no fim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23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7">
          <table:table-cell/>
          <table:table-cell table:style-name="ce31"/>
          <table:table-cell table:style-name="ce88"/>
          <table:table-cell table:style-name="ce89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4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34"/>
          <table:table-cell office:value-type="string" table:style-name="ce176">
            <text:p>ABRIL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MARÇ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ABRIL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66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33"/>
          <table:table-cell table:style-name="ce91"/>
          <table:table-cell table:style-name="ce92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18"/>
          <table:table-cell table:style-name="ce229"/>
          <table:table-cell table:style-name="ce219"/>
          <table:table-cell table:style-name="ce233"/>
          <table:table-cell table:style-name="ce220"/>
          <table:table-cell table:style-name="ce233"/>
          <table:table-cell table:style-name="ce220"/>
          <table:table-cell table:style-name="ce221"/>
          <table:table-cell table:number-columns-repeated="3" table:style-name="ce222"/>
          <table:table-cell table:style-name="ce16"/>
          <table:table-cell table:number-columns-repeated="16371" table:style-name="ce1"/>
        </table:table-row>
        <table:table-row table:style-name="ro22">
          <table:table-cell/>
          <table:table-cell office:value-type="string" table:style-name="ce223">
            <text:p>PORTUGAL</text:p>
          </table:table-cell>
          <table:table-cell office:value-type="float" office:value="20184" table:style-name="ce230">
            <text:p>20 184</text:p>
          </table:table-cell>
          <table:table-cell office:value-type="float" office:value="100" table:style-name="ce212">
            <text:p>100,0<text:s text:c="5"/></text:p>
          </table:table-cell>
          <table:table-cell office:value-type="float" office:value="20175" table:style-name="ce234">
            <text:p>20 175</text:p>
          </table:table-cell>
          <table:table-cell office:value-type="float" office:value="99.999999999999986" table:style-name="ce214">
            <text:p>100,0<text:s text:c="5"/></text:p>
          </table:table-cell>
          <table:table-cell office:value-type="float" office:value="16872" table:style-name="ce234">
            <text:p>16 872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9" table:style-name="ce111">
            <text:p>+ 9</text:p>
          </table:table-cell>
          <table:table-cell office:value-type="float" office:value="4.4609665427509292E-2" table:style-name="ce112">
            <text:p>+0,0<text:s text:c="3"/></text:p>
          </table:table-cell>
          <table:table-cell office:value-type="float" office:value="3312" table:style-name="ce111">
            <text:p>+3 312</text:p>
          </table:table-cell>
          <table:table-cell office:value-type="float" office:value="19.630156472261735" table:style-name="ce112">
            <text:p>+19,6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237">
            <text:p>CONTINENTE</text:p>
          </table:table-cell>
          <table:table-cell office:value-type="float" office:value="19492" table:style-name="ce230">
            <text:p>19 492</text:p>
          </table:table-cell>
          <table:table-cell office:value-type="float" office:value="96.571541815299241" table:style-name="ce212">
            <text:p>96,6<text:s text:c="5"/></text:p>
          </table:table-cell>
          <table:table-cell office:value-type="float" office:value="19582" table:style-name="ce234">
            <text:p>19 582</text:p>
          </table:table-cell>
          <table:table-cell office:value-type="float" office:value="97.060718711276323" table:style-name="ce213">
            <text:p>97,1<text:s text:c="5"/></text:p>
          </table:table-cell>
          <table:table-cell office:value-type="float" office:value="16544" table:style-name="ce234">
            <text:p>16 544</text:p>
          </table:table-cell>
          <table:table-cell office:value-type="float" office:value="98.055950687529631" table:style-name="ce214">
            <text:p>98,1<text:s text:c="5"/></text:p>
          </table:table-cell>
          <table:table-cell office:value-type="float" office:value="-90" table:style-name="ce111">
            <text:p><text:s/>- 90</text:p>
          </table:table-cell>
          <table:table-cell office:value-type="float" office:value="-0.45960576039219697" table:style-name="ce112">
            <text:p>-0,5<text:s text:c="3"/></text:p>
          </table:table-cell>
          <table:table-cell office:value-type="float" office:value="2948" table:style-name="ce111">
            <text:p>+2 948</text:p>
          </table:table-cell>
          <table:table-cell office:value-type="float" office:value="17.819148936170212" table:style-name="ce112">
            <text:p>+17,8<text:s text:c="3"/></text:p>
          </table:table-cell>
          <table:table-cell table:style-name="ce1"/>
          <table:table-cell table:style-name="ce249"/>
          <table:table-cell table:number-columns-repeated="16370"/>
        </table:table-row>
        <table:table-row table:style-name="ro17">
          <table:table-cell/>
          <table:table-cell office:value-type="string" table:style-name="ce238">
            <text:p>Norte</text:p>
          </table:table-cell>
          <table:table-cell office:value-type="float" office:value="3989" table:style-name="ce231">
            <text:p>3 989</text:p>
          </table:table-cell>
          <table:table-cell office:value-type="float" office:value="19.763178755449861" table:style-name="ce215">
            <text:p>19,8<text:s text:c="5"/></text:p>
          </table:table-cell>
          <table:table-cell office:value-type="float" office:value="4329" table:style-name="ce235">
            <text:p>4 329</text:p>
          </table:table-cell>
          <table:table-cell office:value-type="float" office:value="21.457249070631971" table:style-name="ce216">
            <text:p>21,5<text:s text:c="5"/></text:p>
          </table:table-cell>
          <table:table-cell office:value-type="float" office:value="4021" table:style-name="ce235">
            <text:p>4 021</text:p>
          </table:table-cell>
          <table:table-cell office:value-type="float" office:value="23.832385016595541" table:style-name="ce217">
            <text:p>23,8<text:s text:c="5"/></text:p>
          </table:table-cell>
          <table:table-cell office:value-type="float" office:value="-340" table:style-name="ce118">
            <text:p><text:s/>- 340</text:p>
          </table:table-cell>
          <table:table-cell office:value-type="float" office:value="-7.854007854007854" table:style-name="ce119">
            <text:p>-7,9<text:s text:c="3"/></text:p>
          </table:table-cell>
          <table:table-cell office:value-type="float" office:value="-32" table:style-name="ce118">
            <text:p><text:s/>- 32</text:p>
          </table:table-cell>
          <table:table-cell office:value-type="float" office:value="-0.79582193484207908" table:style-name="ce119">
            <text:p>-0,8<text:s text:c="3"/></text:p>
          </table:table-cell>
          <table:table-cell table:style-name="ce1"/>
          <table:table-cell table:style-name="ce249"/>
          <table:table-cell table:number-columns-repeated="16370"/>
        </table:table-row>
        <table:table-row table:style-name="ro5">
          <table:table-cell/>
          <table:table-cell office:value-type="string" table:style-name="ce238">
            <text:p>Centro</text:p>
          </table:table-cell>
          <table:table-cell office:value-type="float" office:value="4462" table:style-name="ce231">
            <text:p>4 462</text:p>
          </table:table-cell>
          <table:table-cell office:value-type="float" office:value="22.106619104240981" table:style-name="ce215">
            <text:p>22,1<text:s text:c="5"/></text:p>
          </table:table-cell>
          <table:table-cell office:value-type="float" office:value="4363" table:style-name="ce235">
            <text:p>4 363</text:p>
          </table:table-cell>
          <table:table-cell office:value-type="float" office:value="21.625774473358117" table:style-name="ce216">
            <text:p>21,6<text:s text:c="5"/></text:p>
          </table:table-cell>
          <table:table-cell office:value-type="float" office:value="4458" table:style-name="ce235">
            <text:p>4 458</text:p>
          </table:table-cell>
          <table:table-cell office:value-type="float" office:value="26.422475106685635" table:style-name="ce217">
            <text:p>26,4<text:s text:c="5"/></text:p>
          </table:table-cell>
          <table:table-cell office:value-type="float" office:value="99" table:style-name="ce118">
            <text:p>+ 99</text:p>
          </table:table-cell>
          <table:table-cell office:value-type="float" office:value="2.2690809076323633" table:style-name="ce119">
            <text:p>+2,3<text:s text:c="3"/></text:p>
          </table:table-cell>
          <table:table-cell office:value-type="float" office:value="4" table:style-name="ce118">
            <text:p>+ 4</text:p>
          </table:table-cell>
          <table:table-cell office:value-type="float" office:value="8.9726334679228345E-2" table:style-name="ce119">
            <text:p>+0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38">
            <text:p>Lisboa V. Tejo</text:p>
          </table:table-cell>
          <table:table-cell office:value-type="float" office:value="7404" table:style-name="ce231">
            <text:p>7 404</text:p>
          </table:table-cell>
          <table:table-cell office:value-type="float" office:value="36.682520808561236" table:style-name="ce215">
            <text:p>36,7<text:s text:c="5"/></text:p>
          </table:table-cell>
          <table:table-cell office:value-type="float" office:value="7300" table:style-name="ce235">
            <text:p>7 300</text:p>
          </table:table-cell>
          <table:table-cell office:value-type="float" office:value="36.183395291201983" table:style-name="ce216">
            <text:p>36,2<text:s text:c="5"/></text:p>
          </table:table-cell>
          <table:table-cell office:value-type="float" office:value="5461" table:style-name="ce235">
            <text:p>5 461</text:p>
          </table:table-cell>
          <table:table-cell office:value-type="float" office:value="32.36723565670934" table:style-name="ce217">
            <text:p>32,4<text:s text:c="5"/></text:p>
          </table:table-cell>
          <table:table-cell office:value-type="float" office:value="104" table:style-name="ce118">
            <text:p>+ 104</text:p>
          </table:table-cell>
          <table:table-cell office:value-type="float" office:value="1.4246575342465753" table:style-name="ce119">
            <text:p>+1,4<text:s text:c="3"/></text:p>
          </table:table-cell>
          <table:table-cell office:value-type="float" office:value="1943" table:style-name="ce118">
            <text:p>+1 943</text:p>
          </table:table-cell>
          <table:table-cell office:value-type="float" office:value="35.579564182384175" table:style-name="ce119">
            <text:p>+35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38">
            <text:p>Alentejo</text:p>
          </table:table-cell>
          <table:table-cell office:value-type="float" office:value="1951" table:style-name="ce231">
            <text:p>1 951</text:p>
          </table:table-cell>
          <table:table-cell office:value-type="float" office:value="9.6660721363456208" table:style-name="ce215">
            <text:p>9,7<text:s text:c="5"/></text:p>
          </table:table-cell>
          <table:table-cell office:value-type="float" office:value="1923" table:style-name="ce235">
            <text:p>1 923</text:p>
          </table:table-cell>
          <table:table-cell office:value-type="float" office:value="9.5315985130111525" table:style-name="ce216">
            <text:p>9,5<text:s text:c="5"/></text:p>
          </table:table-cell>
          <table:table-cell office:value-type="float" office:value="1967" table:style-name="ce235">
            <text:p>1 967</text:p>
          </table:table-cell>
          <table:table-cell office:value-type="float" office:value="11.658368895211" table:style-name="ce217">
            <text:p>11,7<text:s text:c="5"/></text:p>
          </table:table-cell>
          <table:table-cell office:value-type="float" office:value="28" table:style-name="ce118">
            <text:p>+ 28</text:p>
          </table:table-cell>
          <table:table-cell office:value-type="float" office:value="1.4560582423296931" table:style-name="ce119">
            <text:p>+1,5<text:s text:c="3"/></text:p>
          </table:table-cell>
          <table:table-cell office:value-type="float" office:value="-16" table:style-name="ce118">
            <text:p><text:s/>- 16</text:p>
          </table:table-cell>
          <table:table-cell office:value-type="float" office:value="-0.81342145399084897" table:style-name="ce119">
            <text:p>-0,8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38">
            <text:p>Algarve</text:p>
          </table:table-cell>
          <table:table-cell office:value-type="float" office:value="1686" table:style-name="ce231">
            <text:p>1 686</text:p>
          </table:table-cell>
          <table:table-cell office:value-type="float" office:value="8.353151010701545" table:style-name="ce215">
            <text:p>8,4<text:s text:c="5"/></text:p>
          </table:table-cell>
          <table:table-cell office:value-type="float" office:value="1667" table:style-name="ce235">
            <text:p>1 667</text:p>
          </table:table-cell>
          <table:table-cell office:value-type="float" office:value="8.262701363073111" table:style-name="ce216">
            <text:p>8,3<text:s text:c="5"/></text:p>
          </table:table-cell>
          <table:table-cell office:value-type="float" office:value="637" table:style-name="ce235">
            <text:p><text:s/>637</text:p>
          </table:table-cell>
          <table:table-cell office:value-type="float" office:value="3.775486012328118" table:style-name="ce217">
            <text:p>3,8<text:s text:c="5"/></text:p>
          </table:table-cell>
          <table:table-cell office:value-type="float" office:value="19" table:style-name="ce118">
            <text:p>+ 19</text:p>
          </table:table-cell>
          <table:table-cell office:value-type="float" office:value="1.1397720455908817" table:style-name="ce119">
            <text:p>+1,1<text:s text:c="3"/></text:p>
          </table:table-cell>
          <table:table-cell office:value-type="float" office:value="1049" table:style-name="ce118">
            <text:p>+1 049</text:p>
          </table:table-cell>
          <table:table-cell office:value-type="float" office:value="164.67817896389326" table:style-name="ce119">
            <text:p>+164,7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237">
            <text:p>REG.AUTÓNOMAS</text:p>
          </table:table-cell>
          <table:table-cell office:value-type="float" office:value="692" table:style-name="ce230">
            <text:p><text:s/>692</text:p>
          </table:table-cell>
          <table:table-cell office:value-type="float" office:value="3.4284581847007529" table:style-name="ce212">
            <text:p>3,4<text:s text:c="5"/></text:p>
          </table:table-cell>
          <table:table-cell office:value-type="float" office:value="593" table:style-name="ce234">
            <text:p><text:s/>593</text:p>
          </table:table-cell>
          <table:table-cell office:value-type="float" office:value="2.9392812887236679" table:style-name="ce213">
            <text:p>2,9<text:s text:c="5"/></text:p>
          </table:table-cell>
          <table:table-cell office:value-type="float" office:value="328" table:style-name="ce234">
            <text:p><text:s/>328</text:p>
          </table:table-cell>
          <table:table-cell office:value-type="float" office:value="1.9440493124703651" table:style-name="ce214">
            <text:p>1,9<text:s text:c="5"/></text:p>
          </table:table-cell>
          <table:table-cell office:value-type="float" office:value="99" table:style-name="ce111">
            <text:p>+ 99</text:p>
          </table:table-cell>
          <table:table-cell office:value-type="float" office:value="16.694772344013494" table:style-name="ce112">
            <text:p>+16,7<text:s text:c="3"/></text:p>
          </table:table-cell>
          <table:table-cell office:value-type="float" office:value="364" table:style-name="ce111">
            <text:p>+ 364</text:p>
          </table:table-cell>
          <table:table-cell office:value-type="float" office:value="110.97560975609757" table:style-name="ce112">
            <text:p>+111,0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238">
            <text:p>Açores</text:p>
          </table:table-cell>
          <table:table-cell office:value-type="float" office:value="30" table:style-name="ce231">
            <text:p><text:s/>30</text:p>
          </table:table-cell>
          <table:table-cell office:value-type="float" office:value="0.14863258026159334" table:style-name="ce215">
            <text:p>0,1<text:s text:c="5"/></text:p>
          </table:table-cell>
          <table:table-cell office:value-type="float" office:value="33" table:style-name="ce235">
            <text:p><text:s/>33</text:p>
          </table:table-cell>
          <table:table-cell office:value-type="float" office:value="0.16356877323420074" table:style-name="ce216">
            <text:p>0,2<text:s text:c="5"/></text:p>
          </table:table-cell>
          <table:table-cell office:value-type="float" office:value="38" table:style-name="ce235">
            <text:p><text:s/>38</text:p>
          </table:table-cell>
          <table:table-cell office:value-type="float" office:value="0.22522522522522523" table:style-name="ce217">
            <text:p>0,2<text:s text:c="5"/></text:p>
          </table:table-cell>
          <table:table-cell office:value-type="float" office:value="-3" table:style-name="ce118">
            <text:p><text:s/>- 3</text:p>
          </table:table-cell>
          <table:table-cell office:value-type="float" office:value="-9.0909090909090917" table:style-name="ce119">
            <text:p>-9,1<text:s text:c="3"/></text:p>
          </table:table-cell>
          <table:table-cell office:value-type="float" office:value="-8" table:style-name="ce118">
            <text:p><text:s/>- 8</text:p>
          </table:table-cell>
          <table:table-cell office:value-type="float" office:value="-21.052631578947366" table:style-name="ce119">
            <text:p>-21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38">
            <text:p>Madeira</text:p>
          </table:table-cell>
          <table:table-cell office:value-type="float" office:value="662" table:style-name="ce231">
            <text:p><text:s/>662</text:p>
          </table:table-cell>
          <table:table-cell office:value-type="float" office:value="3.2798256044391598" table:style-name="ce215">
            <text:p>3,3<text:s text:c="5"/></text:p>
          </table:table-cell>
          <table:table-cell office:value-type="float" office:value="560" table:style-name="ce235">
            <text:p><text:s/>560</text:p>
          </table:table-cell>
          <table:table-cell office:value-type="float" office:value="2.7757125154894671" table:style-name="ce216">
            <text:p>2,8<text:s text:c="5"/></text:p>
          </table:table-cell>
          <table:table-cell office:value-type="float" office:value="290" table:style-name="ce235">
            <text:p><text:s/>290</text:p>
          </table:table-cell>
          <table:table-cell office:value-type="float" office:value="1.7188240872451399" table:style-name="ce217">
            <text:p>1,7<text:s text:c="5"/></text:p>
          </table:table-cell>
          <table:table-cell office:value-type="float" office:value="102" table:style-name="ce118">
            <text:p>+ 102</text:p>
          </table:table-cell>
          <table:table-cell office:value-type="float" office:value="18.214285714285712" table:style-name="ce119">
            <text:p>+18,2<text:s text:c="3"/></text:p>
          </table:table-cell>
          <table:table-cell office:value-type="float" office:value="372" table:style-name="ce118">
            <text:p>+ 372</text:p>
          </table:table-cell>
          <table:table-cell office:value-type="float" office:value="128.27586206896549" table:style-name="ce119">
            <text:p>+128,3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224"/>
          <table:table-cell table:style-name="ce232"/>
          <table:table-cell table:style-name="ce200"/>
          <table:table-cell table:style-name="ce236"/>
          <table:table-cell table:style-name="ce225"/>
          <table:table-cell table:style-name="ce236"/>
          <table:table-cell table:style-name="ce226"/>
          <table:table-cell table:style-name="ce227"/>
          <table:table-cell table:style-name="ce228"/>
          <table:table-cell table:style-name="ce227"/>
          <table:table-cell table:style-name="ce228"/>
          <table:table-cell table:number-columns-repeated="16372"/>
        </table:table-row>
        <table:table-row table:style-name="ro11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13"/>
          <table:table-cell table:number-columns-repeated="16372"/>
        </table:table-row>
        <table:table-row table:style-name="ro2">
          <table:table-cell/>
          <table:table-cell office:value-type="string" table:style-name="ce158">
            <text:p><text:s/>Quadro 7 - DESEMPREGADOS <text:s/>INSCRITOS, <text:s text:c="2"/>POR <text:s/>REGIÕES<text:s text:c="3"/></text:p>
          </table:table-cell>
          <table:table-cell table:number-columns-repeated="10" table:style-name="ce104"/>
          <table:table-cell table:number-columns-repeated="16372"/>
        </table:table-row>
        <table:table-row table:style-name="ro2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1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">
          <table:table-cell/>
          <table:table-cell table:style-name="ce31"/>
          <table:table-cell table:style-name="ce88"/>
          <table:table-cell table:style-name="ce89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4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28"/>
          <table:table-cell office:value-type="string" table:style-name="ce176">
            <text:p>ABRIL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MARÇ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ABRIL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66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33"/>
          <table:table-cell table:style-name="ce91"/>
          <table:table-cell table:style-name="ce92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218"/>
          <table:table-cell table:style-name="ce229"/>
          <table:table-cell table:style-name="ce219"/>
          <table:table-cell table:style-name="ce233"/>
          <table:table-cell table:style-name="ce220"/>
          <table:table-cell table:style-name="ce233"/>
          <table:table-cell table:style-name="ce220"/>
          <table:table-cell table:style-name="ce221"/>
          <table:table-cell table:number-columns-repeated="3" table:style-name="ce222"/>
          <table:table-cell table:style-name="ce16"/>
          <table:table-cell table:number-columns-repeated="16371"/>
        </table:table-row>
        <table:table-row table:style-name="ro3">
          <table:table-cell/>
          <table:table-cell office:value-type="string" table:style-name="ce223">
            <text:p>PORTUGAL</text:p>
          </table:table-cell>
          <table:table-cell office:value-type="float" office:value="37647" table:style-name="ce230">
            <text:p>37 647</text:p>
          </table:table-cell>
          <table:table-cell office:value-type="float" office:value="100" table:style-name="ce212">
            <text:p>100,0<text:s text:c="5"/></text:p>
          </table:table-cell>
          <table:table-cell office:value-type="float" office:value="41869" table:style-name="ce234">
            <text:p>41 869</text:p>
          </table:table-cell>
          <table:table-cell office:value-type="float" office:value="100" table:style-name="ce213">
            <text:p>100,0<text:s text:c="5"/></text:p>
          </table:table-cell>
          <table:table-cell office:value-type="float" office:value="37249" table:style-name="ce234">
            <text:p>37 249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-4222" table:style-name="ce111">
            <text:p><text:s/>-4 222</text:p>
          </table:table-cell>
          <table:table-cell office:value-type="float" office:value="-10.083832907401657" table:style-name="ce112">
            <text:p>-10,1<text:s text:c="3"/></text:p>
          </table:table-cell>
          <table:table-cell office:value-type="float" office:value="398" table:style-name="ce111">
            <text:p>+ 398</text:p>
          </table:table-cell>
          <table:table-cell office:value-type="float" office:value="1.0684850600016107" table:style-name="ce112">
            <text:p>+1,1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237">
            <text:p>CONTINENTE</text:p>
          </table:table-cell>
          <table:table-cell office:value-type="float" office:value="36088" table:style-name="ce230">
            <text:p>36 088</text:p>
          </table:table-cell>
          <table:table-cell office:value-type="float" office:value="95.858899779530901" table:style-name="ce212">
            <text:p>95,9<text:s text:c="5"/></text:p>
          </table:table-cell>
          <table:table-cell office:value-type="float" office:value="40026" table:style-name="ce234">
            <text:p>40 026</text:p>
          </table:table-cell>
          <table:table-cell office:value-type="float" office:value="95.598175260932905" table:style-name="ce213">
            <text:p>95,6<text:s text:c="5"/></text:p>
          </table:table-cell>
          <table:table-cell office:value-type="float" office:value="35615" table:style-name="ce234">
            <text:p>35 615</text:p>
          </table:table-cell>
          <table:table-cell office:value-type="float" office:value="95.613305055169263" table:style-name="ce214">
            <text:p>95,6<text:s text:c="5"/></text:p>
          </table:table-cell>
          <table:table-cell office:value-type="float" office:value="-3938" table:style-name="ce111">
            <text:p><text:s/>-3 938</text:p>
          </table:table-cell>
          <table:table-cell office:value-type="float" office:value="-9.8386049068105734" table:style-name="ce112">
            <text:p>-9,8<text:s text:c="3"/></text:p>
          </table:table-cell>
          <table:table-cell office:value-type="float" office:value="473" table:style-name="ce111">
            <text:p>+ 473</text:p>
          </table:table-cell>
          <table:table-cell office:value-type="float" office:value="1.3280920960269549" table:style-name="ce112">
            <text:p>+1,3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38">
            <text:p>Norte</text:p>
          </table:table-cell>
          <table:table-cell office:value-type="float" office:value="13287" table:style-name="ce231">
            <text:p>13 287</text:p>
          </table:table-cell>
          <table:table-cell office:value-type="float" office:value="35.293648896326403" table:style-name="ce215">
            <text:p>35,3<text:s text:c="5"/></text:p>
          </table:table-cell>
          <table:table-cell office:value-type="float" office:value="14688" table:style-name="ce235">
            <text:p>14 688</text:p>
          </table:table-cell>
          <table:table-cell office:value-type="float" office:value="35.080847405001315" table:style-name="ce216">
            <text:p>35,1<text:s text:c="5"/></text:p>
          </table:table-cell>
          <table:table-cell office:value-type="float" office:value="12963" table:style-name="ce235">
            <text:p>12 963</text:p>
          </table:table-cell>
          <table:table-cell office:value-type="float" office:value="34.800934253268544" table:style-name="ce217">
            <text:p>34,8<text:s text:c="5"/></text:p>
          </table:table-cell>
          <table:table-cell office:value-type="float" office:value="-1401" table:style-name="ce118">
            <text:p><text:s/>-1 401</text:p>
          </table:table-cell>
          <table:table-cell office:value-type="float" office:value="-9.5383986928104569" table:style-name="ce119">
            <text:p>-9,5<text:s text:c="3"/></text:p>
          </table:table-cell>
          <table:table-cell office:value-type="float" office:value="324" table:style-name="ce118">
            <text:p>+ 324</text:p>
          </table:table-cell>
          <table:table-cell office:value-type="float" office:value="2.4994214302244853" table:style-name="ce119">
            <text:p>+2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38">
            <text:p>Centro</text:p>
          </table:table-cell>
          <table:table-cell office:value-type="float" office:value="5799" table:style-name="ce231">
            <text:p>5 799</text:p>
          </table:table-cell>
          <table:table-cell office:value-type="float" office:value="15.40361781815284" table:style-name="ce215">
            <text:p>15,4<text:s text:c="5"/></text:p>
          </table:table-cell>
          <table:table-cell office:value-type="float" office:value="6406" table:style-name="ce235">
            <text:p>6 406</text:p>
          </table:table-cell>
          <table:table-cell office:value-type="float" office:value="15.300102701282572" table:style-name="ce216">
            <text:p>15,3<text:s text:c="5"/></text:p>
          </table:table-cell>
          <table:table-cell office:value-type="float" office:value="5427" table:style-name="ce235">
            <text:p>5 427</text:p>
          </table:table-cell>
          <table:table-cell office:value-type="float" office:value="14.569518644795835" table:style-name="ce217">
            <text:p>14,6<text:s text:c="5"/></text:p>
          </table:table-cell>
          <table:table-cell office:value-type="float" office:value="-607" table:style-name="ce118">
            <text:p><text:s/>- 607</text:p>
          </table:table-cell>
          <table:table-cell office:value-type="float" office:value="-9.4754917265063998" table:style-name="ce119">
            <text:p>-9,5<text:s text:c="3"/></text:p>
          </table:table-cell>
          <table:table-cell office:value-type="float" office:value="372" table:style-name="ce118">
            <text:p>+ 372</text:p>
          </table:table-cell>
          <table:table-cell office:value-type="float" office:value="6.8546158098396894" table:style-name="ce119">
            <text:p>+6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38">
            <text:p>Lisboa V. Tejo</text:p>
          </table:table-cell>
          <table:table-cell office:value-type="float" office:value="13789" table:style-name="ce231">
            <text:p>13 789</text:p>
          </table:table-cell>
          <table:table-cell office:value-type="float" office:value="36.627088479825751" table:style-name="ce215">
            <text:p>36,6<text:s text:c="5"/></text:p>
          </table:table-cell>
          <table:table-cell office:value-type="float" office:value="14774" table:style-name="ce235">
            <text:p>14 774</text:p>
          </table:table-cell>
          <table:table-cell office:value-type="float" office:value="35.286249970144979" table:style-name="ce216">
            <text:p>35,3<text:s text:c="5"/></text:p>
          </table:table-cell>
          <table:table-cell office:value-type="float" office:value="13723" table:style-name="ce235">
            <text:p>13 723</text:p>
          </table:table-cell>
          <table:table-cell office:value-type="float" office:value="36.841257483422375" table:style-name="ce217">
            <text:p>36,8<text:s text:c="5"/></text:p>
          </table:table-cell>
          <table:table-cell office:value-type="float" office:value="-985" table:style-name="ce118">
            <text:p><text:s/>- 985</text:p>
          </table:table-cell>
          <table:table-cell office:value-type="float" office:value="-6.6671179098416129" table:style-name="ce119">
            <text:p>-6,7<text:s text:c="3"/></text:p>
          </table:table-cell>
          <table:table-cell office:value-type="float" office:value="66" table:style-name="ce118">
            <text:p>+ 66</text:p>
          </table:table-cell>
          <table:table-cell office:value-type="float" office:value="0.48094439991255555" table:style-name="ce119">
            <text:p>+0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38">
            <text:p>Alentejo</text:p>
          </table:table-cell>
          <table:table-cell office:value-type="float" office:value="1762" table:style-name="ce231">
            <text:p>1 762</text:p>
          </table:table-cell>
          <table:table-cell office:value-type="float" office:value="4.6803198129997083" table:style-name="ce215">
            <text:p>4,7<text:s text:c="5"/></text:p>
          </table:table-cell>
          <table:table-cell office:value-type="float" office:value="2212" table:style-name="ce235">
            <text:p>2 212</text:p>
          </table:table-cell>
          <table:table-cell office:value-type="float" office:value="5.2831450476486186" table:style-name="ce216">
            <text:p>5,3<text:s text:c="5"/></text:p>
          </table:table-cell>
          <table:table-cell office:value-type="float" office:value="1589" table:style-name="ce235">
            <text:p>1 589</text:p>
          </table:table-cell>
          <table:table-cell office:value-type="float" office:value="4.2658863325189937" table:style-name="ce217">
            <text:p>4,3<text:s text:c="5"/></text:p>
          </table:table-cell>
          <table:table-cell office:value-type="float" office:value="-450" table:style-name="ce118">
            <text:p><text:s/>- 450</text:p>
          </table:table-cell>
          <table:table-cell office:value-type="float" office:value="-20.343580470162749" table:style-name="ce119">
            <text:p>-20,3<text:s text:c="3"/></text:p>
          </table:table-cell>
          <table:table-cell office:value-type="float" office:value="173" table:style-name="ce118">
            <text:p>+ 173</text:p>
          </table:table-cell>
          <table:table-cell office:value-type="float" office:value="10.887350534927627" table:style-name="ce119">
            <text:p>+10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38">
            <text:p>Algarve</text:p>
          </table:table-cell>
          <table:table-cell office:value-type="float" office:value="1451" table:style-name="ce231">
            <text:p>1 451</text:p>
          </table:table-cell>
          <table:table-cell office:value-type="float" office:value="3.8542247722262064" table:style-name="ce215">
            <text:p>3,9<text:s text:c="5"/></text:p>
          </table:table-cell>
          <table:table-cell office:value-type="float" office:value="1946" table:style-name="ce235">
            <text:p>1 946</text:p>
          </table:table-cell>
          <table:table-cell office:value-type="float" office:value="4.64783013685543" table:style-name="ce216">
            <text:p>4,6<text:s text:c="5"/></text:p>
          </table:table-cell>
          <table:table-cell office:value-type="float" office:value="1913" table:style-name="ce235">
            <text:p>1 913</text:p>
          </table:table-cell>
          <table:table-cell office:value-type="float" office:value="5.1357083411635207" table:style-name="ce217">
            <text:p>5,1<text:s text:c="5"/></text:p>
          </table:table-cell>
          <table:table-cell office:value-type="float" office:value="-495" table:style-name="ce118">
            <text:p><text:s/>- 495</text:p>
          </table:table-cell>
          <table:table-cell office:value-type="float" office:value="-25.436793422404936" table:style-name="ce119">
            <text:p>-25,4<text:s text:c="3"/></text:p>
          </table:table-cell>
          <table:table-cell office:value-type="float" office:value="-462" table:style-name="ce118">
            <text:p><text:s/>- 462</text:p>
          </table:table-cell>
          <table:table-cell office:value-type="float" office:value="-24.150548876110818" table:style-name="ce119">
            <text:p>-24,2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237">
            <text:p>REG.AUTÓNOMAS</text:p>
          </table:table-cell>
          <table:table-cell office:value-type="float" office:value="1559" table:style-name="ce230">
            <text:p>1 559</text:p>
          </table:table-cell>
          <table:table-cell office:value-type="float" office:value="4.1411002204690943" table:style-name="ce212">
            <text:p>4,1<text:s text:c="5"/></text:p>
          </table:table-cell>
          <table:table-cell office:value-type="float" office:value="1843" table:style-name="ce234">
            <text:p>1 843</text:p>
          </table:table-cell>
          <table:table-cell office:value-type="float" office:value="4.4018247390670906" table:style-name="ce213">
            <text:p>4,4<text:s text:c="5"/></text:p>
          </table:table-cell>
          <table:table-cell office:value-type="float" office:value="1634" table:style-name="ce234">
            <text:p>1 634</text:p>
          </table:table-cell>
          <table:table-cell office:value-type="float" office:value="4.386694944830734" table:style-name="ce214">
            <text:p>4,4<text:s text:c="5"/></text:p>
          </table:table-cell>
          <table:table-cell office:value-type="float" office:value="-284" table:style-name="ce111">
            <text:p><text:s/>- 284</text:p>
          </table:table-cell>
          <table:table-cell office:value-type="float" office:value="-15.40965816603364" table:style-name="ce112">
            <text:p>-15,4<text:s text:c="3"/></text:p>
          </table:table-cell>
          <table:table-cell office:value-type="float" office:value="-75" table:style-name="ce111">
            <text:p><text:s/>- 75</text:p>
          </table:table-cell>
          <table:table-cell office:value-type="float" office:value="-4.5899632802937571" table:style-name="ce112">
            <text:p>-4,6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238">
            <text:p>Açores</text:p>
          </table:table-cell>
          <table:table-cell office:value-type="float" office:value="894" table:style-name="ce231">
            <text:p><text:s/>894</text:p>
          </table:table-cell>
          <table:table-cell office:value-type="float" office:value="2.3746912104550164" table:style-name="ce215">
            <text:p>2,4<text:s text:c="5"/></text:p>
          </table:table-cell>
          <table:table-cell office:value-type="float" office:value="964" table:style-name="ce235">
            <text:p><text:s/>964</text:p>
          </table:table-cell>
          <table:table-cell office:value-type="float" office:value="2.3024194511452389" table:style-name="ce216">
            <text:p>2,3<text:s text:c="5"/></text:p>
          </table:table-cell>
          <table:table-cell office:value-type="float" office:value="783" table:style-name="ce235">
            <text:p><text:s/>783</text:p>
          </table:table-cell>
          <table:table-cell office:value-type="float" office:value="2.1020698542242746" table:style-name="ce217">
            <text:p>2,1<text:s text:c="5"/></text:p>
          </table:table-cell>
          <table:table-cell office:value-type="float" office:value="-70" table:style-name="ce118">
            <text:p><text:s/>- 70</text:p>
          </table:table-cell>
          <table:table-cell office:value-type="float" office:value="-7.2614107883817436" table:style-name="ce119">
            <text:p>-7,3<text:s text:c="3"/></text:p>
          </table:table-cell>
          <table:table-cell office:value-type="float" office:value="111" table:style-name="ce118">
            <text:p>+ 111</text:p>
          </table:table-cell>
          <table:table-cell office:value-type="float" office:value="14.17624521072797" table:style-name="ce119">
            <text:p>+14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38">
            <text:p>Madeira</text:p>
          </table:table-cell>
          <table:table-cell office:value-type="float" office:value="665" table:style-name="ce231">
            <text:p><text:s/>665</text:p>
          </table:table-cell>
          <table:table-cell office:value-type="float" office:value="1.7664090100140781" table:style-name="ce215">
            <text:p>1,8<text:s text:c="5"/></text:p>
          </table:table-cell>
          <table:table-cell office:value-type="float" office:value="879" table:style-name="ce235">
            <text:p><text:s/>879</text:p>
          </table:table-cell>
          <table:table-cell office:value-type="float" office:value="2.0994052879218517" table:style-name="ce216">
            <text:p>2,1<text:s text:c="5"/></text:p>
          </table:table-cell>
          <table:table-cell office:value-type="float" office:value="851" table:style-name="ce235">
            <text:p><text:s/>851</text:p>
          </table:table-cell>
          <table:table-cell office:value-type="float" office:value="2.2846250906064594" table:style-name="ce217">
            <text:p>2,3<text:s text:c="5"/></text:p>
          </table:table-cell>
          <table:table-cell office:value-type="float" office:value="-214" table:style-name="ce118">
            <text:p><text:s/>- 214</text:p>
          </table:table-cell>
          <table:table-cell office:value-type="float" office:value="-24.345847554038681" table:style-name="ce119">
            <text:p>-24,3<text:s text:c="3"/></text:p>
          </table:table-cell>
          <table:table-cell office:value-type="float" office:value="-186" table:style-name="ce118">
            <text:p><text:s/>- 186</text:p>
          </table:table-cell>
          <table:table-cell office:value-type="float" office:value="-21.856639247943598" table:style-name="ce119">
            <text:p>-21,9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224"/>
          <table:table-cell table:style-name="ce232"/>
          <table:table-cell table:style-name="ce200"/>
          <table:table-cell table:style-name="ce236"/>
          <table:table-cell table:style-name="ce225"/>
          <table:table-cell table:style-name="ce236"/>
          <table:table-cell table:style-name="ce226"/>
          <table:table-cell table:style-name="ce227"/>
          <table:table-cell table:style-name="ce228"/>
          <table:table-cell table:style-name="ce227"/>
          <table:table-cell table:style-name="ce228"/>
          <table:table-cell table:number-columns-repeated="16372" table:style-name="ce1"/>
        </table:table-row>
        <table:table-row table:style-name="ro23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84"/>
          <table:table-cell table:style-name="ce86"/>
          <table:table-cell table:style-name="ce87"/>
          <table:table-cell table:number-columns-repeated="4" table:style-name="ce85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0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0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0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72"/>
          <table:table-cell table:style-name="ce80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72"/>
          <table:table-cell table:style-name="ce80"/>
          <table:table-cell table:style-name="ce71"/>
          <table:table-cell table:style-name="ce72"/>
          <table:table-cell table:style-name="ce77"/>
          <table:table-cell table:style-name="ce78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58"/>
          <table:table-cell table:number-columns-repeated="7" table:style-name="ce1"/>
          <table:table-cell table:style-name="ce72"/>
          <table:table-cell table:style-name="ce80"/>
          <table:table-cell table:style-name="ce71"/>
          <table:table-cell table:style-name="ce73"/>
          <table:table-cell table:style-name="ce79"/>
          <table:table-cell table:style-name="ce78"/>
          <table:table-cell table:number-columns-repeated="16365"/>
        </table:table-row>
        <table:table-row table:style-name="ro8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style-name="ce1"/>
          <table:table-cell table:style-name="ce18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3" table:style-name="ce44"/>
          <table:table-cell table:number-columns-repeated="16369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5">
        <table:table-column table:style-name="co1" table:default-cell-style-name="ce1" table:visibility="collap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58"/>
        <table:table-column table:style-name="co15" table:default-cell-style-name="ce58"/>
        <table:table-column table:style-name="co17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73" draw:name="Picture 184" svg:x="0.07631in" svg:y="0.10768in" svg:width="2.7044in" svg:height="0.6624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7" draw:name="CaixaDeTexto 10" svg:x="0.57958in" svg:y="0.23229in" svg:width="2.06355in" svg:height="0.52241in">
                <draw:text-box>
                  <text:p text:style-name="a76" text:class-names="" text:cond-style-name=""><text:span text:style-name="a74" text:class-names="">ABRIL 2022</text:span><text:span text:style-name="a75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22" draw:style-name="a72" draw:name="Text Box 122" svg:x="0in" svg:y="0in" svg:width="0.97917in" svg:height="0.31813in">
              <draw:text-box>
                <text:p text:style-name="a69" text:class-names="" text:cond-style-name=""><text:span text:style-name="a66" text:class-names="">Página 10</text:span><text:span text:style-name="a67" text:class-names="">/14</text:span><text:span text:style-name="a68" text:class-names=""/></text:p>
                <text:p text:style-name="a71" text:class-names="" text:cond-style-name=""><text:span text:style-name="a70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/>
          <table:table-cell table:number-columns-repeated="11" table:style-name="ce13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158">
            <text:p><text:s/>Quadro 8 - OFERTAS DE EMPREGO RECEBIDAS, <text:s text:c="2"/>POR <text:s/>REGIÕES<text:s text:c="3"/></text:p>
          </table:table-cell>
          <table:table-cell table:number-columns-repeated="10" table:style-name="ce158"/>
          <table:table-cell table:number-columns-repeated="6" table:style-name="ce12"/>
          <table:table-cell table:number-columns-repeated="16366"/>
        </table:table-row>
        <table:table-row table:style-name="ro2">
          <table:table-cell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88"/>
          <table:table-cell table:style-name="ce89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4">
            <text:p>Variação</text:p>
          </table:table-cell>
          <table:covered-table-cell table:number-columns-repeated="3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28"/>
          <table:table-cell office:value-type="string" table:style-name="ce176">
            <text:p>ABRIL 2022</text:p>
          </table:table-cell>
          <table:table-cell office:value-type="string" table:style-name="ce90">
            <text:p>%</text:p>
          </table:table-cell>
          <table:table-cell office:value-type="string" table:style-name="ce167">
            <text:p>MARÇO 2022</text:p>
          </table:table-cell>
          <table:table-cell office:value-type="string" table:style-name="ce56">
            <text:p>%</text:p>
          </table:table-cell>
          <table:table-cell office:value-type="string" table:style-name="ce167">
            <text:p>ABRIL 2021</text:p>
          </table:table-cell>
          <table:table-cell office:value-type="string" table:style-name="ce56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66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91"/>
          <table:table-cell table:style-name="ce92"/>
          <table:table-cell table:style-name="ce49"/>
          <table:table-cell table:style-name="ce51"/>
          <table:table-cell table:style-name="ce49"/>
          <table:table-cell table:style-name="ce203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6" table:style-name="ce16"/>
          <table:table-cell table:number-columns-repeated="16366"/>
        </table:table-row>
        <table:table-row table:style-name="ro10">
          <table:table-cell/>
          <table:table-cell table:style-name="ce218"/>
          <table:table-cell table:style-name="ce229"/>
          <table:table-cell table:style-name="ce219"/>
          <table:table-cell table:style-name="ce233"/>
          <table:table-cell table:style-name="ce220"/>
          <table:table-cell table:style-name="ce233"/>
          <table:table-cell table:style-name="ce220"/>
          <table:table-cell table:style-name="ce221"/>
          <table:table-cell table:number-columns-repeated="3" table:style-name="ce222"/>
          <table:table-cell table:style-name="ce16"/>
          <table:table-cell table:number-columns-repeated="16371" table:style-name="ce1"/>
        </table:table-row>
        <table:table-row table:style-name="ro5">
          <table:table-cell/>
          <table:table-cell office:value-type="string" table:style-name="ce223">
            <text:p>PORTUGAL</text:p>
          </table:table-cell>
          <table:table-cell office:value-type="float" office:value="11855" table:style-name="ce230">
            <text:p>11 855</text:p>
          </table:table-cell>
          <table:table-cell office:value-type="float" office:value="100" table:style-name="ce212">
            <text:p>100,0<text:s text:c="5"/></text:p>
          </table:table-cell>
          <table:table-cell office:value-type="float" office:value="14683" table:style-name="ce234">
            <text:p>14 683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12906" table:style-name="ce234">
            <text:p>12 906</text:p>
          </table:table-cell>
          <table:table-cell office:value-type="float" office:value="100" table:style-name="ce214">
            <text:p>100,0<text:s text:c="5"/></text:p>
          </table:table-cell>
          <table:table-cell office:value-type="float" office:value="-2828" table:style-name="ce111">
            <text:p><text:s/>-2 828</text:p>
          </table:table-cell>
          <table:table-cell office:value-type="float" office:value="-19.260369134373086" table:style-name="ce112">
            <text:p>-19,3<text:s text:c="3"/></text:p>
          </table:table-cell>
          <table:table-cell office:value-type="float" office:value="-1051" table:style-name="ce111">
            <text:p><text:s/>-1 051</text:p>
          </table:table-cell>
          <table:table-cell office:value-type="float" office:value="-8.1434991476832472" table:style-name="ce112">
            <text:p>-8,1<text:s text:c="3"/></text:p>
          </table:table-cell>
          <table:table-cell table:style-name="ce21"/>
          <table:table-cell table:style-name="ce12"/>
          <table:table-cell table:number-columns-repeated="2" table:style-name="ce82"/>
          <table:table-cell table:number-columns-repeated="2" table:style-name="ce17"/>
          <table:table-cell table:number-columns-repeated="16366"/>
        </table:table-row>
        <table:table-row table:style-name="ro26">
          <table:table-cell/>
          <table:table-cell office:value-type="string" table:style-name="ce237">
            <text:p>CONTINENTE</text:p>
          </table:table-cell>
          <table:table-cell office:value-type="float" office:value="11267" table:style-name="ce230">
            <text:p>11 267</text:p>
          </table:table-cell>
          <table:table-cell office:value-type="float" office:value="95.040067482075074" table:style-name="ce212">
            <text:p>95,0<text:s text:c="5"/></text:p>
          </table:table-cell>
          <table:table-cell office:value-type="float" office:value="13982" table:style-name="ce234">
            <text:p>13 982</text:p>
          </table:table-cell>
          <table:table-cell office:value-type="float" office:value="95.225771300143023" table:style-name="ce213">
            <text:p>95,2<text:s text:c="5"/></text:p>
          </table:table-cell>
          <table:table-cell office:value-type="float" office:value="12578" table:style-name="ce234">
            <text:p>12 578</text:p>
          </table:table-cell>
          <table:table-cell office:value-type="float" office:value="97.458546412521301" table:style-name="ce214">
            <text:p>97,5<text:s text:c="5"/></text:p>
          </table:table-cell>
          <table:table-cell office:value-type="float" office:value="-2715" table:style-name="ce111">
            <text:p><text:s/>-2 715</text:p>
          </table:table-cell>
          <table:table-cell office:value-type="float" office:value="-19.417822915176654" table:style-name="ce112">
            <text:p>-19,4<text:s text:c="3"/></text:p>
          </table:table-cell>
          <table:table-cell office:value-type="float" office:value="-1311" table:style-name="ce111">
            <text:p><text:s/>-1 311</text:p>
          </table:table-cell>
          <table:table-cell office:value-type="float" office:value="-10.42296072507553" table:style-name="ce112">
            <text:p>-10,4<text:s text:c="3"/></text:p>
          </table:table-cell>
          <table:table-cell table:style-name="ce19"/>
          <table:table-cell table:style-name="ce22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17">
          <table:table-cell/>
          <table:table-cell office:value-type="string" table:style-name="ce238">
            <text:p>Norte</text:p>
          </table:table-cell>
          <table:table-cell office:value-type="float" office:value="3748" table:style-name="ce231">
            <text:p>3 748</text:p>
          </table:table-cell>
          <table:table-cell office:value-type="float" office:value="31.615352172079291" table:style-name="ce215">
            <text:p>31,6<text:s text:c="5"/></text:p>
          </table:table-cell>
          <table:table-cell office:value-type="float" office:value="4469" table:style-name="ce235">
            <text:p>4 469</text:p>
          </table:table-cell>
          <table:table-cell office:value-type="float" office:value="30.436559286249405" table:style-name="ce216">
            <text:p>30,4<text:s text:c="5"/></text:p>
          </table:table-cell>
          <table:table-cell office:value-type="float" office:value="4385" table:style-name="ce235">
            <text:p>4 385</text:p>
          </table:table-cell>
          <table:table-cell office:value-type="float" office:value="33.976445064311172" table:style-name="ce217">
            <text:p>34,0<text:s text:c="5"/></text:p>
          </table:table-cell>
          <table:table-cell office:value-type="float" office:value="-721" table:style-name="ce118">
            <text:p><text:s/>- 721</text:p>
          </table:table-cell>
          <table:table-cell office:value-type="float" office:value="-16.133363168494068" table:style-name="ce119">
            <text:p>-16,1<text:s text:c="3"/></text:p>
          </table:table-cell>
          <table:table-cell office:value-type="float" office:value="-637" table:style-name="ce118">
            <text:p><text:s/>- 637</text:p>
          </table:table-cell>
          <table:table-cell office:value-type="float" office:value="-14.526795895096923" table:style-name="ce119">
            <text:p>-14,5<text:s text:c="3"/></text:p>
          </table:table-cell>
          <table:table-cell table:style-name="ce20"/>
          <table:table-cell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38">
            <text:p>Centro</text:p>
          </table:table-cell>
          <table:table-cell office:value-type="float" office:value="2329" table:style-name="ce231">
            <text:p>2 329</text:p>
          </table:table-cell>
          <table:table-cell office:value-type="float" office:value="19.645719105862504" table:style-name="ce215">
            <text:p>19,6<text:s text:c="5"/></text:p>
          </table:table-cell>
          <table:table-cell office:value-type="float" office:value="2705" table:style-name="ce235">
            <text:p>2 705</text:p>
          </table:table-cell>
          <table:table-cell office:value-type="float" office:value="18.422665667779064" table:style-name="ce216">
            <text:p>18,4<text:s text:c="5"/></text:p>
          </table:table-cell>
          <table:table-cell office:value-type="float" office:value="2999" table:style-name="ce235">
            <text:p>2 999</text:p>
          </table:table-cell>
          <table:table-cell office:value-type="float" office:value="23.237253990392066" table:style-name="ce217">
            <text:p>23,2<text:s text:c="5"/></text:p>
          </table:table-cell>
          <table:table-cell office:value-type="float" office:value="-376" table:style-name="ce118">
            <text:p><text:s/>- 376</text:p>
          </table:table-cell>
          <table:table-cell office:value-type="float" office:value="-13.900184842883547" table:style-name="ce119">
            <text:p>-13,9<text:s text:c="3"/></text:p>
          </table:table-cell>
          <table:table-cell office:value-type="float" office:value="-670" table:style-name="ce118">
            <text:p><text:s/>- 670</text:p>
          </table:table-cell>
          <table:table-cell office:value-type="float" office:value="-22.340780260086696" table:style-name="ce119">
            <text:p>-22,3<text:s text:c="3"/></text:p>
          </table:table-cell>
          <table:table-cell table:number-columns-repeated="2"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38">
            <text:p>Lisboa V. Tejo</text:p>
          </table:table-cell>
          <table:table-cell office:value-type="float" office:value="3289" table:style-name="ce231">
            <text:p>3 289</text:p>
          </table:table-cell>
          <table:table-cell office:value-type="float" office:value="27.74356811471953" table:style-name="ce215">
            <text:p>27,7<text:s text:c="5"/></text:p>
          </table:table-cell>
          <table:table-cell office:value-type="float" office:value="4080" table:style-name="ce235">
            <text:p>4 080</text:p>
          </table:table-cell>
          <table:table-cell office:value-type="float" office:value="27.787236940679698" table:style-name="ce216">
            <text:p>27,8<text:s text:c="5"/></text:p>
          </table:table-cell>
          <table:table-cell office:value-type="float" office:value="3618" table:style-name="ce235">
            <text:p>3 618</text:p>
          </table:table-cell>
          <table:table-cell office:value-type="float" office:value="28.03347280334728" table:style-name="ce217">
            <text:p>28,0<text:s text:c="5"/></text:p>
          </table:table-cell>
          <table:table-cell office:value-type="float" office:value="-791" table:style-name="ce118">
            <text:p><text:s/>- 791</text:p>
          </table:table-cell>
          <table:table-cell office:value-type="float" office:value="-19.387254901960784" table:style-name="ce119">
            <text:p>-19,4<text:s text:c="3"/></text:p>
          </table:table-cell>
          <table:table-cell office:value-type="float" office:value="-329" table:style-name="ce118">
            <text:p><text:s/>- 329</text:p>
          </table:table-cell>
          <table:table-cell office:value-type="float" office:value="-9.0934217799889439" table:style-name="ce119">
            <text:p>-9,1<text:s text:c="3"/></text:p>
          </table:table-cell>
          <table:table-cell table:style-name="ce20"/>
          <table:table-cell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38">
            <text:p>Alentejo</text:p>
          </table:table-cell>
          <table:table-cell office:value-type="float" office:value="827" table:style-name="ce231">
            <text:p><text:s/>827</text:p>
          </table:table-cell>
          <table:table-cell office:value-type="float" office:value="6.9759595107549561" table:style-name="ce215">
            <text:p>7,0<text:s text:c="5"/></text:p>
          </table:table-cell>
          <table:table-cell office:value-type="float" office:value="935" table:style-name="ce235">
            <text:p><text:s/>935</text:p>
          </table:table-cell>
          <table:table-cell office:value-type="float" office:value="6.3679084655724303" table:style-name="ce216">
            <text:p>6,4<text:s text:c="5"/></text:p>
          </table:table-cell>
          <table:table-cell office:value-type="float" office:value="858" table:style-name="ce235">
            <text:p><text:s/>858</text:p>
          </table:table-cell>
          <table:table-cell office:value-type="float" office:value="6.6480706648070669" table:style-name="ce217">
            <text:p>6,6<text:s text:c="5"/></text:p>
          </table:table-cell>
          <table:table-cell office:value-type="float" office:value="-108" table:style-name="ce118">
            <text:p><text:s/>- 108</text:p>
          </table:table-cell>
          <table:table-cell office:value-type="float" office:value="-11.550802139037433" table:style-name="ce119">
            <text:p>-11,6<text:s text:c="3"/></text:p>
          </table:table-cell>
          <table:table-cell office:value-type="float" office:value="-31" table:style-name="ce118">
            <text:p><text:s/>- 31</text:p>
          </table:table-cell>
          <table:table-cell office:value-type="float" office:value="-3.6130536130536131" table:style-name="ce119">
            <text:p>-3,6<text:s text:c="3"/></text:p>
          </table:table-cell>
          <table:table-cell table:number-columns-repeated="2"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38">
            <text:p>Algarve</text:p>
          </table:table-cell>
          <table:table-cell office:value-type="float" office:value="1074" table:style-name="ce231">
            <text:p>1 074</text:p>
          </table:table-cell>
          <table:table-cell office:value-type="float" office:value="9.0594685786587945" table:style-name="ce215">
            <text:p>9,1<text:s text:c="5"/></text:p>
          </table:table-cell>
          <table:table-cell office:value-type="float" office:value="1793" table:style-name="ce235">
            <text:p>1 793</text:p>
          </table:table-cell>
          <table:table-cell office:value-type="float" office:value="12.211400939862425" table:style-name="ce216">
            <text:p>12,2<text:s text:c="5"/></text:p>
          </table:table-cell>
          <table:table-cell office:value-type="float" office:value="718" table:style-name="ce235">
            <text:p><text:s/>718</text:p>
          </table:table-cell>
          <table:table-cell office:value-type="float" office:value="5.5633038896637226" table:style-name="ce217">
            <text:p>5,6<text:s text:c="5"/></text:p>
          </table:table-cell>
          <table:table-cell office:value-type="float" office:value="-719" table:style-name="ce118">
            <text:p><text:s/>- 719</text:p>
          </table:table-cell>
          <table:table-cell office:value-type="float" office:value="-40.100390407138875" table:style-name="ce119">
            <text:p>-40,1<text:s text:c="3"/></text:p>
          </table:table-cell>
          <table:table-cell office:value-type="float" office:value="356" table:style-name="ce118">
            <text:p>+ 356</text:p>
          </table:table-cell>
          <table:table-cell office:value-type="float" office:value="49.582172701949858" table:style-name="ce119">
            <text:p>+49,6<text:s text:c="3"/></text:p>
          </table:table-cell>
          <table:table-cell table:style-name="ce20"/>
          <table:table-cell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27">
          <table:table-cell/>
          <table:table-cell office:value-type="string" table:style-name="ce237">
            <text:p>REG.AUTÓNOMAS</text:p>
          </table:table-cell>
          <table:table-cell office:value-type="float" office:value="588" table:style-name="ce230">
            <text:p><text:s/>588</text:p>
          </table:table-cell>
          <table:table-cell office:value-type="float" office:value="4.9599325179249263" table:style-name="ce212">
            <text:p>5,0<text:s text:c="5"/></text:p>
          </table:table-cell>
          <table:table-cell office:value-type="float" office:value="701" table:style-name="ce234">
            <text:p><text:s/>701</text:p>
          </table:table-cell>
          <table:table-cell office:value-type="float" office:value="4.7742286998569776" table:style-name="ce213">
            <text:p>4,8<text:s text:c="5"/></text:p>
          </table:table-cell>
          <table:table-cell office:value-type="float" office:value="328" table:style-name="ce234">
            <text:p><text:s/>328</text:p>
          </table:table-cell>
          <table:table-cell office:value-type="float" office:value="2.5414535874786921" table:style-name="ce214">
            <text:p>2,5<text:s text:c="5"/></text:p>
          </table:table-cell>
          <table:table-cell office:value-type="float" office:value="-113" table:style-name="ce111">
            <text:p><text:s/>- 113</text:p>
          </table:table-cell>
          <table:table-cell office:value-type="float" office:value="-16.119828815977176" table:style-name="ce112">
            <text:p>-16,1<text:s text:c="3"/></text:p>
          </table:table-cell>
          <table:table-cell office:value-type="float" office:value="260" table:style-name="ce111">
            <text:p>+ 260</text:p>
          </table:table-cell>
          <table:table-cell office:value-type="float" office:value="79.268292682926827" table:style-name="ce112">
            <text:p>+79,3<text:s text:c="3"/></text:p>
          </table:table-cell>
          <table:table-cell table:number-columns-repeated="2" table:style-name="ce19"/>
          <table:table-cell table:number-columns-repeated="2" table:style-name="ce81"/>
          <table:table-cell table:number-columns-repeated="2" table:style-name="ce19"/>
          <table:table-cell table:number-columns-repeated="16366"/>
        </table:table-row>
        <table:table-row table:style-name="ro17">
          <table:table-cell/>
          <table:table-cell office:value-type="string" table:style-name="ce238">
            <text:p>Açores</text:p>
          </table:table-cell>
          <table:table-cell office:value-type="float" office:value="274" table:style-name="ce231">
            <text:p><text:s/>274</text:p>
          </table:table-cell>
          <table:table-cell office:value-type="float" office:value="2.3112610712779418" table:style-name="ce215">
            <text:p>2,3<text:s text:c="5"/></text:p>
          </table:table-cell>
          <table:table-cell office:value-type="float" office:value="280" table:style-name="ce235">
            <text:p><text:s/>280</text:p>
          </table:table-cell>
          <table:table-cell office:value-type="float" office:value="1.906967241027038" table:style-name="ce216">
            <text:p>1,9<text:s text:c="5"/></text:p>
          </table:table-cell>
          <table:table-cell office:value-type="float" office:value="204" table:style-name="ce235">
            <text:p><text:s/>204</text:p>
          </table:table-cell>
          <table:table-cell office:value-type="float" office:value="1.5806601580660158" table:style-name="ce217">
            <text:p>1,6<text:s text:c="5"/></text:p>
          </table:table-cell>
          <table:table-cell office:value-type="float" office:value="-6" table:style-name="ce118">
            <text:p><text:s/>- 6</text:p>
          </table:table-cell>
          <table:table-cell office:value-type="float" office:value="-2.1428571428571428" table:style-name="ce119">
            <text:p>-2,1<text:s text:c="3"/></text:p>
          </table:table-cell>
          <table:table-cell office:value-type="float" office:value="70" table:style-name="ce118">
            <text:p>+ 70</text:p>
          </table:table-cell>
          <table:table-cell office:value-type="float" office:value="34.313725490196077" table:style-name="ce119">
            <text:p>+34,3<text:s text:c="3"/></text:p>
          </table:table-cell>
          <table:table-cell table:number-columns-repeated="2" table:style-name="ce19"/>
          <table:table-cell table:number-columns-repeated="2" table:style-name="ce81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38">
            <text:p>Madeira</text:p>
          </table:table-cell>
          <table:table-cell office:value-type="float" office:value="314" table:style-name="ce231">
            <text:p><text:s/>314</text:p>
          </table:table-cell>
          <table:table-cell office:value-type="float" office:value="2.6486714466469845" table:style-name="ce215">
            <text:p>2,6<text:s text:c="5"/></text:p>
          </table:table-cell>
          <table:table-cell office:value-type="float" office:value="421" table:style-name="ce235">
            <text:p><text:s/>421</text:p>
          </table:table-cell>
          <table:table-cell office:value-type="float" office:value="2.8672614588299394" table:style-name="ce216">
            <text:p>2,9<text:s text:c="5"/></text:p>
          </table:table-cell>
          <table:table-cell office:value-type="float" office:value="124" table:style-name="ce235">
            <text:p><text:s/>124</text:p>
          </table:table-cell>
          <table:table-cell office:value-type="float" office:value="0.96079342941267631" table:style-name="ce217">
            <text:p>1,0<text:s text:c="5"/></text:p>
          </table:table-cell>
          <table:table-cell office:value-type="float" office:value="-107" table:style-name="ce118">
            <text:p><text:s/>- 107</text:p>
          </table:table-cell>
          <table:table-cell office:value-type="float" office:value="-25.415676959619955" table:style-name="ce119">
            <text:p>-25,4<text:s text:c="3"/></text:p>
          </table:table-cell>
          <table:table-cell office:value-type="float" office:value="190" table:style-name="ce118">
            <text:p>+ 190</text:p>
          </table:table-cell>
          <table:table-cell office:value-type="float" office:value="153.2258064516129" table:style-name="ce119">
            <text:p>+153,2<text:s text:c="3"/></text:p>
          </table:table-cell>
          <table:table-cell table:style-name="ce19"/>
          <table:table-cell table:number-columns-repeated="3" table:style-name="ce1"/>
          <table:table-cell table:number-columns-repeated="2" table:style-name="ce19"/>
          <table:table-cell table:number-columns-repeated="16366"/>
        </table:table-row>
        <table:table-row table:style-name="ro8">
          <table:table-cell/>
          <table:table-cell table:style-name="ce224"/>
          <table:table-cell table:style-name="ce232"/>
          <table:table-cell table:style-name="ce200"/>
          <table:table-cell table:style-name="ce236"/>
          <table:table-cell table:style-name="ce225"/>
          <table:table-cell table:style-name="ce236"/>
          <table:table-cell table:style-name="ce226"/>
          <table:table-cell table:style-name="ce227"/>
          <table:table-cell table:style-name="ce228"/>
          <table:table-cell table:style-name="ce227"/>
          <table:table-cell table:style-name="ce228"/>
          <table:table-cell table:number-columns-repeated="2" table:style-name="ce19"/>
          <table:table-cell office:value-type="string" table:style-name="ce251">
            <text:p>-</text:p>
          </table:table-cell>
          <table:table-cell table:style-name="ce81"/>
          <table:table-cell table:number-columns-repeated="2" table:style-name="ce19"/>
          <table:table-cell table:number-columns-repeated="16366"/>
        </table:table-row>
        <table:table-row table:style-name="ro1">
          <table:table-cell/>
          <table:table-cell office:value-type="string" table:style-name="ce239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158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58"/>
          <table:table-cell office:value-type="string" table:style-name="ce161">
            <text:p>CONTINENTE</text:p>
          </table:table-cell>
          <table:table-cell table:style-name="ce161"/>
          <table:table-cell table:number-columns-repeated="16372" table:style-name="ce1"/>
        </table:table-row>
        <table:table-row table:style-name="ro2">
          <table:table-cell/>
          <table:table-cell office:value-type="string" table:style-name="ce18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6" table:style-name="ce12"/>
          <table:table-cell table:number-columns-repeated="16366"/>
        </table:table-row>
        <table:table-row table:style-name="ro10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style-name="ce3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office:value-type="string" table:number-columns-spanned="4" table:number-rows-spanned="1" table:style-name="ce253">
            <text:p>Variação</text:p>
          </table:table-cell>
          <table:covered-table-cell table:number-columns-repeated="3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6">
            <text:p>ABRIL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MARÇ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ABRIL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263">
            <text:p>Mês <text:s/>anterior</text:p>
          </table:table-cell>
          <table:covered-table-cell/>
          <table:table-cell office:value-type="string" table:number-columns-spanned="2" table:number-rows-spanned="1" table:style-name="ce255">
            <text:p>Mês <text:s/>homólogo<text:span text:style-name="T2">(1)<text:s/></text:span></text:p>
          </table:table-cell>
          <table:covered-table-cell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style-name="ce33"/>
          <table:table-cell table:style-name="ce169"/>
          <table:table-cell table:style-name="ce170"/>
          <table:table-cell table:style-name="ce171"/>
          <table:table-cell table:style-name="ce172"/>
          <table:table-cell table:style-name="ce171"/>
          <table:table-cell table:style-name="ce172"/>
          <table:table-cell office:value-type="string" table:style-name="ce173">
            <text:p>Var. Abs.</text:p>
          </table:table-cell>
          <table:table-cell office:value-type="string" table:style-name="ce174">
            <text:p>Var. %</text:p>
          </table:table-cell>
          <table:table-cell office:value-type="string" table:style-name="ce173">
            <text:p>Var. Abs.</text:p>
          </table:table-cell>
          <table:table-cell office:value-type="string" table:style-name="ce175">
            <text:p>Var. %</text:p>
          </table:table-cell>
          <table:table-cell table:number-columns-repeated="6" table:style-name="ce15"/>
          <table:table-cell table:number-columns-repeated="16366"/>
        </table:table-row>
        <table:table-row table:style-name="ro19">
          <table:table-cell/>
          <table:table-cell table:style-name="ce28"/>
          <table:table-cell table:style-name="ce100"/>
          <table:table-cell table:style-name="ce206"/>
          <table:table-cell table:style-name="ce98"/>
          <table:table-cell table:style-name="ce208"/>
          <table:table-cell table:style-name="ce59"/>
          <table:table-cell table:style-name="ce210"/>
          <table:table-cell table:style-name="ce32"/>
          <table:table-cell table:style-name="ce29"/>
          <table:table-cell table:style-name="ce32"/>
          <table:table-cell table:style-name="ce29"/>
          <table:table-cell table:style-name="ce12"/>
          <table:table-cell table:number-columns-repeated="16371" table:style-name="ce1"/>
        </table:table-row>
        <table:table-row table:style-name="ro3">
          <table:table-cell/>
          <table:table-cell office:value-type="string" table:style-name="ce243">
            <text:p>Total</text:p>
          </table:table-cell>
          <table:table-cell office:value-type="float" office:value="11267" table:style-name="ce107">
            <text:p>11 267</text:p>
          </table:table-cell>
          <table:table-cell office:value-type="float" office:value="99.999999999999986" table:style-name="ce198">
            <text:p>100,0<text:s text:c="5"/></text:p>
          </table:table-cell>
          <table:table-cell office:value-type="float" office:value="13982" table:style-name="ce147">
            <text:p>13 982</text:p>
          </table:table-cell>
          <table:table-cell office:value-type="float" office:value="99.999999999999986" table:style-name="ce201">
            <text:p>100,0<text:s text:c="5"/></text:p>
          </table:table-cell>
          <table:table-cell office:value-type="float" office:value="12578" table:style-name="ce109">
            <text:p>12 578</text:p>
          </table:table-cell>
          <table:table-cell office:value-type="float" office:value="100" table:style-name="ce204">
            <text:p>100,0<text:s text:c="5"/></text:p>
          </table:table-cell>
          <table:table-cell office:value-type="float" office:value="-2715" table:style-name="ce111">
            <text:p><text:s/>-2 715</text:p>
          </table:table-cell>
          <table:table-cell office:value-type="float" office:value="-19.417822915176654" table:style-name="ce112">
            <text:p>-19,4<text:s text:c="3"/></text:p>
          </table:table-cell>
          <table:table-cell office:value-type="float" office:value="-1311" table:style-name="ce111">
            <text:p><text:s/>-1 311</text:p>
          </table:table-cell>
          <table:table-cell office:value-type="float" office:value="-10.42296072507553" table:style-name="ce112">
            <text:p>-10,4<text:s text:c="3"/></text:p>
          </table:table-cell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office:value-type="string" table:style-name="ce244">
            <text:p>1- Repres. do poder legislativo e de órgãos exec., dirigentes, dire. e gestores execu.</text:p>
          </table:table-cell>
          <table:table-cell office:value-type="float" office:value="75" table:style-name="ce114">
            <text:p><text:s/>75</text:p>
          </table:table-cell>
          <table:table-cell office:value-type="float" office:value="0.6656607792668856" table:style-name="ce199">
            <text:p>0,7<text:s text:c="5"/></text:p>
          </table:table-cell>
          <table:table-cell office:value-type="float" office:value="177" table:style-name="ce149">
            <text:p><text:s/>177</text:p>
          </table:table-cell>
          <table:table-cell office:value-type="float" office:value="1.265913317122014" table:style-name="ce202">
            <text:p>1,3<text:s text:c="5"/></text:p>
          </table:table-cell>
          <table:table-cell office:value-type="float" office:value="104" table:style-name="ce116">
            <text:p><text:s/>104</text:p>
          </table:table-cell>
          <table:table-cell office:value-type="float" office:value="0.82684051518524415" table:style-name="ce205">
            <text:p>0,8<text:s text:c="5"/></text:p>
          </table:table-cell>
          <table:table-cell office:value-type="float" office:value="-102" table:style-name="ce118">
            <text:p><text:s/>- 102</text:p>
          </table:table-cell>
          <table:table-cell office:value-type="float" office:value="-57.627118644067799" table:style-name="ce119">
            <text:p>-57,6<text:s text:c="3"/></text:p>
          </table:table-cell>
          <table:table-cell office:value-type="float" office:value="-29" table:style-name="ce118">
            <text:p><text:s/>- 29</text:p>
          </table:table-cell>
          <table:table-cell office:value-type="float" office:value="-27.884615384615387" table:style-name="ce119">
            <text:p>-27,9<text:s text:c="3"/></text:p>
          </table:table-cell>
          <table:table-cell table:style-name="ce21"/>
          <table:table-cell table:style-name="ce12"/>
          <table:table-cell table:number-columns-repeated="2" table:style-name="ce82"/>
          <table:table-cell table:number-columns-repeated="2" table:style-name="ce17"/>
          <table:table-cell table:number-columns-repeated="16366"/>
        </table:table-row>
        <table:table-row table:style-name="ro5">
          <table:table-cell/>
          <table:table-cell office:value-type="string" table:style-name="ce244">
            <text:p>2- Especialistas das atividades intelectuais e científicas</text:p>
          </table:table-cell>
          <table:table-cell office:value-type="float" office:value="913" table:style-name="ce114">
            <text:p><text:s/>913</text:p>
          </table:table-cell>
          <table:table-cell office:value-type="float" office:value="8.1033105529422205" table:style-name="ce199">
            <text:p>8,1<text:s text:c="5"/></text:p>
          </table:table-cell>
          <table:table-cell office:value-type="float" office:value="1072" table:style-name="ce149">
            <text:p>1 072</text:p>
          </table:table-cell>
          <table:table-cell office:value-type="float" office:value="7.6670004291231582" table:style-name="ce202">
            <text:p>7,7<text:s text:c="5"/></text:p>
          </table:table-cell>
          <table:table-cell office:value-type="float" office:value="832" table:style-name="ce116">
            <text:p><text:s/>832</text:p>
          </table:table-cell>
          <table:table-cell office:value-type="float" office:value="6.6147241214819532" table:style-name="ce205">
            <text:p>6,6<text:s text:c="5"/></text:p>
          </table:table-cell>
          <table:table-cell office:value-type="float" office:value="-159" table:style-name="ce118">
            <text:p><text:s/>- 159</text:p>
          </table:table-cell>
          <table:table-cell office:value-type="float" office:value="-14.832089552238806" table:style-name="ce119">
            <text:p>-14,8<text:s text:c="3"/></text:p>
          </table:table-cell>
          <table:table-cell office:value-type="float" office:value="81" table:style-name="ce118">
            <text:p>+ 81</text:p>
          </table:table-cell>
          <table:table-cell office:value-type="float" office:value="9.7355769230769234" table:style-name="ce119">
            <text:p>+9,7<text:s text:c="3"/></text:p>
          </table:table-cell>
          <table:table-cell table:style-name="ce19"/>
          <table:table-cell table:style-name="ce22"/>
          <table:table-cell table:number-columns-repeated="2" table:style-name="ce83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4">
            <text:p>3- Técnicos e profissões de nível intermédio</text:p>
          </table:table-cell>
          <table:table-cell office:value-type="float" office:value="791" table:style-name="ce114">
            <text:p><text:s/>791</text:p>
          </table:table-cell>
          <table:table-cell office:value-type="float" office:value="7.0205023520014205" table:style-name="ce199">
            <text:p>7,0<text:s text:c="5"/></text:p>
          </table:table-cell>
          <table:table-cell office:value-type="float" office:value="1043" table:style-name="ce149">
            <text:p>1 043</text:p>
          </table:table-cell>
          <table:table-cell office:value-type="float" office:value="7.459590902589043" table:style-name="ce202">
            <text:p>7,5<text:s text:c="5"/></text:p>
          </table:table-cell>
          <table:table-cell office:value-type="float" office:value="819" table:style-name="ce116">
            <text:p><text:s/>819</text:p>
          </table:table-cell>
          <table:table-cell office:value-type="float" office:value="6.5113690570837974" table:style-name="ce205">
            <text:p>6,5<text:s text:c="5"/></text:p>
          </table:table-cell>
          <table:table-cell office:value-type="float" office:value="-252" table:style-name="ce118">
            <text:p><text:s/>- 252</text:p>
          </table:table-cell>
          <table:table-cell office:value-type="float" office:value="-24.161073825503358" table:style-name="ce119">
            <text:p>-24,2<text:s text:c="3"/></text:p>
          </table:table-cell>
          <table:table-cell office:value-type="float" office:value="-28" table:style-name="ce118">
            <text:p><text:s/>- 28</text:p>
          </table:table-cell>
          <table:table-cell office:value-type="float" office:value="-3.4188034188034191" table:style-name="ce119">
            <text:p>-3,4<text:s text:c="3"/></text:p>
          </table:table-cell>
          <table:table-cell table:style-name="ce20"/>
          <table:table-cell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5">
            <text:p>4- Pessoal administrativo</text:p>
          </table:table-cell>
          <table:table-cell office:value-type="float" office:value="1051" table:style-name="ce114">
            <text:p>1 051</text:p>
          </table:table-cell>
          <table:table-cell office:value-type="float" office:value="9.32812638679329" table:style-name="ce199">
            <text:p>9,3<text:s text:c="5"/></text:p>
          </table:table-cell>
          <table:table-cell office:value-type="float" office:value="1528" table:style-name="ce149">
            <text:p>1 528</text:p>
          </table:table-cell>
          <table:table-cell office:value-type="float" office:value="10.928336432556144" table:style-name="ce202">
            <text:p>10,9<text:s text:c="5"/></text:p>
          </table:table-cell>
          <table:table-cell office:value-type="float" office:value="1156" table:style-name="ce116">
            <text:p>1 156</text:p>
          </table:table-cell>
          <table:table-cell office:value-type="float" office:value="9.1906503418667516" table:style-name="ce205">
            <text:p>9,2<text:s text:c="5"/></text:p>
          </table:table-cell>
          <table:table-cell office:value-type="float" office:value="-477" table:style-name="ce118">
            <text:p><text:s/>- 477</text:p>
          </table:table-cell>
          <table:table-cell office:value-type="float" office:value="-31.217277486910994" table:style-name="ce119">
            <text:p>-31,2<text:s text:c="3"/></text:p>
          </table:table-cell>
          <table:table-cell office:value-type="float" office:value="-105" table:style-name="ce118">
            <text:p><text:s/>- 105</text:p>
          </table:table-cell>
          <table:table-cell office:value-type="float" office:value="-9.0830449826989614" table:style-name="ce119">
            <text:p>-9,1<text:s text:c="3"/></text:p>
          </table:table-cell>
          <table:table-cell table:number-columns-repeated="2"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6">
            <text:p>5- Trabalhadores dos serviços pessoais, de proteção e segurança e vendedores</text:p>
          </table:table-cell>
          <table:table-cell office:value-type="float" office:value="2721" table:style-name="ce114">
            <text:p>2 721</text:p>
          </table:table-cell>
          <table:table-cell office:value-type="float" office:value="24.150173071802609" table:style-name="ce199">
            <text:p>24,2<text:s text:c="5"/></text:p>
          </table:table-cell>
          <table:table-cell office:value-type="float" office:value="3439" table:style-name="ce149">
            <text:p>3 439</text:p>
          </table:table-cell>
          <table:table-cell office:value-type="float" office:value="24.595909025890432" table:style-name="ce202">
            <text:p>24,6<text:s text:c="5"/></text:p>
          </table:table-cell>
          <table:table-cell office:value-type="float" office:value="2590" table:style-name="ce116">
            <text:p>2 590</text:p>
          </table:table-cell>
          <table:table-cell office:value-type="float" office:value="20.591508983940212" table:style-name="ce205">
            <text:p>20,6<text:s text:c="5"/></text:p>
          </table:table-cell>
          <table:table-cell office:value-type="float" office:value="-718" table:style-name="ce118">
            <text:p><text:s/>- 718</text:p>
          </table:table-cell>
          <table:table-cell office:value-type="float" office:value="-20.878162256469903" table:style-name="ce119">
            <text:p>-20,9<text:s text:c="3"/></text:p>
          </table:table-cell>
          <table:table-cell office:value-type="float" office:value="131" table:style-name="ce118">
            <text:p>+ 131</text:p>
          </table:table-cell>
          <table:table-cell office:value-type="float" office:value="5.057915057915058" table:style-name="ce119">
            <text:p>+5,1<text:s text:c="3"/></text:p>
          </table:table-cell>
          <table:table-cell table:style-name="ce20"/>
          <table:table-cell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4">
            <text:p>6- Agricultores e trabalhadores qualificados da agricultura, da pesca e da floresta</text:p>
          </table:table-cell>
          <table:table-cell office:value-type="float" office:value="333" table:style-name="ce114">
            <text:p><text:s/>333</text:p>
          </table:table-cell>
          <table:table-cell office:value-type="float" office:value="2.9555338599449721" table:style-name="ce199">
            <text:p>3,0<text:s text:c="5"/></text:p>
          </table:table-cell>
          <table:table-cell office:value-type="float" office:value="345" table:style-name="ce149">
            <text:p><text:s/>345</text:p>
          </table:table-cell>
          <table:table-cell office:value-type="float" office:value="2.4674581604920611" table:style-name="ce202">
            <text:p>2,5<text:s text:c="5"/></text:p>
          </table:table-cell>
          <table:table-cell office:value-type="float" office:value="334" table:style-name="ce116">
            <text:p><text:s/>334</text:p>
          </table:table-cell>
          <table:table-cell office:value-type="float" office:value="2.6554301160756877" table:style-name="ce205">
            <text:p>2,7<text:s text:c="5"/></text:p>
          </table:table-cell>
          <table:table-cell office:value-type="float" office:value="-12" table:style-name="ce118">
            <text:p><text:s/>- 12</text:p>
          </table:table-cell>
          <table:table-cell office:value-type="float" office:value="-3.4782608695652173" table:style-name="ce119">
            <text:p>-3,5<text:s text:c="3"/></text:p>
          </table:table-cell>
          <table:table-cell office:value-type="float" office:value="-1" table:style-name="ce118">
            <text:p><text:s/>- 1</text:p>
          </table:table-cell>
          <table:table-cell office:value-type="float" office:value="-0.29940119760479045" table:style-name="ce119">
            <text:p>-0,3<text:s text:c="3"/></text:p>
          </table:table-cell>
          <table:table-cell table:number-columns-repeated="2"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4">
            <text:p>7- Trabalhadores qualificados da indústria, construção e artífices</text:p>
          </table:table-cell>
          <table:table-cell office:value-type="float" office:value="1439" table:style-name="ce114">
            <text:p>1 439</text:p>
          </table:table-cell>
          <table:table-cell office:value-type="float" office:value="12.771811484867312" table:style-name="ce199">
            <text:p>12,8<text:s text:c="5"/></text:p>
          </table:table-cell>
          <table:table-cell office:value-type="float" office:value="1752" table:style-name="ce149">
            <text:p>1 752</text:p>
          </table:table-cell>
          <table:table-cell office:value-type="float" office:value="12.530396223716206" table:style-name="ce202">
            <text:p>12,5<text:s text:c="5"/></text:p>
          </table:table-cell>
          <table:table-cell office:value-type="float" office:value="2306" table:style-name="ce116">
            <text:p>2 306</text:p>
          </table:table-cell>
          <table:table-cell office:value-type="float" office:value="18.333598346318968" table:style-name="ce205">
            <text:p>18,3<text:s text:c="5"/></text:p>
          </table:table-cell>
          <table:table-cell office:value-type="float" office:value="-313" table:style-name="ce118">
            <text:p><text:s/>- 313</text:p>
          </table:table-cell>
          <table:table-cell office:value-type="float" office:value="-17.865296803652971" table:style-name="ce119">
            <text:p>-17,9<text:s text:c="3"/></text:p>
          </table:table-cell>
          <table:table-cell office:value-type="float" office:value="-867" table:style-name="ce118">
            <text:p><text:s/>- 867</text:p>
          </table:table-cell>
          <table:table-cell office:value-type="float" office:value="-37.597571552471813" table:style-name="ce119">
            <text:p>-37,6<text:s text:c="3"/></text:p>
          </table:table-cell>
          <table:table-cell table:style-name="ce20"/>
          <table:table-cell table:style-name="ce19"/>
          <table:table-cell table:number-columns-repeated="2" table:style-name="ce81"/>
          <table:table-cell table:number-columns-repeated="2" table:style-name="ce18"/>
          <table:table-cell table:number-columns-repeated="16366"/>
        </table:table-row>
        <table:table-row table:style-name="ro5">
          <table:table-cell/>
          <table:table-cell office:value-type="string" table:style-name="ce247">
            <text:p>8- Operadores de instalações e máquinas e trabalhadores da montagem</text:p>
          </table:table-cell>
          <table:table-cell office:value-type="float" office:value="928" table:style-name="ce114">
            <text:p><text:s/>928</text:p>
          </table:table-cell>
          <table:table-cell office:value-type="float" office:value="8.2364427087955985" table:style-name="ce199">
            <text:p>8,2<text:s text:c="5"/></text:p>
          </table:table-cell>
          <table:table-cell office:value-type="float" office:value="1211" table:style-name="ce149">
            <text:p>1 211</text:p>
          </table:table-cell>
          <table:table-cell office:value-type="float" office:value="8.6611357459590899" table:style-name="ce202">
            <text:p>8,7<text:s text:c="5"/></text:p>
          </table:table-cell>
          <table:table-cell office:value-type="float" office:value="1186" table:style-name="ce116">
            <text:p>1 186</text:p>
          </table:table-cell>
          <table:table-cell office:value-type="float" office:value="9.4291620289394178" table:style-name="ce205">
            <text:p>9,4<text:s text:c="5"/></text:p>
          </table:table-cell>
          <table:table-cell office:value-type="float" office:value="-283" table:style-name="ce118">
            <text:p><text:s/>- 283</text:p>
          </table:table-cell>
          <table:table-cell office:value-type="float" office:value="-23.369116432700249" table:style-name="ce119">
            <text:p>-23,4<text:s text:c="3"/></text:p>
          </table:table-cell>
          <table:table-cell office:value-type="float" office:value="-258" table:style-name="ce118">
            <text:p><text:s/>- 258</text:p>
          </table:table-cell>
          <table:table-cell office:value-type="float" office:value="-21.753794266441819" table:style-name="ce119">
            <text:p>-21,8<text:s text:c="3"/></text:p>
          </table:table-cell>
          <table:table-cell table:number-columns-repeated="2" table:style-name="ce19"/>
          <table:table-cell table:number-columns-repeated="2" table:style-name="ce81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6">
            <text:p>9- Trabalhadores não qualificados</text:p>
          </table:table-cell>
          <table:table-cell office:value-type="float" office:value="3016" table:style-name="ce114">
            <text:p>3 016</text:p>
          </table:table-cell>
          <table:table-cell office:value-type="float" office:value="26.768438803585692" table:style-name="ce199">
            <text:p>26,8<text:s text:c="5"/></text:p>
          </table:table-cell>
          <table:table-cell office:value-type="float" office:value="3409" table:style-name="ce149">
            <text:p>3 409</text:p>
          </table:table-cell>
          <table:table-cell office:value-type="float" office:value="24.381347446717207" table:style-name="ce202">
            <text:p>24,4<text:s text:c="5"/></text:p>
          </table:table-cell>
          <table:table-cell office:value-type="float" office:value="3248" table:style-name="ce116">
            <text:p>3 248</text:p>
          </table:table-cell>
          <table:table-cell office:value-type="float" office:value="25.822865320400702" table:style-name="ce205">
            <text:p>25,8<text:s text:c="5"/></text:p>
          </table:table-cell>
          <table:table-cell office:value-type="float" office:value="-393" table:style-name="ce118">
            <text:p><text:s/>- 393</text:p>
          </table:table-cell>
          <table:table-cell office:value-type="float" office:value="-11.52830742153124" table:style-name="ce119">
            <text:p>-11,5<text:s text:c="3"/></text:p>
          </table:table-cell>
          <table:table-cell office:value-type="float" office:value="-232" table:style-name="ce118">
            <text:p><text:s/>- 232</text:p>
          </table:table-cell>
          <table:table-cell office:value-type="float" office:value="-7.1428571428571423" table:style-name="ce119">
            <text:p>-7,1<text:s text:c="3"/></text:p>
          </table:table-cell>
          <table:table-cell table:number-columns-repeated="2" table:style-name="ce19"/>
          <table:table-cell table:number-columns-repeated="2" table:style-name="ce81"/>
          <table:table-cell table:number-columns-repeated="2" table:style-name="ce19"/>
          <table:table-cell table:number-columns-repeated="16366"/>
        </table:table-row>
        <table:table-row table:style-name="ro5">
          <table:table-cell/>
          <table:table-cell office:value-type="string" table:style-name="ce246">
            <text:p>0- Profissões das Forças Armadas</text:p>
          </table:table-cell>
          <table:table-cell office:value-type="string" table:style-name="ce114">
            <text:p>0</text:p>
          </table:table-cell>
          <table:table-cell office:value-type="float" office:value="0" table:style-name="ce199">
            <text:p>0,0<text:s text:c="5"/></text:p>
          </table:table-cell>
          <table:table-cell office:value-type="float" office:value="6" table:style-name="ce149">
            <text:p><text:s/>6</text:p>
          </table:table-cell>
          <table:table-cell office:value-type="float" office:value="4.2912315834644547E-2" table:style-name="ce202">
            <text:p>0,0<text:s text:c="5"/></text:p>
          </table:table-cell>
          <table:table-cell office:value-type="float" office:value="3" table:style-name="ce116">
            <text:p><text:s/>3</text:p>
          </table:table-cell>
          <table:table-cell office:value-type="float" office:value="2.3851168707266657E-2" table:style-name="ce205">
            <text:p>0,0<text:s text:c="5"/></text:p>
          </table:table-cell>
          <table:table-cell office:value-type="float" office:value="-6" table:style-name="ce118">
            <text:p><text:s/>- 6</text:p>
          </table:table-cell>
          <table:table-cell office:value-type="float" office:value="-100" table:style-name="ce119">
            <text:p>-100,0<text:s text:c="3"/></text:p>
          </table:table-cell>
          <table:table-cell office:value-type="float" office:value="-3" table:style-name="ce118">
            <text:p><text:s/>- 3</text:p>
          </table:table-cell>
          <table:table-cell office:value-type="float" office:value="-100" table:style-name="ce119">
            <text:p>-100,0<text:s text:c="3"/></text:p>
          </table:table-cell>
          <table:table-cell table:number-columns-repeated="6" table:style-name="ce19"/>
          <table:table-cell table:number-columns-repeated="16366"/>
        </table:table-row>
        <table:table-row table:style-name="ro5">
          <table:table-cell/>
          <table:table-cell office:value-type="string" table:style-name="ce246">
            <text:p><text:s text:c="5"/>Outros</text:p>
          </table:table-cell>
          <table:table-cell office:value-type="float" office:value="0" table:style-name="ce114">
            <text:p><text:s/>0</text:p>
          </table:table-cell>
          <table:table-cell office:value-type="float" office:value="0" table:style-name="ce199">
            <text:p>0,0<text:s text:c="5"/></text:p>
          </table:table-cell>
          <table:table-cell office:value-type="float" office:value="0" table:style-name="ce149">
            <text:p><text:s/>0</text:p>
          </table:table-cell>
          <table:table-cell office:value-type="float" office:value="0" table:style-name="ce202">
            <text:p>0,0<text:s text:c="5"/>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205">
            <text:p>0,0<text:s text:c="5"/></text:p>
          </table:table-cell>
          <table:table-cell office:value-type="float" office:value="0" table:style-name="ce118">
            <text:p>+ 0</text:p>
          </table:table-cell>
          <table:table-cell office:value-type="string" table:style-name="ce251">
            <text:p>-</text:p>
          </table:table-cell>
          <table:table-cell office:value-type="float" office:value="0" table:style-name="ce118">
            <text:p>+ 0</text:p>
          </table:table-cell>
          <table:table-cell office:value-type="string" table:style-name="ce251">
            <text:p>-</text:p>
          </table:table-cell>
          <table:table-cell table:number-columns-repeated="6" table:style-name="ce19"/>
          <table:table-cell table:number-columns-repeated="16366"/>
        </table:table-row>
        <table:table-row table:style-name="ro1">
          <table:table-cell/>
          <table:table-cell table:style-name="ce177"/>
          <table:table-cell table:style-name="ce155"/>
          <table:table-cell table:style-name="ce207"/>
          <table:table-cell table:style-name="ce156"/>
          <table:table-cell table:style-name="ce209"/>
          <table:table-cell table:style-name="ce157"/>
          <table:table-cell table:style-name="ce211"/>
          <table:table-cell table:style-name="ce140"/>
          <table:table-cell table:style-name="ce141"/>
          <table:table-cell table:style-name="ce140"/>
          <table:table-cell table:style-name="ce141"/>
          <table:table-cell table:number-columns-repeated="16372" table:style-name="ce1"/>
        </table:table-row>
        <table:table-row table:style-name="ro1">
          <table:table-cell/>
          <table:table-cell office:value-type="string" table:style-name="ce240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3" table:style-name="ce85"/>
          <table:table-cell table:style-name="ce45"/>
          <table:table-cell table:style-name="ce54"/>
          <table:table-cell table:style-name="ce45"/>
          <table:table-cell table:style-name="ce54"/>
          <table:table-cell table:number-columns-repeated="6" table:style-name="ce12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58"/>
          <table:table-cell table:number-columns-repeated="7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6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1"/>
          <table:table-cell table:style-name="ce12"/>
          <table:table-cell table:number-columns-repeated="4" table:style-name="ce17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style-name="ce22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20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2" table:style-name="ce19"/>
          <table:table-cell table:number-columns-repeated="4" table:style-name="ce18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style-name="ce19"/>
          <table:table-cell table:number-columns-repeated="4" table:style-name="ce18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6" table:style-name="ce19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4">
        <table:table-column table:style-name="co1" table:default-cell-style-name="ce1" table:visibility="collapse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4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6" table:default-cell-style-name="ce1"/>
        <table:table-column table:style-name="co1" table:default-cell-style-name="ce1"/>
        <table:table-column table:style-name="co21" table:default-cell-style-name="ce1"/>
        <table:table-column table:style-name="co1" table:number-columns-repeated="16370" table:default-cell-style-name="ce1"/>
        <table:table-row table:style-name="ro1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92" draw:name="Picture 184" svg:x="0.22917in" svg:y="0.16667in" svg:width="2.33832in" svg:height="0.66538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6" draw:name="CaixaDeTexto 21" svg:x="0.66431in" svg:y="0.29183in" svg:width="1.78422in" svg:height="0.5247in">
                <draw:text-box>
                  <text:p text:style-name="a95" text:class-names="" text:cond-style-name=""><text:span text:style-name="a93" text:class-names="">ABRIL 2022</text:span><text:span text:style-name="a94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26" draw:style-name="a84" draw:name="Text Box 122" svg:x="0in" svg:y="0in" svg:width="0.97917in" svg:height="0.32049in">
              <draw:text-box>
                <text:p text:style-name="a81" text:class-names="" text:cond-style-name=""><text:span text:style-name="a78" text:class-names="">Página 11</text:span><text:span text:style-name="a79" text:class-names="">/14</text:span><text:span text:style-name="a80" text:class-names=""/></text:p>
                <text:p text:style-name="a83" text:class-names="" text:cond-style-name=""><text:span text:style-name="a82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5" table:style-name="ce12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58">
            <text:p>Quadro 10 - OFERTAS DE EMPREGO <text:s/>RECEBIDAS, <text:s text:c="3"/>POR ATIVIDADE ECONÓMICA</text:p>
          </table:table-cell>
          <table:table-cell table:number-columns-repeated="8" table:style-name="ce158"/>
          <table:table-cell office:value-type="string" table:number-columns-spanned="2" table:number-rows-spanned="1" table:style-name="ce252">
            <text:p>CONTINENTE</text:p>
          </table:table-cell>
          <table:covered-table-cell/>
          <table:table-cell table:style-name="ce1"/>
          <table:table-cell table:number-columns-repeated="4" table:style-name="ce12"/>
          <table:table-cell table:number-columns-repeated="16367"/>
        </table:table-row>
        <table:table-row table:style-name="ro2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style-name="ce1"/>
          <table:table-cell table:number-columns-repeated="4" table:style-name="ce12"/>
          <table:table-cell table:number-columns-repeated="16367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style-name="ce1"/>
          <table:table-cell table:number-columns-repeated="4" table:style-name="ce12"/>
          <table:table-cell table:number-columns-repeated="16367"/>
        </table:table-row>
        <table:table-row table:style-name="ro1">
          <table:table-cell table:style-name="ce1"/>
          <table:table-cell table:style-name="ce3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office:value-type="string" table:number-columns-spanned="4" table:number-rows-spanned="1" table:style-name="ce253">
            <text:p>Variação</text:p>
          </table:table-cell>
          <table:covered-table-cell table:number-columns-repeated="3"/>
          <table:table-cell table:number-columns-repeated="5" table:style-name="ce15"/>
          <table:table-cell table:number-columns-repeated="16367"/>
        </table:table-row>
        <table:table-row table:style-name="ro1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6">
            <text:p>ABRIL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MARÇ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ABRIL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263">
            <text:p>Mês <text:s/>anterior</text:p>
          </table:table-cell>
          <table:covered-table-cell/>
          <table:table-cell office:value-type="string" table:number-columns-spanned="2" table:number-rows-spanned="1" table:style-name="ce255">
            <text:p>Mês <text:s/>homólogo<text:span text:style-name="T2">(1)<text:s/></text:span></text:p>
          </table:table-cell>
          <table:covered-table-cell/>
          <table:table-cell table:number-columns-repeated="5" table:style-name="ce15"/>
          <table:table-cell table:number-columns-repeated="16367"/>
        </table:table-row>
        <table:table-row table:style-name="ro1">
          <table:table-cell table:style-name="ce1"/>
          <table:table-cell table:style-name="ce33"/>
          <table:table-cell table:style-name="ce169"/>
          <table:table-cell table:style-name="ce170"/>
          <table:table-cell table:style-name="ce171"/>
          <table:table-cell table:style-name="ce172"/>
          <table:table-cell table:style-name="ce171"/>
          <table:table-cell table:style-name="ce172"/>
          <table:table-cell office:value-type="string" table:style-name="ce173">
            <text:p>Var. Abs.</text:p>
          </table:table-cell>
          <table:table-cell office:value-type="string" table:style-name="ce174">
            <text:p>Var. %</text:p>
          </table:table-cell>
          <table:table-cell office:value-type="string" table:style-name="ce173">
            <text:p>Var. Abs.</text:p>
          </table:table-cell>
          <table:table-cell office:value-type="string" table:style-name="ce175">
            <text:p>Var. %</text:p>
          </table:table-cell>
          <table:table-cell table:number-columns-repeated="5" table:style-name="ce16"/>
          <table:table-cell table:number-columns-repeated="16367"/>
        </table:table-row>
        <table:table-row table:style-name="ro21">
          <table:table-cell table:style-name="ce1"/>
          <table:table-cell table:style-name="ce28"/>
          <table:table-cell table:style-name="ce93"/>
          <table:table-cell table:style-name="ce94"/>
          <table:table-cell table:style-name="ce52"/>
          <table:table-cell table:style-name="ce97"/>
          <table:table-cell table:style-name="ce52"/>
          <table:table-cell table:style-name="ce97"/>
          <table:table-cell table:number-columns-repeated="4" table:style-name="ce66"/>
          <table:table-cell table:number-columns-repeated="5" table:style-name="ce16"/>
          <table:table-cell table:number-columns-repeated="16367"/>
        </table:table-row>
        <table:table-row table:style-name="ro28">
          <table:table-cell table:style-name="ce1"/>
          <table:table-cell office:value-type="string" table:style-name="ce178">
            <text:p><text:s text:c="2"/>Total</text:p>
          </table:table-cell>
          <table:table-cell office:value-type="float" office:value="11267" table:style-name="ce107">
            <text:p>11 267</text:p>
          </table:table-cell>
          <table:table-cell office:value-type="float" office:value="100" table:style-name="ce108">
            <text:p>100,0<text:s text:c="5"/></text:p>
          </table:table-cell>
          <table:table-cell office:value-type="float" office:value="13982" table:style-name="ce109">
            <text:p>13 982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12578" table:style-name="ce109">
            <text:p>12 578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-2715" table:style-name="ce111">
            <text:p><text:s/>-2 715</text:p>
          </table:table-cell>
          <table:table-cell office:value-type="float" office:value="-19.417822915176654" table:style-name="ce112">
            <text:p>-19,4<text:s text:c="3"/></text:p>
          </table:table-cell>
          <table:table-cell office:value-type="float" office:value="-1311" table:style-name="ce111">
            <text:p><text:s/>-1 311</text:p>
          </table:table-cell>
          <table:table-cell office:value-type="float" office:value="-10.42296072507553" table:style-name="ce112">
            <text:p>-10,4<text:s text:c="3"/></text:p>
          </table:table-cell>
          <table:table-cell table:style-name="ce21"/>
          <table:table-cell table:style-name="ce1"/>
          <table:table-cell table:number-columns-repeated="3" table:style-name="ce17"/>
          <table:table-cell table:number-columns-repeated="16367"/>
        </table:table-row>
        <table:table-row table:style-name="ro28">
          <table:table-cell table:style-name="ce1"/>
          <table:table-cell office:value-type="string" table:style-name="ce179">
            <text:p>Agricultura, produção animal, caça, floresta e pesca</text:p>
          </table:table-cell>
          <table:table-cell office:value-type="float" office:value="472" table:style-name="ce107">
            <text:p><text:s/>472</text:p>
          </table:table-cell>
          <table:table-cell office:value-type="float" office:value="4.1892251708529331" table:style-name="ce108">
            <text:p>4,2<text:s text:c="5"/></text:p>
          </table:table-cell>
          <table:table-cell office:value-type="float" office:value="457" table:style-name="ce109">
            <text:p><text:s/>457</text:p>
          </table:table-cell>
          <table:table-cell office:value-type="float" office:value="3.2684880560720928" table:style-name="ce110">
            <text:p>3,3<text:s text:c="5"/></text:p>
          </table:table-cell>
          <table:table-cell office:value-type="float" office:value="460" table:style-name="ce109">
            <text:p><text:s/>460</text:p>
          </table:table-cell>
          <table:table-cell office:value-type="float" office:value="3.6571792017808873" table:style-name="ce110">
            <text:p>3,7<text:s text:c="5"/></text:p>
          </table:table-cell>
          <table:table-cell office:value-type="float" office:value="15" table:style-name="ce111">
            <text:p>+ 15</text:p>
          </table:table-cell>
          <table:table-cell office:value-type="float" office:value="3.2822757111597372" table:style-name="ce112">
            <text:p>+3,3<text:s text:c="3"/></text:p>
          </table:table-cell>
          <table:table-cell office:value-type="float" office:value="12" table:style-name="ce111">
            <text:p>+ 12</text:p>
          </table:table-cell>
          <table:table-cell office:value-type="float" office:value="2.6086956521739131" table:style-name="ce112">
            <text:p>+2,6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number-columns-repeated="16367"/>
        </table:table-row>
        <table:table-row table:style-name="ro22">
          <table:table-cell table:style-name="ce1"/>
          <table:table-cell office:value-type="string" table:style-name="ce180">
            <text:p>Indústria, energia e água e construção</text:p>
          </table:table-cell>
          <table:table-cell office:value-type="float" office:value="2447" table:style-name="ce125">
            <text:p>2 447</text:p>
          </table:table-cell>
          <table:table-cell office:value-type="float" office:value="21.718292358214253" table:style-name="ce126">
            <text:p>21,7<text:s text:c="5"/></text:p>
          </table:table-cell>
          <table:table-cell office:value-type="float" office:value="2986" table:style-name="ce109">
            <text:p>2 986</text:p>
          </table:table-cell>
          <table:table-cell office:value-type="float" office:value="21.356029180374765" table:style-name="ce110">
            <text:p>21,4<text:s text:c="5"/></text:p>
          </table:table-cell>
          <table:table-cell office:value-type="float" office:value="3527" table:style-name="ce109">
            <text:p>3 527</text:p>
          </table:table-cell>
          <table:table-cell office:value-type="float" office:value="28.041024010176496" table:style-name="ce110">
            <text:p>28,0<text:s text:c="5"/></text:p>
          </table:table-cell>
          <table:table-cell office:value-type="float" office:value="-539" table:style-name="ce111">
            <text:p><text:s/>- 539</text:p>
          </table:table-cell>
          <table:table-cell office:value-type="float" office:value="-18.050904219691898" table:style-name="ce112">
            <text:p>-18,1<text:s text:c="3"/></text:p>
          </table:table-cell>
          <table:table-cell office:value-type="float" office:value="-1080" table:style-name="ce111">
            <text:p><text:s/>-1 080</text:p>
          </table:table-cell>
          <table:table-cell office:value-type="float" office:value="-30.620924298270484" table:style-name="ce112">
            <text:p>-30,6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number-columns-repeated="16367"/>
        </table:table-row>
        <table:table-row table:style-name="ro28">
          <table:table-cell table:style-name="ce1"/>
          <table:table-cell office:value-type="string" table:style-name="ce181">
            <text:p>Indústrias extrativas</text:p>
          </table:table-cell>
          <table:table-cell office:value-type="float" office:value="17" table:style-name="ce114">
            <text:p><text:s/>17</text:p>
          </table:table-cell>
          <table:table-cell office:value-type="float" office:value="0.15088310996716073" table:style-name="ce115">
            <text:p>0,2<text:s text:c="5"/></text:p>
          </table:table-cell>
          <table:table-cell office:value-type="float" office:value="17" table:style-name="ce116">
            <text:p><text:s/>17</text:p>
          </table:table-cell>
          <table:table-cell office:value-type="float" office:value="0.1215848948648262" table:style-name="ce117">
            <text:p>0,1<text:s text:c="5"/></text:p>
          </table:table-cell>
          <table:table-cell office:value-type="float" office:value="19" table:style-name="ce116">
            <text:p><text:s/>19</text:p>
          </table:table-cell>
          <table:table-cell office:value-type="float" office:value="0.15105740181268881" table:style-name="ce117">
            <text:p>0,2<text:s text:c="5"/></text:p>
          </table:table-cell>
          <table:table-cell office:value-type="float" office:value="0" table:style-name="ce118">
            <text:p>+ 0</text:p>
          </table:table-cell>
          <table:table-cell office:value-type="float" office:value="0" table:style-name="ce119">
            <text:p>+0,0<text:s text:c="3"/></text:p>
          </table:table-cell>
          <table:table-cell office:value-type="float" office:value="-2" table:style-name="ce118">
            <text:p><text:s/>- 2</text:p>
          </table:table-cell>
          <table:table-cell office:value-type="float" office:value="-10.526315789473683" table:style-name="ce119">
            <text:p>-10,5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number-columns-repeated="16367"/>
        </table:table-row>
        <table:table-row table:style-name="ro28">
          <table:table-cell/>
          <table:table-cell office:value-type="string" table:style-name="ce182">
            <text:p>Indústrias alimentares das bebidas e do tabaco</text:p>
          </table:table-cell>
          <table:table-cell office:value-type="float" office:value="278" table:style-name="ce114">
            <text:p><text:s/>278</text:p>
          </table:table-cell>
          <table:table-cell office:value-type="float" office:value="2.4673826218159225" table:style-name="ce115">
            <text:p>2,5<text:s text:c="5"/></text:p>
          </table:table-cell>
          <table:table-cell office:value-type="float" office:value="267" table:style-name="ce116">
            <text:p><text:s/>267</text:p>
          </table:table-cell>
          <table:table-cell office:value-type="float" office:value="1.909598054641682" table:style-name="ce117">
            <text:p>1,9<text:s text:c="5"/></text:p>
          </table:table-cell>
          <table:table-cell office:value-type="float" office:value="376" table:style-name="ce116">
            <text:p><text:s/>376</text:p>
          </table:table-cell>
          <table:table-cell office:value-type="float" office:value="2.989346477977421" table:style-name="ce117">
            <text:p>3,0<text:s text:c="5"/></text:p>
          </table:table-cell>
          <table:table-cell office:value-type="float" office:value="11" table:style-name="ce118">
            <text:p>+ 11</text:p>
          </table:table-cell>
          <table:table-cell office:value-type="float" office:value="4.119850187265917" table:style-name="ce119">
            <text:p>+4,1<text:s text:c="3"/></text:p>
          </table:table-cell>
          <table:table-cell office:value-type="float" office:value="-98" table:style-name="ce118">
            <text:p><text:s/>- 98</text:p>
          </table:table-cell>
          <table:table-cell office:value-type="float" office:value="-26.063829787234045" table:style-name="ce119">
            <text:p>-26,1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8"/>
          <table:table-cell table:number-columns-repeated="16367"/>
        </table:table-row>
        <table:table-row table:style-name="ro28">
          <table:table-cell/>
          <table:table-cell office:value-type="string" table:style-name="ce182">
            <text:p>Fabricação de têxteis</text:p>
          </table:table-cell>
          <table:table-cell office:value-type="float" office:value="97" table:style-name="ce114">
            <text:p><text:s/>97</text:p>
          </table:table-cell>
          <table:table-cell office:value-type="float" office:value="0.86092127451850542" table:style-name="ce151">
            <text:p>0,9<text:s text:c="5"/></text:p>
          </table:table-cell>
          <table:table-cell office:value-type="float" office:value="187" table:style-name="ce152">
            <text:p><text:s/>187</text:p>
          </table:table-cell>
          <table:table-cell office:value-type="float" office:value="1.3374338435130881" table:style-name="ce153">
            <text:p>1,3<text:s text:c="5"/></text:p>
          </table:table-cell>
          <table:table-cell office:value-type="float" office:value="159" table:style-name="ce116">
            <text:p><text:s/>159</text:p>
          </table:table-cell>
          <table:table-cell office:value-type="float" office:value="1.2641119414851327" table:style-name="ce153">
            <text:p>1,3<text:s text:c="5"/></text:p>
          </table:table-cell>
          <table:table-cell office:value-type="float" office:value="-90" table:style-name="ce118">
            <text:p><text:s/>- 90</text:p>
          </table:table-cell>
          <table:table-cell office:value-type="float" office:value="-48.128342245989302" table:style-name="ce119">
            <text:p>-48,1<text:s text:c="3"/></text:p>
          </table:table-cell>
          <table:table-cell office:value-type="float" office:value="-62" table:style-name="ce118">
            <text:p><text:s/>- 62</text:p>
          </table:table-cell>
          <table:table-cell office:value-type="float" office:value="-38.9937106918239" table:style-name="ce119">
            <text:p>-39,0<text:s text:c="3"/></text:p>
          </table:table-cell>
          <table:table-cell table:style-name="ce20"/>
          <table:table-cell table:style-name="ce74"/>
          <table:table-cell table:style-name="ce75"/>
          <table:table-cell table:style-name="ce76"/>
          <table:table-cell table:style-name="ce18"/>
          <table:table-cell table:number-columns-repeated="16367"/>
        </table:table-row>
        <table:table-row table:style-name="ro28">
          <table:table-cell/>
          <table:table-cell office:value-type="string" table:style-name="ce183">
            <text:p>Indústria do vestuário</text:p>
          </table:table-cell>
          <table:table-cell office:value-type="float" office:value="328" table:style-name="ce114">
            <text:p><text:s/>328</text:p>
          </table:table-cell>
          <table:table-cell office:value-type="float" office:value="2.9111564746605132" table:style-name="ce131">
            <text:p>2,9<text:s text:c="5"/></text:p>
          </table:table-cell>
          <table:table-cell office:value-type="float" office:value="284" table:style-name="ce132">
            <text:p><text:s/>284</text:p>
          </table:table-cell>
          <table:table-cell office:value-type="float" office:value="2.0311829495065084" table:style-name="ce133">
            <text:p>2,0<text:s text:c="5"/></text:p>
          </table:table-cell>
          <table:table-cell office:value-type="float" office:value="294" table:style-name="ce116">
            <text:p><text:s/>294</text:p>
          </table:table-cell>
          <table:table-cell office:value-type="float" office:value="2.3374145333121326" table:style-name="ce133">
            <text:p>2,3<text:s text:c="5"/></text:p>
          </table:table-cell>
          <table:table-cell office:value-type="float" office:value="44" table:style-name="ce118">
            <text:p>+ 44</text:p>
          </table:table-cell>
          <table:table-cell office:value-type="float" office:value="15.492957746478872" table:style-name="ce119">
            <text:p>+15,5<text:s text:c="3"/></text:p>
          </table:table-cell>
          <table:table-cell office:value-type="float" office:value="34" table:style-name="ce118">
            <text:p>+ 34</text:p>
          </table:table-cell>
          <table:table-cell office:value-type="float" office:value="11.564625850340136" table:style-name="ce119">
            <text:p>+11,6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number-columns-repeated="16367"/>
        </table:table-row>
        <table:table-row table:style-name="ro28">
          <table:table-cell/>
          <table:table-cell office:value-type="string" table:style-name="ce184">
            <text:p>Indústria do couro e dos produtos do couro</text:p>
          </table:table-cell>
          <table:table-cell office:value-type="float" office:value="166" table:style-name="ce114">
            <text:p><text:s/>166</text:p>
          </table:table-cell>
          <table:table-cell office:value-type="float" office:value="1.4733291914440401" table:style-name="ce131">
            <text:p>1,5<text:s text:c="5"/></text:p>
          </table:table-cell>
          <table:table-cell office:value-type="float" office:value="168" table:style-name="ce132">
            <text:p><text:s/>168</text:p>
          </table:table-cell>
          <table:table-cell office:value-type="float" office:value="1.2015448433700473" table:style-name="ce133">
            <text:p>1,2<text:s text:c="5"/></text:p>
          </table:table-cell>
          <table:table-cell office:value-type="float" office:value="196" table:style-name="ce116">
            <text:p><text:s/>196</text:p>
          </table:table-cell>
          <table:table-cell office:value-type="float" office:value="1.5582763555414216" table:style-name="ce133">
            <text:p>1,6<text:s text:c="5"/></text:p>
          </table:table-cell>
          <table:table-cell office:value-type="float" office:value="-2" table:style-name="ce118">
            <text:p><text:s/>- 2</text:p>
          </table:table-cell>
          <table:table-cell office:value-type="float" office:value="-1.1904761904761905" table:style-name="ce119">
            <text:p>-1,2<text:s text:c="3"/></text:p>
          </table:table-cell>
          <table:table-cell office:value-type="float" office:value="-30" table:style-name="ce118">
            <text:p><text:s/>- 30</text:p>
          </table:table-cell>
          <table:table-cell office:value-type="float" office:value="-15.306122448979592" table:style-name="ce119">
            <text:p>-15,3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number-columns-repeated="16367"/>
        </table:table-row>
        <table:table-row table:style-name="ro28">
          <table:table-cell/>
          <table:table-cell office:value-type="string" table:style-name="ce184">
            <text:p>Indústria da madeira e da cortiça</text:p>
          </table:table-cell>
          <table:table-cell office:value-type="float" office:value="54" table:style-name="ce114">
            <text:p><text:s/>54</text:p>
          </table:table-cell>
          <table:table-cell office:value-type="float" office:value="0.47927576107215764" table:style-name="ce131">
            <text:p>0,5<text:s text:c="5"/></text:p>
          </table:table-cell>
          <table:table-cell office:value-type="float" office:value="67" table:style-name="ce132">
            <text:p><text:s/>67</text:p>
          </table:table-cell>
          <table:table-cell office:value-type="float" office:value="0.47918752682019738" table:style-name="ce133">
            <text:p>0,5<text:s text:c="5"/></text:p>
          </table:table-cell>
          <table:table-cell office:value-type="float" office:value="70" table:style-name="ce116">
            <text:p><text:s/>70</text:p>
          </table:table-cell>
          <table:table-cell office:value-type="float" office:value="0.55652726983622203" table:style-name="ce133">
            <text:p>0,6<text:s text:c="5"/></text:p>
          </table:table-cell>
          <table:table-cell office:value-type="float" office:value="-13" table:style-name="ce118">
            <text:p><text:s/>- 13</text:p>
          </table:table-cell>
          <table:table-cell office:value-type="float" office:value="-19.402985074626866" table:style-name="ce119">
            <text:p>-19,4<text:s text:c="3"/></text:p>
          </table:table-cell>
          <table:table-cell office:value-type="float" office:value="-16" table:style-name="ce118">
            <text:p><text:s/>- 16</text:p>
          </table:table-cell>
          <table:table-cell office:value-type="float" office:value="-22.857142857142858" table:style-name="ce119">
            <text:p>-22,9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number-columns-repeated="16367"/>
        </table:table-row>
        <table:table-row table:style-name="ro28">
          <table:table-cell/>
          <table:table-cell office:value-type="string" table:style-name="ce184">
            <text:p>Indústrias do papel, impressão e reprodução</text:p>
          </table:table-cell>
          <table:table-cell office:value-type="float" office:value="33" table:style-name="ce114">
            <text:p><text:s/>33</text:p>
          </table:table-cell>
          <table:table-cell office:value-type="float" office:value="0.29289074287742967" table:style-name="ce131">
            <text:p>0,3<text:s text:c="5"/></text:p>
          </table:table-cell>
          <table:table-cell office:value-type="float" office:value="61" table:style-name="ce132">
            <text:p><text:s/>61</text:p>
          </table:table-cell>
          <table:table-cell office:value-type="float" office:value="0.43627521098555283" table:style-name="ce133">
            <text:p>0,4<text:s text:c="5"/></text:p>
          </table:table-cell>
          <table:table-cell office:value-type="float" office:value="51" table:style-name="ce116">
            <text:p><text:s/>51</text:p>
          </table:table-cell>
          <table:table-cell office:value-type="float" office:value="0.40546986802353313" table:style-name="ce133">
            <text:p>0,4<text:s text:c="5"/></text:p>
          </table:table-cell>
          <table:table-cell office:value-type="float" office:value="-28" table:style-name="ce118">
            <text:p><text:s/>- 28</text:p>
          </table:table-cell>
          <table:table-cell office:value-type="float" office:value="-45.901639344262293" table:style-name="ce119">
            <text:p>-45,9<text:s text:c="3"/></text:p>
          </table:table-cell>
          <table:table-cell office:value-type="float" office:value="-18" table:style-name="ce118">
            <text:p><text:s/>- 18</text:p>
          </table:table-cell>
          <table:table-cell office:value-type="float" office:value="-35.294117647058826" table:style-name="ce119">
            <text:p>-35,3<text:s text:c="3"/></text:p>
          </table:table-cell>
          <table:table-cell table:style-name="ce19"/>
          <table:table-cell table:style-name="ce74"/>
          <table:table-cell table:style-name="ce75"/>
          <table:table-cell table:style-name="ce76"/>
          <table:table-cell table:style-name="ce19"/>
          <table:table-cell table:number-columns-repeated="16367"/>
        </table:table-row>
        <table:table-row table:style-name="ro28">
          <table:table-cell/>
          <table:table-cell office:value-type="string" table:style-name="ce184">
            <text:p>Fab. produtos petrolíferos, químicos, farmacêuticos, borracha e plástico</text:p>
          </table:table-cell>
          <table:table-cell office:value-type="float" office:value="61" table:style-name="ce114">
            <text:p><text:s/>61</text:p>
          </table:table-cell>
          <table:table-cell office:value-type="float" office:value="0.54140410047040022" table:style-name="ce131">
            <text:p>0,5<text:s text:c="5"/></text:p>
          </table:table-cell>
          <table:table-cell office:value-type="float" office:value="113" table:style-name="ce132">
            <text:p><text:s/>113</text:p>
          </table:table-cell>
          <table:table-cell office:value-type="float" office:value="0.80818194821913902" table:style-name="ce133">
            <text:p>0,8<text:s text:c="5"/></text:p>
          </table:table-cell>
          <table:table-cell office:value-type="float" office:value="97" table:style-name="ce116">
            <text:p><text:s/>97</text:p>
          </table:table-cell>
          <table:table-cell office:value-type="float" office:value="0.77118778820162182" table:style-name="ce133">
            <text:p>0,8<text:s text:c="5"/></text:p>
          </table:table-cell>
          <table:table-cell office:value-type="float" office:value="-52" table:style-name="ce118">
            <text:p><text:s/>- 52</text:p>
          </table:table-cell>
          <table:table-cell office:value-type="float" office:value="-46.017699115044245" table:style-name="ce119">
            <text:p>-46,0<text:s text:c="3"/></text:p>
          </table:table-cell>
          <table:table-cell office:value-type="float" office:value="-36" table:style-name="ce118">
            <text:p><text:s/>- 36</text:p>
          </table:table-cell>
          <table:table-cell office:value-type="float" office:value="-37.113402061855673" table:style-name="ce119">
            <text:p>-37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28">
          <table:table-cell/>
          <table:table-cell office:value-type="string" table:style-name="ce184">
            <text:p>Fabricação de outros produtos minerais não metálicos</text:p>
          </table:table-cell>
          <table:table-cell office:value-type="float" office:value="77" table:style-name="ce114">
            <text:p><text:s/>77</text:p>
          </table:table-cell>
          <table:table-cell office:value-type="float" office:value="0.68341173338066918" table:style-name="ce131">
            <text:p>0,7<text:s text:c="5"/></text:p>
          </table:table-cell>
          <table:table-cell office:value-type="float" office:value="76" table:style-name="ce132">
            <text:p><text:s/>76</text:p>
          </table:table-cell>
          <table:table-cell office:value-type="float" office:value="0.54355600057216413" table:style-name="ce133">
            <text:p>0,5<text:s text:c="5"/></text:p>
          </table:table-cell>
          <table:table-cell office:value-type="float" office:value="131" table:style-name="ce116">
            <text:p><text:s/>131</text:p>
          </table:table-cell>
          <table:table-cell office:value-type="float" office:value="1.0415010335506438" table:style-name="ce133">
            <text:p>1,0<text:s text:c="5"/></text:p>
          </table:table-cell>
          <table:table-cell office:value-type="float" office:value="1" table:style-name="ce118">
            <text:p>+ 1</text:p>
          </table:table-cell>
          <table:table-cell office:value-type="float" office:value="1.3157894736842104" table:style-name="ce119">
            <text:p>+1,3<text:s text:c="3"/></text:p>
          </table:table-cell>
          <table:table-cell office:value-type="float" office:value="-54" table:style-name="ce118">
            <text:p><text:s/>- 54</text:p>
          </table:table-cell>
          <table:table-cell office:value-type="float" office:value="-41.221374045801525" table:style-name="ce119">
            <text:p>-41,2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28">
          <table:table-cell/>
          <table:table-cell office:value-type="string" table:style-name="ce184">
            <text:p>Indústria metalúrgica de base e fab. produtos metálicos</text:p>
          </table:table-cell>
          <table:table-cell office:value-type="float" office:value="174" table:style-name="ce114">
            <text:p><text:s/>174</text:p>
          </table:table-cell>
          <table:table-cell office:value-type="float" office:value="1.5443330078991746" table:style-name="ce131">
            <text:p>1,5<text:s text:c="5"/></text:p>
          </table:table-cell>
          <table:table-cell office:value-type="float" office:value="258" table:style-name="ce132">
            <text:p><text:s/>258</text:p>
          </table:table-cell>
          <table:table-cell office:value-type="float" office:value="1.8452295808897154" table:style-name="ce133">
            <text:p>1,8<text:s text:c="5"/></text:p>
          </table:table-cell>
          <table:table-cell office:value-type="float" office:value="340" table:style-name="ce116">
            <text:p><text:s/>340</text:p>
          </table:table-cell>
          <table:table-cell office:value-type="float" office:value="2.703132453490221" table:style-name="ce133">
            <text:p>2,7<text:s text:c="5"/></text:p>
          </table:table-cell>
          <table:table-cell office:value-type="float" office:value="-84" table:style-name="ce118">
            <text:p><text:s/>- 84</text:p>
          </table:table-cell>
          <table:table-cell office:value-type="float" office:value="-32.558139534883722" table:style-name="ce119">
            <text:p>-32,6<text:s text:c="3"/></text:p>
          </table:table-cell>
          <table:table-cell office:value-type="float" office:value="-166" table:style-name="ce118">
            <text:p><text:s/>- 166</text:p>
          </table:table-cell>
          <table:table-cell office:value-type="float" office:value="-48.823529411764703" table:style-name="ce119">
            <text:p>-48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28">
          <table:table-cell/>
          <table:table-cell office:value-type="string" table:style-name="ce184">
            <text:p>Fab. equipamento informático, elétrico, máquinas e equipamentos n.e.</text:p>
          </table:table-cell>
          <table:table-cell office:value-type="float" office:value="80" table:style-name="ce114">
            <text:p><text:s/>80</text:p>
          </table:table-cell>
          <table:table-cell office:value-type="float" office:value="0.71003816455134472" table:style-name="ce131">
            <text:p>0,7<text:s text:c="5"/></text:p>
          </table:table-cell>
          <table:table-cell office:value-type="float" office:value="103" table:style-name="ce132">
            <text:p><text:s/>103</text:p>
          </table:table-cell>
          <table:table-cell office:value-type="float" office:value="0.73666142182806471" table:style-name="ce133">
            <text:p>0,7<text:s text:c="5"/></text:p>
          </table:table-cell>
          <table:table-cell office:value-type="float" office:value="112" table:style-name="ce116">
            <text:p><text:s/>112</text:p>
          </table:table-cell>
          <table:table-cell office:value-type="float" office:value="0.89044363173795515" table:style-name="ce133">
            <text:p>0,9<text:s text:c="5"/></text:p>
          </table:table-cell>
          <table:table-cell office:value-type="float" office:value="-23" table:style-name="ce118">
            <text:p><text:s/>- 23</text:p>
          </table:table-cell>
          <table:table-cell office:value-type="float" office:value="-22.330097087378643" table:style-name="ce119">
            <text:p>-22,3<text:s text:c="3"/></text:p>
          </table:table-cell>
          <table:table-cell office:value-type="float" office:value="-32" table:style-name="ce118">
            <text:p><text:s/>- 32</text:p>
          </table:table-cell>
          <table:table-cell office:value-type="float" office:value="-28.571428571428569" table:style-name="ce119">
            <text:p>-28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28">
          <table:table-cell/>
          <table:table-cell office:value-type="string" table:style-name="ce184">
            <text:p>Fab. veículos automóveis, componentes e outro equipa. de transporte</text:p>
          </table:table-cell>
          <table:table-cell office:value-type="float" office:value="26" table:style-name="ce114">
            <text:p><text:s/>26</text:p>
          </table:table-cell>
          <table:table-cell office:value-type="float" office:value="0.23076240347918703" table:style-name="ce131">
            <text:p>0,2<text:s text:c="5"/></text:p>
          </table:table-cell>
          <table:table-cell office:value-type="float" office:value="58" table:style-name="ce132">
            <text:p><text:s/>58</text:p>
          </table:table-cell>
          <table:table-cell office:value-type="float" office:value="0.41481905306823058" table:style-name="ce133">
            <text:p>0,4<text:s text:c="5"/></text:p>
          </table:table-cell>
          <table:table-cell office:value-type="float" office:value="60" table:style-name="ce116">
            <text:p><text:s/>60</text:p>
          </table:table-cell>
          <table:table-cell office:value-type="float" office:value="0.47702337414533313" table:style-name="ce133">
            <text:p>0,5<text:s text:c="5"/></text:p>
          </table:table-cell>
          <table:table-cell office:value-type="float" office:value="-32" table:style-name="ce118">
            <text:p><text:s/>- 32</text:p>
          </table:table-cell>
          <table:table-cell office:value-type="float" office:value="-55.172413793103445" table:style-name="ce119">
            <text:p>-55,2<text:s text:c="3"/></text:p>
          </table:table-cell>
          <table:table-cell office:value-type="float" office:value="-34" table:style-name="ce118">
            <text:p><text:s/>- 34</text:p>
          </table:table-cell>
          <table:table-cell office:value-type="float" office:value="-56.666666666666664" table:style-name="ce119">
            <text:p>-56,7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28">
          <table:table-cell/>
          <table:table-cell office:value-type="string" table:style-name="ce184">
            <text:p>Fab. mobiliário, repar. instal. máq. e equipa. e outras ind. transformadoras</text:p>
          </table:table-cell>
          <table:table-cell office:value-type="float" office:value="209" table:style-name="ce114">
            <text:p><text:s/>209</text:p>
          </table:table-cell>
          <table:table-cell office:value-type="float" office:value="1.854974704890388" table:style-name="ce131">
            <text:p>1,9<text:s text:c="5"/></text:p>
          </table:table-cell>
          <table:table-cell office:value-type="float" office:value="266" table:style-name="ce132">
            <text:p><text:s/>266</text:p>
          </table:table-cell>
          <table:table-cell office:value-type="float" office:value="1.9024460020025749" table:style-name="ce133">
            <text:p>1,9<text:s text:c="5"/></text:p>
          </table:table-cell>
          <table:table-cell office:value-type="float" office:value="261" table:style-name="ce116">
            <text:p><text:s/>261</text:p>
          </table:table-cell>
          <table:table-cell office:value-type="float" office:value="2.075051677532199" table:style-name="ce133">
            <text:p>2,1<text:s text:c="5"/></text:p>
          </table:table-cell>
          <table:table-cell office:value-type="float" office:value="-57" table:style-name="ce118">
            <text:p><text:s/>- 57</text:p>
          </table:table-cell>
          <table:table-cell office:value-type="float" office:value="-21.428571428571427" table:style-name="ce119">
            <text:p>-21,4<text:s text:c="3"/></text:p>
          </table:table-cell>
          <table:table-cell office:value-type="float" office:value="-52" table:style-name="ce118">
            <text:p><text:s/>- 52</text:p>
          </table:table-cell>
          <table:table-cell office:value-type="float" office:value="-19.923371647509576" table:style-name="ce119">
            <text:p>-19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28">
          <table:table-cell/>
          <table:table-cell office:value-type="string" table:style-name="ce184">
            <text:p>Eletricidade, gás e água, saneamento, resíduos e despoluição</text:p>
          </table:table-cell>
          <table:table-cell office:value-type="float" office:value="29" table:style-name="ce114">
            <text:p><text:s/>29</text:p>
          </table:table-cell>
          <table:table-cell office:value-type="float" office:value="0.25738883464986245" table:style-name="ce131">
            <text:p>0,3<text:s text:c="5"/></text:p>
          </table:table-cell>
          <table:table-cell office:value-type="float" office:value="43" table:style-name="ce132">
            <text:p><text:s/>43</text:p>
          </table:table-cell>
          <table:table-cell office:value-type="float" office:value="0.30753826348161922" table:style-name="ce133">
            <text:p>0,3<text:s text:c="5"/></text:p>
          </table:table-cell>
          <table:table-cell office:value-type="float" office:value="86" table:style-name="ce116">
            <text:p><text:s/>86</text:p>
          </table:table-cell>
          <table:table-cell office:value-type="float" office:value="0.68373350294164414" table:style-name="ce133">
            <text:p>0,7<text:s text:c="5"/></text:p>
          </table:table-cell>
          <table:table-cell office:value-type="float" office:value="-14" table:style-name="ce118">
            <text:p><text:s/>- 14</text:p>
          </table:table-cell>
          <table:table-cell office:value-type="float" office:value="-32.558139534883722" table:style-name="ce119">
            <text:p>-32,6<text:s text:c="3"/></text:p>
          </table:table-cell>
          <table:table-cell office:value-type="float" office:value="-57" table:style-name="ce118">
            <text:p><text:s/>- 57</text:p>
          </table:table-cell>
          <table:table-cell office:value-type="float" office:value="-66.279069767441854" table:style-name="ce119">
            <text:p>-66,3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28">
          <table:table-cell/>
          <table:table-cell office:value-type="string" table:style-name="ce184">
            <text:p>Construção</text:p>
          </table:table-cell>
          <table:table-cell office:value-type="float" office:value="818" table:style-name="ce114">
            <text:p><text:s/>818</text:p>
          </table:table-cell>
          <table:table-cell office:value-type="float" office:value="7.2601402325374984" table:style-name="ce131">
            <text:p>7,3<text:s text:c="5"/></text:p>
          </table:table-cell>
          <table:table-cell office:value-type="float" office:value="1018" table:style-name="ce132">
            <text:p>1 018</text:p>
          </table:table-cell>
          <table:table-cell office:value-type="float" office:value="7.2807895866113581" table:style-name="ce133">
            <text:p>7,3<text:s text:c="5"/></text:p>
          </table:table-cell>
          <table:table-cell office:value-type="float" office:value="1275" table:style-name="ce116">
            <text:p>1 275</text:p>
          </table:table-cell>
          <table:table-cell office:value-type="float" office:value="10.136746700588329" table:style-name="ce133">
            <text:p>10,1<text:s text:c="5"/></text:p>
          </table:table-cell>
          <table:table-cell office:value-type="float" office:value="-200" table:style-name="ce118">
            <text:p><text:s/>- 200</text:p>
          </table:table-cell>
          <table:table-cell office:value-type="float" office:value="-19.646365422396855" table:style-name="ce119">
            <text:p>-19,6<text:s text:c="3"/></text:p>
          </table:table-cell>
          <table:table-cell office:value-type="float" office:value="-457" table:style-name="ce118">
            <text:p><text:s/>- 457</text:p>
          </table:table-cell>
          <table:table-cell office:value-type="float" office:value="-35.843137254901961" table:style-name="ce119">
            <text:p>-35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22">
          <table:table-cell/>
          <table:table-cell office:value-type="string" table:style-name="ce180">
            <text:p>Serviços</text:p>
          </table:table-cell>
          <table:table-cell office:value-type="float" office:value="8348" table:style-name="ce125">
            <text:p>8 348</text:p>
          </table:table-cell>
          <table:table-cell office:value-type="float" office:value="74.092482470932808" table:style-name="ce126">
            <text:p>74,1<text:s text:c="5"/></text:p>
          </table:table-cell>
          <table:table-cell office:value-type="float" office:value="10539" table:style-name="ce127">
            <text:p>10 539</text:p>
          </table:table-cell>
          <table:table-cell office:value-type="float" office:value="75.375482763553137" table:style-name="ce128">
            <text:p>75,4<text:s text:c="5"/></text:p>
          </table:table-cell>
          <table:table-cell office:value-type="float" office:value="8591" table:style-name="ce127">
            <text:p>8 591</text:p>
          </table:table-cell>
          <table:table-cell office:value-type="float" office:value="68.301796788042608" table:style-name="ce128">
            <text:p>68,3<text:s text:c="5"/></text:p>
          </table:table-cell>
          <table:table-cell office:value-type="float" office:value="-2191" table:style-name="ce111">
            <text:p><text:s/>-2 191</text:p>
          </table:table-cell>
          <table:table-cell office:value-type="float" office:value="-20.789448714299269" table:style-name="ce112">
            <text:p>-20,8<text:s text:c="3"/></text:p>
          </table:table-cell>
          <table:table-cell office:value-type="float" office:value="-243" table:style-name="ce111">
            <text:p><text:s/>- 243</text:p>
          </table:table-cell>
          <table:table-cell office:value-type="float" office:value="-2.8285414969153768" table:style-name="ce112">
            <text:p>-2,8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28">
          <table:table-cell/>
          <table:table-cell office:value-type="string" table:style-name="ce181">
            <text:p>Comércio, manut. repar. de veículos automóveis e motociclos</text:p>
          </table:table-cell>
          <table:table-cell office:value-type="float" office:value="203" table:style-name="ce114">
            <text:p><text:s/>203</text:p>
          </table:table-cell>
          <table:table-cell office:value-type="float" office:value="1.8017218425490371" table:style-name="ce131">
            <text:p>1,8<text:s text:c="5"/></text:p>
          </table:table-cell>
          <table:table-cell office:value-type="float" office:value="298" table:style-name="ce132">
            <text:p><text:s/>298</text:p>
          </table:table-cell>
          <table:table-cell office:value-type="float" office:value="2.1313116864540125" table:style-name="ce133">
            <text:p>2,1<text:s text:c="5"/></text:p>
          </table:table-cell>
          <table:table-cell office:value-type="float" office:value="231" table:style-name="ce132">
            <text:p><text:s/>231</text:p>
          </table:table-cell>
          <table:table-cell office:value-type="float" office:value="1.8365399904595328" table:style-name="ce133">
            <text:p>1,8<text:s text:c="5"/></text:p>
          </table:table-cell>
          <table:table-cell office:value-type="float" office:value="-95" table:style-name="ce118">
            <text:p><text:s/>- 95</text:p>
          </table:table-cell>
          <table:table-cell office:value-type="float" office:value="-31.879194630872483" table:style-name="ce119">
            <text:p>-31,9<text:s text:c="3"/></text:p>
          </table:table-cell>
          <table:table-cell office:value-type="float" office:value="-28" table:style-name="ce118">
            <text:p><text:s/>- 28</text:p>
          </table:table-cell>
          <table:table-cell office:value-type="float" office:value="-12.121212121212121" table:style-name="ce119">
            <text:p>-12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 table:style-name="ce1"/>
        </table:table-row>
        <table:table-row table:style-name="ro28">
          <table:table-cell/>
          <table:table-cell office:value-type="string" table:style-name="ce181">
            <text:p>Comércio por grosso e a retalho</text:p>
          </table:table-cell>
          <table:table-cell office:value-type="float" office:value="1175" table:style-name="ce114">
            <text:p>1 175</text:p>
          </table:table-cell>
          <table:table-cell office:value-type="float" office:value="10.428685541847875" table:style-name="ce131">
            <text:p>10,4<text:s text:c="5"/></text:p>
          </table:table-cell>
          <table:table-cell office:value-type="float" office:value="1603" table:style-name="ce132">
            <text:p>1 603</text:p>
          </table:table-cell>
          <table:table-cell office:value-type="float" office:value="11.4647403804892" table:style-name="ce133">
            <text:p>11,5<text:s text:c="5"/></text:p>
          </table:table-cell>
          <table:table-cell office:value-type="float" office:value="1612" table:style-name="ce132">
            <text:p>1 612</text:p>
          </table:table-cell>
          <table:table-cell office:value-type="float" office:value="12.816027985371283" table:style-name="ce133">
            <text:p>12,8<text:s text:c="5"/></text:p>
          </table:table-cell>
          <table:table-cell office:value-type="float" office:value="-428" table:style-name="ce118">
            <text:p><text:s/>- 428</text:p>
          </table:table-cell>
          <table:table-cell office:value-type="float" office:value="-26.699937616968185" table:style-name="ce119">
            <text:p>-26,7<text:s text:c="3"/></text:p>
          </table:table-cell>
          <table:table-cell office:value-type="float" office:value="-437" table:style-name="ce118">
            <text:p><text:s/>- 437</text:p>
          </table:table-cell>
          <table:table-cell office:value-type="float" office:value="-27.109181141439205" table:style-name="ce119">
            <text:p>-27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/>
        </table:table-row>
        <table:table-row table:style-name="ro28">
          <table:table-cell/>
          <table:table-cell office:value-type="string" table:style-name="ce184">
            <text:p>Transportes e armazenagem</text:p>
          </table:table-cell>
          <table:table-cell office:value-type="float" office:value="229" table:style-name="ce114">
            <text:p><text:s/>229</text:p>
          </table:table-cell>
          <table:table-cell office:value-type="float" office:value="2.0324842460282238" table:style-name="ce151">
            <text:p>2,0<text:s text:c="5"/></text:p>
          </table:table-cell>
          <table:table-cell office:value-type="float" office:value="277" table:style-name="ce132">
            <text:p><text:s/>277</text:p>
          </table:table-cell>
          <table:table-cell office:value-type="float" office:value="1.9811185810327565" table:style-name="ce153">
            <text:p>2,0<text:s text:c="5"/></text:p>
          </table:table-cell>
          <table:table-cell office:value-type="float" office:value="273" table:style-name="ce132">
            <text:p><text:s/>273</text:p>
          </table:table-cell>
          <table:table-cell office:value-type="float" office:value="2.1704563523612657" table:style-name="ce153">
            <text:p>2,2<text:s text:c="5"/></text:p>
          </table:table-cell>
          <table:table-cell office:value-type="float" office:value="-48" table:style-name="ce118">
            <text:p><text:s/>- 48</text:p>
          </table:table-cell>
          <table:table-cell office:value-type="float" office:value="-17.328519855595665" table:style-name="ce119">
            <text:p>-17,3<text:s text:c="3"/></text:p>
          </table:table-cell>
          <table:table-cell office:value-type="float" office:value="-44" table:style-name="ce118">
            <text:p><text:s/>- 44</text:p>
          </table:table-cell>
          <table:table-cell office:value-type="float" office:value="-16.117216117216117" table:style-name="ce119">
            <text:p>-16,1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/>
        </table:table-row>
        <table:table-row table:style-name="ro28">
          <table:table-cell/>
          <table:table-cell office:value-type="string" table:style-name="ce184">
            <text:p>Alojamento, restauração e similares</text:p>
          </table:table-cell>
          <table:table-cell office:value-type="float" office:value="1777" table:style-name="ce114">
            <text:p>1 777</text:p>
          </table:table-cell>
          <table:table-cell office:value-type="float" office:value="15.771722730096743" table:style-name="ce131">
            <text:p>15,8<text:s text:c="5"/></text:p>
          </table:table-cell>
          <table:table-cell office:value-type="float" office:value="2441" table:style-name="ce132">
            <text:p>2 441</text:p>
          </table:table-cell>
          <table:table-cell office:value-type="float" office:value="17.458160492061221" table:style-name="ce133">
            <text:p>17,5<text:s text:c="5"/></text:p>
          </table:table-cell>
          <table:table-cell office:value-type="float" office:value="2104" table:style-name="ce132">
            <text:p>2 104</text:p>
          </table:table-cell>
          <table:table-cell office:value-type="float" office:value="16.727619653363014" table:style-name="ce133">
            <text:p>16,7<text:s text:c="5"/></text:p>
          </table:table-cell>
          <table:table-cell office:value-type="float" office:value="-664" table:style-name="ce118">
            <text:p><text:s/>- 664</text:p>
          </table:table-cell>
          <table:table-cell office:value-type="float" office:value="-27.201966407210161" table:style-name="ce119">
            <text:p>-27,2<text:s text:c="3"/></text:p>
          </table:table-cell>
          <table:table-cell office:value-type="float" office:value="-327" table:style-name="ce118">
            <text:p><text:s/>- 327</text:p>
          </table:table-cell>
          <table:table-cell office:value-type="float" office:value="-15.541825095057035" table:style-name="ce119">
            <text:p>-15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/>
        </table:table-row>
        <table:table-row table:style-name="ro28">
          <table:table-cell/>
          <table:table-cell office:value-type="string" table:style-name="ce184">
            <text:p>Atividades de informação e de comunicação</text:p>
          </table:table-cell>
          <table:table-cell office:value-type="float" office:value="201" table:style-name="ce114">
            <text:p><text:s/>201</text:p>
          </table:table-cell>
          <table:table-cell office:value-type="float" office:value="1.7839708884352534" table:style-name="ce131">
            <text:p>1,8<text:s text:c="5"/></text:p>
          </table:table-cell>
          <table:table-cell office:value-type="float" office:value="277" table:style-name="ce132">
            <text:p><text:s/>277</text:p>
          </table:table-cell>
          <table:table-cell office:value-type="float" office:value="1.9811185810327565" table:style-name="ce133">
            <text:p>2,0<text:s text:c="5"/></text:p>
          </table:table-cell>
          <table:table-cell office:value-type="float" office:value="203" table:style-name="ce132">
            <text:p><text:s/>203</text:p>
          </table:table-cell>
          <table:table-cell office:value-type="float" office:value="1.6139290825250439" table:style-name="ce133">
            <text:p>1,6<text:s text:c="5"/></text:p>
          </table:table-cell>
          <table:table-cell office:value-type="float" office:value="-76" table:style-name="ce118">
            <text:p><text:s/>- 76</text:p>
          </table:table-cell>
          <table:table-cell office:value-type="float" office:value="-27.436823104693143" table:style-name="ce119">
            <text:p>-27,4<text:s text:c="3"/></text:p>
          </table:table-cell>
          <table:table-cell office:value-type="float" office:value="-2" table:style-name="ce118">
            <text:p><text:s/>- 2</text:p>
          </table:table-cell>
          <table:table-cell office:value-type="float" office:value="-0.98522167487684731" table:style-name="ce119">
            <text:p>-1,0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/>
        </table:table-row>
        <table:table-row table:style-name="ro28">
          <table:table-cell/>
          <table:table-cell office:value-type="string" table:style-name="ce184">
            <text:p>Atividades financeiras e de seguros</text:p>
          </table:table-cell>
          <table:table-cell office:value-type="float" office:value="54" table:style-name="ce114">
            <text:p><text:s/>54</text:p>
          </table:table-cell>
          <table:table-cell office:value-type="float" office:value="0.47927576107215764" table:style-name="ce131">
            <text:p>0,5<text:s text:c="5"/></text:p>
          </table:table-cell>
          <table:table-cell office:value-type="float" office:value="60" table:style-name="ce132">
            <text:p><text:s/>60</text:p>
          </table:table-cell>
          <table:table-cell office:value-type="float" office:value="0.42912315834644543" table:style-name="ce133">
            <text:p>0,4<text:s text:c="5"/></text:p>
          </table:table-cell>
          <table:table-cell office:value-type="float" office:value="59" table:style-name="ce132">
            <text:p><text:s/>59</text:p>
          </table:table-cell>
          <table:table-cell office:value-type="float" office:value="0.46907298457624419" table:style-name="ce133">
            <text:p>0,5<text:s text:c="5"/></text:p>
          </table:table-cell>
          <table:table-cell office:value-type="float" office:value="-6" table:style-name="ce118">
            <text:p><text:s/>- 6</text:p>
          </table:table-cell>
          <table:table-cell office:value-type="float" office:value="-10" table:style-name="ce119">
            <text:p>-10,0<text:s text:c="3"/></text:p>
          </table:table-cell>
          <table:table-cell office:value-type="float" office:value="-5" table:style-name="ce118">
            <text:p><text:s/>- 5</text:p>
          </table:table-cell>
          <table:table-cell office:value-type="float" office:value="-8.4745762711864394" table:style-name="ce119">
            <text:p>-8,5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/>
        </table:table-row>
        <table:table-row table:style-name="ro28">
          <table:table-cell/>
          <table:table-cell office:value-type="string" table:style-name="ce184">
            <text:p>Atividades imobiliárias, administrativas e dos serviços de apoio</text:p>
          </table:table-cell>
          <table:table-cell office:value-type="float" office:value="1901" table:style-name="ce114">
            <text:p>1 901</text:p>
          </table:table-cell>
          <table:table-cell office:value-type="float" office:value="16.872281885151327" table:style-name="ce131">
            <text:p>16,9<text:s text:c="5"/></text:p>
          </table:table-cell>
          <table:table-cell office:value-type="float" office:value="2474" table:style-name="ce132">
            <text:p>2 474</text:p>
          </table:table-cell>
          <table:table-cell office:value-type="float" office:value="17.694178229151767" table:style-name="ce133">
            <text:p>17,7<text:s text:c="5"/></text:p>
          </table:table-cell>
          <table:table-cell office:value-type="float" office:value="2363" table:style-name="ce132">
            <text:p>2 363</text:p>
          </table:table-cell>
          <table:table-cell office:value-type="float" office:value="18.786770551757037" table:style-name="ce133">
            <text:p>18,8<text:s text:c="5"/></text:p>
          </table:table-cell>
          <table:table-cell office:value-type="float" office:value="-573" table:style-name="ce118">
            <text:p><text:s/>- 573</text:p>
          </table:table-cell>
          <table:table-cell office:value-type="float" office:value="-23.160873080032339" table:style-name="ce119">
            <text:p>-23,2<text:s text:c="3"/></text:p>
          </table:table-cell>
          <table:table-cell office:value-type="float" office:value="-462" table:style-name="ce118">
            <text:p><text:s/>- 462</text:p>
          </table:table-cell>
          <table:table-cell office:value-type="float" office:value="-19.55141768937791" table:style-name="ce119">
            <text:p>-19,6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/>
        </table:table-row>
        <table:table-row table:style-name="ro28">
          <table:table-cell/>
          <table:table-cell office:value-type="string" table:style-name="ce184">
            <text:p>Atividades de consultoria, científicas, técnicas e similares</text:p>
          </table:table-cell>
          <table:table-cell office:value-type="float" office:value="583" table:style-name="ce114">
            <text:p><text:s/>583</text:p>
          </table:table-cell>
          <table:table-cell office:value-type="float" office:value="5.1744031241679238" table:style-name="ce131">
            <text:p>5,2<text:s text:c="5"/></text:p>
          </table:table-cell>
          <table:table-cell office:value-type="float" office:value="776" table:style-name="ce132">
            <text:p><text:s/>776</text:p>
          </table:table-cell>
          <table:table-cell office:value-type="float" office:value="5.5499928479473608" table:style-name="ce133">
            <text:p>5,5<text:s text:c="5"/></text:p>
          </table:table-cell>
          <table:table-cell office:value-type="float" office:value="640" table:style-name="ce132">
            <text:p><text:s/>640</text:p>
          </table:table-cell>
          <table:table-cell office:value-type="float" office:value="5.0882493242168874" table:style-name="ce133">
            <text:p>5,1<text:s text:c="5"/></text:p>
          </table:table-cell>
          <table:table-cell office:value-type="float" office:value="-193" table:style-name="ce118">
            <text:p><text:s/>- 193</text:p>
          </table:table-cell>
          <table:table-cell office:value-type="float" office:value="-24.871134020618555" table:style-name="ce119">
            <text:p>-24,9<text:s text:c="3"/></text:p>
          </table:table-cell>
          <table:table-cell office:value-type="float" office:value="-57" table:style-name="ce118">
            <text:p><text:s/>- 57</text:p>
          </table:table-cell>
          <table:table-cell office:value-type="float" office:value="-8.90625" table:style-name="ce119">
            <text:p>-8,9<text:s text:c="3"/></text:p>
          </table:table-cell>
          <table:table-cell table:style-name="ce1"/>
          <table:table-cell table:style-name="ce74"/>
          <table:table-cell table:style-name="ce75"/>
          <table:table-cell table:style-name="ce76"/>
          <table:table-cell table:number-columns-repeated="16368"/>
        </table:table-row>
        <table:table-row table:style-name="ro28">
          <table:table-cell/>
          <table:table-cell office:value-type="string" table:style-name="ce184">
            <text:p>Admin. pública, educação, atividades de saúde e apoio social</text:p>
          </table:table-cell>
          <table:table-cell office:value-type="float" office:value="1629" table:style-name="ce114">
            <text:p>1 629</text:p>
          </table:table-cell>
          <table:table-cell office:value-type="float" office:value="14.458152125676754" table:style-name="ce131">
            <text:p>14,5<text:s text:c="5"/></text:p>
          </table:table-cell>
          <table:table-cell office:value-type="float" office:value="1739" table:style-name="ce132">
            <text:p>1 739</text:p>
          </table:table-cell>
          <table:table-cell office:value-type="float" office:value="12.437419539407809" table:style-name="ce133">
            <text:p>12,4<text:s text:c="5"/></text:p>
          </table:table-cell>
          <table:table-cell office:value-type="float" office:value="713" table:style-name="ce132">
            <text:p><text:s/>713</text:p>
          </table:table-cell>
          <table:table-cell office:value-type="float" office:value="5.6686277627603756" table:style-name="ce133">
            <text:p>5,7<text:s text:c="5"/></text:p>
          </table:table-cell>
          <table:table-cell office:value-type="float" office:value="-110" table:style-name="ce118">
            <text:p><text:s/>- 110</text:p>
          </table:table-cell>
          <table:table-cell office:value-type="float" office:value="-6.3254744105807932" table:style-name="ce119">
            <text:p>-6,3<text:s text:c="3"/></text:p>
          </table:table-cell>
          <table:table-cell office:value-type="float" office:value="916" table:style-name="ce118">
            <text:p>+ 916</text:p>
          </table:table-cell>
          <table:table-cell office:value-type="float" office:value="128.47124824684434" table:style-name="ce119">
            <text:p>+128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4">
            <text:p>Outras atividades de serviços</text:p>
          </table:table-cell>
          <table:table-cell office:value-type="float" office:value="596" table:style-name="ce114">
            <text:p><text:s/>596</text:p>
          </table:table-cell>
          <table:table-cell office:value-type="float" office:value="5.2897843259075179" table:style-name="ce131">
            <text:p>5,3<text:s text:c="5"/></text:p>
          </table:table-cell>
          <table:table-cell office:value-type="float" office:value="594" table:style-name="ce132">
            <text:p><text:s/>594</text:p>
          </table:table-cell>
          <table:table-cell office:value-type="float" office:value="4.2483192676298094" table:style-name="ce133">
            <text:p>4,2<text:s text:c="5"/></text:p>
          </table:table-cell>
          <table:table-cell office:value-type="float" office:value="393" table:style-name="ce132">
            <text:p><text:s/>393</text:p>
          </table:table-cell>
          <table:table-cell office:value-type="float" office:value="3.1245031006519319" table:style-name="ce133">
            <text:p>3,1<text:s text:c="5"/></text:p>
          </table:table-cell>
          <table:table-cell office:value-type="float" office:value="2" table:style-name="ce118">
            <text:p>+ 2</text:p>
          </table:table-cell>
          <table:table-cell office:value-type="float" office:value="0.33670033670033667" table:style-name="ce119">
            <text:p>+0,3<text:s text:c="3"/></text:p>
          </table:table-cell>
          <table:table-cell office:value-type="float" office:value="203" table:style-name="ce118">
            <text:p>+ 203</text:p>
          </table:table-cell>
          <table:table-cell office:value-type="float" office:value="51.653944020356235" table:style-name="ce119">
            <text:p>+51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4">
            <text:p>Sem classificação</text:p>
          </table:table-cell>
          <table:table-cell office:value-type="float" office:value="0" table:style-name="ce114">
            <text:p><text:s/>0</text:p>
          </table:table-cell>
          <table:table-cell office:value-type="float" office:value="0" table:style-name="ce131">
            <text:p>0,0<text:s text:c="5"/></text:p>
          </table:table-cell>
          <table:table-cell office:value-type="float" office:value="0" table:style-name="ce132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2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18">
            <text:p>+ 0</text:p>
          </table:table-cell>
          <table:table-cell office:value-type="string" table:style-name="ce251">
            <text:p>-</text:p>
          </table:table-cell>
          <table:table-cell office:value-type="float" office:value="0" table:style-name="ce118">
            <text:p>+ 0</text:p>
          </table:table-cell>
          <table:table-cell office:value-type="string" table:style-name="ce251">
            <text:p>-</text:p>
          </table:table-cell>
          <table:table-cell table:style-name="ce1"/>
          <table:table-cell table:style-name="ce20"/>
          <table:table-cell table:style-name="ce70"/>
          <table:table-cell table:number-columns-repeated="16369" table:style-name="ce1"/>
        </table:table-row>
        <table:table-row table:style-name="ro10">
          <table:table-cell/>
          <table:table-cell table:style-name="ce27"/>
          <table:table-cell table:style-name="ce95"/>
          <table:table-cell table:style-name="ce96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55"/>
          <table:table-cell table:number-columns-repeated="2" table:style-name="ce1"/>
          <table:table-cell table:style-name="ce70"/>
          <table:table-cell table:number-columns-repeated="16369" table:style-name="ce1"/>
        </table:table-row>
        <table:table-row table:style-name="ro1">
          <table:table-cell/>
          <table:table-cell office:value-type="string" table:style-name="ce241">
            <text:p><text:s text:c="4"/>(1) - Mês homólogo do ano anterior</text:p>
          </table:table-cell>
          <table:table-cell table:style-name="ce1">
            <draw:g draw:z-index="2" draw:name="Chart 108" draw:id="id30">
              <svg:title/>
              <svg:desc/>
              <draw:frame draw:id="id27" draw:style-name="a87" draw:name="Text Box 1" svg:x="0.00288in" svg:y="0.20833in" svg:width="0in" svg:height="0in">
                <draw:text-box>
                  <text:p text:style-name="a86" text:class-names="" text:cond-style-name=""><text:span text:style-name="a85" text:class-names=""/></text:p>
                </draw:text-box>
                <svg:title/>
                <svg:desc/>
              </draw:frame>
              <draw:frame draw:id="id28" draw:style-name="a90" draw:name="Text Box 2" svg:x="5.4247in" svg:y="6.14294in" svg:width="0in" svg:height="0in">
                <draw:text-box>
                  <text:p text:style-name="a89" text:class-names="" text:cond-style-name=""><text:span text:style-name="a88" text:class-names=""/></text:p>
                </draw:text-box>
                <svg:title/>
                <svg:desc/>
              </draw:frame>
              <draw:custom-shape svg:x="5.43935in" svg:y="5.01217in" svg:width="0.06581in" svg:height="0.20942in" draw:id="id29" draw:style-name="a91" draw:name="Text Box 3">
                <svg:title/>
                <svg:desc/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6" table:style-name="ce1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2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5" table:style-name="ce12"/>
          <table:table-cell table:number-columns-repeated="16367"/>
        </table:table-row>
        <table:table-row table:style-name="ro15">
          <table:table-cell table:style-name="ce26"/>
          <table:table-cell table:number-columns-repeated="12" table:style-name="ce1"/>
          <table:table-cell table:number-columns-repeated="4" table:style-name="ce12"/>
          <table:table-cell table:number-columns-repeated="16367"/>
        </table:table-row>
        <table:table-row table:style-name="ro1">
          <table:table-cell table:number-columns-repeated="12" table:style-name="ce1"/>
          <table:table-cell table:number-columns-repeated="5" table:style-name="ce12"/>
          <table:table-cell table:number-columns-repeated="16367"/>
        </table:table-row>
        <table:table-row table:number-rows-repeated="2" table:style-name="ro16">
          <table:table-cell table:number-columns-repeated="12" table:style-name="ce1"/>
          <table:table-cell table:number-columns-repeated="5" table:style-name="ce15"/>
          <table:table-cell table:number-columns-repeated="16367"/>
        </table:table-row>
        <table:table-row table:style-name="ro16">
          <table:table-cell table:number-columns-repeated="12" table:style-name="ce1"/>
          <table:table-cell table:number-columns-repeated="5" table:style-name="ce16"/>
          <table:table-cell table:number-columns-repeated="16367"/>
        </table:table-row>
        <table:table-row table:style-name="ro8">
          <table:table-cell table:number-columns-repeated="12" table:style-name="ce1"/>
          <table:table-cell table:number-columns-repeated="5" table:style-name="ce16"/>
          <table:table-cell table:number-columns-repeated="16367"/>
        </table:table-row>
        <table:table-row table:style-name="ro5">
          <table:table-cell table:number-columns-repeated="12" table:style-name="ce1"/>
          <table:table-cell table:style-name="ce19"/>
          <table:table-cell table:style-name="ce12"/>
          <table:table-cell table:number-columns-repeated="3" table:style-name="ce17"/>
          <table:table-cell table:number-columns-repeated="16367"/>
        </table:table-row>
        <table:table-row table:style-name="ro5">
          <table:table-cell table:number-columns-repeated="12" table:style-name="ce1"/>
          <table:table-cell table:style-name="ce19"/>
          <table:table-cell table:style-name="ce72"/>
          <table:table-cell table:style-name="ce80"/>
          <table:table-cell table:style-name="ce71"/>
          <table:table-cell table:style-name="ce72"/>
          <table:table-cell table:number-columns-repeated="16367"/>
        </table:table-row>
        <table:table-row table:style-name="ro5">
          <table:table-cell table:number-columns-repeated="12" table:style-name="ce1"/>
          <table:table-cell table:style-name="ce20"/>
          <table:table-cell table:style-name="ce72"/>
          <table:table-cell table:style-name="ce80"/>
          <table:table-cell table:style-name="ce71"/>
          <table:table-cell table:style-name="ce72"/>
          <table:table-cell table:number-columns-repeated="16367"/>
        </table:table-row>
        <table:table-row table:number-rows-repeated="3" table:style-name="ro5">
          <table:table-cell table:number-columns-repeated="12" table:style-name="ce1"/>
          <table:table-cell table:style-name="ce19"/>
          <table:table-cell table:style-name="ce72"/>
          <table:table-cell table:style-name="ce80"/>
          <table:table-cell table:style-name="ce71"/>
          <table:table-cell table:style-name="ce72"/>
          <table:table-cell table:number-columns-repeated="16367"/>
        </table:table-row>
        <table:table-row table:number-rows-repeated="3" table:style-name="ro5">
          <table:table-cell table:number-columns-repeated="12"/>
          <table:table-cell table:style-name="ce19"/>
          <table:table-cell table:style-name="ce72"/>
          <table:table-cell table:style-name="ce80"/>
          <table:table-cell table:style-name="ce71"/>
          <table:table-cell table:style-name="ce72"/>
          <table:table-cell table:number-columns-repeated="16367"/>
        </table:table-row>
        <table:table-row table:style-name="ro5">
          <table:table-cell table:number-columns-repeated="12"/>
          <table:table-cell table:style-name="ce1"/>
          <table:table-cell table:style-name="ce72"/>
          <table:table-cell table:style-name="ce80"/>
          <table:table-cell table:style-name="ce71"/>
          <table:table-cell table:style-name="ce72"/>
          <table:table-cell table:number-columns-repeated="16367"/>
        </table:table-row>
        <table:table-row table:number-rows-repeated="2" table:style-name="ro5">
          <table:table-cell table:number-columns-repeated="12"/>
          <table:table-cell table:style-name="ce1"/>
          <table:table-cell table:style-name="ce72"/>
          <table:table-cell table:style-name="ce80"/>
          <table:table-cell table:style-name="ce71"/>
          <table:table-cell table:style-name="ce73"/>
          <table:table-cell table:number-columns-repeated="16367"/>
        </table:table-row>
        <table:table-row table:style-name="ro20">
          <table:table-cell table:number-columns-repeated="12"/>
          <table:table-cell table:style-name="ce1"/>
          <table:table-cell table:style-name="ce18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44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6">
        <table:table-column table:style-name="co12" table:default-cell-style-name="ce1" table:visibility="collapse"/>
        <table:table-column table:style-name="co27" table:default-cell-style-name="ce1"/>
        <table:table-column table:style-name="co24" table:default-cell-style-name="ce1"/>
        <table:table-column table:style-name="co28" table:default-cell-style-name="ce1"/>
        <table:table-column table:style-name="co24" table:default-cell-style-name="ce58"/>
        <table:table-column table:style-name="co10" table:default-cell-style-name="ce58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16" table:default-cell-style-name="ce1"/>
        <table:table-column table:style-name="co10" table:number-columns-repeated="2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104" draw:name="Picture 184" svg:x="0.03511in" svg:y="0.17556in" svg:width="2.69248in" svg:height="0.6885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8" draw:name="CaixaDeTexto 11" svg:x="0.53616in" svg:y="0.30508in" svg:width="2.05446in" svg:height="0.54297in">
                <draw:text-box>
                  <text:p text:style-name="a107" text:class-names="" text:cond-style-name=""><text:span text:style-name="a105" text:class-names="">ABRIL 2022</text:span><text:span text:style-name="a106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34" draw:style-name="a103" draw:name="Text Box 122" svg:x="0in" svg:y="0in" svg:width="0.97917in" svg:height="0.32292in">
              <draw:text-box>
                <text:p text:style-name="a100" text:class-names="" text:cond-style-name=""><text:span text:style-name="a97" text:class-names="">Página 12</text:span><text:span text:style-name="a98" text:class-names="">/14</text:span><text:span text:style-name="a99" text:class-names=""/></text:p>
                <text:p text:style-name="a102" text:class-names="" text:cond-style-name=""><text:span text:style-name="a101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5" table:style-name="ce12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58">
            <text:p><text:s/>Quadro 11 - <text:s/>COLOCAÇÕES EFETUADAS, <text:s text:c="2"/>POR <text:s/>REGIÕES<text:s text:c="3"/></text:p>
          </table:table-cell>
          <table:table-cell table:number-columns-repeated="10" table:style-name="ce104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1">
          <table:table-cell table:style-name="ce1"/>
          <table:table-cell table:style-name="ce31"/>
          <table:table-cell table:style-name="ce88"/>
          <table:table-cell table:style-name="ce89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4">
            <text:p>Variação</text:p>
          </table:table-cell>
          <table:covered-table-cell table:number-columns-repeated="3"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28"/>
          <table:table-cell office:value-type="string" table:style-name="ce176">
            <text:p>ABRIL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MARÇ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ABRIL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66">
            <text:p>Mês <text:s/>homólogo<text:span text:style-name="T2">(1)<text:s/></text:span></text:p>
          </table:table-cell>
          <table:covered-table-cell/>
          <table:table-cell table:number-columns-repeated="3" table:style-name="ce15"/>
          <table:table-cell table:number-columns-repeated="16369" table:style-name="ce1"/>
        </table:table-row>
        <table:table-row table:style-name="ro1">
          <table:table-cell table:style-name="ce1"/>
          <table:table-cell table:style-name="ce33"/>
          <table:table-cell table:style-name="ce91"/>
          <table:table-cell table:style-name="ce92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3" table:style-name="ce16"/>
          <table:table-cell table:number-columns-repeated="16369" table:style-name="ce1"/>
        </table:table-row>
        <table:table-row table:style-name="ro10">
          <table:table-cell table:style-name="ce1"/>
          <table:table-cell table:style-name="ce218"/>
          <table:table-cell table:style-name="ce229"/>
          <table:table-cell table:style-name="ce219"/>
          <table:table-cell table:style-name="ce233"/>
          <table:table-cell table:style-name="ce220"/>
          <table:table-cell table:style-name="ce233"/>
          <table:table-cell table:style-name="ce220"/>
          <table:table-cell table:style-name="ce221"/>
          <table:table-cell table:number-columns-repeated="3" table:style-name="ce222"/>
          <table:table-cell table:style-name="ce16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223">
            <text:p>PORTUGAL</text:p>
          </table:table-cell>
          <table:table-cell office:value-type="float" office:value="9040" table:style-name="ce230">
            <text:p>9 040</text:p>
          </table:table-cell>
          <table:table-cell office:value-type="float" office:value="100" table:style-name="ce212">
            <text:p>100,0<text:s text:c="5"/></text:p>
          </table:table-cell>
          <table:table-cell office:value-type="float" office:value="8182" table:style-name="ce234">
            <text:p>8 182</text:p>
          </table:table-cell>
          <table:table-cell office:value-type="float" office:value="100" table:style-name="ce213">
            <text:p>100,0<text:s text:c="5"/></text:p>
          </table:table-cell>
          <table:table-cell office:value-type="float" office:value="7848" table:style-name="ce234">
            <text:p>7 848</text:p>
          </table:table-cell>
          <table:table-cell office:value-type="float" office:value="99.999999999999986" table:style-name="ce214">
            <text:p>100,0<text:s text:c="5"/></text:p>
          </table:table-cell>
          <table:table-cell office:value-type="float" office:value="858" table:style-name="ce111">
            <text:p>+ 858</text:p>
          </table:table-cell>
          <table:table-cell office:value-type="float" office:value="10.486433634808115" table:style-name="ce112">
            <text:p>+10,5<text:s text:c="3"/></text:p>
          </table:table-cell>
          <table:table-cell office:value-type="float" office:value="1192" table:style-name="ce111">
            <text:p>+1 192</text:p>
          </table:table-cell>
          <table:table-cell office:value-type="float" office:value="15.188583078491336" table:style-name="ce112">
            <text:p>+15,2<text:s text:c="3"/></text:p>
          </table:table-cell>
          <table:table-cell table:style-name="ce12"/>
          <table:table-cell table:number-columns-repeated="2" table:style-name="ce17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237">
            <text:p>CONTINENTE</text:p>
          </table:table-cell>
          <table:table-cell office:value-type="float" office:value="8632" table:style-name="ce230">
            <text:p>8 632</text:p>
          </table:table-cell>
          <table:table-cell office:value-type="float" office:value="95.486725663716811" table:style-name="ce212">
            <text:p>95,5<text:s text:c="5"/></text:p>
          </table:table-cell>
          <table:table-cell office:value-type="float" office:value="7757" table:style-name="ce234">
            <text:p>7 757</text:p>
          </table:table-cell>
          <table:table-cell office:value-type="float" office:value="94.805670985089222" table:style-name="ce213">
            <text:p>94,8<text:s text:c="5"/></text:p>
          </table:table-cell>
          <table:table-cell office:value-type="float" office:value="7589" table:style-name="ce234">
            <text:p>7 589</text:p>
          </table:table-cell>
          <table:table-cell office:value-type="float" office:value="96.699796126401623" table:style-name="ce214">
            <text:p>96,7<text:s text:c="5"/></text:p>
          </table:table-cell>
          <table:table-cell office:value-type="float" office:value="875" table:style-name="ce111">
            <text:p>+ 875</text:p>
          </table:table-cell>
          <table:table-cell office:value-type="float" office:value="11.280134072450689" table:style-name="ce112">
            <text:p>+11,3<text:s text:c="3"/></text:p>
          </table:table-cell>
          <table:table-cell office:value-type="float" office:value="1043" table:style-name="ce111">
            <text:p>+1 043</text:p>
          </table:table-cell>
          <table:table-cell office:value-type="float" office:value="13.743576228752142" table:style-name="ce112">
            <text:p>+13,7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238">
            <text:p>Norte</text:p>
          </table:table-cell>
          <table:table-cell office:value-type="float" office:value="3336" table:style-name="ce231">
            <text:p>3 336</text:p>
          </table:table-cell>
          <table:table-cell office:value-type="float" office:value="36.902654867256636" table:style-name="ce215">
            <text:p>36,9<text:s text:c="5"/></text:p>
          </table:table-cell>
          <table:table-cell office:value-type="float" office:value="2507" table:style-name="ce235">
            <text:p>2 507</text:p>
          </table:table-cell>
          <table:table-cell office:value-type="float" office:value="30.64043021266194" table:style-name="ce216">
            <text:p>30,6<text:s text:c="5"/></text:p>
          </table:table-cell>
          <table:table-cell office:value-type="float" office:value="2915" table:style-name="ce235">
            <text:p>2 915</text:p>
          </table:table-cell>
          <table:table-cell office:value-type="float" office:value="37.143221202854235" table:style-name="ce217">
            <text:p>37,1<text:s text:c="5"/></text:p>
          </table:table-cell>
          <table:table-cell office:value-type="float" office:value="829" table:style-name="ce118">
            <text:p>+ 829</text:p>
          </table:table-cell>
          <table:table-cell office:value-type="float" office:value="33.067411248504186" table:style-name="ce119">
            <text:p>+33,1<text:s text:c="3"/></text:p>
          </table:table-cell>
          <table:table-cell office:value-type="float" office:value="421" table:style-name="ce118">
            <text:p>+ 421</text:p>
          </table:table-cell>
          <table:table-cell office:value-type="float" office:value="14.442538593481991" table:style-name="ce119">
            <text:p>+14,4<text:s text:c="3"/></text:p>
          </table:table-cell>
          <table:table-cell table:style-name="ce22"/>
          <table:table-cell table:number-columns-repeated="2" table:style-name="ce18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238">
            <text:p>Centro</text:p>
          </table:table-cell>
          <table:table-cell office:value-type="float" office:value="1690" table:style-name="ce231">
            <text:p>1 690</text:p>
          </table:table-cell>
          <table:table-cell office:value-type="float" office:value="18.694690265486727" table:style-name="ce215">
            <text:p>18,7<text:s text:c="5"/></text:p>
          </table:table-cell>
          <table:table-cell office:value-type="float" office:value="1614" table:style-name="ce235">
            <text:p>1 614</text:p>
          </table:table-cell>
          <table:table-cell office:value-type="float" office:value="19.726228306037644" table:style-name="ce216">
            <text:p>19,7<text:s text:c="5"/></text:p>
          </table:table-cell>
          <table:table-cell office:value-type="float" office:value="1871" table:style-name="ce235">
            <text:p>1 871</text:p>
          </table:table-cell>
          <table:table-cell office:value-type="float" office:value="23.84046890927625" table:style-name="ce217">
            <text:p>23,8<text:s text:c="5"/></text:p>
          </table:table-cell>
          <table:table-cell office:value-type="float" office:value="76" table:style-name="ce118">
            <text:p>+ 76</text:p>
          </table:table-cell>
          <table:table-cell office:value-type="float" office:value="4.7087980173482027" table:style-name="ce119">
            <text:p>+4,7<text:s text:c="3"/></text:p>
          </table:table-cell>
          <table:table-cell office:value-type="float" office:value="-181" table:style-name="ce118">
            <text:p><text:s/>- 181</text:p>
          </table:table-cell>
          <table:table-cell office:value-type="float" office:value="-9.673971138428648" table:style-name="ce119">
            <text:p>-9,7<text:s text:c="3"/></text:p>
          </table:table-cell>
          <table:table-cell table:style-name="ce20"/>
          <table:table-cell table:number-columns-repeated="2" table:style-name="ce18"/>
          <table:table-cell table:number-columns-repeated="16369" table:style-name="ce1"/>
        </table:table-row>
        <table:table-row table:style-name="ro5">
          <table:table-cell/>
          <table:table-cell office:value-type="string" table:style-name="ce238">
            <text:p>Lisboa V. Tejo</text:p>
          </table:table-cell>
          <table:table-cell office:value-type="float" office:value="2166" table:style-name="ce231">
            <text:p>2 166</text:p>
          </table:table-cell>
          <table:table-cell office:value-type="float" office:value="23.960176991150441" table:style-name="ce215">
            <text:p>24,0<text:s text:c="5"/></text:p>
          </table:table-cell>
          <table:table-cell office:value-type="float" office:value="2053" table:style-name="ce235">
            <text:p>2 053</text:p>
          </table:table-cell>
          <table:table-cell office:value-type="float" office:value="25.091664629674899" table:style-name="ce216">
            <text:p>25,1<text:s text:c="5"/></text:p>
          </table:table-cell>
          <table:table-cell office:value-type="float" office:value="1947" table:style-name="ce235">
            <text:p>1 947</text:p>
          </table:table-cell>
          <table:table-cell office:value-type="float" office:value="24.808868501529052" table:style-name="ce217">
            <text:p>24,8<text:s text:c="5"/></text:p>
          </table:table-cell>
          <table:table-cell office:value-type="float" office:value="113" table:style-name="ce118">
            <text:p>+ 113</text:p>
          </table:table-cell>
          <table:table-cell office:value-type="float" office:value="5.5041402825133954" table:style-name="ce119">
            <text:p>+5,5<text:s text:c="3"/></text:p>
          </table:table-cell>
          <table:table-cell office:value-type="float" office:value="219" table:style-name="ce118">
            <text:p>+ 219</text:p>
          </table:table-cell>
          <table:table-cell office:value-type="float" office:value="11.248073959938367" table:style-name="ce119">
            <text:p>+11,2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/>
          <table:table-cell office:value-type="string" table:style-name="ce238">
            <text:p>Alentejo</text:p>
          </table:table-cell>
          <table:table-cell office:value-type="float" office:value="556" table:style-name="ce231">
            <text:p><text:s/>556</text:p>
          </table:table-cell>
          <table:table-cell office:value-type="float" office:value="6.1504424778761067" table:style-name="ce215">
            <text:p>6,2<text:s text:c="5"/></text:p>
          </table:table-cell>
          <table:table-cell office:value-type="float" office:value="354" table:style-name="ce235">
            <text:p><text:s/>354</text:p>
          </table:table-cell>
          <table:table-cell office:value-type="float" office:value="4.3265705206550962" table:style-name="ce216">
            <text:p>4,3<text:s text:c="5"/></text:p>
          </table:table-cell>
          <table:table-cell office:value-type="float" office:value="456" table:style-name="ce235">
            <text:p><text:s/>456</text:p>
          </table:table-cell>
          <table:table-cell office:value-type="float" office:value="5.81039755351682" table:style-name="ce217">
            <text:p>5,8<text:s text:c="5"/></text:p>
          </table:table-cell>
          <table:table-cell office:value-type="float" office:value="202" table:style-name="ce118">
            <text:p>+ 202</text:p>
          </table:table-cell>
          <table:table-cell office:value-type="float" office:value="57.062146892655363" table:style-name="ce119">
            <text:p>+57,1<text:s text:c="3"/></text:p>
          </table:table-cell>
          <table:table-cell office:value-type="float" office:value="100" table:style-name="ce118">
            <text:p>+ 100</text:p>
          </table:table-cell>
          <table:table-cell office:value-type="float" office:value="21.929824561403507" table:style-name="ce119">
            <text:p>+21,9<text:s text:c="3"/></text:p>
          </table:table-cell>
          <table:table-cell table:style-name="ce19"/>
          <table:table-cell table:number-columns-repeated="2" table:style-name="ce18"/>
          <table:table-cell table:number-columns-repeated="16369"/>
        </table:table-row>
        <table:table-row table:style-name="ro5">
          <table:table-cell/>
          <table:table-cell office:value-type="string" table:style-name="ce238">
            <text:p>Algarve</text:p>
          </table:table-cell>
          <table:table-cell office:value-type="float" office:value="884" table:style-name="ce231">
            <text:p><text:s/>884</text:p>
          </table:table-cell>
          <table:table-cell office:value-type="float" office:value="9.7787610619469021" table:style-name="ce215">
            <text:p>9,8<text:s text:c="5"/></text:p>
          </table:table-cell>
          <table:table-cell office:value-type="float" office:value="1229" table:style-name="ce235">
            <text:p>1 229</text:p>
          </table:table-cell>
          <table:table-cell office:value-type="float" office:value="15.020777316059645" table:style-name="ce216">
            <text:p>15,0<text:s text:c="5"/></text:p>
          </table:table-cell>
          <table:table-cell office:value-type="float" office:value="400" table:style-name="ce235">
            <text:p><text:s/>400</text:p>
          </table:table-cell>
          <table:table-cell office:value-type="float" office:value="5.0968399592252798" table:style-name="ce217">
            <text:p>5,1<text:s text:c="5"/></text:p>
          </table:table-cell>
          <table:table-cell office:value-type="float" office:value="-345" table:style-name="ce118">
            <text:p><text:s/>- 345</text:p>
          </table:table-cell>
          <table:table-cell office:value-type="float" office:value="-28.071602929210744" table:style-name="ce119">
            <text:p>-28,1<text:s text:c="3"/></text:p>
          </table:table-cell>
          <table:table-cell office:value-type="float" office:value="484" table:style-name="ce118">
            <text:p>+ 484</text:p>
          </table:table-cell>
          <table:table-cell office:value-type="float" office:value="121" table:style-name="ce119">
            <text:p>+121,0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30">
          <table:table-cell/>
          <table:table-cell office:value-type="string" table:style-name="ce237">
            <text:p>REG.AUTÓNOMAS</text:p>
          </table:table-cell>
          <table:table-cell office:value-type="float" office:value="408" table:style-name="ce230">
            <text:p><text:s/>408</text:p>
          </table:table-cell>
          <table:table-cell office:value-type="float" office:value="4.5132743362831862" table:style-name="ce212">
            <text:p>4,5<text:s text:c="5"/></text:p>
          </table:table-cell>
          <table:table-cell office:value-type="float" office:value="425" table:style-name="ce234">
            <text:p><text:s/>425</text:p>
          </table:table-cell>
          <table:table-cell office:value-type="float" office:value="5.1943290149107799" table:style-name="ce213">
            <text:p>5,2<text:s text:c="5"/></text:p>
          </table:table-cell>
          <table:table-cell office:value-type="float" office:value="259" table:style-name="ce234">
            <text:p><text:s/>259</text:p>
          </table:table-cell>
          <table:table-cell office:value-type="float" office:value="3.300203873598369" table:style-name="ce214">
            <text:p>3,3<text:s text:c="5"/></text:p>
          </table:table-cell>
          <table:table-cell office:value-type="float" office:value="-17" table:style-name="ce111">
            <text:p><text:s/>- 17</text:p>
          </table:table-cell>
          <table:table-cell office:value-type="float" office:value="-4" table:style-name="ce112">
            <text:p>-4,0<text:s text:c="3"/></text:p>
          </table:table-cell>
          <table:table-cell office:value-type="float" office:value="149" table:style-name="ce111">
            <text:p>+ 149</text:p>
          </table:table-cell>
          <table:table-cell office:value-type="float" office:value="57.528957528957527" table:style-name="ce112">
            <text:p>+57,5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17">
          <table:table-cell/>
          <table:table-cell office:value-type="string" table:style-name="ce238">
            <text:p>Açores</text:p>
          </table:table-cell>
          <table:table-cell office:value-type="float" office:value="238" table:style-name="ce231">
            <text:p><text:s/>238</text:p>
          </table:table-cell>
          <table:table-cell office:value-type="float" office:value="2.6327433628318584" table:style-name="ce215">
            <text:p>2,6<text:s text:c="5"/></text:p>
          </table:table-cell>
          <table:table-cell office:value-type="float" office:value="258" table:style-name="ce235">
            <text:p><text:s/>258</text:p>
          </table:table-cell>
          <table:table-cell office:value-type="float" office:value="3.1532632608164262" table:style-name="ce216">
            <text:p>3,2<text:s text:c="5"/></text:p>
          </table:table-cell>
          <table:table-cell office:value-type="float" office:value="170" table:style-name="ce235">
            <text:p><text:s/>170</text:p>
          </table:table-cell>
          <table:table-cell office:value-type="float" office:value="2.1661569826707439" table:style-name="ce217">
            <text:p>2,2<text:s text:c="5"/></text:p>
          </table:table-cell>
          <table:table-cell office:value-type="float" office:value="-20" table:style-name="ce118">
            <text:p><text:s/>- 20</text:p>
          </table:table-cell>
          <table:table-cell office:value-type="float" office:value="-7.7519379844961236" table:style-name="ce119">
            <text:p>-7,8<text:s text:c="3"/></text:p>
          </table:table-cell>
          <table:table-cell office:value-type="float" office:value="68" table:style-name="ce118">
            <text:p>+ 68</text:p>
          </table:table-cell>
          <table:table-cell office:value-type="float" office:value="40" table:style-name="ce119">
            <text:p>+40,0<text:s text:c="3"/></text:p>
          </table:table-cell>
          <table:table-cell table:number-columns-repeated="3" table:style-name="ce19"/>
          <table:table-cell table:number-columns-repeated="16369"/>
        </table:table-row>
        <table:table-row table:style-name="ro5">
          <table:table-cell/>
          <table:table-cell office:value-type="string" table:style-name="ce238">
            <text:p>Madeira</text:p>
          </table:table-cell>
          <table:table-cell office:value-type="float" office:value="170" table:style-name="ce231">
            <text:p><text:s/>170</text:p>
          </table:table-cell>
          <table:table-cell office:value-type="float" office:value="1.8805309734513276" table:style-name="ce215">
            <text:p>1,9<text:s text:c="5"/></text:p>
          </table:table-cell>
          <table:table-cell office:value-type="float" office:value="167" table:style-name="ce235">
            <text:p><text:s/>167</text:p>
          </table:table-cell>
          <table:table-cell office:value-type="float" office:value="2.0410657540943533" table:style-name="ce216">
            <text:p>2,0<text:s text:c="5"/></text:p>
          </table:table-cell>
          <table:table-cell office:value-type="float" office:value="89" table:style-name="ce235">
            <text:p><text:s/>89</text:p>
          </table:table-cell>
          <table:table-cell office:value-type="float" office:value="1.1340468909276249" table:style-name="ce217">
            <text:p>1,1<text:s text:c="5"/></text:p>
          </table:table-cell>
          <table:table-cell office:value-type="float" office:value="3" table:style-name="ce118">
            <text:p>+ 3</text:p>
          </table:table-cell>
          <table:table-cell office:value-type="float" office:value="1.7964071856287425" table:style-name="ce119">
            <text:p>+1,8<text:s text:c="3"/></text:p>
          </table:table-cell>
          <table:table-cell office:value-type="float" office:value="81" table:style-name="ce118">
            <text:p>+ 81</text:p>
          </table:table-cell>
          <table:table-cell office:value-type="float" office:value="91.011235955056179" table:style-name="ce119">
            <text:p>+91,0<text:s text:c="3"/></text:p>
          </table:table-cell>
          <table:table-cell table:style-name="ce20"/>
          <table:table-cell table:number-columns-repeated="2" table:style-name="ce19"/>
          <table:table-cell table:number-columns-repeated="16369"/>
        </table:table-row>
        <table:table-row table:style-name="ro28">
          <table:table-cell/>
          <table:table-cell table:style-name="ce224"/>
          <table:table-cell table:style-name="ce232"/>
          <table:table-cell table:style-name="ce200"/>
          <table:table-cell table:style-name="ce236"/>
          <table:table-cell table:style-name="ce225"/>
          <table:table-cell table:style-name="ce236"/>
          <table:table-cell table:style-name="ce226"/>
          <table:table-cell table:style-name="ce227"/>
          <table:table-cell table:style-name="ce228"/>
          <table:table-cell table:style-name="ce227"/>
          <table:table-cell table:style-name="ce228"/>
          <table:table-cell table:number-columns-repeated="16372" table:style-name="ce1"/>
        </table:table-row>
        <table:table-row table:style-name="ro28">
          <table:table-cell/>
          <table:table-cell office:value-type="string" table:style-name="ce24">
            <text:p><text:s text:c="4"/>(1) - Mês homólogo do ano anterior</text:p>
          </table:table-cell>
          <table:table-cell table:number-columns-repeated="2" table:style-name="ce12"/>
          <table:table-cell table:number-columns-repeated="4" table:style-name="ce24"/>
          <table:table-cell table:style-name="ce12"/>
          <table:table-cell table:style-name="ce23"/>
          <table:table-cell table:number-columns-repeated="2" table:style-name="ce12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">
          <table:table-cell/>
          <table:table-cell office:value-type="string" table:style-name="ce158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104"/>
          <table:table-cell office:value-type="string" table:style-name="ce105">
            <text:p>CONTINENTE</text:p>
          </table:table-cell>
          <table:table-cell table:style-name="ce105"/>
          <table:table-cell table:number-columns-repeated="16372" table:style-name="ce1"/>
        </table:table-row>
        <table:table-row table:style-name="ro2">
          <table:table-cell/>
          <table:table-cell office:value-type="string" table:style-name="ce39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/>
        </table:table-row>
        <table:table-row table:style-name="ro5">
          <table:table-cell/>
          <table:table-cell table:style-name="ce13"/>
          <table:table-cell table:style-name="ce14"/>
          <table:table-cell table:number-columns-repeated="9" table:style-name="ce13"/>
          <table:table-cell table:number-columns-repeated="16372"/>
        </table:table-row>
        <table:table-row table:style-name="ro28">
          <table:table-cell/>
          <table:table-cell table:style-name="ce31"/>
          <table:table-cell table:style-name="ce88"/>
          <table:table-cell table:style-name="ce89"/>
          <table:table-cell table:style-name="ce48"/>
          <table:table-cell table:style-name="ce50"/>
          <table:table-cell table:style-name="ce48"/>
          <table:table-cell table:style-name="ce50"/>
          <table:table-cell office:value-type="string" table:number-columns-spanned="4" table:number-rows-spanned="1" table:style-name="ce264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34">
            <text:p>CPP-<text:span text:style-name="T3">2010</text:span></text:p>
          </table:table-cell>
          <table:table-cell office:value-type="string" table:style-name="ce176">
            <text:p>ABRIL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MARÇ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ABRIL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265">
            <text:p>Mês <text:s/>anterior</text:p>
          </table:table-cell>
          <table:covered-table-cell/>
          <table:table-cell office:value-type="string" table:number-columns-spanned="2" table:number-rows-spanned="1" table:style-name="ce266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33"/>
          <table:table-cell table:style-name="ce91"/>
          <table:table-cell table:style-name="ce92"/>
          <table:table-cell table:style-name="ce49"/>
          <table:table-cell table:style-name="ce51"/>
          <table:table-cell table:style-name="ce49"/>
          <table:table-cell table:style-name="ce51"/>
          <table:table-cell office:value-type="string" table:style-name="ce65">
            <text:p>Var. Abs.</text:p>
          </table:table-cell>
          <table:table-cell office:value-type="string" table:style-name="ce67">
            <text:p>Var. %</text:p>
          </table:table-cell>
          <table:table-cell office:value-type="string" table:style-name="ce65">
            <text:p>Var. Abs.</text:p>
          </table:table-cell>
          <table:table-cell office:value-type="string" table:style-name="ce68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28"/>
          <table:table-cell table:style-name="ce100"/>
          <table:table-cell table:style-name="ce101"/>
          <table:table-cell table:style-name="ce98"/>
          <table:table-cell table:style-name="ce64"/>
          <table:table-cell table:style-name="ce59"/>
          <table:table-cell table:style-name="ce61"/>
          <table:table-cell table:style-name="ce195"/>
          <table:table-cell table:style-name="ce196"/>
          <table:table-cell table:style-name="ce195"/>
          <table:table-cell table:style-name="ce29"/>
          <table:table-cell table:number-columns-repeated="16372"/>
        </table:table-row>
        <table:table-row table:style-name="ro23">
          <table:table-cell/>
          <table:table-cell office:value-type="string" table:style-name="ce35">
            <text:p>Total</text:p>
          </table:table-cell>
          <table:table-cell office:value-type="float" office:value="8632" table:style-name="ce107">
            <text:p>8 632</text:p>
          </table:table-cell>
          <table:table-cell office:value-type="float" office:value="100" table:style-name="ce108">
            <text:p>100,0<text:s text:c="5"/></text:p>
          </table:table-cell>
          <table:table-cell office:value-type="float" office:value="7757" table:style-name="ce147">
            <text:p>7 757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7589" table:style-name="ce109">
            <text:p>7 589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875" table:style-name="ce192">
            <text:p>+ 875</text:p>
          </table:table-cell>
          <table:table-cell office:value-type="float" office:value="11.280134072450689" table:style-name="ce112">
            <text:p>+11,3<text:s text:c="3"/></text:p>
          </table:table-cell>
          <table:table-cell office:value-type="float" office:value="1043" table:style-name="ce192">
            <text:p>+1 043</text:p>
          </table:table-cell>
          <table:table-cell office:value-type="float" office:value="13.743576228752142" table:style-name="ce112">
            <text:p>+13,7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41">
            <text:p>1- Repres. do poder legislativo e de órgãos exec., dirigentes, dire. e gestores execu.</text:p>
          </table:table-cell>
          <table:table-cell office:value-type="float" office:value="71" table:style-name="ce114">
            <text:p><text:s/>71</text:p>
          </table:table-cell>
          <table:table-cell office:value-type="float" office:value="0.82252085264133468" table:style-name="ce115">
            <text:p>0,8<text:s text:c="5"/></text:p>
          </table:table-cell>
          <table:table-cell office:value-type="float" office:value="90" table:style-name="ce149">
            <text:p><text:s/>90</text:p>
          </table:table-cell>
          <table:table-cell office:value-type="float" office:value="1.1602423617377853" table:style-name="ce150">
            <text:p>1,2<text:s text:c="5"/></text:p>
          </table:table-cell>
          <table:table-cell office:value-type="float" office:value="42" table:style-name="ce116">
            <text:p><text:s/>42</text:p>
          </table:table-cell>
          <table:table-cell office:value-type="float" office:value="0.55343259981552251" table:style-name="ce117">
            <text:p>0,6<text:s text:c="5"/></text:p>
          </table:table-cell>
          <table:table-cell office:value-type="float" office:value="-19" table:style-name="ce193">
            <text:p><text:s/>- 19</text:p>
          </table:table-cell>
          <table:table-cell office:value-type="float" office:value="-21.111111111111111" table:style-name="ce119">
            <text:p>-21,1<text:s text:c="3"/></text:p>
          </table:table-cell>
          <table:table-cell office:value-type="float" office:value="29" table:style-name="ce193">
            <text:p>+ 29</text:p>
          </table:table-cell>
          <table:table-cell office:value-type="float" office:value="69.047619047619051" table:style-name="ce119">
            <text:p>+69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2- Especialistas das atividades intelectuais e científicas</text:p>
          </table:table-cell>
          <table:table-cell office:value-type="float" office:value="651" table:style-name="ce114">
            <text:p><text:s/>651</text:p>
          </table:table-cell>
          <table:table-cell office:value-type="float" office:value="7.5417052826691382" table:style-name="ce115">
            <text:p>7,5<text:s text:c="5"/></text:p>
          </table:table-cell>
          <table:table-cell office:value-type="float" office:value="666" table:style-name="ce149">
            <text:p><text:s/>666</text:p>
          </table:table-cell>
          <table:table-cell office:value-type="float" office:value="8.5857934768596103" table:style-name="ce150">
            <text:p>8,6<text:s text:c="5"/></text:p>
          </table:table-cell>
          <table:table-cell office:value-type="float" office:value="545" table:style-name="ce116">
            <text:p><text:s/>545</text:p>
          </table:table-cell>
          <table:table-cell office:value-type="float" office:value="7.1814468309395183" table:style-name="ce117">
            <text:p>7,2<text:s text:c="5"/></text:p>
          </table:table-cell>
          <table:table-cell office:value-type="float" office:value="-15" table:style-name="ce193">
            <text:p><text:s/>- 15</text:p>
          </table:table-cell>
          <table:table-cell office:value-type="float" office:value="-2.2522522522522523" table:style-name="ce119">
            <text:p>-2,3<text:s text:c="3"/></text:p>
          </table:table-cell>
          <table:table-cell office:value-type="float" office:value="106" table:style-name="ce193">
            <text:p>+ 106</text:p>
          </table:table-cell>
          <table:table-cell office:value-type="float" office:value="19.449541284403672" table:style-name="ce119">
            <text:p>+19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3- Técnicos e profissões de nível intermédio</text:p>
          </table:table-cell>
          <table:table-cell office:value-type="float" office:value="554" table:style-name="ce114">
            <text:p><text:s/>554</text:p>
          </table:table-cell>
          <table:table-cell office:value-type="float" office:value="6.4179796107506943" table:style-name="ce115">
            <text:p>6,4<text:s text:c="5"/></text:p>
          </table:table-cell>
          <table:table-cell office:value-type="float" office:value="557" table:style-name="ce149">
            <text:p><text:s/>557</text:p>
          </table:table-cell>
          <table:table-cell office:value-type="float" office:value="7.1806110609771823" table:style-name="ce150">
            <text:p>7,2<text:s text:c="5"/></text:p>
          </table:table-cell>
          <table:table-cell office:value-type="float" office:value="536" table:style-name="ce116">
            <text:p><text:s/>536</text:p>
          </table:table-cell>
          <table:table-cell office:value-type="float" office:value="7.0628541309790487" table:style-name="ce117">
            <text:p>7,1<text:s text:c="5"/></text:p>
          </table:table-cell>
          <table:table-cell office:value-type="float" office:value="-3" table:style-name="ce193">
            <text:p><text:s/>- 3</text:p>
          </table:table-cell>
          <table:table-cell office:value-type="float" office:value="-0.53859964093357271" table:style-name="ce119">
            <text:p>-0,5<text:s text:c="3"/></text:p>
          </table:table-cell>
          <table:table-cell office:value-type="float" office:value="18" table:style-name="ce193">
            <text:p>+ 18</text:p>
          </table:table-cell>
          <table:table-cell office:value-type="float" office:value="3.3582089552238807" table:style-name="ce119">
            <text:p>+3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2">
            <text:p>4- Pessoal administrativo</text:p>
          </table:table-cell>
          <table:table-cell office:value-type="float" office:value="930" table:style-name="ce114">
            <text:p><text:s/>930</text:p>
          </table:table-cell>
          <table:table-cell office:value-type="float" office:value="10.77386468952734" table:style-name="ce115">
            <text:p>10,8<text:s text:c="5"/></text:p>
          </table:table-cell>
          <table:table-cell office:value-type="float" office:value="824" table:style-name="ce149">
            <text:p><text:s/>824</text:p>
          </table:table-cell>
          <table:table-cell office:value-type="float" office:value="10.622663400799279" table:style-name="ce150">
            <text:p>10,6<text:s text:c="5"/></text:p>
          </table:table-cell>
          <table:table-cell office:value-type="float" office:value="811" table:style-name="ce116">
            <text:p><text:s/>811</text:p>
          </table:table-cell>
          <table:table-cell office:value-type="float" office:value="10.686519963104493" table:style-name="ce117">
            <text:p>10,7<text:s text:c="5"/></text:p>
          </table:table-cell>
          <table:table-cell office:value-type="float" office:value="106" table:style-name="ce193">
            <text:p>+ 106</text:p>
          </table:table-cell>
          <table:table-cell office:value-type="float" office:value="12.864077669902912" table:style-name="ce119">
            <text:p>+12,9<text:s text:c="3"/></text:p>
          </table:table-cell>
          <table:table-cell office:value-type="float" office:value="119" table:style-name="ce193">
            <text:p>+ 119</text:p>
          </table:table-cell>
          <table:table-cell office:value-type="float" office:value="14.673242909987669" table:style-name="ce119">
            <text:p>+14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5- Trabalhadores dos serviços pessoais, de proteção e segurança e vendedores</text:p>
          </table:table-cell>
          <table:table-cell office:value-type="float" office:value="2299" table:style-name="ce114">
            <text:p>2 299</text:p>
          </table:table-cell>
          <table:table-cell office:value-type="float" office:value="26.633456904541241" table:style-name="ce115">
            <text:p>26,6<text:s text:c="5"/></text:p>
          </table:table-cell>
          <table:table-cell office:value-type="float" office:value="1801" table:style-name="ce149">
            <text:p>1 801</text:p>
          </table:table-cell>
          <table:table-cell office:value-type="float" office:value="23.217738816552792" table:style-name="ce150">
            <text:p>23,2<text:s text:c="5"/></text:p>
          </table:table-cell>
          <table:table-cell office:value-type="float" office:value="1316" table:style-name="ce116">
            <text:p>1 316</text:p>
          </table:table-cell>
          <table:table-cell office:value-type="float" office:value="17.340888127553036" table:style-name="ce117">
            <text:p>17,3<text:s text:c="5"/></text:p>
          </table:table-cell>
          <table:table-cell office:value-type="float" office:value="498" table:style-name="ce193">
            <text:p>+ 498</text:p>
          </table:table-cell>
          <table:table-cell office:value-type="float" office:value="27.651304830649636" table:style-name="ce119">
            <text:p>+27,7<text:s text:c="3"/></text:p>
          </table:table-cell>
          <table:table-cell office:value-type="float" office:value="983" table:style-name="ce193">
            <text:p>+ 983</text:p>
          </table:table-cell>
          <table:table-cell office:value-type="float" office:value="74.696048632218847" table:style-name="ce119">
            <text:p>+74,7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6- Agricultores e trabalhadores qualificados da agricultura, da pesca e da floresta</text:p>
          </table:table-cell>
          <table:table-cell office:value-type="float" office:value="290" table:style-name="ce114">
            <text:p><text:s/>290</text:p>
          </table:table-cell>
          <table:table-cell office:value-type="float" office:value="3.3595922150139019" table:style-name="ce115">
            <text:p>3,4<text:s text:c="5"/></text:p>
          </table:table-cell>
          <table:table-cell office:value-type="float" office:value="179" table:style-name="ce149">
            <text:p><text:s/>179</text:p>
          </table:table-cell>
          <table:table-cell office:value-type="float" office:value="2.3075931416784838" table:style-name="ce150">
            <text:p>2,3<text:s text:c="5"/></text:p>
          </table:table-cell>
          <table:table-cell office:value-type="float" office:value="302" table:style-name="ce116">
            <text:p><text:s/>302</text:p>
          </table:table-cell>
          <table:table-cell office:value-type="float" office:value="3.979443932006852" table:style-name="ce117">
            <text:p>4,0<text:s text:c="5"/></text:p>
          </table:table-cell>
          <table:table-cell office:value-type="float" office:value="111" table:style-name="ce193">
            <text:p>+ 111</text:p>
          </table:table-cell>
          <table:table-cell office:value-type="float" office:value="62.011173184357538" table:style-name="ce119">
            <text:p>+62,0<text:s text:c="3"/></text:p>
          </table:table-cell>
          <table:table-cell office:value-type="float" office:value="-12" table:style-name="ce193">
            <text:p><text:s/>- 12</text:p>
          </table:table-cell>
          <table:table-cell office:value-type="float" office:value="-3.9735099337748347" table:style-name="ce119">
            <text:p>-4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41">
            <text:p>7- Trabalhadores qualificados da indústria, construção e artífices</text:p>
          </table:table-cell>
          <table:table-cell office:value-type="float" office:value="721" table:style-name="ce114">
            <text:p><text:s/>721</text:p>
          </table:table-cell>
          <table:table-cell office:value-type="float" office:value="8.3526413345690464" table:style-name="ce115">
            <text:p>8,4<text:s text:c="5"/></text:p>
          </table:table-cell>
          <table:table-cell office:value-type="float" office:value="760" table:style-name="ce149">
            <text:p><text:s/>760</text:p>
          </table:table-cell>
          <table:table-cell office:value-type="float" office:value="9.7976021657857419" table:style-name="ce150">
            <text:p>9,8<text:s text:c="5"/></text:p>
          </table:table-cell>
          <table:table-cell office:value-type="float" office:value="992" table:style-name="ce116">
            <text:p><text:s/>992</text:p>
          </table:table-cell>
          <table:table-cell office:value-type="float" office:value="13.07155092897615" table:style-name="ce117">
            <text:p>13,1<text:s text:c="5"/></text:p>
          </table:table-cell>
          <table:table-cell office:value-type="float" office:value="-39" table:style-name="ce193">
            <text:p><text:s/>- 39</text:p>
          </table:table-cell>
          <table:table-cell office:value-type="float" office:value="-5.1315789473684212" table:style-name="ce119">
            <text:p>-5,1<text:s text:c="3"/></text:p>
          </table:table-cell>
          <table:table-cell office:value-type="float" office:value="-271" table:style-name="ce193">
            <text:p><text:s/>- 271</text:p>
          </table:table-cell>
          <table:table-cell office:value-type="float" office:value="-27.318548387096776" table:style-name="ce119">
            <text:p>-27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7">
            <text:p>8- Operadores de instalações e máquinas e trabalhadores da montagem</text:p>
          </table:table-cell>
          <table:table-cell office:value-type="float" office:value="610" table:style-name="ce114">
            <text:p><text:s/>610</text:p>
          </table:table-cell>
          <table:table-cell office:value-type="float" office:value="7.0667284522706204" table:style-name="ce115">
            <text:p>7,1<text:s text:c="5"/></text:p>
          </table:table-cell>
          <table:table-cell office:value-type="float" office:value="606" table:style-name="ce149">
            <text:p><text:s/>606</text:p>
          </table:table-cell>
          <table:table-cell office:value-type="float" office:value="7.8122985690344207" table:style-name="ce150">
            <text:p>7,8<text:s text:c="5"/></text:p>
          </table:table-cell>
          <table:table-cell office:value-type="float" office:value="617" table:style-name="ce116">
            <text:p><text:s/>617</text:p>
          </table:table-cell>
          <table:table-cell office:value-type="float" office:value="8.1301884306232708" table:style-name="ce117">
            <text:p>8,1<text:s text:c="5"/></text:p>
          </table:table-cell>
          <table:table-cell office:value-type="float" office:value="4" table:style-name="ce193">
            <text:p>+ 4</text:p>
          </table:table-cell>
          <table:table-cell office:value-type="float" office:value="0.66006600660066006" table:style-name="ce119">
            <text:p>+0,7<text:s text:c="3"/></text:p>
          </table:table-cell>
          <table:table-cell office:value-type="float" office:value="-7" table:style-name="ce193">
            <text:p><text:s/>- 7</text:p>
          </table:table-cell>
          <table:table-cell office:value-type="float" office:value="-1.1345218800648298" table:style-name="ce119">
            <text:p>-1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9- Trabalhadores não qualificados</text:p>
          </table:table-cell>
          <table:table-cell office:value-type="float" office:value="2506" table:style-name="ce114">
            <text:p>2 506</text:p>
          </table:table-cell>
          <table:table-cell office:value-type="float" office:value="29.031510658016686" table:style-name="ce115">
            <text:p>29,0<text:s text:c="5"/></text:p>
          </table:table-cell>
          <table:table-cell office:value-type="float" office:value="2270" table:style-name="ce149">
            <text:p>2 270</text:p>
          </table:table-cell>
          <table:table-cell office:value-type="float" office:value="29.26389067938636" table:style-name="ce150">
            <text:p>29,3<text:s text:c="5"/></text:p>
          </table:table-cell>
          <table:table-cell office:value-type="float" office:value="2427" table:style-name="ce116">
            <text:p>2 427</text:p>
          </table:table-cell>
          <table:table-cell office:value-type="float" office:value="31.980498089339832" table:style-name="ce117">
            <text:p>32,0<text:s text:c="5"/></text:p>
          </table:table-cell>
          <table:table-cell office:value-type="float" office:value="236" table:style-name="ce193">
            <text:p>+ 236</text:p>
          </table:table-cell>
          <table:table-cell office:value-type="float" office:value="10.396475770925111" table:style-name="ce119">
            <text:p>+10,4<text:s text:c="3"/></text:p>
          </table:table-cell>
          <table:table-cell office:value-type="float" office:value="79" table:style-name="ce193">
            <text:p>+ 79</text:p>
          </table:table-cell>
          <table:table-cell office:value-type="float" office:value="3.2550473836011533" table:style-name="ce119">
            <text:p>+3,3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36">
            <text:p>0- Profissões das Forças Armadas</text:p>
          </table:table-cell>
          <table:table-cell office:value-type="string" table:style-name="ce114">
            <text:p>0</text:p>
          </table:table-cell>
          <table:table-cell office:value-type="float" office:value="0" table:style-name="ce115">
            <text:p>0,0<text:s text:c="5"/></text:p>
          </table:table-cell>
          <table:table-cell office:value-type="float" office:value="4" table:style-name="ce149">
            <text:p><text:s/>4</text:p>
          </table:table-cell>
          <table:table-cell office:value-type="float" office:value="5.1566327188346008E-2" table:style-name="ce150">
            <text:p>0,1<text:s text:c="5"/></text:p>
          </table:table-cell>
          <table:table-cell office:value-type="float" office:value="1" table:style-name="ce116">
            <text:p><text:s/>1</text:p>
          </table:table-cell>
          <table:table-cell office:value-type="float" office:value="1.3176966662274345E-2" table:style-name="ce117">
            <text:p>0,0<text:s text:c="5"/></text:p>
          </table:table-cell>
          <table:table-cell office:value-type="float" office:value="-4" table:style-name="ce193">
            <text:p><text:s/>- 4</text:p>
          </table:table-cell>
          <table:table-cell office:value-type="float" office:value="-100" table:style-name="ce119">
            <text:p>-100,0<text:s text:c="3"/></text:p>
          </table:table-cell>
          <table:table-cell office:value-type="float" office:value="-1" table:style-name="ce193">
            <text:p><text:s/>- 1</text:p>
          </table:table-cell>
          <table:table-cell office:value-type="float" office:value="-100" table:style-name="ce119">
            <text:p>-100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36">
            <text:p><text:s text:c="5"/>Outros</text:p>
          </table:table-cell>
          <table:table-cell office:value-type="float" office:value="0" table:style-name="ce114">
            <text:p><text:s/>0</text:p>
          </table:table-cell>
          <table:table-cell office:value-type="float" office:value="0" table:style-name="ce115">
            <text:p>0,0<text:s text:c="5"/></text:p>
          </table:table-cell>
          <table:table-cell office:value-type="float" office:value="0" table:style-name="ce149">
            <text:p><text:s/>0</text:p>
          </table:table-cell>
          <table:table-cell office:value-type="float" office:value="0" table:style-name="ce150">
            <text:p>0,0<text:s text:c="5"/></text:p>
          </table:table-cell>
          <table:table-cell office:value-type="float" office:value="0" table:style-name="ce116">
            <text:p><text:s/>0</text:p>
          </table:table-cell>
          <table:table-cell office:value-type="float" office:value="0" table:style-name="ce117">
            <text:p>0,0<text:s text:c="5"/></text:p>
          </table:table-cell>
          <table:table-cell office:value-type="float" office:value="0" table:style-name="ce193">
            <text:p>+ 0</text:p>
          </table:table-cell>
          <table:table-cell office:value-type="string" table:style-name="ce251">
            <text:p>-</text:p>
          </table:table-cell>
          <table:table-cell office:value-type="float" office:value="0" table:style-name="ce193">
            <text:p>+ 0</text:p>
          </table:table-cell>
          <table:table-cell office:value-type="string" table:style-name="ce251">
            <text:p>-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43"/>
          <table:table-cell table:style-name="ce102"/>
          <table:table-cell table:style-name="ce103"/>
          <table:table-cell table:style-name="ce99"/>
          <table:table-cell table:style-name="ce63"/>
          <table:table-cell table:style-name="ce60"/>
          <table:table-cell table:style-name="ce62"/>
          <table:table-cell table:style-name="ce194"/>
          <table:table-cell table:style-name="ce197"/>
          <table:table-cell table:style-name="ce194"/>
          <table:table-cell table:style-name="ce30"/>
          <table:table-cell table:number-columns-repeated="16372" table:style-name="ce1"/>
        </table:table-row>
        <table:table-row table:style-name="ro1">
          <table:table-cell/>
          <table:table-cell office:value-type="string" table:style-name="ce84">
            <text:p><text:s text:c="4"/>(1) - Mês homólogo do ano anterior</text:p>
          </table:table-cell>
          <table:table-cell table:style-name="ce86"/>
          <table:table-cell table:style-name="ce87"/>
          <table:table-cell table:number-columns-repeated="4" table:style-name="ce85"/>
          <table:table-cell table:style-name="ce45"/>
          <table:table-cell table:style-name="ce54"/>
          <table:table-cell table:style-name="ce45"/>
          <table:table-cell table:style-name="ce54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2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5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5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6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2"/>
          <table:table-cell table:number-columns-repeated="4" table:style-name="ce18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8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19"/>
          <table:table-cell table:number-columns-repeated="4" table:style-name="ce18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number-columns-repeated="5" table:style-name="ce19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6" table:style-name="ce1"/>
          <table:table-cell table:style-name="ce20"/>
          <table:table-cell table:number-columns-repeated="4" table:style-name="ce19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38"/>
          <table:table-cell table:number-columns-repeated="2" table:style-name="ce57"/>
          <table:table-cell table:number-columns-repeated="6" table:style-name="ce38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58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7">
        <table:table-column table:style-name="co1" table:default-cell-style-name="ce1" table:visibility="collapse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4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29" table:default-cell-style-name="ce1"/>
        <table:table-column table:style-name="co10" table:default-cell-style-name="ce1"/>
        <table:table-column table:style-name="co16" table:default-cell-style-name="ce1"/>
        <table:table-column table:style-name="co1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9" draw:name="Picture 184" svg:x="0.24225in" svg:y="0.10901in" svg:width="2.53519in" svg:height="0.658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23" draw:name="CaixaDeTexto 15" svg:x="0.71402in" svg:y="0.23291in" svg:width="1.93444in" svg:height="0.51942in">
                <draw:text-box>
                  <text:p text:style-name="a122" text:class-names="" text:cond-style-name=""><text:span text:style-name="a120" text:class-names="">ABRIL 2022</text:span><text:span text:style-name="a121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8" draw:name="CaixaDeTexto 7" svg:x="0.53658in" svg:y="0.12989in" svg:width="1.52323in" svg:height="0.31476in">
              <draw:text-box>
                <text:p text:style-name="a117" text:class-names="" text:cond-style-name=""><text:span text:style-name="a11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table:style-name="ce1">
            <draw:frame draw:z-index="1" draw:id="id38" draw:style-name="a115" draw:name="Text Box 122" svg:x="0in" svg:y="0in" svg:width="0.97917in" svg:height="0.32292in">
              <draw:text-box>
                <text:p text:style-name="a112" text:class-names="" text:cond-style-name=""><text:span text:style-name="a109" text:class-names="">Página 13</text:span><text:span text:style-name="a110" text:class-names="">/14</text:span><text:span text:style-name="a111" text:class-names=""/></text:p>
                <text:p text:style-name="a114" text:class-names="" text:cond-style-name=""><text:span text:style-name="a11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2" table:style-name="ro1">
          <table:table-cell table:style-name="ce1"/>
          <table:table-cell table:number-columns-repeated="11" table:style-name="ce13"/>
          <table:table-cell table:number-columns-repeated="2" table:style-name="ce12"/>
          <table:table-cell table:number-columns-repeated="16370"/>
        </table:table-row>
        <table:table-row table:style-name="ro1">
          <table:table-cell table:style-name="ce1"/>
          <table:table-cell table:number-columns-repeated="11" table:style-name="ce13"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158">
            <text:p>Quadro 13 <text:s/>- <text:s/>COLOCAÇÕES EFETUADAS, <text:s text:c="2"/>POR <text:s/>ATIVIDADE <text:s/>ECONÓMICA</text:p>
          </table:table-cell>
          <table:table-cell table:number-columns-repeated="8" table:style-name="ce158"/>
          <table:table-cell office:value-type="string" table:number-columns-spanned="2" table:number-rows-spanned="1" table:style-name="ce252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6"/>
          <table:table-cell office:value-type="string" table:style-name="ce25">
            <text:p>Movimento ao longo do mês<text:s text:c="2"/></text:p>
          </table:table-cell>
          <table:table-cell table:number-columns-repeated="2" table:style-name="ce11"/>
          <table:table-cell table:number-columns-repeated="4" table:style-name="ce25"/>
          <table:table-cell table:number-columns-repeated="4" table:style-name="ce11"/>
          <table:table-cell table:number-columns-repeated="16372" table:style-name="ce1"/>
        </table:table-row>
        <table:table-row table:style-name="ro5">
          <table:table-cell table:style-name="ce26"/>
          <table:table-cell table:style-name="ce13"/>
          <table:table-cell table:style-name="ce14"/>
          <table:table-cell table:number-columns-repeated="9" table:style-name="ce13"/>
          <table:table-cell table:number-columns-repeated="16372" table:style-name="ce1"/>
        </table:table-row>
        <table:table-row table:style-name="ro5">
          <table:table-cell table:style-name="ce1"/>
          <table:table-cell table:style-name="ce31"/>
          <table:table-cell table:style-name="ce162"/>
          <table:table-cell table:style-name="ce163"/>
          <table:table-cell table:style-name="ce164"/>
          <table:table-cell table:style-name="ce165"/>
          <table:table-cell table:style-name="ce164"/>
          <table:table-cell table:style-name="ce165"/>
          <table:table-cell office:value-type="string" table:number-columns-spanned="4" table:number-rows-spanned="1" table:style-name="ce253">
            <text:p>Variação</text:p>
          </table:table-cell>
          <table:covered-table-cell table:number-columns-repeated="3"/>
          <table:table-cell table:number-columns-repeated="2" table:style-name="ce15"/>
          <table:table-cell table:number-columns-repeated="16370"/>
        </table:table-row>
        <table:table-row table:style-name="ro1">
          <table:table-cell table:style-name="ce1"/>
          <table:table-cell office:value-type="string" table:style-name="ce28">
            <text:p>CAE <text:s/>Rev.3</text:p>
          </table:table-cell>
          <table:table-cell office:value-type="string" table:style-name="ce176">
            <text:p>ABRIL 2022</text:p>
          </table:table-cell>
          <table:table-cell office:value-type="string" table:style-name="ce166">
            <text:p>%</text:p>
          </table:table-cell>
          <table:table-cell office:value-type="string" table:style-name="ce167">
            <text:p>MARÇO 2022</text:p>
          </table:table-cell>
          <table:table-cell office:value-type="string" table:style-name="ce168">
            <text:p>%</text:p>
          </table:table-cell>
          <table:table-cell office:value-type="string" table:style-name="ce167">
            <text:p>ABRIL 2021</text:p>
          </table:table-cell>
          <table:table-cell office:value-type="string" table:style-name="ce168">
            <text:p>%</text:p>
          </table:table-cell>
          <table:table-cell office:value-type="string" table:number-columns-spanned="2" table:number-rows-spanned="1" table:style-name="ce263">
            <text:p>Mês <text:s/>anterior</text:p>
          </table:table-cell>
          <table:covered-table-cell/>
          <table:table-cell office:value-type="string" table:number-columns-spanned="2" table:number-rows-spanned="1" table:style-name="ce255">
            <text:p>Mês <text:s/>homólogo<text:span text:style-name="T2">(1)<text:s/></text:span></text:p>
          </table:table-cell>
          <table:covered-table-cell/>
          <table:table-cell table:number-columns-repeated="2" table:style-name="ce15"/>
          <table:table-cell table:number-columns-repeated="16370"/>
        </table:table-row>
        <table:table-row table:style-name="ro1">
          <table:table-cell table:style-name="ce1"/>
          <table:table-cell table:style-name="ce33"/>
          <table:table-cell table:style-name="ce169"/>
          <table:table-cell table:style-name="ce170"/>
          <table:table-cell table:style-name="ce171"/>
          <table:table-cell table:style-name="ce172"/>
          <table:table-cell table:style-name="ce171"/>
          <table:table-cell table:style-name="ce172"/>
          <table:table-cell office:value-type="string" table:style-name="ce173">
            <text:p>Var. Abs.</text:p>
          </table:table-cell>
          <table:table-cell office:value-type="string" table:style-name="ce174">
            <text:p>Var. %</text:p>
          </table:table-cell>
          <table:table-cell office:value-type="string" table:style-name="ce173">
            <text:p>Var. Abs.</text:p>
          </table:table-cell>
          <table:table-cell office:value-type="string" table:style-name="ce175">
            <text:p>Var. %</text:p>
          </table:table-cell>
          <table:table-cell table:number-columns-repeated="2" table:style-name="ce16"/>
          <table:table-cell table:number-columns-repeated="16370"/>
        </table:table-row>
        <table:table-row table:style-name="ro21">
          <table:table-cell table:style-name="ce1"/>
          <table:table-cell table:style-name="ce28"/>
          <table:table-cell table:style-name="ce93"/>
          <table:table-cell table:style-name="ce94"/>
          <table:table-cell table:style-name="ce52"/>
          <table:table-cell table:style-name="ce97"/>
          <table:table-cell table:style-name="ce52"/>
          <table:table-cell table:style-name="ce97"/>
          <table:table-cell table:number-columns-repeated="4" table:style-name="ce66"/>
          <table:table-cell table:number-columns-repeated="2" table:style-name="ce16"/>
          <table:table-cell table:number-columns-repeated="16370"/>
        </table:table-row>
        <table:table-row table:style-name="ro28">
          <table:table-cell table:style-name="ce1"/>
          <table:table-cell office:value-type="string" table:style-name="ce178">
            <text:p><text:s text:c="2"/>Total</text:p>
          </table:table-cell>
          <table:table-cell office:value-type="float" office:value="8632" table:style-name="ce107">
            <text:p>8 632</text:p>
          </table:table-cell>
          <table:table-cell office:value-type="float" office:value="100" table:style-name="ce108">
            <text:p>100,0<text:s text:c="5"/></text:p>
          </table:table-cell>
          <table:table-cell office:value-type="float" office:value="7757" table:style-name="ce109">
            <text:p>7 757</text:p>
          </table:table-cell>
          <table:table-cell office:value-type="float" office:value="99.999999999999986" table:style-name="ce110">
            <text:p>100,0<text:s text:c="5"/></text:p>
          </table:table-cell>
          <table:table-cell office:value-type="float" office:value="7589" table:style-name="ce109">
            <text:p>7 589</text:p>
          </table:table-cell>
          <table:table-cell office:value-type="float" office:value="100" table:style-name="ce110">
            <text:p>100,0<text:s text:c="5"/></text:p>
          </table:table-cell>
          <table:table-cell office:value-type="float" office:value="875" table:style-name="ce111">
            <text:p>+ 875</text:p>
          </table:table-cell>
          <table:table-cell office:value-type="float" office:value="11.280134072450689" table:style-name="ce112">
            <text:p>+11,3<text:s text:c="3"/></text:p>
          </table:table-cell>
          <table:table-cell office:value-type="float" office:value="1043" table:style-name="ce111">
            <text:p>+1 043</text:p>
          </table:table-cell>
          <table:table-cell office:value-type="float" office:value="13.743576228752142" table:style-name="ce112">
            <text:p>+13,7<text:s text:c="3"/></text:p>
          </table:table-cell>
          <table:table-cell table:style-name="ce12"/>
          <table:table-cell table:style-name="ce17"/>
          <table:table-cell table:number-columns-repeated="16370"/>
        </table:table-row>
        <table:table-row table:style-name="ro11">
          <table:table-cell table:style-name="ce1"/>
          <table:table-cell office:value-type="string" table:style-name="ce179">
            <text:p>Agricultura, produção animal, caça, floresta e pesca</text:p>
          </table:table-cell>
          <table:table-cell office:value-type="float" office:value="408" table:style-name="ce107">
            <text:p><text:s/>408</text:p>
          </table:table-cell>
          <table:table-cell office:value-type="float" office:value="4.7265987025023168" table:style-name="ce108">
            <text:p>4,7<text:s text:c="5"/></text:p>
          </table:table-cell>
          <table:table-cell office:value-type="float" office:value="249" table:style-name="ce109">
            <text:p><text:s/>249</text:p>
          </table:table-cell>
          <table:table-cell office:value-type="float" office:value="3.2100038674745388" table:style-name="ce110">
            <text:p>3,2<text:s text:c="5"/></text:p>
          </table:table-cell>
          <table:table-cell office:value-type="float" office:value="401" table:style-name="ce109">
            <text:p><text:s/>401</text:p>
          </table:table-cell>
          <table:table-cell office:value-type="float" office:value="5.2839636315720115" table:style-name="ce110">
            <text:p>5,3<text:s text:c="5"/></text:p>
          </table:table-cell>
          <table:table-cell office:value-type="float" office:value="159" table:style-name="ce111">
            <text:p>+ 159</text:p>
          </table:table-cell>
          <table:table-cell office:value-type="float" office:value="63.855421686746979" table:style-name="ce112">
            <text:p>+63,9<text:s text:c="3"/></text:p>
          </table:table-cell>
          <table:table-cell office:value-type="float" office:value="7" table:style-name="ce111">
            <text:p>+ 7</text:p>
          </table:table-cell>
          <table:table-cell office:value-type="float" office:value="1.7456359102244388" table:style-name="ce112">
            <text:p>+1,7<text:s text:c="3"/></text:p>
          </table:table-cell>
          <table:table-cell table:style-name="ce22"/>
          <table:table-cell table:style-name="ce18"/>
          <table:table-cell table:number-columns-repeated="16370"/>
        </table:table-row>
        <table:table-row table:style-name="ro27">
          <table:table-cell table:style-name="ce1"/>
          <table:table-cell office:value-type="string" table:style-name="ce180">
            <text:p>Indústria, energia e água e construção</text:p>
          </table:table-cell>
          <table:table-cell office:value-type="float" office:value="1521" table:style-name="ce125">
            <text:p>1 521</text:p>
          </table:table-cell>
          <table:table-cell office:value-type="float" office:value="17.620481927710845" table:style-name="ce126">
            <text:p>17,6<text:s text:c="5"/></text:p>
          </table:table-cell>
          <table:table-cell office:value-type="float" office:value="1579" table:style-name="ce109">
            <text:p>1 579</text:p>
          </table:table-cell>
          <table:table-cell office:value-type="float" office:value="20.355807657599588" table:style-name="ce110">
            <text:p>20,4<text:s text:c="5"/></text:p>
          </table:table-cell>
          <table:table-cell office:value-type="float" office:value="1851" table:style-name="ce109">
            <text:p>1 851</text:p>
          </table:table-cell>
          <table:table-cell office:value-type="float" office:value="24.390565291869812" table:style-name="ce110">
            <text:p>24,4<text:s text:c="5"/></text:p>
          </table:table-cell>
          <table:table-cell office:value-type="float" office:value="-58" table:style-name="ce111">
            <text:p><text:s/>- 58</text:p>
          </table:table-cell>
          <table:table-cell office:value-type="float" office:value="-3.6732108929702343" table:style-name="ce112">
            <text:p>-3,7<text:s text:c="3"/></text:p>
          </table:table-cell>
          <table:table-cell office:value-type="float" office:value="-330" table:style-name="ce111">
            <text:p><text:s/>- 330</text:p>
          </table:table-cell>
          <table:table-cell office:value-type="float" office:value="-17.828200972447323" table:style-name="ce112">
            <text:p>-17,8<text:s text:c="3"/></text:p>
          </table:table-cell>
          <table:table-cell table:style-name="ce22"/>
          <table:table-cell table:style-name="ce18"/>
          <table:table-cell table:number-columns-repeated="16370"/>
        </table:table-row>
        <table:table-row table:style-name="ro28">
          <table:table-cell table:style-name="ce1"/>
          <table:table-cell office:value-type="string" table:style-name="ce181">
            <text:p>Indústrias extrativas</text:p>
          </table:table-cell>
          <table:table-cell office:value-type="float" office:value="7" table:style-name="ce114">
            <text:p><text:s/>7</text:p>
          </table:table-cell>
          <table:table-cell office:value-type="float" office:value="8.1093605189990731E-2" table:style-name="ce115">
            <text:p>0,1<text:s text:c="5"/></text:p>
          </table:table-cell>
          <table:table-cell office:value-type="float" office:value="6" table:style-name="ce116">
            <text:p><text:s/>6</text:p>
          </table:table-cell>
          <table:table-cell office:value-type="float" office:value="7.7349490782519015E-2" table:style-name="ce117">
            <text:p>0,1<text:s text:c="5"/></text:p>
          </table:table-cell>
          <table:table-cell office:value-type="float" office:value="7" table:style-name="ce116">
            <text:p><text:s/>7</text:p>
          </table:table-cell>
          <table:table-cell office:value-type="float" office:value="9.2238766635920413E-2" table:style-name="ce117">
            <text:p>0,1<text:s text:c="5"/></text:p>
          </table:table-cell>
          <table:table-cell office:value-type="float" office:value="1" table:style-name="ce118">
            <text:p>+ 1</text:p>
          </table:table-cell>
          <table:table-cell office:value-type="float" office:value="16.666666666666664" table:style-name="ce119">
            <text:p>+16,7<text:s text:c="3"/></text:p>
          </table:table-cell>
          <table:table-cell office:value-type="float" office:value="0" table:style-name="ce118">
            <text:p>+ 0</text:p>
          </table:table-cell>
          <table:table-cell office:value-type="float" office:value="0" table:style-name="ce119">
            <text:p>+0,0<text:s text:c="3"/></text:p>
          </table:table-cell>
          <table:table-cell table:style-name="ce20"/>
          <table:table-cell table:style-name="ce18"/>
          <table:table-cell table:number-columns-repeated="16370"/>
        </table:table-row>
        <table:table-row table:style-name="ro28">
          <table:table-cell/>
          <table:table-cell office:value-type="string" table:style-name="ce182">
            <text:p>Indústrias alimentares das bebidas e do tabaco</text:p>
          </table:table-cell>
          <table:table-cell office:value-type="float" office:value="208" table:style-name="ce114">
            <text:p><text:s/>208</text:p>
          </table:table-cell>
          <table:table-cell office:value-type="float" office:value="2.4096385542168677" table:style-name="ce115">
            <text:p>2,4<text:s text:c="5"/></text:p>
          </table:table-cell>
          <table:table-cell office:value-type="float" office:value="141" table:style-name="ce116">
            <text:p><text:s/>141</text:p>
          </table:table-cell>
          <table:table-cell office:value-type="float" office:value="1.8177130333891969" table:style-name="ce117">
            <text:p>1,8<text:s text:c="5"/></text:p>
          </table:table-cell>
          <table:table-cell office:value-type="float" office:value="264" table:style-name="ce116">
            <text:p><text:s/>264</text:p>
          </table:table-cell>
          <table:table-cell office:value-type="float" office:value="3.4787191988404271" table:style-name="ce117">
            <text:p>3,5<text:s text:c="5"/></text:p>
          </table:table-cell>
          <table:table-cell office:value-type="float" office:value="67" table:style-name="ce118">
            <text:p>+ 67</text:p>
          </table:table-cell>
          <table:table-cell office:value-type="float" office:value="47.5177304964539" table:style-name="ce119">
            <text:p>+47,5<text:s text:c="3"/></text:p>
          </table:table-cell>
          <table:table-cell office:value-type="float" office:value="-56" table:style-name="ce118">
            <text:p><text:s/>- 56</text:p>
          </table:table-cell>
          <table:table-cell office:value-type="float" office:value="-21.212121212121211" table:style-name="ce119">
            <text:p>-21,2<text:s text:c="3"/></text:p>
          </table:table-cell>
          <table:table-cell table:style-name="ce19"/>
          <table:table-cell table:style-name="ce18"/>
          <table:table-cell table:number-columns-repeated="16370"/>
        </table:table-row>
        <table:table-row table:style-name="ro28">
          <table:table-cell/>
          <table:table-cell office:value-type="string" table:style-name="ce182">
            <text:p>Fabricação de têxteis</text:p>
          </table:table-cell>
          <table:table-cell office:value-type="float" office:value="103" table:style-name="ce114">
            <text:p><text:s/>103</text:p>
          </table:table-cell>
          <table:table-cell office:value-type="float" office:value="1.1932344763670066" table:style-name="ce151">
            <text:p>1,2<text:s text:c="5"/></text:p>
          </table:table-cell>
          <table:table-cell office:value-type="float" office:value="102" table:style-name="ce152">
            <text:p><text:s/>102</text:p>
          </table:table-cell>
          <table:table-cell office:value-type="float" office:value="1.3149413433028232" table:style-name="ce153">
            <text:p>1,3<text:s text:c="5"/></text:p>
          </table:table-cell>
          <table:table-cell office:value-type="float" office:value="82" table:style-name="ce116">
            <text:p><text:s/>82</text:p>
          </table:table-cell>
          <table:table-cell office:value-type="float" office:value="1.0805112663064962" table:style-name="ce153">
            <text:p>1,1<text:s text:c="5"/></text:p>
          </table:table-cell>
          <table:table-cell office:value-type="float" office:value="1" table:style-name="ce118">
            <text:p>+ 1</text:p>
          </table:table-cell>
          <table:table-cell office:value-type="float" office:value="0.98039215686274506" table:style-name="ce119">
            <text:p>+1,0<text:s text:c="3"/></text:p>
          </table:table-cell>
          <table:table-cell office:value-type="float" office:value="21" table:style-name="ce118">
            <text:p>+ 21</text:p>
          </table:table-cell>
          <table:table-cell office:value-type="float" office:value="25.609756097560975" table:style-name="ce119">
            <text:p>+25,6<text:s text:c="3"/></text:p>
          </table:table-cell>
          <table:table-cell table:style-name="ce19"/>
          <table:table-cell table:style-name="ce18"/>
          <table:table-cell table:number-columns-repeated="16370"/>
        </table:table-row>
        <table:table-row table:style-name="ro28">
          <table:table-cell/>
          <table:table-cell office:value-type="string" table:style-name="ce183">
            <text:p>Indústria do vestuário</text:p>
          </table:table-cell>
          <table:table-cell office:value-type="float" office:value="186" table:style-name="ce114">
            <text:p><text:s/>186</text:p>
          </table:table-cell>
          <table:table-cell office:value-type="float" office:value="2.1547729379054683" table:style-name="ce131">
            <text:p>2,2<text:s text:c="5"/></text:p>
          </table:table-cell>
          <table:table-cell office:value-type="float" office:value="169" table:style-name="ce132">
            <text:p><text:s/>169</text:p>
          </table:table-cell>
          <table:table-cell office:value-type="float" office:value="2.1786773237076189" table:style-name="ce133">
            <text:p>2,2<text:s text:c="5"/></text:p>
          </table:table-cell>
          <table:table-cell office:value-type="float" office:value="183" table:style-name="ce116">
            <text:p><text:s/>183</text:p>
          </table:table-cell>
          <table:table-cell office:value-type="float" office:value="2.411384899196205" table:style-name="ce133">
            <text:p>2,4<text:s text:c="5"/></text:p>
          </table:table-cell>
          <table:table-cell office:value-type="float" office:value="17" table:style-name="ce118">
            <text:p>+ 17</text:p>
          </table:table-cell>
          <table:table-cell office:value-type="float" office:value="10.059171597633137" table:style-name="ce119">
            <text:p>+10,1<text:s text:c="3"/></text:p>
          </table:table-cell>
          <table:table-cell office:value-type="float" office:value="3" table:style-name="ce118">
            <text:p>+ 3</text:p>
          </table:table-cell>
          <table:table-cell office:value-type="float" office:value="1.639344262295082" table:style-name="ce119">
            <text:p>+1,6<text:s text:c="3"/></text:p>
          </table:table-cell>
          <table:table-cell table:number-columns-repeated="2" table:style-name="ce19"/>
          <table:table-cell table:number-columns-repeated="16370"/>
        </table:table-row>
        <table:table-row table:style-name="ro28">
          <table:table-cell/>
          <table:table-cell office:value-type="string" table:style-name="ce184">
            <text:p>Indústria do couro e dos produtos do couro</text:p>
          </table:table-cell>
          <table:table-cell office:value-type="float" office:value="136" table:style-name="ce114">
            <text:p><text:s/>136</text:p>
          </table:table-cell>
          <table:table-cell office:value-type="float" office:value="1.5755329008341055" table:style-name="ce131">
            <text:p>1,6<text:s text:c="5"/></text:p>
          </table:table-cell>
          <table:table-cell office:value-type="float" office:value="133" table:style-name="ce132">
            <text:p><text:s/>133</text:p>
          </table:table-cell>
          <table:table-cell office:value-type="float" office:value="1.7145803790125049" table:style-name="ce133">
            <text:p>1,7<text:s text:c="5"/></text:p>
          </table:table-cell>
          <table:table-cell office:value-type="float" office:value="135" table:style-name="ce116">
            <text:p><text:s/>135</text:p>
          </table:table-cell>
          <table:table-cell office:value-type="float" office:value="1.7788904994070365" table:style-name="ce133">
            <text:p>1,8<text:s text:c="5"/></text:p>
          </table:table-cell>
          <table:table-cell office:value-type="float" office:value="3" table:style-name="ce118">
            <text:p>+ 3</text:p>
          </table:table-cell>
          <table:table-cell office:value-type="float" office:value="2.2556390977443606" table:style-name="ce119">
            <text:p>+2,3<text:s text:c="3"/></text:p>
          </table:table-cell>
          <table:table-cell office:value-type="float" office:value="1" table:style-name="ce118">
            <text:p>+ 1</text:p>
          </table:table-cell>
          <table:table-cell office:value-type="float" office:value="0.74074074074074081" table:style-name="ce119">
            <text:p>+0,7<text:s text:c="3"/></text:p>
          </table:table-cell>
          <table:table-cell table:number-columns-repeated="2" table:style-name="ce19"/>
          <table:table-cell table:number-columns-repeated="16370"/>
        </table:table-row>
        <table:table-row table:style-name="ro28">
          <table:table-cell/>
          <table:table-cell office:value-type="string" table:style-name="ce184">
            <text:p>Indústria da madeira e da cortiça</text:p>
          </table:table-cell>
          <table:table-cell office:value-type="float" office:value="59" table:style-name="ce114">
            <text:p><text:s/>59</text:p>
          </table:table-cell>
          <table:table-cell office:value-type="float" office:value="0.68350324374420757" table:style-name="ce131">
            <text:p>0,7<text:s text:c="5"/></text:p>
          </table:table-cell>
          <table:table-cell office:value-type="float" office:value="41" table:style-name="ce132">
            <text:p><text:s/>41</text:p>
          </table:table-cell>
          <table:table-cell office:value-type="float" office:value="0.52855485368054655" table:style-name="ce133">
            <text:p>0,5<text:s text:c="5"/></text:p>
          </table:table-cell>
          <table:table-cell office:value-type="float" office:value="35" table:style-name="ce116">
            <text:p><text:s/>35</text:p>
          </table:table-cell>
          <table:table-cell office:value-type="float" office:value="0.46119383317960205" table:style-name="ce133">
            <text:p>0,5<text:s text:c="5"/></text:p>
          </table:table-cell>
          <table:table-cell office:value-type="float" office:value="18" table:style-name="ce118">
            <text:p>+ 18</text:p>
          </table:table-cell>
          <table:table-cell office:value-type="float" office:value="43.902439024390247" table:style-name="ce119">
            <text:p>+43,9<text:s text:c="3"/></text:p>
          </table:table-cell>
          <table:table-cell office:value-type="float" office:value="24" table:style-name="ce118">
            <text:p>+ 24</text:p>
          </table:table-cell>
          <table:table-cell office:value-type="float" office:value="68.571428571428569" table:style-name="ce119">
            <text:p>+68,6<text:s text:c="3"/></text:p>
          </table:table-cell>
          <table:table-cell table:number-columns-repeated="2" table:style-name="ce19"/>
          <table:table-cell table:number-columns-repeated="16370"/>
        </table:table-row>
        <table:table-row table:style-name="ro28">
          <table:table-cell/>
          <table:table-cell office:value-type="string" table:style-name="ce184">
            <text:p>Indústrias do papel, impressão e reprodução</text:p>
          </table:table-cell>
          <table:table-cell office:value-type="float" office:value="28" table:style-name="ce114">
            <text:p><text:s/>28</text:p>
          </table:table-cell>
          <table:table-cell office:value-type="float" office:value="0.32437442075996292" table:style-name="ce131">
            <text:p>0,3<text:s text:c="5"/></text:p>
          </table:table-cell>
          <table:table-cell office:value-type="float" office:value="49" table:style-name="ce132">
            <text:p><text:s/>49</text:p>
          </table:table-cell>
          <table:table-cell office:value-type="float" office:value="0.63168750805723861" table:style-name="ce133">
            <text:p>0,6<text:s text:c="5"/></text:p>
          </table:table-cell>
          <table:table-cell office:value-type="float" office:value="33" table:style-name="ce116">
            <text:p><text:s/>33</text:p>
          </table:table-cell>
          <table:table-cell office:value-type="float" office:value="0.43483989985505339" table:style-name="ce133">
            <text:p>0,4<text:s text:c="5"/></text:p>
          </table:table-cell>
          <table:table-cell office:value-type="float" office:value="-21" table:style-name="ce118">
            <text:p><text:s/>- 21</text:p>
          </table:table-cell>
          <table:table-cell office:value-type="float" office:value="-42.857142857142854" table:style-name="ce119">
            <text:p>-42,9<text:s text:c="3"/></text:p>
          </table:table-cell>
          <table:table-cell office:value-type="float" office:value="-5" table:style-name="ce118">
            <text:p><text:s/>- 5</text:p>
          </table:table-cell>
          <table:table-cell office:value-type="float" office:value="-15.151515151515152" table:style-name="ce119">
            <text:p>-15,2<text:s text:c="3"/></text:p>
          </table:table-cell>
          <table:table-cell table:style-name="ce20"/>
          <table:table-cell table:style-name="ce19"/>
          <table:table-cell table:number-columns-repeated="16370"/>
        </table:table-row>
        <table:table-row table:style-name="ro28">
          <table:table-cell/>
          <table:table-cell office:value-type="string" table:style-name="ce184">
            <text:p>Fab. produtos petrolíferos, químicos, farmacêuticos, borracha e plástico</text:p>
          </table:table-cell>
          <table:table-cell office:value-type="float" office:value="50" table:style-name="ce114">
            <text:p><text:s/>50</text:p>
          </table:table-cell>
          <table:table-cell office:value-type="float" office:value="0.5792400370713624" table:style-name="ce131">
            <text:p>0,6<text:s text:c="5"/></text:p>
          </table:table-cell>
          <table:table-cell office:value-type="float" office:value="66" table:style-name="ce132">
            <text:p><text:s/>66</text:p>
          </table:table-cell>
          <table:table-cell office:value-type="float" office:value="0.85084439860770922" table:style-name="ce133">
            <text:p>0,9<text:s text:c="5"/></text:p>
          </table:table-cell>
          <table:table-cell office:value-type="float" office:value="59" table:style-name="ce116">
            <text:p><text:s/>59</text:p>
          </table:table-cell>
          <table:table-cell office:value-type="float" office:value="0.77744103307418633" table:style-name="ce133">
            <text:p>0,8<text:s text:c="5"/></text:p>
          </table:table-cell>
          <table:table-cell office:value-type="float" office:value="-16" table:style-name="ce118">
            <text:p><text:s/>- 16</text:p>
          </table:table-cell>
          <table:table-cell office:value-type="float" office:value="-24.242424242424242" table:style-name="ce119">
            <text:p>-24,2<text:s text:c="3"/></text:p>
          </table:table-cell>
          <table:table-cell office:value-type="float" office:value="-9" table:style-name="ce118">
            <text:p><text:s/>- 9</text:p>
          </table:table-cell>
          <table:table-cell office:value-type="float" office:value="-15.254237288135593" table:style-name="ce119">
            <text:p>-15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4">
            <text:p>Fabricação de outros produtos minerais não metálicos</text:p>
          </table:table-cell>
          <table:table-cell office:value-type="float" office:value="58" table:style-name="ce114">
            <text:p><text:s/>58</text:p>
          </table:table-cell>
          <table:table-cell office:value-type="float" office:value="0.67191844300278036" table:style-name="ce131">
            <text:p>0,7<text:s text:c="5"/></text:p>
          </table:table-cell>
          <table:table-cell office:value-type="float" office:value="42" table:style-name="ce132">
            <text:p><text:s/>42</text:p>
          </table:table-cell>
          <table:table-cell office:value-type="float" office:value="0.54144643547763316" table:style-name="ce133">
            <text:p>0,5<text:s text:c="5"/></text:p>
          </table:table-cell>
          <table:table-cell office:value-type="float" office:value="59" table:style-name="ce116">
            <text:p><text:s/>59</text:p>
          </table:table-cell>
          <table:table-cell office:value-type="float" office:value="0.77744103307418633" table:style-name="ce133">
            <text:p>0,8<text:s text:c="5"/></text:p>
          </table:table-cell>
          <table:table-cell office:value-type="float" office:value="16" table:style-name="ce118">
            <text:p>+ 16</text:p>
          </table:table-cell>
          <table:table-cell office:value-type="float" office:value="38.095238095238095" table:style-name="ce119">
            <text:p>+38,1<text:s text:c="3"/></text:p>
          </table:table-cell>
          <table:table-cell office:value-type="float" office:value="-1" table:style-name="ce118">
            <text:p><text:s/>- 1</text:p>
          </table:table-cell>
          <table:table-cell office:value-type="float" office:value="-1.6949152542372881" table:style-name="ce119">
            <text:p>-1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4">
            <text:p>Indústria metalúrgica de base e fab. produtos metálicos</text:p>
          </table:table-cell>
          <table:table-cell office:value-type="float" office:value="104" table:style-name="ce114">
            <text:p><text:s/>104</text:p>
          </table:table-cell>
          <table:table-cell office:value-type="float" office:value="1.2048192771084338" table:style-name="ce131">
            <text:p>1,2<text:s text:c="5"/></text:p>
          </table:table-cell>
          <table:table-cell office:value-type="float" office:value="138" table:style-name="ce132">
            <text:p><text:s/>138</text:p>
          </table:table-cell>
          <table:table-cell office:value-type="float" office:value="1.7790382879979374" table:style-name="ce133">
            <text:p>1,8<text:s text:c="5"/></text:p>
          </table:table-cell>
          <table:table-cell office:value-type="float" office:value="168" table:style-name="ce116">
            <text:p><text:s/>168</text:p>
          </table:table-cell>
          <table:table-cell office:value-type="float" office:value="2.21373039926209" table:style-name="ce133">
            <text:p>2,2<text:s text:c="5"/></text:p>
          </table:table-cell>
          <table:table-cell office:value-type="float" office:value="-34" table:style-name="ce118">
            <text:p><text:s/>- 34</text:p>
          </table:table-cell>
          <table:table-cell office:value-type="float" office:value="-24.637681159420293" table:style-name="ce119">
            <text:p>-24,6<text:s text:c="3"/></text:p>
          </table:table-cell>
          <table:table-cell office:value-type="float" office:value="-64" table:style-name="ce118">
            <text:p><text:s/>- 64</text:p>
          </table:table-cell>
          <table:table-cell office:value-type="float" office:value="-38.095238095238095" table:style-name="ce119">
            <text:p>-38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4">
            <text:p>Fab. equipamento informático, elétrico, máquinas e equipamentos n.e.</text:p>
          </table:table-cell>
          <table:table-cell office:value-type="float" office:value="63" table:style-name="ce114">
            <text:p><text:s/>63</text:p>
          </table:table-cell>
          <table:table-cell office:value-type="float" office:value="0.7298424467099166" table:style-name="ce131">
            <text:p>0,7<text:s text:c="5"/></text:p>
          </table:table-cell>
          <table:table-cell office:value-type="float" office:value="63" table:style-name="ce132">
            <text:p><text:s/>63</text:p>
          </table:table-cell>
          <table:table-cell office:value-type="float" office:value="0.81216965321644963" table:style-name="ce133">
            <text:p>0,8<text:s text:c="5"/></text:p>
          </table:table-cell>
          <table:table-cell office:value-type="float" office:value="58" table:style-name="ce116">
            <text:p><text:s/>58</text:p>
          </table:table-cell>
          <table:table-cell office:value-type="float" office:value="0.76426406641191202" table:style-name="ce133">
            <text:p>0,8<text:s text:c="5"/></text:p>
          </table:table-cell>
          <table:table-cell office:value-type="float" office:value="0" table:style-name="ce118">
            <text:p>+ 0</text:p>
          </table:table-cell>
          <table:table-cell office:value-type="float" office:value="0" table:style-name="ce119">
            <text:p>+0,0<text:s text:c="3"/></text:p>
          </table:table-cell>
          <table:table-cell office:value-type="float" office:value="5" table:style-name="ce118">
            <text:p>+ 5</text:p>
          </table:table-cell>
          <table:table-cell office:value-type="float" office:value="8.6206896551724146" table:style-name="ce119">
            <text:p>+8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4">
            <text:p>Fab. veículos automóveis, componentes e outro equipa. de transporte</text:p>
          </table:table-cell>
          <table:table-cell office:value-type="float" office:value="29" table:style-name="ce114">
            <text:p><text:s/>29</text:p>
          </table:table-cell>
          <table:table-cell office:value-type="float" office:value="0.33595922150139018" table:style-name="ce131">
            <text:p>0,3<text:s text:c="5"/></text:p>
          </table:table-cell>
          <table:table-cell office:value-type="float" office:value="63" table:style-name="ce132">
            <text:p><text:s/>63</text:p>
          </table:table-cell>
          <table:table-cell office:value-type="float" office:value="0.81216965321644963" table:style-name="ce133">
            <text:p>0,8<text:s text:c="5"/></text:p>
          </table:table-cell>
          <table:table-cell office:value-type="float" office:value="52" table:style-name="ce116">
            <text:p><text:s/>52</text:p>
          </table:table-cell>
          <table:table-cell office:value-type="float" office:value="0.68520226643826598" table:style-name="ce133">
            <text:p>0,7<text:s text:c="5"/></text:p>
          </table:table-cell>
          <table:table-cell office:value-type="float" office:value="-34" table:style-name="ce118">
            <text:p><text:s/>- 34</text:p>
          </table:table-cell>
          <table:table-cell office:value-type="float" office:value="-53.968253968253968" table:style-name="ce119">
            <text:p>-54,0<text:s text:c="3"/></text:p>
          </table:table-cell>
          <table:table-cell office:value-type="float" office:value="-23" table:style-name="ce118">
            <text:p><text:s/>- 23</text:p>
          </table:table-cell>
          <table:table-cell office:value-type="float" office:value="-44.230769230769226" table:style-name="ce119">
            <text:p>-44,2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4">
            <text:p>Fab. mobiliário, repar. instal. máq. e equipa. e outras ind. transformadoras</text:p>
          </table:table-cell>
          <table:table-cell office:value-type="float" office:value="158" table:style-name="ce114">
            <text:p><text:s/>158</text:p>
          </table:table-cell>
          <table:table-cell office:value-type="float" office:value="1.8303985171455051" table:style-name="ce131">
            <text:p>1,8<text:s text:c="5"/></text:p>
          </table:table-cell>
          <table:table-cell office:value-type="float" office:value="193" table:style-name="ce132">
            <text:p><text:s/>193</text:p>
          </table:table-cell>
          <table:table-cell office:value-type="float" office:value="2.4880752868376947" table:style-name="ce133">
            <text:p>2,5<text:s text:c="5"/></text:p>
          </table:table-cell>
          <table:table-cell office:value-type="float" office:value="181" table:style-name="ce116">
            <text:p><text:s/>181</text:p>
          </table:table-cell>
          <table:table-cell office:value-type="float" office:value="2.3850309658716564" table:style-name="ce133">
            <text:p>2,4<text:s text:c="5"/></text:p>
          </table:table-cell>
          <table:table-cell office:value-type="float" office:value="-35" table:style-name="ce118">
            <text:p><text:s/>- 35</text:p>
          </table:table-cell>
          <table:table-cell office:value-type="float" office:value="-18.134715025906736" table:style-name="ce119">
            <text:p>-18,1<text:s text:c="3"/></text:p>
          </table:table-cell>
          <table:table-cell office:value-type="float" office:value="-23" table:style-name="ce118">
            <text:p><text:s/>- 23</text:p>
          </table:table-cell>
          <table:table-cell office:value-type="float" office:value="-12.707182320441991" table:style-name="ce119">
            <text:p>-12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4">
            <text:p>Eletricidade, gás e água, saneamento, resíduos e despoluição</text:p>
          </table:table-cell>
          <table:table-cell office:value-type="float" office:value="23" table:style-name="ce114">
            <text:p><text:s/>23</text:p>
          </table:table-cell>
          <table:table-cell office:value-type="float" office:value="0.26645041705282674" table:style-name="ce131">
            <text:p>0,3<text:s text:c="5"/></text:p>
          </table:table-cell>
          <table:table-cell office:value-type="float" office:value="30" table:style-name="ce132">
            <text:p><text:s/>30</text:p>
          </table:table-cell>
          <table:table-cell office:value-type="float" office:value="0.38674745391259507" table:style-name="ce133">
            <text:p>0,4<text:s text:c="5"/></text:p>
          </table:table-cell>
          <table:table-cell office:value-type="float" office:value="44" table:style-name="ce116">
            <text:p><text:s/>44</text:p>
          </table:table-cell>
          <table:table-cell office:value-type="float" office:value="0.57978653314007111" table:style-name="ce133">
            <text:p>0,6<text:s text:c="5"/></text:p>
          </table:table-cell>
          <table:table-cell office:value-type="float" office:value="-7" table:style-name="ce118">
            <text:p><text:s/>- 7</text:p>
          </table:table-cell>
          <table:table-cell office:value-type="float" office:value="-23.333333333333332" table:style-name="ce119">
            <text:p>-23,3<text:s text:c="3"/></text:p>
          </table:table-cell>
          <table:table-cell office:value-type="float" office:value="-21" table:style-name="ce118">
            <text:p><text:s/>- 21</text:p>
          </table:table-cell>
          <table:table-cell office:value-type="float" office:value="-47.727272727272727" table:style-name="ce119">
            <text:p>-47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4">
            <text:p>Construção</text:p>
          </table:table-cell>
          <table:table-cell office:value-type="float" office:value="309" table:style-name="ce114">
            <text:p><text:s/>309</text:p>
          </table:table-cell>
          <table:table-cell office:value-type="float" office:value="3.5797034291010195" table:style-name="ce131">
            <text:p>3,6<text:s text:c="5"/></text:p>
          </table:table-cell>
          <table:table-cell office:value-type="float" office:value="343" table:style-name="ce132">
            <text:p><text:s/>343</text:p>
          </table:table-cell>
          <table:table-cell office:value-type="float" office:value="4.4218125564006705" table:style-name="ce133">
            <text:p>4,4<text:s text:c="5"/></text:p>
          </table:table-cell>
          <table:table-cell office:value-type="float" office:value="491" table:style-name="ce116">
            <text:p><text:s/>491</text:p>
          </table:table-cell>
          <table:table-cell office:value-type="float" office:value="6.4698906311767033" table:style-name="ce133">
            <text:p>6,5<text:s text:c="5"/></text:p>
          </table:table-cell>
          <table:table-cell office:value-type="float" office:value="-34" table:style-name="ce118">
            <text:p><text:s/>- 34</text:p>
          </table:table-cell>
          <table:table-cell office:value-type="float" office:value="-9.9125364431486886" table:style-name="ce119">
            <text:p>-9,9<text:s text:c="3"/></text:p>
          </table:table-cell>
          <table:table-cell office:value-type="float" office:value="-182" table:style-name="ce118">
            <text:p><text:s/>- 182</text:p>
          </table:table-cell>
          <table:table-cell office:value-type="float" office:value="-37.067209775967413" table:style-name="ce119">
            <text:p>-37,1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80">
            <text:p>Serviços</text:p>
          </table:table-cell>
          <table:table-cell office:value-type="float" office:value="6703" table:style-name="ce125">
            <text:p>6 703</text:p>
          </table:table-cell>
          <table:table-cell office:value-type="float" office:value="77.652919369786844" table:style-name="ce126">
            <text:p>77,7<text:s text:c="5"/></text:p>
          </table:table-cell>
          <table:table-cell office:value-type="float" office:value="5929" table:style-name="ce127">
            <text:p>5 929</text:p>
          </table:table-cell>
          <table:table-cell office:value-type="float" office:value="76.434188474925861" table:style-name="ce128">
            <text:p>76,4<text:s text:c="5"/></text:p>
          </table:table-cell>
          <table:table-cell office:value-type="float" office:value="5337" table:style-name="ce127">
            <text:p>5 337</text:p>
          </table:table-cell>
          <table:table-cell office:value-type="float" office:value="70.325471076558173" table:style-name="ce128">
            <text:p>70,3<text:s text:c="5"/></text:p>
          </table:table-cell>
          <table:table-cell office:value-type="float" office:value="774" table:style-name="ce111">
            <text:p>+ 774</text:p>
          </table:table-cell>
          <table:table-cell office:value-type="float" office:value="13.054477989542926" table:style-name="ce112">
            <text:p>+13,1<text:s text:c="3"/></text:p>
          </table:table-cell>
          <table:table-cell office:value-type="float" office:value="1366" table:style-name="ce111">
            <text:p>+1 366</text:p>
          </table:table-cell>
          <table:table-cell office:value-type="float" office:value="25.59490350384111" table:style-name="ce112">
            <text:p>+25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1">
            <text:p>Comércio, manut. repar. de veículos automóveis e motociclos</text:p>
          </table:table-cell>
          <table:table-cell office:value-type="float" office:value="128" table:style-name="ce114">
            <text:p><text:s/>128</text:p>
          </table:table-cell>
          <table:table-cell office:value-type="float" office:value="1.4828544949026876" table:style-name="ce131">
            <text:p>1,5<text:s text:c="5"/></text:p>
          </table:table-cell>
          <table:table-cell office:value-type="float" office:value="122" table:style-name="ce132">
            <text:p><text:s/>122</text:p>
          </table:table-cell>
          <table:table-cell office:value-type="float" office:value="1.5727729792445533" table:style-name="ce133">
            <text:p>1,6<text:s text:c="5"/></text:p>
          </table:table-cell>
          <table:table-cell office:value-type="float" office:value="145" table:style-name="ce132">
            <text:p><text:s/>145</text:p>
          </table:table-cell>
          <table:table-cell office:value-type="float" office:value="1.9106601660297799" table:style-name="ce133">
            <text:p>1,9<text:s text:c="5"/></text:p>
          </table:table-cell>
          <table:table-cell office:value-type="float" office:value="6" table:style-name="ce118">
            <text:p>+ 6</text:p>
          </table:table-cell>
          <table:table-cell office:value-type="float" office:value="4.918032786885246" table:style-name="ce119">
            <text:p>+4,9<text:s text:c="3"/></text:p>
          </table:table-cell>
          <table:table-cell office:value-type="float" office:value="-17" table:style-name="ce118">
            <text:p><text:s/>- 17</text:p>
          </table:table-cell>
          <table:table-cell office:value-type="float" office:value="-11.724137931034482" table:style-name="ce119">
            <text:p>-11,7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81">
            <text:p>Comércio por grosso e a retalho</text:p>
          </table:table-cell>
          <table:table-cell office:value-type="float" office:value="843" table:style-name="ce114">
            <text:p><text:s/>843</text:p>
          </table:table-cell>
          <table:table-cell office:value-type="float" office:value="9.7659870250231684" table:style-name="ce131">
            <text:p>9,8<text:s text:c="5"/></text:p>
          </table:table-cell>
          <table:table-cell office:value-type="float" office:value="920" table:style-name="ce132">
            <text:p><text:s/>920</text:p>
          </table:table-cell>
          <table:table-cell office:value-type="float" office:value="11.860255253319583" table:style-name="ce133">
            <text:p>11,9<text:s text:c="5"/></text:p>
          </table:table-cell>
          <table:table-cell office:value-type="float" office:value="1048" table:style-name="ce132">
            <text:p>1 048</text:p>
          </table:table-cell>
          <table:table-cell office:value-type="float" office:value="13.809461062063514" table:style-name="ce133">
            <text:p>13,8<text:s text:c="5"/></text:p>
          </table:table-cell>
          <table:table-cell office:value-type="float" office:value="-77" table:style-name="ce118">
            <text:p><text:s/>- 77</text:p>
          </table:table-cell>
          <table:table-cell office:value-type="float" office:value="-8.3695652173913047" table:style-name="ce119">
            <text:p>-8,4<text:s text:c="3"/></text:p>
          </table:table-cell>
          <table:table-cell office:value-type="float" office:value="-205" table:style-name="ce118">
            <text:p><text:s/>- 205</text:p>
          </table:table-cell>
          <table:table-cell office:value-type="float" office:value="-19.561068702290076" table:style-name="ce119">
            <text:p>-19,6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84">
            <text:p>Transportes e armazenagem</text:p>
          </table:table-cell>
          <table:table-cell office:value-type="float" office:value="114" table:style-name="ce114">
            <text:p><text:s/>114</text:p>
          </table:table-cell>
          <table:table-cell office:value-type="float" office:value="1.3206672845227063" table:style-name="ce151">
            <text:p>1,3<text:s text:c="5"/></text:p>
          </table:table-cell>
          <table:table-cell office:value-type="float" office:value="91" table:style-name="ce132">
            <text:p><text:s/>91</text:p>
          </table:table-cell>
          <table:table-cell office:value-type="float" office:value="1.1731339435348718" table:style-name="ce153">
            <text:p>1,2<text:s text:c="5"/></text:p>
          </table:table-cell>
          <table:table-cell office:value-type="float" office:value="153" table:style-name="ce132">
            <text:p><text:s/>153</text:p>
          </table:table-cell>
          <table:table-cell office:value-type="float" office:value="2.0160758993279746" table:style-name="ce153">
            <text:p>2,0<text:s text:c="5"/></text:p>
          </table:table-cell>
          <table:table-cell office:value-type="float" office:value="23" table:style-name="ce118">
            <text:p>+ 23</text:p>
          </table:table-cell>
          <table:table-cell office:value-type="float" office:value="25.274725274725274" table:style-name="ce119">
            <text:p>+25,3<text:s text:c="3"/></text:p>
          </table:table-cell>
          <table:table-cell office:value-type="float" office:value="-39" table:style-name="ce118">
            <text:p><text:s/>- 39</text:p>
          </table:table-cell>
          <table:table-cell office:value-type="float" office:value="-25.490196078431371" table:style-name="ce119">
            <text:p>-25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84">
            <text:p>Alojamento, restauração e similares</text:p>
          </table:table-cell>
          <table:table-cell office:value-type="float" office:value="1188" table:style-name="ce114">
            <text:p>1 188</text:p>
          </table:table-cell>
          <table:table-cell office:value-type="float" office:value="13.76274328081557" table:style-name="ce131">
            <text:p>13,8<text:s text:c="5"/></text:p>
          </table:table-cell>
          <table:table-cell office:value-type="float" office:value="1421" table:style-name="ce132">
            <text:p>1 421</text:p>
          </table:table-cell>
          <table:table-cell office:value-type="float" office:value="18.318937733659922" table:style-name="ce133">
            <text:p>18,3<text:s text:c="5"/></text:p>
          </table:table-cell>
          <table:table-cell office:value-type="float" office:value="962" table:style-name="ce132">
            <text:p><text:s/>962</text:p>
          </table:table-cell>
          <table:table-cell office:value-type="float" office:value="12.67624192910792" table:style-name="ce133">
            <text:p>12,7<text:s text:c="5"/></text:p>
          </table:table-cell>
          <table:table-cell office:value-type="float" office:value="-233" table:style-name="ce118">
            <text:p><text:s/>- 233</text:p>
          </table:table-cell>
          <table:table-cell office:value-type="float" office:value="-16.396903589021818" table:style-name="ce119">
            <text:p>-16,4<text:s text:c="3"/></text:p>
          </table:table-cell>
          <table:table-cell office:value-type="float" office:value="226" table:style-name="ce118">
            <text:p>+ 226</text:p>
          </table:table-cell>
          <table:table-cell office:value-type="float" office:value="23.492723492723496" table:style-name="ce119">
            <text:p>+23,5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4">
            <text:p>Atividades de informação e de comunicação</text:p>
          </table:table-cell>
          <table:table-cell office:value-type="float" office:value="150" table:style-name="ce114">
            <text:p><text:s/>150</text:p>
          </table:table-cell>
          <table:table-cell office:value-type="float" office:value="1.7377201112140872" table:style-name="ce131">
            <text:p>1,7<text:s text:c="5"/></text:p>
          </table:table-cell>
          <table:table-cell office:value-type="float" office:value="128" table:style-name="ce132">
            <text:p><text:s/>128</text:p>
          </table:table-cell>
          <table:table-cell office:value-type="float" office:value="1.6501224700270722" table:style-name="ce133">
            <text:p>1,7<text:s text:c="5"/></text:p>
          </table:table-cell>
          <table:table-cell office:value-type="float" office:value="124" table:style-name="ce132">
            <text:p><text:s/>124</text:p>
          </table:table-cell>
          <table:table-cell office:value-type="float" office:value="1.6339438661220187" table:style-name="ce133">
            <text:p>1,6<text:s text:c="5"/></text:p>
          </table:table-cell>
          <table:table-cell office:value-type="float" office:value="22" table:style-name="ce118">
            <text:p>+ 22</text:p>
          </table:table-cell>
          <table:table-cell office:value-type="float" office:value="17.1875" table:style-name="ce119">
            <text:p>+17,2<text:s text:c="3"/></text:p>
          </table:table-cell>
          <table:table-cell office:value-type="float" office:value="26" table:style-name="ce118">
            <text:p>+ 26</text:p>
          </table:table-cell>
          <table:table-cell office:value-type="float" office:value="20.967741935483872" table:style-name="ce119">
            <text:p>+21,0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4">
            <text:p>Atividades financeiras e de seguros</text:p>
          </table:table-cell>
          <table:table-cell office:value-type="float" office:value="54" table:style-name="ce114">
            <text:p><text:s/>54</text:p>
          </table:table-cell>
          <table:table-cell office:value-type="float" office:value="0.62557924003707133" table:style-name="ce131">
            <text:p>0,6<text:s text:c="5"/></text:p>
          </table:table-cell>
          <table:table-cell office:value-type="float" office:value="36" table:style-name="ce132">
            <text:p><text:s/>36</text:p>
          </table:table-cell>
          <table:table-cell office:value-type="float" office:value="0.46409694469511409" table:style-name="ce133">
            <text:p>0,5<text:s text:c="5"/></text:p>
          </table:table-cell>
          <table:table-cell office:value-type="float" office:value="49" table:style-name="ce132">
            <text:p><text:s/>49</text:p>
          </table:table-cell>
          <table:table-cell office:value-type="float" office:value="0.64567136645144285" table:style-name="ce133">
            <text:p>0,6<text:s text:c="5"/></text:p>
          </table:table-cell>
          <table:table-cell office:value-type="float" office:value="18" table:style-name="ce118">
            <text:p>+ 18</text:p>
          </table:table-cell>
          <table:table-cell office:value-type="float" office:value="50" table:style-name="ce119">
            <text:p>+50,0<text:s text:c="3"/></text:p>
          </table:table-cell>
          <table:table-cell office:value-type="float" office:value="5" table:style-name="ce118">
            <text:p>+ 5</text:p>
          </table:table-cell>
          <table:table-cell office:value-type="float" office:value="10.204081632653061" table:style-name="ce119">
            <text:p>+10,2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4">
            <text:p>Atividades imobiliárias, administrativas e dos serviços de apoio</text:p>
          </table:table-cell>
          <table:table-cell office:value-type="float" office:value="1570" table:style-name="ce114">
            <text:p>1 570</text:p>
          </table:table-cell>
          <table:table-cell office:value-type="float" office:value="18.188137164040779" table:style-name="ce131">
            <text:p>18,2<text:s text:c="5"/></text:p>
          </table:table-cell>
          <table:table-cell office:value-type="float" office:value="1783" table:style-name="ce132">
            <text:p>1 783</text:p>
          </table:table-cell>
          <table:table-cell office:value-type="float" office:value="22.985690344205235" table:style-name="ce133">
            <text:p>23,0<text:s text:c="5"/></text:p>
          </table:table-cell>
          <table:table-cell office:value-type="float" office:value="1726" table:style-name="ce132">
            <text:p>1 726</text:p>
          </table:table-cell>
          <table:table-cell office:value-type="float" office:value="22.74344445908552" table:style-name="ce133">
            <text:p>22,7<text:s text:c="5"/></text:p>
          </table:table-cell>
          <table:table-cell office:value-type="float" office:value="-213" table:style-name="ce118">
            <text:p><text:s/>- 213</text:p>
          </table:table-cell>
          <table:table-cell office:value-type="float" office:value="-11.946158160403813" table:style-name="ce119">
            <text:p>-11,9<text:s text:c="3"/></text:p>
          </table:table-cell>
          <table:table-cell office:value-type="float" office:value="-156" table:style-name="ce118">
            <text:p><text:s/>- 156</text:p>
          </table:table-cell>
          <table:table-cell office:value-type="float" office:value="-9.0382387022016211" table:style-name="ce119">
            <text:p>-9,0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4">
            <text:p>Atividades de consultoria, científicas, técnicas e similares</text:p>
          </table:table-cell>
          <table:table-cell office:value-type="float" office:value="394" table:style-name="ce114">
            <text:p><text:s/>394</text:p>
          </table:table-cell>
          <table:table-cell office:value-type="float" office:value="4.5644114921223355" table:style-name="ce131">
            <text:p>4,6<text:s text:c="5"/></text:p>
          </table:table-cell>
          <table:table-cell office:value-type="float" office:value="455" table:style-name="ce132">
            <text:p><text:s/>455</text:p>
          </table:table-cell>
          <table:table-cell office:value-type="float" office:value="5.8656697176743586" table:style-name="ce133">
            <text:p>5,9<text:s text:c="5"/></text:p>
          </table:table-cell>
          <table:table-cell office:value-type="float" office:value="397" table:style-name="ce132">
            <text:p><text:s/>397</text:p>
          </table:table-cell>
          <table:table-cell office:value-type="float" office:value="5.2312557649229143" table:style-name="ce133">
            <text:p>5,2<text:s text:c="5"/></text:p>
          </table:table-cell>
          <table:table-cell office:value-type="float" office:value="-61" table:style-name="ce118">
            <text:p><text:s/>- 61</text:p>
          </table:table-cell>
          <table:table-cell office:value-type="float" office:value="-13.406593406593407" table:style-name="ce119">
            <text:p>-13,4<text:s text:c="3"/></text:p>
          </table:table-cell>
          <table:table-cell office:value-type="float" office:value="-3" table:style-name="ce118">
            <text:p><text:s/>- 3</text:p>
          </table:table-cell>
          <table:table-cell office:value-type="float" office:value="-0.75566750629722923" table:style-name="ce119">
            <text:p>-0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4">
            <text:p>Admin. pública, educação, atividades de saúde e apoio social</text:p>
          </table:table-cell>
          <table:table-cell office:value-type="float" office:value="1782" table:style-name="ce114">
            <text:p>1 782</text:p>
          </table:table-cell>
          <table:table-cell office:value-type="float" office:value="20.644114921223355" table:style-name="ce131">
            <text:p>20,6<text:s text:c="5"/></text:p>
          </table:table-cell>
          <table:table-cell office:value-type="float" office:value="705" table:style-name="ce132">
            <text:p><text:s/>705</text:p>
          </table:table-cell>
          <table:table-cell office:value-type="float" office:value="9.088565166945985" table:style-name="ce133">
            <text:p>9,1<text:s text:c="5"/></text:p>
          </table:table-cell>
          <table:table-cell office:value-type="float" office:value="515" table:style-name="ce132">
            <text:p><text:s/>515</text:p>
          </table:table-cell>
          <table:table-cell office:value-type="float" office:value="6.7861378310712874" table:style-name="ce133">
            <text:p>6,8<text:s text:c="5"/></text:p>
          </table:table-cell>
          <table:table-cell office:value-type="float" office:value="1077" table:style-name="ce118">
            <text:p>+1 077</text:p>
          </table:table-cell>
          <table:table-cell office:value-type="float" office:value="152.76595744680853" table:style-name="ce119">
            <text:p>+152,8<text:s text:c="3"/></text:p>
          </table:table-cell>
          <table:table-cell office:value-type="float" office:value="1267" table:style-name="ce118">
            <text:p>+1 267</text:p>
          </table:table-cell>
          <table:table-cell office:value-type="float" office:value="246.01941747572815" table:style-name="ce119">
            <text:p>+246,0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4">
            <text:p>Outras atividades de serviços</text:p>
          </table:table-cell>
          <table:table-cell office:value-type="float" office:value="480" table:style-name="ce114">
            <text:p><text:s/>480</text:p>
          </table:table-cell>
          <table:table-cell office:value-type="float" office:value="5.5607043558850791" table:style-name="ce131">
            <text:p>5,6<text:s text:c="5"/></text:p>
          </table:table-cell>
          <table:table-cell office:value-type="float" office:value="268" table:style-name="ce132">
            <text:p><text:s/>268</text:p>
          </table:table-cell>
          <table:table-cell office:value-type="float" office:value="3.4549439216191828" table:style-name="ce133">
            <text:p>3,5<text:s text:c="5"/></text:p>
          </table:table-cell>
          <table:table-cell office:value-type="float" office:value="218" table:style-name="ce132">
            <text:p><text:s/>218</text:p>
          </table:table-cell>
          <table:table-cell office:value-type="float" office:value="2.872578732375807" table:style-name="ce133">
            <text:p>2,9<text:s text:c="5"/></text:p>
          </table:table-cell>
          <table:table-cell office:value-type="float" office:value="212" table:style-name="ce118">
            <text:p>+ 212</text:p>
          </table:table-cell>
          <table:table-cell office:value-type="float" office:value="79.104477611940297" table:style-name="ce119">
            <text:p>+79,1<text:s text:c="3"/></text:p>
          </table:table-cell>
          <table:table-cell office:value-type="float" office:value="262" table:style-name="ce118">
            <text:p>+ 262</text:p>
          </table:table-cell>
          <table:table-cell office:value-type="float" office:value="120.1834862385321" table:style-name="ce119">
            <text:p>+120,2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84">
            <text:p>Sem classificação</text:p>
          </table:table-cell>
          <table:table-cell office:value-type="float" office:value="0" table:style-name="ce114">
            <text:p><text:s/>0</text:p>
          </table:table-cell>
          <table:table-cell office:value-type="float" office:value="0" table:style-name="ce131">
            <text:p>0,0<text:s text:c="5"/></text:p>
          </table:table-cell>
          <table:table-cell office:value-type="float" office:value="0" table:style-name="ce132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32">
            <text:p><text:s/>0</text:p>
          </table:table-cell>
          <table:table-cell office:value-type="float" office:value="0" table:style-name="ce133">
            <text:p>0,0<text:s text:c="5"/></text:p>
          </table:table-cell>
          <table:table-cell office:value-type="float" office:value="0" table:style-name="ce118">
            <text:p>+ 0</text:p>
          </table:table-cell>
          <table:table-cell office:value-type="string" table:style-name="ce251">
            <text:p>-</text:p>
          </table:table-cell>
          <table:table-cell office:value-type="float" office:value="0" table:style-name="ce118">
            <text:p>+ 0</text:p>
          </table:table-cell>
          <table:table-cell office:value-type="string" table:style-name="ce251">
            <text:p>-</text:p>
          </table:table-cell>
          <table:table-cell table:number-columns-repeated="16372"/>
        </table:table-row>
        <table:table-row table:style-name="ro10">
          <table:table-cell/>
          <table:table-cell table:style-name="ce27"/>
          <table:table-cell table:style-name="ce95"/>
          <table:table-cell table:style-name="ce96"/>
          <table:table-cell table:style-name="ce47"/>
          <table:table-cell table:style-name="ce53"/>
          <table:table-cell table:style-name="ce47"/>
          <table:table-cell table:style-name="ce53"/>
          <table:table-cell table:style-name="ce46"/>
          <table:table-cell table:style-name="ce55"/>
          <table:table-cell table:style-name="ce46"/>
          <table:table-cell table:style-name="ce141"/>
          <table:table-cell table:number-columns-repeated="16372"/>
        </table:table-row>
        <table:table-row table:style-name="ro1">
          <table:table-cell/>
          <table:table-cell office:value-type="string" table:style-name="ce241">
            <text:p><text:s text:c="4"/>(1) - Mês homólogo do ano anterior</text:p>
          </table:table-cell>
          <table:table-cell table:number-columns-repeated="7" table:style-name="ce1"/>
          <table:table-cell table:style-name="ce54"/>
          <table:table-cell table:style-name="ce45"/>
          <table:table-cell table:style-name="ce54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242"/>
          <table:table-cell table:number-columns-repeated="16373" table:style-name="ce1"/>
        </table:table-row>
        <table:table-row table:style-name="ro1">
          <table:table-cell/>
          <table:table-cell table:number-columns-repeated="3" table:style-name="ce1"/>
          <table:table-cell table:style-name="ce69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2" table:style-name="ce12"/>
          <table:table-cell table:number-columns-repeated="16370"/>
        </table:table-row>
        <table:table-row table:style-name="ro3">
          <table:table-cell table:style-name="ce26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2" table:style-name="ce12"/>
          <table:table-cell table:number-columns-repeated="16370"/>
        </table:table-row>
        <table:table-row table:number-rows-repeated="2" table:style-name="ro16">
          <table:table-cell table:number-columns-repeated="12" table:style-name="ce1"/>
          <table:table-cell table:number-columns-repeated="2" table:style-name="ce15"/>
          <table:table-cell table:number-columns-repeated="16370"/>
        </table:table-row>
        <table:table-row table:number-rows-repeated="2" table:style-name="ro16">
          <table:table-cell table:number-columns-repeated="12" table:style-name="ce1"/>
          <table:table-cell table:number-columns-repeated="2" table:style-name="ce16"/>
          <table:table-cell table:number-columns-repeated="16370"/>
        </table:table-row>
        <table:table-row table:number-rows-repeated="2" table:style-name="ro5">
          <table:table-cell table:number-columns-repeated="12" table:style-name="ce1"/>
          <table:table-cell table:style-name="ce22"/>
          <table:table-cell table:style-name="ce18"/>
          <table:table-cell table:number-columns-repeated="16370"/>
        </table:table-row>
        <table:table-row table:style-name="ro5">
          <table:table-cell table:number-columns-repeated="12" table:style-name="ce1"/>
          <table:table-cell table:style-name="ce20"/>
          <table:table-cell table:style-name="ce18"/>
          <table:table-cell table:number-columns-repeated="16370"/>
        </table:table-row>
        <table:table-row table:number-rows-repeated="2" table:style-name="ro5">
          <table:table-cell table:number-columns-repeated="12" table:style-name="ce1"/>
          <table:table-cell table:style-name="ce19"/>
          <table:table-cell table:style-name="ce18"/>
          <table:table-cell table:number-columns-repeated="16370"/>
        </table:table-row>
        <table:table-row table:style-name="ro5">
          <table:table-cell table:number-columns-repeated="12" table:style-name="ce1"/>
          <table:table-cell table:number-columns-repeated="2" table:style-name="ce19"/>
          <table:table-cell table:number-columns-repeated="16370"/>
        </table:table-row>
        <table:table-row table:number-rows-repeated="2" table:style-name="ro5">
          <table:table-cell table:number-columns-repeated="12"/>
          <table:table-cell table:number-columns-repeated="2" table:style-name="ce19"/>
          <table:table-cell table:number-columns-repeated="16370"/>
        </table:table-row>
        <table:table-row table:style-name="ro5">
          <table:table-cell table:number-columns-repeated="12"/>
          <table:table-cell table:style-name="ce20"/>
          <table:table-cell table:style-name="ce19"/>
          <table:table-cell table:number-columns-repeated="16370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Franklin Gothic Book" svg:font-family="&quot;Franklin Gothic Book&quot;"/>
    <style:font-face style:name="ConduitITC TT" svg:font-family="&quot;ConduitITC TT&quot;"/>
    <style:font-face style:name="Franklin Gothic Demi" svg:font-family="&quot;Franklin Gothic Demi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/</number:text>
      <number:year/>
    </number:date-style>
    <number:currency-style style:name="N34P0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">
      <number:number number:decimal-places="1" number:min-decimal-places="1" number:min-integer-digits="1"/>
    </number:number-style>
    <number:number-style style:name="N37">
      <number:number number:decimal-places="0" number:min-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8">
      <number:number number:decimal-places="1" number:min-decimal-places="1" number:min-integer-digits="1"/>
      <number:text>     </number:text>
    </number:number-style>
    <number:number-style style:name="N39P0">
      <number:text>+</number:text>
      <number:number number:decimal-places="1" number:min-decimal-places="1" number:min-integer-digits="1"/>
      <number:text>   </number:text>
    </number:number-style>
    <number:number-style style:name="N39">
      <number:text>-</number:text>
      <number:number number:decimal-places="1" number:min-decimal-places="1" number:min-integer-digits="1"/>
      <number:text>   </number:text>
      <style:map style:condition="value()&gt;=0" style:apply-style-name="N39P0"/>
    </number:number-style>
    <number:number-style style:name="N40">
      <number:number number:decimal-places="0" number:min-decimal-places="0" number:min-integer-digits="1">
        <number:embedded-text number:position="3"> </number:embedded-text>
      </number:number>
    </number:number-style>
    <number:number-style style:name="N41P0">
      <number:text>+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41">
      <number:text> -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1P0"/>
    </number:number-style>
    <number:number-style style:name="N42">
      <number:number number:decimal-places="1" number:min-decimal-places="1" number:min-integer-digits="1"/>
      <number:text>    </number:text>
    </number:number-style>
    <style:style style:name="_50_0_37__32_-_32_Cor1_32_2" style:display-name="20% - Cor1 2" style:family="table-cell" style:data-style-name="N0">
      <style:table-cell-properties fo:background-color="#CCCCFF"/>
      <style:text-properties fo:color="#000000"/>
    </style:style>
    <style:style style:name="_50_0_37__32_-_32_Cor2_32_2" style:display-name="20% - Cor2 2" style:family="table-cell" style:data-style-name="N0">
      <style:table-cell-properties fo:background-color="#FF99CC"/>
      <style:text-properties fo:color="#000000"/>
    </style:style>
    <style:style style:name="_50_0_37__32_-_32_Cor3_32_2" style:display-name="20% - Cor3 2" style:family="table-cell" style:data-style-name="N0">
      <style:table-cell-properties fo:background-color="#CCFFCC"/>
      <style:text-properties fo:color="#000000"/>
    </style:style>
    <style:style style:name="_50_0_37__32_-_32_Cor4_32_2" style:display-name="20% - Cor4 2" style:family="table-cell" style:data-style-name="N0">
      <style:table-cell-properties fo:background-color="#CC99FF"/>
      <style:text-properties fo:color="#000000"/>
    </style:style>
    <style:style style:name="_50_0_37__32_-_32_Cor5_32_2" style:display-name="20% - Cor5 2" style:family="table-cell" style:data-style-name="N0">
      <style:table-cell-properties fo:background-color="#CCFFFF"/>
      <style:text-properties fo:color="#000000"/>
    </style:style>
    <style:style style:name="_50_0_37__32_-_32_Cor6_32_2" style:display-name="20% - Cor6 2" style:family="table-cell" style:data-style-name="N0">
      <style:table-cell-properties fo:background-color="#FFCC99"/>
      <style:text-properties fo:color="#000000"/>
    </style:style>
    <style:style style:name="_52_0_37__32_-_32_Cor1_32_2" style:display-name="40% - Cor1 2" style:family="table-cell" style:data-style-name="N0">
      <style:table-cell-properties fo:background-color="#99CCFF"/>
      <style:text-properties fo:color="#000000"/>
    </style:style>
    <style:style style:name="_52_0_37__32_-_32_Cor2_32_2" style:display-name="40% - Cor2 2" style:family="table-cell" style:data-style-name="N0">
      <style:table-cell-properties fo:background-color="#FF8080"/>
      <style:text-properties fo:color="#000000"/>
    </style:style>
    <style:style style:name="_52_0_37__32_-_32_Cor3_32_2" style:display-name="40% - Cor3 2" style:family="table-cell" style:data-style-name="N0">
      <style:table-cell-properties fo:background-color="#00FF00"/>
      <style:text-properties fo:color="#000000"/>
    </style:style>
    <style:style style:name="_52_0_37__32_-_32_Cor4_32_2" style:display-name="40% - Cor4 2" style:family="table-cell" style:data-style-name="N0">
      <style:table-cell-properties fo:background-color="#CC99FF"/>
      <style:text-properties fo:color="#000000"/>
    </style:style>
    <style:style style:name="_52_0_37__32_-_32_Cor5_32_2" style:display-name="40% - Cor5 2" style:family="table-cell" style:data-style-name="N0">
      <style:table-cell-properties fo:background-color="#99CCFF"/>
      <style:text-properties fo:color="#000000"/>
    </style:style>
    <style:style style:name="_52_0_37__32_-_32_Cor6_32_2" style:display-name="40% - Cor6 2" style:family="table-cell" style:data-style-name="N0">
      <style:table-cell-properties fo:background-color="#FFCC00"/>
      <style:text-properties fo:color="#000000"/>
    </style:style>
    <style:style style:name="_54_0_37__32_-_32_Cor1_32_2" style:display-name="60% - Cor1 2" style:family="table-cell" style:data-style-name="N0">
      <style:table-cell-properties fo:background-color="#0066CC"/>
      <style:text-properties fo:color="#FFFFFF"/>
    </style:style>
    <style:style style:name="_54_0_37__32_-_32_Cor2_32_2" style:display-name="60% - Cor2 2" style:family="table-cell" style:data-style-name="N0">
      <style:table-cell-properties fo:background-color="#FF8080"/>
      <style:text-properties fo:color="#FFFFFF"/>
    </style:style>
    <style:style style:name="_54_0_37__32_-_32_Cor3_32_2" style:display-name="60% - Cor3 2" style:family="table-cell" style:data-style-name="N0">
      <style:table-cell-properties fo:background-color="#00FF00"/>
      <style:text-properties fo:color="#FFFFFF"/>
    </style:style>
    <style:style style:name="_54_0_37__32_-_32_Cor4_32_2" style:display-name="60% - Cor4 2" style:family="table-cell" style:data-style-name="N0">
      <style:table-cell-properties fo:background-color="#800080"/>
      <style:text-properties fo:color="#FFFFFF"/>
    </style:style>
    <style:style style:name="_54_0_37__32_-_32_Cor5_32_2" style:display-name="60% - Cor5 2" style:family="table-cell" style:data-style-name="N0">
      <style:table-cell-properties fo:background-color="#33CCCC"/>
      <style:text-properties fo:color="#FFFFFF"/>
    </style:style>
    <style:style style:name="_54_0_37__32_-_32_Cor6_32_2" style:display-name="60% - Cor6 2" style:family="table-cell" style:data-style-name="N0">
      <style:table-cell-properties fo:background-color="#FF9900"/>
      <style:text-properties fo:color="#FFFFFF"/>
    </style:style>
    <style:style style:name="Cabe_231_alho_32_1_32_2" style:display-name="Cabeçalho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Cabe_231_alho_32_2_32_2" style:display-name="Cabeçalho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Cabe_231_alho_32_3_32_2" style:display-name="Cabeçalho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Cabe_231_alho_32_4_32_2" style:display-name="Cabeçalho 4 2" style:family="table-cell" style:data-style-name="N0">
      <style:text-properties fo:color="#003366" fo:font-weight="bold" style:font-weight-asian="bold" style:font-weight-complex="bold"/>
    </style:style>
    <style:style style:name="C_225_lculo_32_2" style:display-name="Cálculo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_233_lula_32_Ligada_32_2" style:display-name="Célula Ligada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Cor1_32_2" style:display-name="Cor1 2" style:family="table-cell" style:data-style-name="N0">
      <style:table-cell-properties fo:background-color="#333399"/>
      <style:text-properties fo:color="#FFFFFF"/>
    </style:style>
    <style:style style:name="Cor2_32_2" style:display-name="Cor2 2" style:family="table-cell" style:data-style-name="N0">
      <style:table-cell-properties fo:background-color="#FF0000"/>
      <style:text-properties fo:color="#FFFFFF"/>
    </style:style>
    <style:style style:name="Cor3_32_2" style:display-name="Cor3 2" style:family="table-cell" style:data-style-name="N0">
      <style:table-cell-properties fo:background-color="#339966"/>
      <style:text-properties fo:color="#FFFFFF"/>
    </style:style>
    <style:style style:name="Cor4_32_2" style:display-name="Cor4 2" style:family="table-cell" style:data-style-name="N0">
      <style:table-cell-properties fo:background-color="#800080"/>
      <style:text-properties fo:color="#FFFFFF"/>
    </style:style>
    <style:style style:name="Cor5_32_2" style:display-name="Cor5 2" style:family="table-cell" style:data-style-name="N0">
      <style:table-cell-properties fo:background-color="#33CCCC"/>
      <style:text-properties fo:color="#FFFFFF"/>
    </style:style>
    <style:style style:name="Cor6_32_2" style:display-name="Cor6 2" style:family="table-cell" style:data-style-name="N0">
      <style:table-cell-properties fo:background-color="#FF6600"/>
      <style:text-properties fo:color="#FFFFFF"/>
    </style:style>
    <style:style style:name="Correto_32_2" style:display-name="Correto 2" style:family="table-cell" style:data-style-name="N0">
      <style:table-cell-properties fo:background-color="#CCFFCC"/>
      <style:text-properties fo:color="#008000"/>
    </style:style>
    <style:style style:name="Entrada_32_2" style:display-name="Entrada 2" style:family="table-cell" style:data-style-name="N0">
      <style:table-cell-properties fo:border="thin solid #808080" fo:background-color="#FFCC99"/>
      <style:text-properties fo:color="#333399"/>
    </style:style>
    <style:style style:name="Euro" style:family="table-cell" style:data-style-name="N34"/>
    <style:style style:name="Euro_32_2" style:display-name="Euro 2" style:family="table-cell" style:data-style-name="N34"/>
    <style:style style:name="Euro_32_2_32_2" style:display-name="Euro 2 2" style:family="table-cell" style:data-style-name="N34"/>
    <style:style style:name="Euro_32_3" style:display-name="Euro 3" style:family="table-cell" style:data-style-name="N34"/>
    <style:style style:name="Incorreto_32_2" style:display-name="Incorreto 2" style:family="table-cell" style:data-style-name="N0">
      <style:table-cell-properties fo:background-color="#FF99CC"/>
      <style:text-properties fo:color="#800080"/>
    </style:style>
    <style:style style:name="Neutro_32_2" style:display-name="Neutro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a_32_2" style:display-name="Nota 2" style:family="table-cell" style:data-style-name="N0">
      <style:table-cell-properties fo:border="thin solid #C0C0C0" fo:background-color="#FFFFCC"/>
    </style:style>
    <style:style style:name="Percentagem_32_2" style:display-name="Percentagem 2" style:family="table-cell" style:data-style-name="N13"/>
    <style:style style:name="Sa_237_da_32_2" style:display-name="Saída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Texto_32_de_32_Aviso_32_2" style:display-name="Texto de Aviso 2" style:family="table-cell" style:data-style-name="N0">
      <style:text-properties fo:color="#FF0000"/>
    </style:style>
    <style:style style:name="Texto_32_Explicativo_32_2" style:display-name="Texto Explicativo 2" style:family="table-cell" style:data-style-name="N0">
      <style:text-properties fo:color="#808080" fo:font-style="italic" style:font-style-asian="italic" style:font-style-complex="italic"/>
    </style:style>
    <style:style style:name="T_237_tulo_32_2" style:display-name="Título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Verificar_32_C_233_lula_32_2" style:display-name="Verificar Célula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  <style:master-page style:name="mp7" style:page-layout-name="pm7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Emília Josué;Ana Paula Brito</meta:initial-creator>
    <dc:creator>João Alface</dc:creator>
    <meta:creation-date>2014-01-15T09:56:08Z</meta:creation-date>
    <dc:date>2022-05-05T15:16:57Z</dc:date>
    <meta:print-date>2022-05-05T14:43:04Z</meta:print-date>
  </office:meta>
</office:document-meta>
</file>